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0854in"/>
    </style:style>
    <style:style style:name="Table3.B" style:family="table-column">
      <style:table-column-properties style:column-width="5.5993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4" style:family="table">
      <style:table-properties style:width="7.0896in" table:align="left" style:writing-mode="lr-tb"/>
    </style:style>
    <style:style style:name="Table4.A" style:family="table-column">
      <style:table-column-properties style:column-width="0.6708in"/>
    </style:style>
    <style:style style:name="Table4.B" style:family="table-column">
      <style:table-column-properties style:column-width="6.0458in"/>
    </style:style>
    <style:style style:name="Table4.C" style:family="table-column">
      <style:table-column-properties style:column-width="0.372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A2" style:family="table-cell">
      <style:table-cell-properties fo:padding-left="0.0389in" fo:padding-right="0.0389in" fo:padding-top="0in" fo:padding-bottom="0in" fo:border="0.0007in solid #000000"/>
    </style:style>
    <style:style style:name="Table4.C2" style:family="table-cell">
      <style:table-cell-properties style:vertical-align="middle" fo:padding-left="0.0389in" fo:padding-right="0.0389in" fo:padding-top="0in" fo:padding-bottom="0in" fo:border="0.0007in solid #000000"/>
    </style:style>
    <style:style style:name="Table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7.0896in"/>
    </style:style>
    <style:style style:name="Table5.1" style:family="table-row">
      <style:table-row-properties style:keep-together="false" fo:keep-together="always"/>
    </style:style>
    <style:style style:name="Table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1278in"/>
    </style:style>
    <style:style style:name="Table7.B" style:family="table-column">
      <style:table-column-properties style:column-width="5.5569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9" style:family="table">
      <style:table-properties style:width="7.0896in" table:align="left" style:writing-mode="lr-tb"/>
    </style:style>
    <style:style style:name="Table9.A" style:family="table-column">
      <style:table-column-properties style:column-width="1.0854in"/>
    </style:style>
    <style:style style:name="Table9.B" style:family="table-column">
      <style:table-column-properties style:column-width="5.5993in"/>
    </style:style>
    <style:style style:name="Table9.C" style:family="table-column">
      <style:table-column-properties style:column-width="0.404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9.A2" style:family="table-cell">
      <style:table-cell-properties style:vertical-align="middle" fo:padding-left="0.0375in" fo:padding-right="0.0375in" fo:padding-top="0in" fo:padding-bottom="0in" fo:border="0.0007in solid #000000"/>
    </style:style>
    <style:style style:name="Tab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1.0854in"/>
    </style:style>
    <style:style style:name="Table10.B" style:family="table-column">
      <style:table-column-properties style:column-width="5.5993in"/>
    </style:style>
    <style:style style:name="Table10.C" style:family="table-column">
      <style:table-column-properties style:column-width="0.404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4" style:family="table">
      <style:table-properties style:width="7.0896in" table:align="left" style:writing-mode="lr-tb"/>
    </style:style>
    <style:style style:name="Table14.A" style:family="table-column">
      <style:table-column-properties style:column-width="0.6708in"/>
    </style:style>
    <style:style style:name="Table14.B" style:family="table-column">
      <style:table-column-properties style:column-width="6.0458in"/>
    </style:style>
    <style:style style:name="Table14.C" style:family="table-column">
      <style:table-column-properties style:column-width="0.3729in"/>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4.A2" style:family="table-cell">
      <style:table-cell-properties fo:padding-left="0.0389in" fo:padding-right="0.0389in" fo:padding-top="0in" fo:padding-bottom="0in" fo:border="0.0007in solid #000000"/>
    </style:style>
    <style:style style:name="Table14.C2" style:family="table-cell">
      <style:table-cell-properties style:vertical-align="middle" fo:padding-left="0.0389in" fo:padding-right="0.0389in" fo:padding-top="0in" fo:padding-bottom="0in" fo:border="0.0007in solid #000000"/>
    </style:style>
    <style:style style:name="Tab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2" style:family="table">
      <style:table-properties style:width="7.0896in" table:align="left" style:writing-mode="lr-tb"/>
    </style:style>
    <style:style style:name="Table22.A" style:family="table-column">
      <style:table-column-properties style:column-width="6.7167in"/>
    </style:style>
    <style:style style:name="Table22.B"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B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1.1278in"/>
    </style:style>
    <style:style style:name="Table24.B" style:family="table-column">
      <style:table-column-properties style:column-width="5.5569in"/>
    </style:style>
    <style:style style:name="Table24.C" style:family="table-column">
      <style:table-column-properties style:column-width="0.404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4.A2" style:family="table-cell">
      <style:table-cell-properties style:vertical-align="middle" fo:padding-left="0.0375in" fo:padding-right="0.0375in" fo:padding-top="0in" fo:padding-bottom="0in" fo:border="0.0007in solid #000000"/>
    </style:style>
    <style:style style:name="Table26" style:family="table">
      <style:table-properties style:width="7.0896in" table:align="left" style:writing-mode="lr-tb"/>
    </style:style>
    <style:style style:name="Table26.A" style:family="table-column">
      <style:table-column-properties style:column-width="1.0854in"/>
    </style:style>
    <style:style style:name="Table26.B" style:family="table-column">
      <style:table-column-properties style:column-width="5.5993in"/>
    </style:style>
    <style:style style:name="Table26.C" style:family="table-column">
      <style:table-column-properties style:column-width="0.404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6.A2" style:family="table-cell">
      <style:table-cell-properties style:vertical-align="middle" fo:padding-left="0.0375in" fo:padding-right="0.0375in" fo:padding-top="0in" fo:padding-bottom="0in" fo:border="0.0007in solid #000000"/>
    </style:style>
    <style:style style:name="Tab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6.7167in"/>
    </style:style>
    <style:style style:name="Table28.B"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B2" style:family="table-cell">
      <style:table-cell-properties style:vertical-align="middle" fo:padding-left="0.0389in" fo:padding-right="0.0389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7.0896in"/>
    </style:style>
    <style:style style:name="Table30.1" style:family="table-row">
      <style:table-row-properties style:keep-together="false" fo:keep-together="always"/>
    </style:style>
    <style:style style:name="Table3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0.2" style:family="table-row">
      <style:table-row-properties style:keep-together="true" fo:keep-together="auto"/>
    </style:style>
    <style:style style:name="Table30.A2" style:family="table-cell">
      <style:table-cell-properties style:vertical-align="middle" fo:padding-left="0.0375in" fo:padding-right="0.0375in" fo:padding-top="0in" fo:padding-bottom="0in" fo:border="0.0007in solid #000000"/>
    </style:style>
    <style:style style:name="Table32" style:family="table">
      <style:table-properties style:width="7.0896in" table:align="left" style:writing-mode="lr-tb"/>
    </style:style>
    <style:style style:name="Table32.A" style:family="table-column">
      <style:table-column-properties style:column-width="0.6708in"/>
    </style:style>
    <style:style style:name="Table32.B" style:family="table-column">
      <style:table-column-properties style:column-width="6.0458in"/>
    </style:style>
    <style:style style:name="Table32.C"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C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6.7167in"/>
    </style:style>
    <style:style style:name="Table35.B"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B2" style:family="table-cell">
      <style:table-cell-properties style:vertical-align="middle" fo:padding-left="0.0389in" fo:padding-right="0.0389in" fo:padding-top="0in" fo:padding-bottom="0in" fo:border="0.0007in solid #000000"/>
    </style:style>
    <style:style style:name="Table36" style:family="table">
      <style:table-properties style:width="7.0896in" table:align="left" style:writing-mode="lr-tb"/>
    </style:style>
    <style:style style:name="Table36.A" style:family="table-column">
      <style:table-column-properties style:column-width="7.0896in"/>
    </style:style>
    <style:style style:name="Table36.1" style:family="table-row">
      <style:table-row-properties style:keep-together="false" fo:keep-together="always"/>
    </style:style>
    <style:style style:name="Table3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6.2" style:family="table-row">
      <style:table-row-properties style:keep-together="true" fo:keep-together="auto"/>
    </style:style>
    <style:style style:name="Table36.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8.A2" style:family="table-cell">
      <style:table-cell-properties fo:padding-left="0.0389in" fo:padding-right="0.0389in" fo:padding-top="0in" fo:padding-bottom="0in" fo:border="0.0007in solid #000000"/>
    </style:style>
    <style:style style:name="Table38.C2" style:family="table-cell">
      <style:table-cell-properties style:vertical-align="middle" fo:padding-left="0.0389in" fo:padding-right="0.0389in" fo:padding-top="0in" fo:padding-bottom="0in" fo:border="0.0007in solid #000000"/>
    </style:style>
    <style:style style:name="Tab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style:keep-together="false" fo:keep-together="always"/>
    </style:style>
    <style:style style:name="Table4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0.2" style:family="table-row">
      <style:table-row-properties style:keep-together="true" fo:keep-together="auto"/>
    </style:style>
    <style:style style:name="Table40.A2" style:family="table-cell">
      <style:table-cell-properties style:vertical-align="middle" fo:padding-left="0.0375in" fo:padding-right="0.0375in" fo:padding-top="0in" fo:padding-bottom="0in" fo:border="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6.7167in"/>
    </style:style>
    <style:style style:name="Table43.B"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B2" style:family="table-cell">
      <style:table-cell-properties style:vertical-align="middle" fo:padding-left="0.0389in" fo:padding-right="0.0389in" fo:padding-top="0in" fo:padding-bottom="0in" fo:border="0.0007in solid #000000"/>
    </style:style>
    <style:style style:name="Table44" style:family="table">
      <style:table-properties style:width="7.0896in" table:align="left" style:writing-mode="lr-tb"/>
    </style:style>
    <style:style style:name="Table44.A" style:family="table-column">
      <style:table-column-properties style:column-width="7.0896in"/>
    </style:style>
    <style:style style:name="Table44.1" style:family="table-row">
      <style:table-row-properties style:keep-together="false" fo:keep-together="always"/>
    </style:style>
    <style:style style:name="Table4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4.2" style:family="table-row">
      <style:table-row-properties style:keep-together="true" fo:keep-together="auto"/>
    </style:style>
    <style:style style:name="Table44.A2" style:family="table-cell">
      <style:table-cell-properties style:vertical-align="middle" fo:padding-left="0.0375in" fo:padding-right="0.0375in" fo:padding-top="0in" fo:padding-bottom="0in" fo:border="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7" style:family="table">
      <style:table-properties style:width="7.0896in" table:align="left" style:writing-mode="lr-tb"/>
    </style:style>
    <style:style style:name="Table47.A" style:family="table-column">
      <style:table-column-properties style:column-width="6.7167in"/>
    </style:style>
    <style:style style:name="Table47.B" style:family="table-column">
      <style:table-column-properties style:column-width="0.3729in"/>
    </style:style>
    <style:style style:name="Table47.1" style:family="table-row">
      <style:table-row-properties style:keep-together="false" fo:keep-together="always"/>
    </style:style>
    <style:style style:name="Table4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7.A2" style:family="table-cell">
      <style:table-cell-properties fo:padding-left="0.0389in" fo:padding-right="0.0389in" fo:padding-top="0in" fo:padding-bottom="0in" fo:border="0.0007in solid #000000"/>
    </style:style>
    <style:style style:name="Table47.B2" style:family="table-cell">
      <style:table-cell-properties style:vertical-align="middle" fo:padding-left="0.0389in" fo:padding-right="0.0389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7.0896in"/>
    </style:style>
    <style:style style:name="Table48.1" style:family="table-row">
      <style:table-row-properties style:keep-together="false" fo:keep-together="always"/>
    </style:style>
    <style:style style:name="Tab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48.2" style:family="table-row">
      <style:table-row-properties style:keep-together="true" fo:keep-together="auto"/>
    </style:style>
    <style:style style:name="Table48.A2" style:family="table-cell">
      <style:table-cell-properties style:vertical-align="middle" fo:padding-left="0.0375in" fo:padding-right="0.0375in" fo:padding-top="0in" fo:padding-bottom="0in" fo:border="0.0007in solid #000000"/>
    </style:style>
    <style:style style:name="P1"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Preformatted_20_Text">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Preformatted_20_Text">
      <style:paragraph-properties fo:margin-left="0.9in" fo:margin-right="0in" fo:text-indent="0in" style:auto-text-indent="false"/>
    </style:style>
    <style:style style:name="P7" style:family="paragraph" style:parent-style-name="Standard">
      <style:paragraph-properties fo:margin-top="0.111in" fo:margin-bottom="0in"/>
    </style:style>
    <style:style style:name="P8"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Body">
      <style:paragraph-properties fo:margin-left="0in" fo:margin-right="0in" fo:text-indent="0in" style:auto-text-indent="false"/>
    </style:style>
    <style:style style:name="P1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paragraph-properties fo:text-align="start" style:justify-single-word="false"/>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style:font-name="Arial" fo:font-size="10pt" style:font-size-asian="10pt" style:font-size-complex="10pt"/>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font-name="Courier New1"/>
    </style:style>
    <style:style style:name="P24" style:family="paragraph" style:parent-style-name="Table_20_Contents">
      <style:text-properties fo:color="#800000"/>
    </style:style>
    <style:style style:name="P25" style:family="paragraph" style:parent-style-name="Preformatted_20_Text">
      <style:paragraph-properties fo:text-align="start" style:justify-single-word="false"/>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Detail_20_Heading" style:list-style-name="">
      <style:paragraph-properties fo:padding="0.0236in" fo:border="0.0008in solid #666666"/>
      <style:text-properties fo:color="#000000"/>
    </style:style>
    <style:style style:name="P41" style:family="paragraph" style:parent-style-name="Detail_20_Heading" style:list-style-name="">
      <style:paragraph-properties fo:margin-top="0.0807in" fo:margin-bottom="0.0193in" fo:padding="0.0236in" fo:border="0.0008in solid #666666"/>
      <style:text-properties fo:color="#000000"/>
    </style:style>
    <style:style style:name="P42" style:family="paragraph" style:parent-style-name="Item_20_Heading" style:list-style-name="">
      <style:text-properties fo:color="#000000"/>
    </style:style>
    <style:style style:name="P43" style:family="paragraph" style:parent-style-name="Item_20_Heading" style:list-style-name="">
      <style:paragraph-properties fo:margin-top="0.1693in" fo:margin-bottom="0.161in"/>
      <style:text-properties fo:color="#000000"/>
    </style:style>
    <style:style style:name="P44" style:family="paragraph" style:parent-style-name="List_20_Heading" style:list-style-name="">
      <style:text-properties fo:color="#000000" fo:font-size="10pt" style:font-size-asian="10pt" style:font-size-complex="10pt"/>
    </style:style>
    <style:style style:name="P4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4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Package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Package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1" style:family="paragraph" style:parent-style-name="Preformatted_20_Text">
      <style:paragraph-properties fo:text-align="start" style:justify-single-word="false"/>
    </style:style>
    <style:style style:name="P62" style:family="paragraph" style:parent-style-name="Preformatted_20_Text">
      <style:paragraph-properties fo:margin-left="0.9in" fo:margin-right="0in" fo:text-indent="0in" style:auto-text-indent="false"/>
    </style:style>
    <style:style style:name="P63" style:family="paragraph" style:parent-style-name="Table_20_Contents">
      <style:paragraph-properties fo:text-align="start" style:justify-single-word="false"/>
    </style:style>
    <style:style style:name="P64" style:family="paragraph" style:parent-style-name="Definition_20_Term" style:list-style-name="WW8Num3"/>
    <style:style style:name="P65" style:family="paragraph" style:parent-style-name="CellBody" style:list-style-name="L1">
      <style:paragraph-properties style:snap-to-layout-grid="false"/>
    </style:style>
    <style:style style:name="P66" style:family="paragraph" style:parent-style-name="CellBody" style:list-style-name="L1">
      <style:paragraph-properties style:snap-to-layout-grid="false"/>
      <style:text-properties style:use-window-font-color="true" fo:font-style="normal" style:font-style-asian="normal" style:font-style-complex="normal"/>
    </style:style>
    <style:style style:name="P67" style:family="paragraph" style:parent-style-name="CellBody" style:list-style-name="L2">
      <style:paragraph-properties style:snap-to-layout-grid="false"/>
      <style:text-properties style:use-window-font-color="true" fo:font-style="normal" style:font-style-asian="normal" style:font-style-complex="normal"/>
    </style:style>
    <style:style style:name="P68" style:family="paragraph" style:parent-style-name="CellBody" style:list-style-name="L3">
      <style:paragraph-properties style:snap-to-layout-grid="false"/>
      <style:text-properties style:use-window-font-color="true" fo:font-style="normal" style:font-style-asian="normal" style:font-style-complex="normal"/>
    </style:style>
    <style:style style:name="P69" style:family="paragraph" style:parent-style-name="CellBody" style:list-style-name="L4">
      <style:paragraph-properties style:snap-to-layout-grid="false"/>
      <style:text-properties style:use-window-font-color="true" fo:font-style="normal" style:font-style-asian="normal" style:font-style-complex="normal"/>
    </style:style>
    <style:style style:name="P70" style:family="paragraph" style:parent-style-name="CellBody" style:list-style-name="L5">
      <style:paragraph-properties style:snap-to-layout-grid="false"/>
      <style:text-properties style:use-window-font-color="true" fo:font-style="normal" style:font-style-asian="normal" style:font-style-complex="normal"/>
    </style:style>
    <style:style style:name="P71" style:family="paragraph" style:parent-style-name="CellBody" style:list-style-name="L6">
      <style:paragraph-properties style:snap-to-layout-grid="false"/>
      <style:text-properties style:use-window-font-color="true" fo:font-style="normal" style:font-style-asian="normal" style:font-style-complex="normal"/>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7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7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76" style:family="paragraph" style:parent-style-name="Body" style:list-style-name="L7"/>
    <style:style style:name="P77" style:family="paragraph" style:parent-style-name="Body" style:list-style-name="L8">
      <style:text-properties style:use-window-font-color="true" fo:font-style="normal" style:font-style-asian="normal" style:font-style-complex="normal"/>
    </style:style>
    <style:style style:name="P78"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79"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80" style:family="paragraph" style:parent-style-name="Body" style:list-style-name="L9"/>
    <style:style style:name="P81" style:family="paragraph" style:parent-style-name="Body" style:list-style-name="L10">
      <style:paragraph-properties>
        <style:tab-stops>
          <style:tab-stop style:position="3.9374in"/>
        </style:tab-stops>
      </style:paragraph-properties>
    </style:style>
    <style:style style:name="P82" style:family="paragraph" style:parent-style-name="Body" style:list-style-name="L11"/>
    <style:style style:name="P83" style:family="paragraph" style:parent-style-name="Body" style:list-style-name="L12"/>
    <style:style style:name="P84" style:family="paragraph" style:parent-style-name="Body" style:list-style-name="L13"/>
    <style:style style:name="P85" style:family="paragraph" style:parent-style-name="Body" style:list-style-name="L14"/>
    <style:style style:name="P86" style:family="paragraph" style:parent-style-name="Body" style:list-style-name="L15"/>
    <style:style style:name="P87" style:family="paragraph" style:parent-style-name="Body" style:list-style-name="L16"/>
    <style:style style:name="P88" style:family="paragraph" style:parent-style-name="Body" style:list-style-name="L17"/>
    <style:style style:name="P89" style:family="paragraph" style:parent-style-name="Body">
      <style:paragraph-properties fo:text-align="start" style:justify-single-word="false"/>
    </style:style>
    <style:style style:name="P90" style:family="paragraph" style:parent-style-name="Body">
      <style:paragraph-properties fo:text-align="justify" style:justify-single-word="false"/>
    </style:style>
    <style:style style:name="P91" style:family="paragraph" style:parent-style-name="Body">
      <style:text-properties style:font-name="Arial" fo:font-size="10pt" style:font-size-asian="10pt" style:font-size-complex="10pt"/>
    </style:style>
    <style:style style:name="P92" style:family="paragraph" style:parent-style-name="Body">
      <style:paragraph-properties fo:text-align="start" style:justify-single-word="false"/>
      <style:text-properties style:font-name="Arial" fo:font-size="10pt" style:font-size-asian="10pt" style:font-size-complex="10pt"/>
    </style:style>
    <style:style style:name="P93"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94" style:family="paragraph" style:parent-style-name="Heading_20_4">
      <style:text-properties style:font-name="CourierNewPSMT" fo:font-size="10pt"/>
    </style:style>
    <style:style style:name="P95" style:family="paragraph" style:parent-style-name="Heading_20_2">
      <style:text-properties fo:language="en" fo:country="US" style:language-complex="ar" style:country-complex="SA"/>
    </style:style>
    <style:style style:name="P96" style:family="paragraph" style:parent-style-name="Heading_20_1">
      <style:paragraph-properties fo:break-before="page"/>
    </style:style>
    <style:style style:name="P97" style:family="paragraph" style:parent-style-name="Standard" style:list-style-name="">
      <style:text-properties fo:font-size="10pt" style:font-size-asian="10pt" style:font-size-complex="10pt"/>
    </style:style>
    <style:style style:name="P98" style:family="paragraph" style:parent-style-name="Standard" style:list-style-name="">
      <style:paragraph-properties fo:keep-together="always"/>
    </style:style>
    <style:style style:name="P99" style:family="paragraph" style:parent-style-name="Standard" style:list-style-name="">
      <style:paragraph-properties fo:line-height="0.1846in"/>
      <style:text-properties style:use-window-font-color="true"/>
    </style:style>
    <style:style style:name="P100" style:family="paragraph" style:parent-style-name="Standard" style:list-style-name="">
      <style:paragraph-properties fo:line-height="0.1945in"/>
      <style:text-properties style:use-window-font-color="true"/>
    </style:style>
    <style:style style:name="P101" style:family="paragraph" style:parent-style-name="Standard" style:list-style-name=""/>
    <style:style style:name="P102"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03"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10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105"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106" style:family="paragraph" style:parent-style-name="Standard" style:list-style-name="">
      <style:paragraph-properties fo:margin-top="0in" fo:margin-bottom="0.1945in"/>
      <style:text-properties fo:font-size="9pt" style:font-size-asian="9pt" style:font-size-complex="9pt"/>
    </style:style>
    <style:style style:name="P107" style:family="paragraph" style:parent-style-name="Standard" style:list-style-name="">
      <style:paragraph-properties fo:margin-top="0in" fo:margin-bottom="0.1945in" fo:keep-together="always"/>
    </style:style>
    <style:style style:name="P108" style:family="paragraph" style:parent-style-name="Standard" style:list-style-name="">
      <style:paragraph-properties fo:margin-top="0in" fo:margin-bottom="0.1945in"/>
    </style:style>
    <style:style style:name="P109" style:family="paragraph" style:parent-style-name="Standard" style:list-style-name="">
      <style:paragraph-properties fo:margin-top="0in" fo:margin-bottom="0.1945in"/>
      <style:text-properties fo:font-size="10pt" style:font-size-asian="10pt" style:font-size-complex="10pt"/>
    </style:style>
    <style:style style:name="P110"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11" style:family="paragraph" style:parent-style-name="Standard" style:list-style-name="">
      <style:paragraph-properties fo:margin-top="0.0374in" fo:margin-bottom="0.0374in"/>
      <style:text-properties fo:font-size="9pt" style:font-size-asian="9pt" style:font-size-complex="9pt"/>
    </style:style>
    <style:style style:name="P112"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3" style:family="paragraph" style:parent-style-name="Standard" style:list-style-name="">
      <style:paragraph-properties fo:margin-top="0.0374in" fo:margin-bottom="0.0374in"/>
    </style:style>
    <style:style style:name="P114" style:family="paragraph" style:parent-style-name="Standard" style:list-style-name="">
      <style:paragraph-properties fo:margin-top="0.0374in" fo:margin-bottom="0.0374in"/>
      <style:text-properties fo:font-size="10pt" style:font-size-asian="10pt" style:font-size-complex="10pt"/>
    </style:style>
    <style:style style:name="P115"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16"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margin-top="0.0374in" fo:margin-bottom="0.0374in"/>
      <style:text-properties style:use-window-font-color="true"/>
    </style:style>
    <style:style style:name="P119" style:family="paragraph" style:parent-style-name="Standard" style:list-style-name="">
      <style:paragraph-properties fo:margin-top="0.0374in" fo:margin-bottom="0.0374in" fo:text-align="center" style:justify-single-word="false"/>
      <style:text-properties style:use-window-font-color="true"/>
    </style:style>
    <style:style style:name="P120" style:family="paragraph" style:parent-style-name="Standard" style:list-style-name="">
      <style:paragraph-properties fo:margin-top="0.0374in" fo:margin-bottom="0.0374in"/>
      <style:text-properties fo:color="#000000" fo:font-size="10pt" style:font-size-asian="10pt" style:font-size-complex="10pt"/>
    </style:style>
    <style:style style:name="P121"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4" style:family="paragraph" style:parent-style-name="Standard" style:list-style-name="">
      <style:paragraph-properties fo:margin-top="0.0374in" fo:margin-bottom="0.0374in" fo:keep-with-next="always"/>
      <style:text-properties style:use-window-font-color="true"/>
    </style:style>
    <style:style style:name="P12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6" style:family="paragraph" style:parent-style-name="Standard" style:list-style-name="">
      <style:paragraph-properties fo:margin-top="0.1945in" fo:margin-bottom="0in"/>
    </style:style>
    <style:style style:name="P127" style:family="paragraph" style:parent-style-name="Standard" style:list-style-name="">
      <style:paragraph-properties fo:margin-top="0.1945in" fo:margin-bottom="0in"/>
      <style:text-properties fo:font-size="10pt" style:font-size-asian="10pt" style:font-size-complex="10pt"/>
    </style:style>
    <style:style style:name="P12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1945in" fo:margin-bottom="0in" fo:keep-together="always" fo:keep-with-next="always"/>
    </style:style>
    <style:style style:name="P13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31" style:family="paragraph" style:parent-style-name="Standard" style:list-style-name="">
      <style:paragraph-properties fo:margin-left="0.5in" fo:margin-right="0in" fo:margin-top="0in" fo:margin-bottom="0.1945in" fo:text-indent="0in" style:auto-text-indent="false"/>
    </style:style>
    <style:style style:name="P13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3"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4" style:family="paragraph" style:parent-style-name="Standard" style:list-style-name="">
      <style:paragraph-properties fo:margin-left="0.5in" fo:margin-right="0in" fo:text-indent="0in" style:auto-text-indent="false"/>
    </style:style>
    <style:style style:name="P13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6" style:family="paragraph" style:parent-style-name="Standard" style:list-style-name="">
      <style:paragraph-properties fo:margin-left="0.5in" fo:margin-right="0in" fo:margin-top="0in" fo:margin-bottom="0.1665in" fo:text-indent="0in" style:auto-text-indent="false"/>
    </style:style>
    <style:style style:name="P137"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40" style:family="paragraph" style:parent-style-name="Standard" style:list-style-name="">
      <style:paragraph-properties fo:margin-top="0in" fo:margin-bottom="0.1665in"/>
      <style:text-properties fo:font-size="10pt" style:font-size-asian="10pt" style:font-size-complex="10pt"/>
    </style:style>
    <style:style style:name="P141" style:family="paragraph" style:parent-style-name="Standard" style:list-style-name="">
      <style:paragraph-properties fo:margin-top="0in" fo:margin-bottom="0.1665in"/>
    </style:style>
    <style:style style:name="P142" style:family="paragraph" style:parent-style-name="Standard" style:list-style-name="">
      <style:paragraph-properties fo:keep-with-next="always"/>
    </style:style>
    <style:style style:name="P143" style:family="paragraph" style:parent-style-name="Standard" style:list-style-name="">
      <style:paragraph-properties fo:keep-together="always" fo:keep-with-next="always"/>
    </style:style>
    <style:style style:name="P14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5" style:family="paragraph" style:parent-style-name="Standard" style:list-style-name="">
      <style:paragraph-properties fo:margin-top="0.1736in" fo:margin-bottom="0in" fo:keep-together="always" fo:keep-with-next="always"/>
    </style:style>
    <style:style style:name="P14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7" style:family="paragraph" style:parent-style-name="Standard" style:list-style-name="">
      <style:paragraph-properties fo:margin-top="0.0319in" fo:margin-bottom="0.0319in" fo:keep-with-next="always"/>
      <style:text-properties style:use-window-font-color="true"/>
    </style:style>
    <style:style style:name="P14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9" style:family="paragraph" style:parent-style-name="Standard" style:list-style-name="">
      <style:paragraph-properties fo:margin-top="0.0319in" fo:margin-bottom="0.0319in" fo:text-align="end" style:justify-single-word="false"/>
      <style:text-properties style:use-window-font-color="true"/>
    </style:style>
    <style:style style:name="P150" style:family="paragraph" style:parent-style-name="Standard" style:list-style-name="">
      <style:paragraph-properties fo:margin-top="0.0319in" fo:margin-bottom="0.0319in" fo:text-align="center" style:justify-single-word="false"/>
      <style:text-properties style:use-window-font-color="true"/>
    </style:style>
    <style:style style:name="P151" style:family="paragraph" style:parent-style-name="Standard" style:list-style-name="">
      <style:paragraph-properties fo:margin-top="0.0319in" fo:margin-bottom="0.0319in" fo:text-align="end" style:justify-single-word="false"/>
    </style:style>
    <style:style style:name="P152" style:family="paragraph" style:parent-style-name="Standard" style:list-style-name="">
      <style:paragraph-properties fo:margin-top="0.0319in" fo:margin-bottom="0.0319in"/>
    </style:style>
    <style:style style:name="P153" style:family="paragraph" style:parent-style-name="Standard" style:list-style-name="">
      <style:paragraph-properties fo:margin-top="0.0319in" fo:margin-bottom="0in"/>
    </style:style>
    <style:style style:name="P15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6" style:family="paragraph" style:parent-style-name="Standard" style:list-style-name="">
      <style:paragraph-properties fo:margin-left="0in" fo:margin-right="0in" fo:margin-top="0.028in" fo:margin-bottom="0.0319in" fo:text-indent="0.4165in" style:auto-text-indent="false"/>
    </style:style>
    <style:style style:name="P15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8" style:family="paragraph" style:parent-style-name="Standard" style:list-style-name="">
      <style:paragraph-properties fo:margin-left="1in" fo:margin-right="0in" fo:text-indent="0in" style:auto-text-indent="false"/>
    </style:style>
    <style:style style:name="P15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6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1" style:family="paragraph" style:parent-style-name="Standard" style:list-style-name="">
      <style:paragraph-properties fo:margin-top="0.1736in" fo:margin-bottom="0.1945in" fo:keep-together="always"/>
    </style:style>
    <style:style style:name="P16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fo:font-size="10pt" style:font-size-asian="10pt" style:font-size-complex="10pt"/>
    </style:style>
    <style:style style:name="T3" style:family="text">
      <style:text-properties style:font-name="CourierNewPSMT" fo:font-size="10pt"/>
    </style:style>
    <style:style style:name="T4" style:family="text">
      <style:text-properties style:font-name="Courier New1"/>
    </style:style>
    <style:style style:name="T5" style:family="text">
      <style:text-properties style:font-name="Arial"/>
    </style:style>
    <style:style style:name="T6" style:family="text">
      <style:text-properties style:use-window-font-color="true" fo:font-style="normal" fo:font-weight="normal" style:font-style-asian="normal" style:font-weight-asian="normal" style:font-style-complex="normal" style:font-weight-complex="normal"/>
    </style:style>
    <style:style style:name="T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ff3366" fo:font-style="normal" fo:font-weight="normal" style:font-style-asian="normal" style:font-weight-asian="normal" style:font-style-complex="normal" style:font-weight-complex="normal"/>
    </style:style>
    <style:style style:name="T10" style:family="text">
      <style:text-properties style:font-name="Arial" fo:font-size="10pt" style:font-size-asian="10pt" style:font-size-complex="10pt"/>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style:font-name="CourierNewPSMT" fo:font-size="10pt"/>
    </style:style>
    <style:style style:name="T14" style:family="text">
      <style:text-properties style:font-name="Courier New1"/>
    </style:style>
    <style:style style:name="T15" style:family="text">
      <style:text-properties style:font-name="Courier New1" fo:font-size="10pt" style:font-size-asian="10pt" style:font-size-complex="10pt"/>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fo:font-style="italic" style:font-size-asian="10pt" style:font-size-complex="10pt"/>
    </style:style>
    <style:style style:name="T19" style:family="text">
      <style:text-properties style:font-name="Arial" fo:font-size="10pt" fo:font-style="italic" style:font-size-asian="10pt" style:font-style-asian="italic" style:font-size-complex="10pt" style:font-style-complex="italic"/>
    </style:style>
    <style:style style:name="T2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Arial" fo:font-size="10pt" fo:font-style="normal" style:font-size-asian="10pt" style:font-style-asian="normal" style:font-size-complex="10pt" style:font-style-complex="normal"/>
    </style:style>
    <style:style style:name="T22" style:family="text">
      <style:text-properties style:font-name="Arial" fo:font-size="9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style:use-window-font-color="true" fo:font-style="normal" fo:font-weight="normal" style:font-style-asian="normal" style:font-weight-asian="normal" style:font-style-complex="normal" style:font-weight-complex="normal"/>
    </style:style>
    <style:style style:name="T25" style:family="text">
      <style:text-properties style:use-window-font-color="true" fo:font-style="normal" style:font-style-asian="normal" style:font-style-complex="normal"/>
    </style:style>
    <style:style style:name="T26"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7"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fo:color="#000000"/>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tyle="normal" fo:font-weight="normal" style:font-style-asian="normal" style:font-weight-asian="normal"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7" style:family="text">
      <style:text-properties fo:color="#000000" fo:font-weight="bold" style:font-weight-asian="bold" style:font-weight-complex="bold"/>
    </style:style>
    <style:style style:name="T38" style:family="text">
      <style:text-properties fo:color="#000000" fo:font-size="10pt" style:font-size-asian="10pt" style:font-size-complex="10pt"/>
    </style:style>
    <style:style style:name="T39" style:family="text">
      <style:text-properties fo:color="#000000" fo:font-size="10pt" fo:font-weight="bold" style:font-size-asian="10pt" style:font-weight-asian="bold" style:font-size-complex="10pt" style:font-weight-complex="bold"/>
    </style:style>
    <style:style style:name="T40" style:family="text">
      <style:text-properties fo:color="#000000" fo:font-size="10pt" fo:font-style="italic" style:font-size-asian="10pt" style:font-style-asian="italic" style:font-size-complex="10pt" style:font-style-complex="italic"/>
    </style:style>
    <style:style style:name="T41" style:family="text">
      <style:text-properties fo:color="#ff3366" fo:font-style="normal" fo:font-weight="normal" style:font-style-asian="normal" style:font-weight-asian="normal" style:font-style-complex="normal" style:font-weight-complex="normal"/>
    </style:style>
    <style:style style:name="T4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3" style:family="text">
      <style:text-properties fo:color="#ff3366" fo:font-style="italic" fo:font-weight="bold" style:font-style-asian="italic" style:font-weight-asian="bold" style:font-style-complex="italic" style:font-weight-complex="bold"/>
    </style:style>
    <style:style style:name="T44" style:family="text">
      <style:text-properties fo:font-size="9.5pt" style:font-size-asian="9.5pt" style:font-size-complex="9.5pt"/>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normal" style:font-style-asian="normal" style:font-style-complex="normal"/>
    </style:style>
    <style:style style:name="T47"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8" style:family="text">
      <style:text-properties fo:font-size="9pt"/>
    </style:style>
    <style:style style:name="T49" style:family="text">
      <style:text-properties fo:font-size="9pt" fo:font-style="normal" style:font-style-asian="normal" style:font-style-complex="normal"/>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fo:color="#0000ff" fo:font-size="10pt" style:font-size-asian="10pt" style:font-size-complex="10pt"/>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color="#800000"/>
    </style:style>
    <style:style style:name="T66" style:family="text">
      <style:text-properties fo:color="#800000" style:font-name="Arial"/>
    </style:style>
    <style:style style:name="T67" style:family="text">
      <style:text-properties fo:color="#800000" style:font-name="Courier New1" fo:font-size="10pt" fo:language="en" fo:country="US" style:font-name-asian="Courier New1" style:font-size-asian="10pt" style:font-name-complex="Courier New1"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81953520" text:id="ct481953520">
          <text:insertion>
            <office:change-info>
              <dc:creator>BJ Hargrave</dc:creator>
              <dc:date>2013-11-08T16:37:00</dc:date>
            </office:change-info>
          </text:insertion>
        </text:changed-region>
        <text:changed-region xml:id="ct481953680" text:id="ct481953680">
          <text:insertion>
            <office:change-info>
              <dc:creator>BJ Hargrave</dc:creator>
              <dc:date>2013-11-08T16:37:00</dc:date>
            </office:change-info>
          </text:insertion>
        </text:changed-region>
        <text:changed-region xml:id="ct568926896" text:id="ct568926896">
          <text:insertion>
            <office:change-info>
              <dc:creator>BJ Hargrave</dc:creator>
              <dc:date>2013-11-11T16:17:00</dc:date>
            </office:change-info>
          </text:insertion>
        </text:changed-region>
        <text:changed-region xml:id="ct481943824" text:id="ct481943824">
          <text:insertion>
            <office:change-info>
              <dc:creator>BJ Hargrave</dc:creator>
              <dc:date>2013-11-08T16:38:00</dc:date>
            </office:change-info>
          </text:insertion>
        </text:changed-region>
        <text:changed-region xml:id="ct481972032" text:id="ct481972032">
          <text:deletion>
            <office:change-info>
              <dc:creator>BJ Hargrave</dc:creator>
              <dc:date>2013-11-08T16:39:00</dc:date>
            </office:change-info>
            <text:p text:style-name="P1">service registration properties</text:p>
          </text:deletion>
        </text:changed-region>
        <text:changed-region xml:id="ct481975104" text:id="ct481975104">
          <text:insertion>
            <office:change-info>
              <dc:creator>BJ Hargrave</dc:creator>
              <dc:date>2013-11-08T16:39:00</dc:date>
            </office:change-info>
          </text:insertion>
        </text:changed-region>
        <text:changed-region xml:id="ct481975200" text:id="ct481975200">
          <text:deletion>
            <office:change-info>
              <dc:creator>BJ Hargrave</dc:creator>
              <dc:date>2013-11-08T16:40:00</dc:date>
            </office:change-info>
            <text:p text:style-name="P1">for</text:p>
          </text:deletion>
        </text:changed-region>
        <text:changed-region xml:id="ct481975296" text:id="ct481975296">
          <text:insertion>
            <office:change-info>
              <dc:creator>BJ Hargrave</dc:creator>
              <dc:date>2013-11-08T16:40:00</dc:date>
            </office:change-info>
          </text:insertion>
        </text:changed-region>
        <text:changed-region xml:id="ct481980496" text:id="ct481980496">
          <text:deletion>
            <office:change-info>
              <dc:creator>BJ Hargrave</dc:creator>
              <dc:date>2013-11-08T16:40:00</dc:date>
            </office:change-info>
            <text:p text:style-name="P1">services for registration</text:p>
          </text:deletion>
        </text:changed-region>
        <text:changed-region xml:id="ct481980624" text:id="ct481980624">
          <text:insertion>
            <office:change-info>
              <dc:creator>BJ Hargrave</dc:creator>
              <dc:date>2013-11-08T16:40:00</dc:date>
            </office:change-info>
          </text:insertion>
        </text:changed-region>
        <text:changed-region xml:id="ct482003520" text:id="ct482003520">
          <text:insertion>
            <office:change-info>
              <dc:creator>BJ Hargrave</dc:creator>
              <dc:date>2013-11-08T16:42:00</dc:date>
            </office:change-info>
          </text:insertion>
        </text:changed-region>
        <text:changed-region xml:id="ct482009056" text:id="ct482009056">
          <text:insertion>
            <office:change-info>
              <dc:creator>BJ Hargrave</dc:creator>
              <dc:date>2013-11-08T16:43:00</dc:date>
            </office:change-info>
          </text:insertion>
        </text:changed-region>
        <text:changed-region xml:id="ct482022960" text:id="ct482022960">
          <text:insertion>
            <office:change-info>
              <dc:creator>BJ Hargrave</dc:creator>
              <dc:date>2013-11-08T16:46:00</dc:date>
            </office:change-info>
          </text:insertion>
        </text:changed-region>
        <text:changed-region xml:id="ct482021760" text:id="ct482021760">
          <text:deletion>
            <office:change-info>
              <dc:creator>BJ Hargrave</dc:creator>
              <dc:date>2013-11-08T16:46:00</dc:date>
            </office:change-info>
            <text:p text:style-name="P2"><text:span text:style-name="Default_20_Paragraph_20_Font">a</text:span></text:p>
          </text:deletion>
        </text:changed-region>
        <text:changed-region xml:id="ct482024240" text:id="ct482024240">
          <text:insertion>
            <office:change-info>
              <dc:creator>BJ Hargrave</dc:creator>
              <dc:date>2013-11-08T16:46:00</dc:date>
            </office:change-info>
          </text:insertion>
        </text:changed-region>
        <text:changed-region xml:id="ct482025024" text:id="ct482025024">
          <text:deletion>
            <office:change-info>
              <dc:creator>BJ Hargrave</dc:creator>
              <dc:date>2013-11-08T16:46:00</dc:date>
            </office:change-info>
            <text:p text:style-name="P2"><text:span text:style-name="Default_20_Paragraph_20_Font"><text:span text:style-name="T2">.</text:span></text:span></text:p>
          </text:deletion>
        </text:changed-region>
        <text:changed-region xml:id="ct482026112" text:id="ct482026112">
          <text:insertion>
            <office:change-info>
              <dc:creator>BJ Hargrave</dc:creator>
              <dc:date>2013-11-08T16:45:00</dc:date>
            </office:change-info>
          </text:insertion>
        </text:changed-region>
        <text:changed-region xml:id="ct482019680" text:id="ct482019680">
          <text:insertion>
            <office:change-info>
              <dc:creator>BJ Hargrave</dc:creator>
              <dc:date>2013-11-08T16:47:00</dc:date>
            </office:change-info>
          </text:insertion>
        </text:changed-region>
        <text:changed-region xml:id="ct482026912" text:id="ct482026912">
          <text:insertion>
            <office:change-info>
              <dc:creator>BJ Hargrave</dc:creator>
              <dc:date>2013-11-08T16:48:00</dc:date>
            </office:change-info>
          </text:insertion>
        </text:changed-region>
        <text:changed-region xml:id="ct482024800" text:id="ct482024800">
          <text:deletion>
            <office:change-info>
              <dc:creator>BJ Hargrave</dc:creator>
              <dc:date>2013-11-08T16:48:00</dc:date>
            </office:change-info>
            <text:h text:style-name="Heading_20_4" text:outline-level="4"><text:span text:style-name="Default_20_Paragraph_20_Font">Service Registration Properties</text:span></text:h>
          </text:deletion>
        </text:changed-region>
        <text:changed-region xml:id="ct482024640" text:id="ct482024640">
          <text:insertion>
            <office:change-info>
              <dc:creator>BJ Hargrave</dc:creator>
              <dc:date>2013-11-08T16:48:00</dc:date>
            </office:change-info>
          </text:insertion>
        </text:changed-region>
        <text:changed-region xml:id="ct482021152" text:id="ct482021152">
          <text:insertion>
            <office:change-info>
              <dc:creator>BJ Hargrave</dc:creator>
              <dc:date>2013-11-08T16:48:00</dc:date>
            </office:change-info>
          </text:insertion>
        </text:changed-region>
        <text:changed-region xml:id="ct482025120" text:id="ct482025120">
          <text:insertion>
            <office:change-info>
              <dc:creator>BJ Hargrave</dc:creator>
              <dc:date>2013-11-08T16:50:00</dc:date>
            </office:change-info>
          </text:insertion>
        </text:changed-region>
        <text:changed-region xml:id="ct482023424" text:id="ct482023424">
          <text:insertion>
            <office:change-info>
              <dc:creator>BJ Hargrave</dc:creator>
              <dc:date>2013-11-08T16:51:00</dc:date>
            </office:change-info>
          </text:insertion>
        </text:changed-region>
        <text:changed-region xml:id="ct482027520" text:id="ct482027520">
          <text:insertion>
            <office:change-info>
              <dc:creator>BJ Hargrave</dc:creator>
              <dc:date>2013-11-08T16:52:00</dc:date>
            </office:change-info>
          </text:insertion>
        </text:changed-region>
        <text:changed-region xml:id="ct482028032" text:id="ct482028032">
          <text:deletion>
            <office:change-info>
              <dc:creator>BJ Hargrave</dc:creator>
              <dc:date>2013-11-08T16:52:00</dc:date>
            </office:change-info>
            <text:p text:style-name="Body"><text:span text:style-name="Default_20_Paragraph_20_Font">information</text:span></text:p>
          </text:deletion>
        </text:changed-region>
        <text:changed-region xml:id="ct482027904" text:id="ct482027904">
          <text:deletion>
            <office:change-info>
              <dc:creator>BJ Hargrave</dc:creator>
              <dc:date>2013-11-08T16:53:00</dc:date>
            </office:change-info>
            <text:p text:style-name="Body"><text:span text:style-name="Default_20_Paragraph_20_Font"><text:s/>the following </text:span></text:p>
          </text:deletion>
        </text:changed-region>
        <text:changed-region xml:id="ct482027776" text:id="ct482027776">
          <text:deletion>
            <office:change-info>
              <dc:creator>BJ Hargrave</dc:creator>
              <dc:date>2013-11-08T16:52:00</dc:date>
            </office:change-info>
            <text:p text:style-name="Body"><text:span text:style-name="Default_20_Paragraph_20_Font">expose</text:span></text:p>
          </text:deletion>
        </text:changed-region>
        <text:changed-region xml:id="ct482027648" text:id="ct482027648">
          <text:deletion>
            <office:change-info>
              <dc:creator>BJ Hargrave</dc:creator>
              <dc:date>2013-11-08T16:53:00</dc:date>
            </office:change-info>
            <text:p text:style-name="Body"><text:span text:style-name="Default_20_Paragraph_20_Font">must </text:span></text:p>
          </text:deletion>
        </text:changed-region>
        <text:changed-region xml:id="ct482028480" text:id="ct482028480">
          <text:insertion>
            <office:change-info>
              <dc:creator>BJ Hargrave</dc:creator>
              <dc:date>2013-11-08T16:52:00</dc:date>
            </office:change-info>
          </text:insertion>
        </text:changed-region>
        <text:changed-region xml:id="ct482028928" text:id="ct482028928">
          <text:insertion>
            <office:change-info>
              <dc:creator>BJ Hargrave</dc:creator>
              <dc:date>2013-11-08T16:53:00</dc:date>
            </office:change-info>
          </text:insertion>
        </text:changed-region>
        <text:changed-region xml:id="ct482029376" text:id="ct482029376">
          <text:deletion>
            <office:change-info>
              <dc:creator>BJ Hargrave</dc:creator>
              <dc:date>2013-11-08T16:53:00</dc:date>
            </office:change-info>
            <text:p text:style-name="Body"><text:span text:style-name="Default_20_Paragraph_20_Font">through its servlet registration properties:</text:span></text:p>
          </text:deletion>
        </text:changed-region>
        <text:changed-region xml:id="ct482029824" text:id="ct482029824">
          <text:insertion>
            <office:change-info>
              <dc:creator>BJ Hargrave</dc:creator>
              <dc:date>2013-11-08T16:53:00</dc:date>
            </office:change-info>
          </text:insertion>
        </text:changed-region>
        <text:changed-region xml:id="ct482023184" text:id="ct482023184">
          <text:deletion>
            <office:change-info>
              <dc:creator>BJ Hargrave</dc:creator>
              <dc:date>2013-11-08T16:53:00</dc:date>
            </office:change-info>
            <text:p text:style-name="Table_20_Contents"><text:span text:style-name="Source_20_Text">osgi.http.service.</text:span></text:p>
          </text:deletion>
        </text:changed-region>
        <text:changed-region xml:id="ct482027216" text:id="ct482027216">
          <text:insertion>
            <office:change-info>
              <dc:creator>BJ Hargrave</dc:creator>
              <dc:date>2013-11-08T17:08:00</dc:date>
            </office:change-info>
          </text:insertion>
        </text:changed-region>
        <text:changed-region xml:id="ct482028752" text:id="ct482028752">
          <text:insertion>
            <office:change-info>
              <dc:creator>BJ Hargrave</dc:creator>
              <dc:date>2013-11-08T17:09:00</dc:date>
            </office:change-info>
          </text:insertion>
        </text:changed-region>
        <text:changed-region xml:id="ct482021248" text:id="ct482021248">
          <text:deletion>
            <office:change-info>
              <dc:creator>BJ Hargrave</dc:creator>
              <dc:date>2013-11-08T16:53:00</dc:date>
            </office:change-info>
            <text:p text:style-name="Table_20_Contents"><text:span text:style-name="Source_20_Text">s</text:span></text:p>
          </text:deletion>
        </text:changed-region>
        <text:changed-region xml:id="ct482029920" text:id="ct482029920">
          <text:deletion>
            <office:change-info>
              <dc:creator>BJ Hargrave</dc:creator>
              <dc:date>2013-11-08T16:54:00</dc:date>
            </office:change-info>
            <text:p text:style-name="P3">property</text:p>
          </text:deletion>
        </text:changed-region>
        <text:changed-region xml:id="ct482029504" text:id="ct482029504">
          <text:insertion>
            <office:change-info>
              <dc:creator>BJ Hargrave</dc:creator>
              <dc:date>2013-11-08T16:54:00</dc:date>
            </office:change-info>
          </text:insertion>
        </text:changed-region>
        <text:changed-region xml:id="ct482029024" text:id="ct482029024">
          <text:deletion>
            <office:change-info>
              <dc:creator>BJ Hargrave</dc:creator>
              <dc:date>2013-11-08T16:54:00</dc:date>
            </office:change-info>
            <text:p text:style-name="Body">properties</text:p>
          </text:deletion>
        </text:changed-region>
        <text:changed-region xml:id="ct482021344" text:id="ct482021344">
          <text:insertion>
            <office:change-info>
              <dc:creator>BJ Hargrave</dc:creator>
              <dc:date>2013-11-08T16:54:00</dc:date>
            </office:change-info>
          </text:insertion>
        </text:changed-region>
        <text:changed-region xml:id="ct482028176" text:id="ct482028176">
          <text:deletion>
            <office:change-info>
              <dc:creator>BJ Hargrave</dc:creator>
              <dc:date>2013-11-08T16:54:00</dc:date>
            </office:change-info>
            <text:p text:style-name="Body">se properties</text:p>
          </text:deletion>
        </text:changed-region>
        <text:changed-region xml:id="ct482027008" text:id="ct482027008">
          <text:insertion>
            <office:change-info>
              <dc:creator>BJ Hargrave</dc:creator>
              <dc:date>2013-11-08T16:54:00</dc:date>
            </office:change-info>
          </text:insertion>
        </text:changed-region>
        <text:changed-region xml:id="ct482014128" text:id="ct482014128">
          <text:deletion>
            <office:change-info>
              <dc:creator>BJ Hargrave</dc:creator>
              <dc:date>2013-11-08T16:54:00</dc:date>
            </office:change-info>
            <text:p text:style-name="Body"><text:s/>may be omitted from the service registration</text:p>
          </text:deletion>
        </text:changed-region>
        <text:changed-region xml:id="ct482029152" text:id="ct482029152">
          <text:insertion>
            <office:change-info>
              <dc:creator>BJ Hargrave</dc:creator>
              <dc:date>2013-11-08T16:55:00</dc:date>
            </office:change-info>
          </text:insertion>
        </text:changed-region>
        <text:changed-region xml:id="ct482025680" text:id="ct482025680">
          <text:insertion>
            <office:change-info>
              <dc:creator>BJ Hargrave</dc:creator>
              <dc:date>2013-11-08T16:58:00</dc:date>
            </office:change-info>
          </text:insertion>
        </text:changed-region>
        <text:changed-region xml:id="ct481980928" text:id="ct481980928">
          <text:insertion>
            <office:change-info>
              <dc:creator>BJ Hargrave</dc:creator>
              <dc:date>2013-11-08T16:57:00</dc:date>
            </office:change-info>
          </text:insertion>
        </text:changed-region>
        <text:changed-region xml:id="ct482024336" text:id="ct482024336">
          <text:deletion>
            <office:change-info>
              <dc:creator>BJ Hargrave</dc:creator>
              <dc:date>2013-11-08T16:57:00</dc:date>
            </office:change-info>
            <text:p text:style-name="P4"><text:span text:style-name="T3"><text:s/></text:span></text:p>
          </text:deletion>
        </text:changed-region>
        <text:changed-region xml:id="ct482032688" text:id="ct482032688">
          <text:insertion>
            <office:change-info>
              <dc:creator>BJ Hargrave</dc:creator>
              <dc:date>2013-11-08T16:57:00</dc:date>
            </office:change-info>
          </text:insertion>
        </text:changed-region>
        <text:changed-region xml:id="ct482032960" text:id="ct482032960">
          <text:insertion>
            <office:change-info>
              <dc:creator>BJ Hargrave</dc:creator>
              <dc:date>2013-11-08T16:58:00</dc:date>
            </office:change-info>
          </text:insertion>
        </text:changed-region>
        <text:changed-region xml:id="ct482033376" text:id="ct482033376">
          <text:deletion>
            <office:change-info>
              <dc:creator>BJ Hargrave</dc:creator>
              <dc:date>2013-11-08T16:58:00</dc:date>
            </office:change-info>
            <text:p text:style-name="P4"><text:span text:style-name="T3"/></text:p>
            <text:p text:style-name="P4"><text:span text:style-name="T3"/></text:p>
          </text:deletion>
        </text:changed-region>
        <text:changed-region xml:id="ct482024432" text:id="ct482024432">
          <text:insertion>
            <office:change-info>
              <dc:creator>BJ Hargrave</dc:creator>
              <dc:date>2013-11-08T16:58:00</dc:date>
            </office:change-info>
          </text:insertion>
        </text:changed-region>
        <text:changed-region xml:id="ct482032816" text:id="ct482032816">
          <text:deletion>
            <office:change-info>
              <dc:creator>BJ Hargrave</dc:creator>
              <dc:date>2013-11-08T16:58:00</dc:date>
            </office:change-info>
            <text:p text:style-name="P4"><text:span text:style-name="T3"><text:s/></text:span></text:p>
          </text:deletion>
        </text:changed-region>
        <text:changed-region xml:id="ct482033472" text:id="ct482033472">
          <text:insertion>
            <office:change-info>
              <dc:creator>BJ Hargrave</dc:creator>
              <dc:date>2013-11-08T16:58:00</dc:date>
            </office:change-info>
          </text:insertion>
        </text:changed-region>
        <text:changed-region xml:id="ct482033888" text:id="ct482033888">
          <text:deletion>
            <office:change-info>
              <dc:creator>BJ Hargrave</dc:creator>
              <dc:date>2013-11-08T16:58:00</dc:date>
            </office:change-info>
            <text:p text:style-name="P4"><text:span text:style-name="T3"/></text:p>
            <text:p text:style-name="P4"><text:span text:style-name="T3"/></text:p>
          </text:deletion>
        </text:changed-region>
        <text:changed-region xml:id="ct482037408" text:id="ct482037408">
          <text:insertion>
            <office:change-info>
              <dc:creator>BJ Hargrave</dc:creator>
              <dc:date>2013-11-08T17:00:00</dc:date>
            </office:change-info>
          </text:insertion>
        </text:changed-region>
        <text:changed-region xml:id="ct482037856" text:id="ct482037856">
          <text:deletion>
            <office:change-info>
              <dc:creator>BJ Hargrave</dc:creator>
              <dc:date>2013-11-08T17:01:00</dc:date>
            </office:change-info>
            <text:p text:style-name="P3"><text:span text:style-name="Default_20_Paragraph_20_Font"><text:s/>or empty</text:span></text:p>
          </text:deletion>
        </text:changed-region>
        <text:changed-region xml:id="ct482040992" text:id="ct482040992">
          <text:deletion>
            <office:change-info>
              <dc:creator>BJ Hargrave</dc:creator>
              <dc:date>2013-11-08T17:01:00</dc:date>
            </office:change-info>
            <text:p text:style-name="P3"><text:span text:style-name="Default_20_Paragraph_20_Font">servlet cannot be registered</text:span></text:p>
          </text:deletion>
        </text:changed-region>
        <text:changed-region xml:id="ct482041488" text:id="ct482041488">
          <text:insertion>
            <office:change-info>
              <dc:creator>BJ Hargrave</dc:creator>
              <dc:date>2013-11-08T17:01:00</dc:date>
            </office:change-info>
          </text:insertion>
        </text:changed-region>
        <text:changed-region xml:id="ct482041968" text:id="ct482041968">
          <text:insertion>
            <office:change-info>
              <dc:creator>BJ Hargrave</dc:creator>
              <dc:date>2013-11-08T17:02:00</dc:date>
            </office:change-info>
          </text:insertion>
        </text:changed-region>
        <text:changed-region xml:id="ct482036512" text:id="ct482036512">
          <text:deletion>
            <office:change-info>
              <dc:creator>BJ Hargrave</dc:creator>
              <dc:date>2013-11-08T16:59:00</dc:date>
            </office:change-info>
            <text:p text:style-name="Table_20_Contents"><text:span text:style-name="Source_20_Text">service.</text:span></text:p>
          </text:deletion>
        </text:changed-region>
        <text:changed-region xml:id="ct482042176" text:id="ct482042176">
          <text:deletion>
            <office:change-info>
              <dc:creator>BJ Hargrave</dc:creator>
              <dc:date>2013-11-08T17:02:00</dc:date>
            </office:change-info>
            <text:p text:style-name="Table_20_Contents">Services registered with this property are registered with an Http Service whose service registration properties match this</text:p>
          </text:deletion>
        </text:changed-region>
        <text:changed-region xml:id="ct482038144" text:id="ct482038144">
          <text:insertion>
            <office:change-info>
              <dc:creator>BJ Hargrave</dc:creator>
              <dc:date>2013-11-08T17:02:00</dc:date>
            </office:change-info>
          </text:insertion>
        </text:changed-region>
        <text:changed-region xml:id="ct482023824" text:id="ct482023824">
          <text:insertion>
            <office:change-info>
              <dc:creator>BJ Hargrave</dc:creator>
              <dc:date>2013-11-08T17:03:00</dc:date>
            </office:change-info>
          </text:insertion>
        </text:changed-region>
        <text:changed-region xml:id="ct482039280" text:id="ct482039280">
          <text:deletion>
            <office:change-info>
              <dc:creator>BJ Hargrave</dc:creator>
              <dc:date>2013-11-08T17:03:00</dc:date>
            </office:change-info>
            <text:p text:style-name="P5"><text:span text:style-name="Source_20_Text">service.</text:span></text:p>
          </text:deletion>
        </text:changed-region>
        <text:changed-region xml:id="ct482040032" text:id="ct482040032">
          <text:deletion>
            <office:change-info>
              <dc:creator>BJ Hargrave</dc:creator>
              <dc:date>2013-11-08T17:03:00</dc:date>
            </office:change-info>
            <text:p text:style-name="P5"><text:span text:style-name="Default_20_Paragraph_20_Font">consume</text:span></text:p>
          </text:deletion>
        </text:changed-region>
        <text:changed-region xml:id="ct482040528" text:id="ct482040528">
          <text:insertion>
            <office:change-info>
              <dc:creator>BJ Hargrave</dc:creator>
              <dc:date>2013-11-08T17:03:00</dc:date>
            </office:change-info>
          </text:insertion>
        </text:changed-region>
        <text:changed-region xml:id="ct482044064" text:id="ct482044064">
          <text:deletion>
            <office:change-info>
              <dc:creator>BJ Hargrave</dc:creator>
              <dc:date>2013-11-08T17:04:00</dc:date>
            </office:change-info>
            <text:p text:style-name="P5"><text:span text:style-name="Default_20_Paragraph_20_Font">his own service registration properties</text:span></text:p>
          </text:deletion>
        </text:changed-region>
        <text:changed-region xml:id="ct482044560" text:id="ct482044560">
          <text:insertion>
            <office:change-info>
              <dc:creator>BJ Hargrave</dc:creator>
              <dc:date>2013-11-08T17:04:00</dc:date>
            </office:change-info>
          </text:insertion>
        </text:changed-region>
        <text:changed-region xml:id="ct482035728" text:id="ct482035728">
          <text:deletion>
            <office:change-info>
              <dc:creator>BJ Hargrave</dc:creator>
              <dc:date>2013-11-08T17:04:00</dc:date>
            </office:change-info>
            <text:p text:style-name="Preformatted_20_Text"><text:span text:style-name="Default_20_Paragraph_20_Font">service.</text:span></text:p>
          </text:deletion>
        </text:changed-region>
        <text:changed-region xml:id="ct482044176" text:id="ct482044176">
          <text:insertion>
            <office:change-info>
              <dc:creator>BJ Hargrave</dc:creator>
              <dc:date>2013-11-08T17:09:00</dc:date>
            </office:change-info>
          </text:insertion>
        </text:changed-region>
        <text:changed-region xml:id="ct482041584" text:id="ct482041584">
          <text:deletion>
            <office:change-info>
              <dc:creator>BJ Hargrave</dc:creator>
              <dc:date>2013-11-08T17:04:00</dc:date>
            </office:change-info>
            <text:p text:style-name="Body"><text:span text:style-name="Default_20_Paragraph_20_Font">exposing</text:span></text:p>
          </text:deletion>
        </text:changed-region>
        <text:changed-region xml:id="ct482040256" text:id="ct482040256">
          <text:insertion>
            <office:change-info>
              <dc:creator>BJ Hargrave</dc:creator>
              <dc:date>2013-11-08T17:04:00</dc:date>
            </office:change-info>
          </text:insertion>
        </text:changed-region>
        <text:changed-region xml:id="ct482041312" text:id="ct482041312">
          <text:insertion>
            <office:change-info>
              <dc:creator>BJ Hargrave</dc:creator>
              <dc:date>2013-11-08T17:04:00</dc:date>
            </office:change-info>
          </text:insertion>
        </text:changed-region>
        <text:changed-region xml:id="ct482039552" text:id="ct482039552">
          <text:insertion>
            <office:change-info>
              <dc:creator>BJ Hargrave</dc:creator>
              <dc:date>2013-11-08T17:09:00</dc:date>
            </office:change-info>
          </text:insertion>
        </text:changed-region>
        <text:changed-region xml:id="ct482046288" text:id="ct482046288">
          <text:deletion>
            <office:change-info>
              <dc:creator>BJ Hargrave</dc:creator>
              <dc:date>2013-11-08T17:04:00</dc:date>
            </office:change-info>
            <text:p text:style-name="Body"><text:span text:style-name="Default_20_Paragraph_20_Font"><text:s/>property</text:span></text:p>
          </text:deletion>
        </text:changed-region>
        <text:changed-region xml:id="ct482046736" text:id="ct482046736">
          <text:deletion>
            <office:change-info>
              <dc:creator>BJ Hargrave</dc:creator>
              <dc:date>2013-11-08T17:04:00</dc:date>
            </office:change-info>
            <text:p text:style-name="Body"><text:span text:style-name="Default_20_Paragraph_20_Font">set to</text:span></text:p>
          </text:deletion>
        </text:changed-region>
        <text:changed-region xml:id="ct482047216" text:id="ct482047216">
          <text:insertion>
            <office:change-info>
              <dc:creator>BJ Hargrave</dc:creator>
              <dc:date>2013-11-08T17:04:00</dc:date>
            </office:change-info>
          </text:insertion>
        </text:changed-region>
        <text:changed-region xml:id="ct482035824" text:id="ct482035824">
          <text:deletion>
            <office:change-info>
              <dc:creator>BJ Hargrave</dc:creator>
              <dc:date>2013-11-08T17:05:00</dc:date>
            </office:change-info>
            <text:p text:style-name="Body">register</text:p>
          </text:deletion>
        </text:changed-region>
        <text:changed-region xml:id="ct482036048" text:id="ct482036048">
          <text:insertion>
            <office:change-info>
              <dc:creator>BJ Hargrave</dc:creator>
              <dc:date>2013-11-08T17:05:00</dc:date>
            </office:change-info>
          </text:insertion>
        </text:changed-region>
        <text:changed-region xml:id="ct482041104" text:id="ct482041104">
          <text:deletion>
            <office:change-info>
              <dc:creator>BJ Hargrave</dc:creator>
              <dc:date>2013-11-08T17:06:00</dc:date>
            </office:change-info>
            <text:p text:style-name="Body"><text:span text:style-name="Default_20_Paragraph_20_Font"><text:span text:style-name="T4">service.</text:span></text:span></text:p>
          </text:deletion>
        </text:changed-region>
        <text:changed-region xml:id="ct482039648" text:id="ct482039648">
          <text:deletion>
            <office:change-info>
              <dc:creator>BJ Hargrave</dc:creator>
              <dc:date>2013-11-08T17:06:00</dc:date>
            </office:change-info>
            <text:p text:style-name="Body"><text:span text:style-name="Default_20_Paragraph_20_Font">service registration properties</text:span></text:p>
          </text:deletion>
        </text:changed-region>
        <text:changed-region xml:id="ct482037504" text:id="ct482037504">
          <text:insertion>
            <office:change-info>
              <dc:creator>BJ Hargrave</dc:creator>
              <dc:date>2013-11-08T17:06:00</dc:date>
            </office:change-info>
          </text:insertion>
        </text:changed-region>
        <text:changed-region xml:id="ct482045440" text:id="ct482045440">
          <text:deletion>
            <office:change-info>
              <dc:creator>BJ Hargrave</dc:creator>
              <dc:date>2013-11-11T15:04:00</dc:date>
            </office:change-info>
            <text:p text:style-name="Body">t</text:p>
          </text:deletion>
        </text:changed-region>
        <text:changed-region xml:id="ct482047584" text:id="ct482047584">
          <text:deletion>
            <office:change-info>
              <dc:creator>BJ Hargrave</dc:creator>
              <dc:date>2013-11-11T15:08:00</dc:date>
            </office:change-info>
            <text:p text:style-name="Body"><text:span text:style-name="Default_20_Paragraph_20_Font">used as a </text:span></text:p>
          </text:deletion>
        </text:changed-region>
        <text:changed-region xml:id="ct482050208" text:id="ct482050208">
          <text:insertion>
            <office:change-info>
              <dc:creator>BJ Hargrave</dc:creator>
              <dc:date>2013-11-11T15:08:00</dc:date>
            </office:change-info>
          </text:insertion>
        </text:changed-region>
        <text:changed-region xml:id="ct482050992" text:id="ct482050992">
          <text:insertion>
            <office:change-info>
              <dc:creator>BJ Hargrave</dc:creator>
              <dc:date>2013-11-11T15:09:00</dc:date>
            </office:change-info>
          </text:insertion>
        </text:changed-region>
        <text:changed-region xml:id="ct482051824" text:id="ct482051824">
          <text:insertion>
            <office:change-info>
              <dc:creator>BJ Hargrave</dc:creator>
              <dc:date>2013-11-11T15:09:00</dc:date>
            </office:change-info>
          </text:insertion>
        </text:changed-region>
        <text:changed-region xml:id="ct482054064" text:id="ct482054064">
          <text:deletion>
            <office:change-info>
              <dc:creator>BJ Hargrave</dc:creator>
              <dc:date>2013-11-11T15:09:00</dc:date>
            </office:change-info>
            <text:p text:style-name="Body"><text:span text:style-name="Default_20_Paragraph_20_Font">b</text:span></text:p>
          </text:deletion>
        </text:changed-region>
        <text:changed-region xml:id="ct482054560" text:id="ct482054560">
          <text:insertion>
            <office:change-info>
              <dc:creator>BJ Hargrave</dc:creator>
              <dc:date>2013-11-11T15:09:00</dc:date>
            </office:change-info>
          </text:insertion>
        </text:changed-region>
        <text:changed-region xml:id="ct482046384" text:id="ct482046384">
          <text:deletion>
            <office:change-info>
              <dc:creator>BJ Hargrave</dc:creator>
              <dc:date>2013-11-11T15:10:00</dc:date>
            </office:change-info>
            <text:p text:style-name="Body"><text:span text:style-name="Source_20_Text"><text:span text:style-name="T5">is more than one</text:span></text:span></text:p>
          </text:deletion>
        </text:changed-region>
        <text:changed-region xml:id="ct482047680" text:id="ct482047680">
          <text:insertion>
            <office:change-info>
              <dc:creator>BJ Hargrave</dc:creator>
              <dc:date>2013-11-11T15:10:00</dc:date>
            </office:change-info>
          </text:insertion>
        </text:changed-region>
        <text:changed-region xml:id="ct482054256" text:id="ct482054256">
          <text:insertion>
            <office:change-info>
              <dc:creator>BJ Hargrave</dc:creator>
              <dc:date>2013-11-11T15:11:00</dc:date>
            </office:change-info>
          </text:insertion>
        </text:changed-region>
        <text:changed-region xml:id="ct482052688" text:id="ct482052688">
          <text:insertion>
            <office:change-info>
              <dc:creator>BJ Hargrave</dc:creator>
              <dc:date>2013-11-11T15:11:00</dc:date>
            </office:change-info>
          </text:insertion>
        </text:changed-region>
        <text:changed-region xml:id="ct482053472" text:id="ct482053472">
          <text:deletion>
            <office:change-info>
              <dc:creator>BJ Hargrave</dc:creator>
              <dc:date>2013-11-11T15:11:00</dc:date>
            </office:change-info>
            <text:p text:style-name="Body"><text:span text:style-name="Source_20_Text"><text:span text:style-name="T5">ing</text:span></text:span></text:p>
          </text:deletion>
        </text:changed-region>
        <text:changed-region xml:id="ct482051360" text:id="ct482051360">
          <text:insertion>
            <office:change-info>
              <dc:creator>BJ Hargrave</dc:creator>
              <dc:date>2013-11-11T15:11:00</dc:date>
            </office:change-info>
          </text:insertion>
        </text:changed-region>
        <text:changed-region xml:id="ct482051488" text:id="ct482051488">
          <text:deletion>
            <office:change-info>
              <dc:creator>BJ Hargrave</dc:creator>
              <dc:date>2013-11-11T15:11:00</dc:date>
            </office:change-info>
            <text:p text:style-name="Body"><text:span text:style-name="Source_20_Text"><text:span text:style-name="T5"><text:s/>itself</text:span></text:span></text:p>
          </text:deletion>
        </text:changed-region>
        <text:changed-region xml:id="ct482058208" text:id="ct482058208">
          <text:insertion>
            <office:change-info>
              <dc:creator>BJ Hargrave</dc:creator>
              <dc:date>2013-11-11T15:11:00</dc:date>
            </office:change-info>
          </text:insertion>
        </text:changed-region>
        <text:changed-region xml:id="ct482058336" text:id="ct482058336">
          <text:deletion>
            <office:change-info>
              <dc:creator>BJ Hargrave</dc:creator>
              <dc:date>2013-11-11T15:11:00</dc:date>
            </office:change-info>
            <text:p text:style-name="Body"><text:span text:style-name="Source_20_Text"><text:span text:style-name="T5">is</text:span></text:span></text:p>
          </text:deletion>
        </text:changed-region>
        <text:changed-region xml:id="ct482059184" text:id="ct482059184">
          <text:deletion>
            <office:change-info>
              <dc:creator>BJ Hargrave</dc:creator>
              <dc:date>2013-11-11T15:11:00</dc:date>
            </office:change-info>
            <text:p text:style-name="Body"><text:span text:style-name="Source_20_Text"><text:span text:style-name="T5">using</text:span></text:span></text:p>
          </text:deletion>
        </text:changed-region>
        <text:changed-region xml:id="ct482060032" text:id="ct482060032">
          <text:insertion>
            <office:change-info>
              <dc:creator>BJ Hargrave</dc:creator>
              <dc:date>2013-11-11T15:11:00</dc:date>
            </office:change-info>
          </text:insertion>
        </text:changed-region>
        <text:changed-region xml:id="ct482061568" text:id="ct482061568">
          <text:insertion>
            <office:change-info>
              <dc:creator>BJ Hargrave</dc:creator>
              <dc:date>2013-11-11T15:12:00</dc:date>
            </office:change-info>
          </text:insertion>
        </text:changed-region>
        <text:changed-region xml:id="ct482048048" text:id="ct482048048">
          <text:insertion>
            <office:change-info>
              <dc:creator>BJ Hargrave</dc:creator>
              <dc:date>2013-11-11T15:13:00</dc:date>
            </office:change-info>
          </text:insertion>
        </text:changed-region>
        <text:changed-region xml:id="ct482056592" text:id="ct482056592">
          <text:insertion>
            <office:change-info>
              <dc:creator>BJ Hargrave</dc:creator>
              <dc:date>2013-11-11T15:14:00</dc:date>
            </office:change-info>
          </text:insertion>
        </text:changed-region>
        <text:changed-region xml:id="ct482040704" text:id="ct482040704">
          <text:deletion>
            <office:change-info>
              <dc:creator>BJ Hargrave</dc:creator>
              <dc:date>2013-11-11T15:15:00</dc:date>
            </office:change-info>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pan text:style-name="Source_20_Text">osgi.http</text:span><text:span text:style-name="Source_20_Text"><text:span text:style-name="T6">.whiteboard</text:span></text:span><text:span text:style-name="Source_20_Text"><text:span text:style-name="T7">.context.name</text:span></text:span><text:span text:style-name="Default_20_Paragraph_20_Font"> service property. <text:s/></text:span></text:p>
            <text:p text:style-name="Body"><text:span text:style-name="Default_20_Paragraph_20_Font"><text:span text:style-name="T8"/></text:span></text:p>
          </text:deletion>
        </text:changed-region>
        <text:changed-region xml:id="ct482051168" text:id="ct482051168">
          <text:insertion>
            <office:change-info>
              <dc:creator>BJ Hargrave</dc:creator>
              <dc:date>2013-11-11T15:15:00</dc:date>
            </office:change-info>
          </text:insertion>
        </text:changed-region>
        <text:changed-region xml:id="ct482037040" text:id="ct482037040">
          <text:deletion>
            <office:change-info>
              <dc:creator>BJ Hargrave</dc:creator>
              <dc:date>2013-11-11T15:15:00</dc:date>
            </office:change-info>
            <text:p text:style-name="Body"><text:span text:style-name="Default_20_Paragraph_20_Font"><text:span text:style-name="T8">service</text:span></text:span></text:p>
          </text:deletion>
        </text:changed-region>
        <text:changed-region xml:id="ct482061696" text:id="ct482061696">
          <text:insertion>
            <office:change-info>
              <dc:creator>BJ Hargrave</dc:creator>
              <dc:date>2013-11-11T15:15:00</dc:date>
            </office:change-info>
          </text:insertion>
        </text:changed-region>
        <text:changed-region xml:id="ct482060944" text:id="ct482060944">
          <text:insertion>
            <office:change-info>
              <dc:creator>BJ Hargrave</dc:creator>
              <dc:date>2013-11-11T15:16:00</dc:date>
            </office:change-info>
          </text:insertion>
        </text:changed-region>
        <text:changed-region xml:id="ct482058528" text:id="ct482058528">
          <text:insertion>
            <office:change-info>
              <dc:creator>BJ Hargrave</dc:creator>
              <dc:date>2013-11-11T15:16:00</dc:date>
            </office:change-info>
          </text:insertion>
        </text:changed-region>
        <text:changed-region xml:id="ct482053680" text:id="ct482053680">
          <text:insertion>
            <office:change-info>
              <dc:creator>BJ Hargrave</dc:creator>
              <dc:date>2013-11-11T15:17:00</dc:date>
            </office:change-info>
          </text:insertion>
        </text:changed-region>
        <text:changed-region xml:id="ct482057472" text:id="ct482057472">
          <text:deletion>
            <office:change-info>
              <dc:creator>BJ Hargrave</dc:creator>
              <dc:date>2013-11-11T15:24:00</dc:date>
            </office:change-info>
            <text:p text:style-name="Body"><text:span text:style-name="Default_20_Paragraph_20_Font"><text:span text:style-name="T9">I</text:span></text:span><text:span text:style-name="Default_20_Paragraph_20_Font"><text:span text:style-name="T8">f</text:span></text:span></text:p>
          </text:deletion>
        </text:changed-region>
        <text:changed-region xml:id="ct482067472" text:id="ct482067472">
          <text:insertion>
            <office:change-info>
              <dc:creator>BJ Hargrave</dc:creator>
              <dc:date>2013-11-11T15:24:00</dc:date>
            </office:change-info>
          </text:insertion>
        </text:changed-region>
        <text:changed-region xml:id="ct482065440" text:id="ct482065440">
          <text:insertion>
            <office:change-info>
              <dc:creator>BJ Hargrave</dc:creator>
              <dc:date>2013-11-11T15:24:00</dc:date>
            </office:change-info>
          </text:insertion>
        </text:changed-region>
        <text:changed-region xml:id="ct482066864" text:id="ct482066864">
          <text:insertion>
            <office:change-info>
              <dc:creator>BJ Hargrave</dc:creator>
              <dc:date>2013-11-11T15:24:00</dc:date>
            </office:change-info>
          </text:insertion>
        </text:changed-region>
        <text:changed-region xml:id="ct482068400" text:id="ct482068400">
          <text:insertion>
            <office:change-info>
              <dc:creator>BJ Hargrave</dc:creator>
              <dc:date>2013-11-11T15:24:00</dc:date>
            </office:change-info>
          </text:insertion>
        </text:changed-region>
        <text:changed-region xml:id="ct482066352" text:id="ct482066352">
          <text:insertion>
            <office:change-info>
              <dc:creator>BJ Hargrave</dc:creator>
              <dc:date>2013-11-11T15:24:00</dc:date>
            </office:change-info>
          </text:insertion>
        </text:changed-region>
        <text:changed-region xml:id="ct482069872" text:id="ct482069872">
          <text:insertion>
            <office:change-info>
              <dc:creator>BJ Hargrave</dc:creator>
              <dc:date>2013-11-11T15:25:00</dc:date>
            </office:change-info>
          </text:insertion>
        </text:changed-region>
        <text:changed-region xml:id="ct482071104" text:id="ct482071104">
          <text:insertion>
            <office:change-info>
              <dc:creator>BJ Hargrave</dc:creator>
              <dc:date>2013-11-11T15:26:00</dc:date>
            </office:change-info>
          </text:insertion>
        </text:changed-region>
        <text:changed-region xml:id="ct482064352" text:id="ct482064352">
          <text:insertion>
            <office:change-info>
              <dc:creator>BJ Hargrave</dc:creator>
              <dc:date>2013-11-11T15:25:00</dc:date>
            </office:change-info>
          </text:insertion>
        </text:changed-region>
        <text:changed-region xml:id="ct482072544" text:id="ct482072544">
          <text:insertion>
            <office:change-info>
              <dc:creator>BJ Hargrave</dc:creator>
              <dc:date>2013-11-11T15:27:00</dc:date>
            </office:change-info>
          </text:insertion>
        </text:changed-region>
        <text:changed-region xml:id="ct482065760" text:id="ct482065760">
          <text:deletion>
            <office:change-info>
              <dc:creator>BJ Hargrave</dc:creator>
              <dc:date>2013-11-11T15:27:00</dc:date>
            </office:change-info>
            <text:p text:style-name="Body"><text:span text:style-name="Default_20_Paragraph_20_Font"><text:span text:style-name="T2">ve</text:span></text:span></text:p>
          </text:deletion>
        </text:changed-region>
        <text:changed-region xml:id="ct482073440" text:id="ct482073440">
          <text:insertion>
            <office:change-info>
              <dc:creator>BJ Hargrave</dc:creator>
              <dc:date>2013-11-11T15:27:00</dc:date>
            </office:change-info>
          </text:insertion>
        </text:changed-region>
        <text:changed-region xml:id="ct482074224" text:id="ct482074224">
          <text:deletion>
            <office:change-info>
              <dc:creator>BJ Hargrave</dc:creator>
              <dc:date>2013-11-11T15:27:00</dc:date>
            </office:change-info>
            <text:p text:style-name="Body"><text:span text:style-name="Default_20_Paragraph_20_Font"><text:span text:style-name="T2">missing from</text:span></text:span></text:p>
          </text:deletion>
        </text:changed-region>
        <text:changed-region xml:id="ct482074992" text:id="ct482074992">
          <text:insertion>
            <office:change-info>
              <dc:creator>BJ Hargrave</dc:creator>
              <dc:date>2013-11-11T15:27:00</dc:date>
            </office:change-info>
          </text:insertion>
        </text:changed-region>
        <text:changed-region xml:id="ct497393168" text:id="ct497393168">
          <text:insertion>
            <office:change-info>
              <dc:creator>BJ Hargrave</dc:creator>
              <dc:date>2013-11-11T15:29:00</dc:date>
            </office:change-info>
          </text:insertion>
        </text:changed-region>
        <text:changed-region xml:id="ct497394656" text:id="ct497394656">
          <text:insertion>
            <office:change-info>
              <dc:creator>BJ Hargrave</dc:creator>
              <dc:date>2013-11-11T15:29:00</dc:date>
            </office:change-info>
          </text:insertion>
        </text:changed-region>
        <text:changed-region xml:id="ct497393600" text:id="ct497393600">
          <text:insertion>
            <office:change-info>
              <dc:creator>BJ Hargrave</dc:creator>
              <dc:date>2013-11-11T15:29:00</dc:date>
            </office:change-info>
          </text:insertion>
        </text:changed-region>
        <text:changed-region xml:id="ct497392336" text:id="ct497392336">
          <text:insertion>
            <office:change-info>
              <dc:creator>BJ Hargrave</dc:creator>
              <dc:date>2013-11-11T15:30:00</dc:date>
            </office:change-info>
          </text:insertion>
        </text:changed-region>
        <text:changed-region xml:id="ct497398192" text:id="ct497398192">
          <text:insertion>
            <office:change-info>
              <dc:creator>BJ Hargrave</dc:creator>
              <dc:date>2013-11-11T15:30:00</dc:date>
            </office:change-info>
          </text:insertion>
        </text:changed-region>
        <text:changed-region xml:id="ct497393808" text:id="ct497393808">
          <text:insertion>
            <office:change-info>
              <dc:creator>BJ Hargrave</dc:creator>
              <dc:date>2013-11-11T15:30:00</dc:date>
            </office:change-info>
          </text:insertion>
        </text:changed-region>
        <text:changed-region xml:id="ct497392464" text:id="ct497392464">
          <text:insertion>
            <office:change-info>
              <dc:creator>BJ Hargrave</dc:creator>
              <dc:date>2013-11-11T15:38:00</dc:date>
            </office:change-info>
          </text:insertion>
        </text:changed-region>
        <text:changed-region xml:id="ct497403456" text:id="ct497403456">
          <text:deletion>
            <office:change-info>
              <dc:creator>BJ Hargrave</dc:creator>
              <dc:date>2013-11-11T15:38:00</dc:date>
            </office:change-info>
            <text:p text:style-name="P2"><text:span text:style-name="Source_20_Text">resource</text:span></text:p>
          </text:deletion>
        </text:changed-region>
        <text:changed-region xml:id="ct497403952" text:id="ct497403952">
          <text:insertion>
            <office:change-info>
              <dc:creator>BJ Hargrave</dc:creator>
              <dc:date>2013-11-11T15:38:00</dc:date>
            </office:change-info>
          </text:insertion>
        </text:changed-region>
        <text:changed-region xml:id="ct497404784" text:id="ct497404784">
          <text:deletion>
            <office:change-info>
              <dc:creator>BJ Hargrave</dc:creator>
              <dc:date>2013-11-11T15:38:00</dc:date>
            </office:change-info>
            <text:p text:style-name="P2"><text:span text:style-name="Default_20_Paragraph_20_Font">be a single value prefix pattern</text:span></text:p>
          </text:deletion>
        </text:changed-region>
        <text:changed-region xml:id="ct497405280" text:id="ct497405280">
          <text:insertion>
            <office:change-info>
              <dc:creator>BJ Hargrave</dc:creator>
              <dc:date>2013-11-11T15:38:00</dc:date>
            </office:change-info>
          </text:insertion>
        </text:changed-region>
        <text:changed-region xml:id="ct497405760" text:id="ct497405760">
          <text:deletion>
            <office:change-info>
              <dc:creator>BJ Hargrave</dc:creator>
              <dc:date>2013-11-11T15:38:00</dc:date>
            </office:change-info>
            <text:p text:style-name="P2"><text:span text:style-name="Default_20_Paragraph_20_Font"><text:s/>The </text:span><text:span text:style-name="Source_20_Text">pattern</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deletion>
        </text:changed-region>
        <text:changed-region xml:id="ct497401008" text:id="ct497401008">
          <text:deletion>
            <office:change-info>
              <dc:creator>BJ Hargrave</dc:creator>
              <dc:date>2013-11-11T15:38:00</dc:date>
            </office:change-info>
            <text:p text:style-name="Table_20_Contents">Registers a mapping from the prefix pattern defined in the single valued <text:span text:style-name="Source_20_Text">osgi.http</text:span><text:span text:style-name="Source_20_Text"><text:span text:style-name="T6">.whiteboard</text:span></text:span><text:span text:style-name="Source_20_Text">.resource.pattern</text:span><text:span text:style-name="Default_20_Paragraph_20_Font"> to resources found at the given prefix.</text:span></text:p>
          </text:deletion>
        </text:changed-region>
        <text:changed-region xml:id="ct497405104" text:id="ct497405104">
          <text:insertion>
            <office:change-info>
              <dc:creator>BJ Hargrave</dc:creator>
              <dc:date>2013-11-11T15:39:00</dc:date>
            </office:change-info>
          </text:insertion>
        </text:changed-region>
        <text:changed-region xml:id="ct127527360" text:id="ct127527360">
          <text:deletion>
            <office:change-info>
              <dc:creator>BJ Hargrave</dc:creator>
              <dc:date>2013-11-11T16:00:00</dc:date>
            </office:change-info>
            <text:p text:style-name="Preformatted_20_Text"><text:span text:style-name="Default_20_Paragraph_20_Font">"</text:span></text:p>
          </text:deletion>
        </text:changed-region>
        <text:changed-region xml:id="ct127545248" text:id="ct127545248">
          <text:insertion>
            <office:change-info>
              <dc:creator>BJ Hargrave</dc:creator>
              <dc:date>2013-11-11T16:00:00</dc:date>
            </office:change-info>
          </text:insertion>
        </text:changed-region>
        <text:changed-region xml:id="ct127547648" text:id="ct127547648">
          <text:deletion>
            <office:change-info>
              <dc:creator>BJ Hargrave</dc:creator>
              <dc:date>2013-11-11T16:00:00</dc:date>
            </office:change-info>
            <text:p text:style-name="Preformatted_20_Text"><text:span text:style-name="Default_20_Paragraph_20_Font">"</text:span></text:p>
          </text:deletion>
        </text:changed-region>
        <text:changed-region xml:id="ct127546992" text:id="ct127546992">
          <text:deletion>
            <office:change-info>
              <dc:creator>BJ Hargrave</dc:creator>
              <dc:date>2013-11-11T15:39:00</dc:date>
            </office:change-info>
            <text:p text:style-name="Preformatted_20_Text"><text:span text:style-name="Default_20_Paragraph_20_Font">resource</text:span></text:p>
          </text:deletion>
        </text:changed-region>
        <text:changed-region xml:id="ct127529344" text:id="ct127529344">
          <text:insertion>
            <office:change-info>
              <dc:creator>BJ Hargrave</dc:creator>
              <dc:date>2013-11-11T15:39:00</dc:date>
            </office:change-info>
          </text:insertion>
        </text:changed-region>
        <text:changed-region xml:id="ct127542336" text:id="ct127542336">
          <text:insertion>
            <office:change-info>
              <dc:creator>BJ Hargrave</dc:creator>
              <dc:date>2013-11-11T15:39:00</dc:date>
            </office:change-info>
          </text:insertion>
        </text:changed-region>
        <text:changed-region xml:id="ct127548032" text:id="ct127548032">
          <text:insertion>
            <office:change-info>
              <dc:creator>BJ Hargrave</dc:creator>
              <dc:date>2013-11-11T15:39:00</dc:date>
            </office:change-info>
          </text:insertion>
        </text:changed-region>
        <text:changed-region xml:id="ct127528928" text:id="ct127528928">
          <text:deletion>
            <office:change-info>
              <dc:creator>BJ Hargrave</dc:creator>
              <dc:date>2013-11-11T15:42:00</dc:date>
            </office:change-info>
            <text:p text:style-name="Body"><text:span text:style-name="Default_20_Paragraph_20_Font"/></text:p>
            <text:p text:style-name="Body"><text:span text:style-name="Default_20_Paragraph_20_Font"/></text:p>
          </text:deletion>
        </text:changed-region>
        <text:changed-region xml:id="ct127546048" text:id="ct127546048">
          <text:deletion>
            <office:change-info>
              <dc:creator>BJ Hargrave</dc:creator>
              <dc:date>2013-11-11T15:44:00</dc:date>
            </office:change-info>
            <text:p text:style-name="Body"><text:span text:style-name="Default_20_Paragraph_20_Font"><text:span text:style-name="T8">, s</text:span></text:span></text:p>
          </text:deletion>
        </text:changed-region>
        <text:changed-region xml:id="ct127525184" text:id="ct127525184">
          <text:insertion>
            <office:change-info>
              <dc:creator>BJ Hargrave</dc:creator>
              <dc:date>2013-11-11T15:44:00</dc:date>
            </office:change-info>
          </text:insertion>
        </text:changed-region>
        <text:changed-region xml:id="ct127548464" text:id="ct127548464">
          <text:insertion>
            <office:change-info>
              <dc:creator>BJ Hargrave</dc:creator>
              <dc:date>2013-11-11T15:44:00</dc:date>
            </office:change-info>
          </text:insertion>
        </text:changed-region>
        <text:changed-region xml:id="ct127548592" text:id="ct127548592">
          <text:deletion>
            <office:change-info>
              <dc:creator>BJ Hargrave</dc:creator>
              <dc:date>2013-11-11T15:44:00</dc:date>
            </office:change-info>
            <text:p text:style-name="Body"><text:span text:style-name="Default_20_Paragraph_20_Font"><text:span text:style-name="T8">ed are</text:span></text:span></text:p>
          </text:deletion>
        </text:changed-region>
        <text:changed-region xml:id="ct501536064" text:id="ct501536064">
          <text:insertion>
            <office:change-info>
              <dc:creator>BJ Hargrave</dc:creator>
              <dc:date>2013-11-11T15:44:00</dc:date>
            </office:change-info>
          </text:insertion>
        </text:changed-region>
        <text:changed-region xml:id="ct501516784" text:id="ct501516784">
          <text:deletion>
            <office:change-info>
              <dc:creator>BJ Hargrave</dc:creator>
              <dc:date>2013-11-11T15:44:00</dc:date>
            </office:change-info>
            <text:p text:style-name="Body"><text:span text:style-name="Default_20_Paragraph_20_Font"><text:span text:style-name="T8">h</text:span></text:span></text:p>
          </text:deletion>
        </text:changed-region>
        <text:changed-region xml:id="ct501530000" text:id="ct501530000">
          <text:insertion>
            <office:change-info>
              <dc:creator>BJ Hargrave</dc:creator>
              <dc:date>2013-11-11T15:44:00</dc:date>
            </office:change-info>
          </text:insertion>
        </text:changed-region>
        <text:changed-region xml:id="ct501515472" text:id="ct501515472">
          <text:deletion>
            <office:change-info>
              <dc:creator>BJ Hargrave</dc:creator>
              <dc:date>2013-11-11T15:44:00</dc:date>
            </office:change-info>
            <text:p text:style-name="Body"><text:span text:style-name="Default_20_Paragraph_20_Font"><text:span text:style-name="T8">c</text:span></text:span></text:p>
          </text:deletion>
        </text:changed-region>
        <text:changed-region xml:id="ct501529232" text:id="ct501529232">
          <text:insertion>
            <office:change-info>
              <dc:creator>BJ Hargrave</dc:creator>
              <dc:date>2013-11-11T15:44:00</dc:date>
            </office:change-info>
          </text:insertion>
        </text:changed-region>
        <text:changed-region xml:id="ct501531632" text:id="ct501531632">
          <text:insertion>
            <office:change-info>
              <dc:creator>BJ Hargrave</dc:creator>
              <dc:date>2013-11-11T15:45:00</dc:date>
            </office:change-info>
          </text:insertion>
        </text:changed-region>
        <text:changed-region xml:id="ct501519760" text:id="ct501519760">
          <text:deletion>
            <office:change-info>
              <dc:creator>BJ Hargrave</dc:creator>
              <dc:date>2013-11-11T15:45:00</dc:date>
            </office:change-info>
            <text:p text:style-name="Body"><text:span text:style-name="Default_20_Paragraph_20_Font"><text:span text:style-name="T8">5.2.2.</text:span></text:span></text:p>
          </text:deletion>
        </text:changed-region>
        <text:changed-region xml:id="ct501519856" text:id="ct501519856">
          <text:deletion>
            <office:change-info>
              <dc:creator>BJ Hargrave</dc:creator>
              <dc:date>2013-11-11T15:46:00</dc:date>
            </office:change-info>
            <text:p text:style-name="Body"><text:span text:style-name="Default_20_Paragraph_20_Font"><text:span text:style-name="T8">h</text:span></text:span></text:p>
          </text:deletion>
        </text:changed-region>
        <text:changed-region xml:id="ct501534816" text:id="ct501534816">
          <text:insertion>
            <office:change-info>
              <dc:creator>BJ Hargrave</dc:creator>
              <dc:date>2013-11-11T15:46:00</dc:date>
            </office:change-info>
          </text:insertion>
        </text:changed-region>
        <text:changed-region xml:id="ct501494576" text:id="ct501494576">
          <text:deletion>
            <office:change-info>
              <dc:creator>BJ Hargrave</dc:creator>
              <dc:date>2013-11-11T15:46:00</dc:date>
            </office:change-info>
            <text:p text:style-name="Body"><text:span text:style-name="Default_20_Paragraph_20_Font"><text:span text:style-name="T8">s</text:span></text:span></text:p>
          </text:deletion>
        </text:changed-region>
        <text:changed-region xml:id="ct501512864" text:id="ct501512864">
          <text:insertion>
            <office:change-info>
              <dc:creator>BJ Hargrave</dc:creator>
              <dc:date>2013-11-11T15:46:00</dc:date>
            </office:change-info>
          </text:insertion>
        </text:changed-region>
        <text:changed-region xml:id="ct501525136" text:id="ct501525136">
          <text:deletion>
            <office:change-info>
              <dc:creator>BJ Hargrave</dc:creator>
              <dc:date>2013-11-11T15:46:00</dc:date>
            </office:change-info>
            <text:p text:style-name="Body"><text:span text:style-name="Default_20_Paragraph_20_Font"><text:span text:style-name="T8">h</text:span></text:span></text:p>
          </text:deletion>
        </text:changed-region>
        <text:changed-region xml:id="ct206526128" text:id="ct206526128">
          <text:insertion>
            <office:change-info>
              <dc:creator>BJ Hargrave</dc:creator>
              <dc:date>2013-11-11T15:46:00</dc:date>
            </office:change-info>
          </text:insertion>
        </text:changed-region>
        <text:changed-region xml:id="ct501517040" text:id="ct501517040">
          <text:deletion>
            <office:change-info>
              <dc:creator>BJ Hargrave</dc:creator>
              <dc:date>2013-11-11T15:46:00</dc:date>
            </office:change-info>
            <text:p text:style-name="Body"><text:span text:style-name="Default_20_Paragraph_20_Font"><text:span text:style-name="T8">c</text:span></text:span></text:p>
          </text:deletion>
        </text:changed-region>
        <text:changed-region xml:id="ct501519248" text:id="ct501519248">
          <text:insertion>
            <office:change-info>
              <dc:creator>BJ Hargrave</dc:creator>
              <dc:date>2013-11-11T15:46:00</dc:date>
            </office:change-info>
          </text:insertion>
        </text:changed-region>
        <text:changed-region xml:id="ct501522928" text:id="ct501522928">
          <text:deletion>
            <office:change-info>
              <dc:creator>BJ Hargrave</dc:creator>
              <dc:date>2013-11-11T15:46:00</dc:date>
            </office:change-info>
            <text:p text:style-name="Body"><text:span text:style-name="Default_20_Paragraph_20_Font"><text:span text:style-name="T8">c</text:span></text:span></text:p>
          </text:deletion>
        </text:changed-region>
        <text:changed-region xml:id="ct501512448" text:id="ct501512448">
          <text:insertion>
            <office:change-info>
              <dc:creator>BJ Hargrave</dc:creator>
              <dc:date>2013-11-11T15:46:00</dc:date>
            </office:change-info>
          </text:insertion>
        </text:changed-region>
        <text:changed-region xml:id="ct501523376" text:id="ct501523376">
          <text:insertion>
            <office:change-info>
              <dc:creator>BJ Hargrave</dc:creator>
              <dc:date>2013-11-11T15:51:00</dc:date>
            </office:change-info>
          </text:insertion>
        </text:changed-region>
        <text:changed-region xml:id="ct501539760" text:id="ct501539760">
          <text:insertion>
            <office:change-info>
              <dc:creator>BJ Hargrave</dc:creator>
              <dc:date>2013-11-11T15:51:00</dc:date>
            </office:change-info>
          </text:insertion>
        </text:changed-region>
        <text:changed-region xml:id="ct501518784" text:id="ct501518784">
          <text:deletion>
            <office:change-info>
              <dc:creator>BJ Hargrave</dc:creator>
              <dc:date>2013-11-11T15:51:00</dc:date>
            </office:change-info>
            <text:p text:style-name="P5"><text:span text:style-name="Default_20_Paragraph_20_Font">c</text:span></text:p>
          </text:deletion>
        </text:changed-region>
        <text:changed-region xml:id="ct501497200" text:id="ct501497200">
          <text:insertion>
            <office:change-info>
              <dc:creator>BJ Hargrave</dc:creator>
              <dc:date>2013-11-11T15:51:00</dc:date>
            </office:change-info>
          </text:insertion>
        </text:changed-region>
        <text:changed-region xml:id="ct501496752" text:id="ct501496752">
          <text:deletion>
            <office:change-info>
              <dc:creator>BJ Hargrave</dc:creator>
              <dc:date>2013-11-11T15:51:00</dc:date>
            </office:change-info>
            <text:p text:style-name="P5"><text:span text:style-name="Default_20_Paragraph_20_Font">c</text:span></text:p>
          </text:deletion>
        </text:changed-region>
        <text:changed-region xml:id="ct501492464" text:id="ct501492464">
          <text:deletion>
            <office:change-info>
              <dc:creator>BJ Hargrave</dc:creator>
              <dc:date>2013-11-11T15:51:00</dc:date>
            </office:change-info>
            <text:p text:style-name="P5"><text:span text:style-name="Default_20_Paragraph_20_Font">gets</text:span></text:p>
          </text:deletion>
        </text:changed-region>
        <text:changed-region xml:id="ct501522624" text:id="ct501522624">
          <text:insertion>
            <office:change-info>
              <dc:creator>BJ Hargrave</dc:creator>
              <dc:date>2013-11-11T15:51:00</dc:date>
            </office:change-info>
          </text:insertion>
        </text:changed-region>
        <text:changed-region xml:id="ct501496576" text:id="ct501496576">
          <text:insertion>
            <office:change-info>
              <dc:creator>BJ Hargrave</dc:creator>
              <dc:date>2013-11-11T15:51:00</dc:date>
            </office:change-info>
          </text:insertion>
        </text:changed-region>
        <text:changed-region xml:id="ct501532704" text:id="ct501532704">
          <text:format-change>
            <office:change-info>
              <dc:creator>BJ Hargrave</dc:creator>
              <dc:date>2013-11-11T15:53:00</dc:date>
            </office:change-info>
          </text:format-change>
        </text:changed-region>
        <text:changed-region xml:id="ct501540000" text:id="ct501540000">
          <text:insertion>
            <office:change-info>
              <dc:creator>BJ Hargrave</dc:creator>
              <dc:date>2013-11-11T15:52:00</dc:date>
            </office:change-info>
          </text:insertion>
        </text:changed-region>
        <text:changed-region xml:id="ct501524720" text:id="ct501524720">
          <text:deletion>
            <office:change-info>
              <dc:creator>BJ Hargrave</dc:creator>
              <dc:date>2013-11-11T15:52:00</dc:date>
            </office:change-info>
            <text:p text:style-name="P5"><text:span text:style-name="Default_20_Paragraph_20_Font">c</text:span></text:p>
          </text:deletion>
        </text:changed-region>
        <text:changed-region xml:id="ct501525632" text:id="ct501525632">
          <text:insertion>
            <office:change-info>
              <dc:creator>BJ Hargrave</dc:creator>
              <dc:date>2013-11-11T15:52:00</dc:date>
            </office:change-info>
          </text:insertion>
        </text:changed-region>
        <text:changed-region xml:id="ct501537056" text:id="ct501537056">
          <text:deletion>
            <office:change-info>
              <dc:creator>BJ Hargrave</dc:creator>
              <dc:date>2013-11-11T15:52:00</dc:date>
            </office:change-info>
            <text:p text:style-name="P5"><text:span text:style-name="Default_20_Paragraph_20_Font">c</text:span></text:p>
          </text:deletion>
        </text:changed-region>
        <text:changed-region xml:id="ct501533472" text:id="ct501533472">
          <text:insertion>
            <office:change-info>
              <dc:creator>BJ Hargrave</dc:creator>
              <dc:date>2013-11-11T15:52:00</dc:date>
            </office:change-info>
          </text:insertion>
        </text:changed-region>
        <text:changed-region xml:id="ct501533600" text:id="ct501533600">
          <text:deletion>
            <office:change-info>
              <dc:creator>BJ Hargrave</dc:creator>
              <dc:date>2013-11-11T15:52:00</dc:date>
            </office:change-info>
            <text:p text:style-name="P5"><text:span text:style-name="Default_20_Paragraph_20_Font">c</text:span></text:p>
          </text:deletion>
        </text:changed-region>
        <text:changed-region xml:id="ct501533088" text:id="ct501533088">
          <text:insertion>
            <office:change-info>
              <dc:creator>BJ Hargrave</dc:creator>
              <dc:date>2013-11-11T15:52:00</dc:date>
            </office:change-info>
          </text:insertion>
        </text:changed-region>
        <text:changed-region xml:id="ct501533216" text:id="ct501533216">
          <text:deletion>
            <office:change-info>
              <dc:creator>BJ Hargrave</dc:creator>
              <dc:date>2013-11-11T15:52:00</dc:date>
            </office:change-info>
            <text:p text:style-name="P5"><text:span text:style-name="Default_20_Paragraph_20_Font">gets</text:span></text:p>
          </text:deletion>
        </text:changed-region>
        <text:changed-region xml:id="ct501538912" text:id="ct501538912">
          <text:format-change>
            <office:change-info>
              <dc:creator>BJ Hargrave</dc:creator>
              <dc:date>2013-11-11T15:53:00</dc:date>
            </office:change-info>
          </text:format-change>
        </text:changed-region>
        <text:changed-region xml:id="ct501541616" text:id="ct501541616">
          <text:deletion>
            <office:change-info>
              <dc:creator>BJ Hargrave</dc:creator>
              <dc:date>2013-11-11T15:52:00</dc:date>
            </office:change-info>
            <text:p text:style-name="P5"><text:span text:style-name="Default_20_Paragraph_20_Font">keeps</text:span></text:p>
          </text:deletion>
        </text:changed-region>
        <text:changed-region xml:id="ct501542112" text:id="ct501542112">
          <text:insertion>
            <office:change-info>
              <dc:creator>BJ Hargrave</dc:creator>
              <dc:date>2013-11-11T15:52:00</dc:date>
            </office:change-info>
          </text:insertion>
        </text:changed-region>
        <text:changed-region xml:id="ct501542944" text:id="ct501542944">
          <text:insertion>
            <office:change-info>
              <dc:creator>BJ Hargrave</dc:creator>
              <dc:date>2013-11-11T15:53:00</dc:date>
            </office:change-info>
          </text:insertion>
        </text:changed-region>
        <text:changed-region xml:id="ct501543424" text:id="ct501543424">
          <text:insertion>
            <office:change-info>
              <dc:creator>BJ Hargrave</dc:creator>
              <dc:date>2013-11-11T15:52:00</dc:date>
            </office:change-info>
          </text:insertion>
        </text:changed-region>
        <text:changed-region xml:id="ct501543552" text:id="ct501543552">
          <text:deletion>
            <office:change-info>
              <dc:creator>BJ Hargrave</dc:creator>
              <dc:date>2013-11-11T15:53:00</dc:date>
            </office:change-info>
            <text:p text:style-name="P5"><text:span text:style-name="Default_20_Paragraph_20_Font"><text:s/>c</text:span></text:p>
          </text:deletion>
        </text:changed-region>
        <text:changed-region xml:id="ct501544048" text:id="ct501544048">
          <text:insertion>
            <office:change-info>
              <dc:creator>BJ Hargrave</dc:creator>
              <dc:date>2013-11-11T15:53:00</dc:date>
            </office:change-info>
          </text:insertion>
        </text:changed-region>
        <text:changed-region xml:id="ct501544528" text:id="ct501544528">
          <text:deletion>
            <office:change-info>
              <dc:creator>BJ Hargrave</dc:creator>
              <dc:date>2013-11-11T15:53:00</dc:date>
            </office:change-info>
            <text:p text:style-name="P5"><text:span text:style-name="Default_20_Paragraph_20_Font">kept</text:span></text:p>
          </text:deletion>
        </text:changed-region>
        <text:changed-region xml:id="ct501545024" text:id="ct501545024">
          <text:insertion>
            <office:change-info>
              <dc:creator>BJ Hargrave</dc:creator>
              <dc:date>2013-11-11T15:53:00</dc:date>
            </office:change-info>
          </text:insertion>
        </text:changed-region>
        <text:changed-region xml:id="ct501532960" text:id="ct501532960">
          <text:insertion>
            <office:change-info>
              <dc:creator>BJ Hargrave</dc:creator>
              <dc:date>2013-11-11T15:55:00</dc:date>
            </office:change-info>
          </text:insertion>
        </text:changed-region>
        <text:changed-region xml:id="ct501525456" text:id="ct501525456">
          <text:insertion>
            <office:change-info>
              <dc:creator>BJ Hargrave</dc:creator>
              <dc:date>2013-11-11T15:54:00</dc:date>
            </office:change-info>
          </text:insertion>
        </text:changed-region>
        <text:changed-region xml:id="ct501545152" text:id="ct501545152">
          <text:deletion>
            <office:change-info>
              <dc:creator>BJ Hargrave</dc:creator>
              <dc:date>2013-11-11T15:55:00</dc:date>
            </office:change-info>
            <text:p text:style-name="Body"><text:span text:style-name="Default_20_Paragraph_20_Font">should</text:span></text:p>
          </text:deletion>
        </text:changed-region>
        <text:changed-region xml:id="ct501528320" text:id="ct501528320">
          <text:insertion>
            <office:change-info>
              <dc:creator>BJ Hargrave</dc:creator>
              <dc:date>2013-11-11T15:56:00</dc:date>
            </office:change-info>
          </text:insertion>
        </text:changed-region>
        <text:changed-region xml:id="ct501492032" text:id="ct501492032">
          <text:deletion>
            <office:change-info>
              <dc:creator>BJ Hargrave</dc:creator>
              <dc:date>2013-11-11T15:56:00</dc:date>
            </office:change-info>
            <text:p text:style-name="Body"><text:span text:style-name="Source_20_Text"><text:span text:style-name="T10">configured</text:span></text:span></text:p>
          </text:deletion>
        </text:changed-region>
        <text:changed-region xml:id="ct501543776" text:id="ct501543776">
          <text:insertion>
            <office:change-info>
              <dc:creator>BJ Hargrave</dc:creator>
              <dc:date>2013-11-11T15:56:00</dc:date>
            </office:change-info>
          </text:insertion>
        </text:changed-region>
        <text:changed-region xml:id="ct501507456" text:id="ct501507456">
          <text:insertion>
            <office:change-info>
              <dc:creator>BJ Hargrave</dc:creator>
              <dc:date>2013-11-11T15:56:00</dc:date>
            </office:change-info>
          </text:insertion>
        </text:changed-region>
        <text:changed-region xml:id="ct501507584" text:id="ct501507584">
          <text:deletion>
            <office:change-info>
              <dc:creator>BJ Hargrave</dc:creator>
              <dc:date>2013-11-11T15:56:00</dc:date>
            </office:change-info>
            <text:p text:style-name="Body"><text:span text:style-name="Source_20_Text"><text:span text:style-name="T10">, t</text:span></text:span></text:p>
          </text:deletion>
        </text:changed-region>
        <text:changed-region xml:id="ct501527744" text:id="ct501527744">
          <text:insertion>
            <office:change-info>
              <dc:creator>BJ Hargrave</dc:creator>
              <dc:date>2013-11-11T15:56:00</dc:date>
            </office:change-info>
          </text:insertion>
        </text:changed-region>
        <text:changed-region xml:id="ct501541200" text:id="ct501541200">
          <text:insertion>
            <office:change-info>
              <dc:creator>BJ Hargrave</dc:creator>
              <dc:date>2013-11-11T15:56:00</dc:date>
            </office:change-info>
          </text:insertion>
        </text:changed-region>
        <text:changed-region xml:id="ct501548928" text:id="ct501548928">
          <text:insertion>
            <office:change-info>
              <dc:creator>BJ Hargrave</dc:creator>
              <dc:date>2013-11-11T15:57:00</dc:date>
            </office:change-info>
          </text:insertion>
        </text:changed-region>
        <text:changed-region xml:id="ct501549760" text:id="ct501549760">
          <text:deletion>
            <office:change-info>
              <dc:creator>BJ Hargrave</dc:creator>
              <dc:date>2013-11-11T15:57:00</dc:date>
            </office:change-info>
            <text:p text:style-name="Body"><text:span text:style-name="Source_20_Text"><text:span text:style-name="T10">http</text:span></text:span></text:p>
          </text:deletion>
        </text:changed-region>
        <text:changed-region xml:id="ct501550608" text:id="ct501550608">
          <text:insertion>
            <office:change-info>
              <dc:creator>BJ Hargrave</dc:creator>
              <dc:date>2013-11-11T15:57:00</dc:date>
            </office:change-info>
          </text:insertion>
        </text:changed-region>
        <text:changed-region xml:id="ct501507312" text:id="ct501507312">
          <text:deletion>
            <office:change-info>
              <dc:creator>BJ Hargrave</dc:creator>
              <dc:date>2013-11-11T16:00:00</dc:date>
            </office:change-info>
            <text:p text:style-name="Preformatted_20_Text"><text:span text:style-name="Default_20_Paragraph_20_Font"><text:span text:style-name="T4">"</text:span></text:span></text:p>
          </text:deletion>
        </text:changed-region>
        <text:changed-region xml:id="ct501527232" text:id="ct501527232">
          <text:insertion>
            <office:change-info>
              <dc:creator>BJ Hargrave</dc:creator>
              <dc:date>2013-11-11T16:00:00</dc:date>
            </office:change-info>
          </text:insertion>
        </text:changed-region>
        <text:changed-region xml:id="ct501543904" text:id="ct501543904">
          <text:deletion>
            <office:change-info>
              <dc:creator>BJ Hargrave</dc:creator>
              <dc:date>2013-11-11T16:00:00</dc:date>
            </office:change-info>
            <text:p text:style-name="Preformatted_20_Text"><text:span text:style-name="Default_20_Paragraph_20_Font"><text:span text:style-name="T4">"</text:span></text:span></text:p>
          </text:deletion>
        </text:changed-region>
        <text:changed-region xml:id="ct501523760" text:id="ct501523760">
          <text:insertion>
            <office:change-info>
              <dc:creator>BJ Hargrave</dc:creator>
              <dc:date>2013-11-11T16:01:00</dc:date>
            </office:change-info>
          </text:insertion>
        </text:changed-region>
        <text:changed-region xml:id="ct501518432" text:id="ct501518432">
          <text:insertion>
            <office:change-info>
              <dc:creator>BJ Hargrave</dc:creator>
              <dc:date>2013-11-11T16:04:00</dc:date>
            </office:change-info>
          </text:insertion>
        </text:changed-region>
        <text:changed-region xml:id="ct501554592" text:id="ct501554592">
          <text:deletion>
            <office:change-info>
              <dc:creator>BJ Hargrave</dc:creator>
              <dc:date>2013-11-11T16:05:00</dc:date>
            </office:change-info>
            <text:p text:style-name="Body">implementing whiteboard support for servlets, servlet filters, listeners, resources, and Http Contexts has to</text:p>
          </text:deletion>
        </text:changed-region>
        <text:changed-region xml:id="ct501522064" text:id="ct501522064">
          <text:insertion>
            <office:change-info>
              <dc:creator>BJ Hargrave</dc:creator>
              <dc:date>2013-11-11T16:05:00</dc:date>
            </office:change-info>
          </text:insertion>
        </text:changed-region>
        <text:changed-region xml:id="ct501524816" text:id="ct501524816">
          <text:deletion>
            <office:change-info>
              <dc:creator>BJ Hargrave</dc:creator>
              <dc:date>2013-11-11T16:05:00</dc:date>
            </office:change-info>
            <text:p text:style-name="Body"><text:s/>following</text:p>
          </text:deletion>
        </text:changed-region>
        <text:changed-region xml:id="ct501492128" text:id="ct501492128">
          <text:deletion>
            <office:change-info>
              <dc:creator>BJ Hargrave</dc:creator>
              <dc:date>2013-11-11T16:05:00</dc:date>
            </office:change-info>
            <text:p text:style-name="Body"><text:span text:style-name="Default_20_Paragraph_20_Font">:</text:span></text:p>
          </text:deletion>
        </text:changed-region>
        <text:changed-region xml:id="ct501533968" text:id="ct501533968">
          <text:insertion>
            <office:change-info>
              <dc:creator>BJ Hargrave</dc:creator>
              <dc:date>2013-11-11T16:05:00</dc:date>
            </office:change-info>
          </text:insertion>
        </text:changed-region>
        <text:changed-region xml:id="ct501527904" text:id="ct501527904">
          <text:deletion>
            <office:change-info>
              <dc:creator>BJ Hargrave</dc:creator>
              <dc:date>2013-11-11T16:03:00</dc:date>
            </office:change-info>
            <text:p text:style-name="P6"><text:span text:style-name="Default_20_Paragraph_20_Font"><text:span text:style-name="T48">javax.servlet,javax</text:span></text:span></text:p>
          </text:deletion>
        </text:changed-region>
        <text:changed-region xml:id="ct501531120" text:id="ct501531120">
          <text:insertion>
            <office:change-info>
              <dc:creator>BJ Hargrave</dc:creator>
              <dc:date>2013-11-11T16:03:00</dc:date>
            </office:change-info>
          </text:insertion>
        </text:changed-region>
        <text:changed-region xml:id="ct501543104" text:id="ct501543104">
          <text:deletion>
            <office:change-info>
              <dc:creator>BJ Hargrave</dc:creator>
              <dc:date>2013-11-11T16:05:00</dc:date>
            </office:change-info>
            <text:p text:style-name="Body"><text:span text:style-name="Default_20_Paragraph_20_Font"><text:span text:style-name="T48">Such a bundle</text:span></text:span></text:p>
          </text:deletion>
        </text:changed-region>
        <text:changed-region xml:id="ct501537232" text:id="ct501537232">
          <text:insertion>
            <office:change-info>
              <dc:creator>BJ Hargrave</dc:creator>
              <dc:date>2013-11-11T16:05:00</dc:date>
            </office:change-info>
          </text:insertion>
        </text:changed-region>
        <text:changed-region xml:id="ct501541760" text:id="ct501541760">
          <text:deletion>
            <office:change-info>
              <dc:creator>BJ Hargrave</dc:creator>
              <dc:date>2013-11-11T16:07:00</dc:date>
            </office:change-info>
            <text:p text:style-name="Body"><text:span text:style-name="Default_20_Paragraph_20_Font"><text:span text:style-name="T10"><text:s/>the</text:span></text:span></text:p>
          </text:deletion>
        </text:changed-region>
        <text:changed-region xml:id="ct501540992" text:id="ct501540992">
          <text:insertion>
            <office:change-info>
              <dc:creator>BJ Hargrave</dc:creator>
              <dc:date>2013-11-11T16:06:00</dc:date>
            </office:change-info>
          </text:insertion>
        </text:changed-region>
        <text:changed-region xml:id="ct501551328" text:id="ct501551328">
          <text:deletion>
            <office:change-info>
              <dc:creator>BJ Hargrave</dc:creator>
              <dc:date>2013-11-11T16:06:00</dc:date>
            </office:change-info>
            <text:p text:style-name="Body"><text:span text:style-name="Default_20_Paragraph_20_Font"><text:span text:style-name="T10">directly with the Http Service</text:span></text:span></text:p>
          </text:deletion>
        </text:changed-region>
        <text:changed-region xml:id="ct501552112" text:id="ct501552112">
          <text:insertion>
            <office:change-info>
              <dc:creator>BJ Hargrave</dc:creator>
              <dc:date>2013-11-11T16:06:00</dc:date>
            </office:change-info>
          </text:insertion>
        </text:changed-region>
        <text:changed-region xml:id="ct501549504" text:id="ct501549504">
          <text:insertion>
            <office:change-info>
              <dc:creator>BJ Hargrave</dc:creator>
              <dc:date>2013-11-11T16:06:00</dc:date>
            </office:change-info>
          </text:insertion>
        </text:changed-region>
        <text:changed-region xml:id="ct501549376" text:id="ct501549376">
          <text:deletion>
            <office:change-info>
              <dc:creator>BJ Hargrave</dc:creator>
              <dc:date>2013-11-11T16:06:00</dc:date>
            </office:change-info>
            <text:p text:style-name="Body"><text:span text:style-name="Default_20_Paragraph_20_Font"><text:span text:style-name="T10">manages the usage of</text:span></text:span></text:p>
          </text:deletion>
        </text:changed-region>
        <text:changed-region xml:id="ct501539152" text:id="ct501539152">
          <text:insertion>
            <office:change-info>
              <dc:creator>BJ Hargrave</dc:creator>
              <dc:date>2013-11-11T16:06:00</dc:date>
            </office:change-info>
          </text:insertion>
        </text:changed-region>
        <text:changed-region xml:id="ct501542672" text:id="ct501542672">
          <text:deletion>
            <office:change-info>
              <dc:creator>BJ Hargrave</dc:creator>
              <dc:date>2013-11-11T16:07:00</dc:date>
            </office:change-info>
            <text:p text:style-name="Body"><text:span text:style-name="Default_20_Paragraph_20_Font"><text:span text:style-name="T10">registrations</text:span></text:span></text:p>
          </text:deletion>
        </text:changed-region>
        <text:changed-region xml:id="ct501555472" text:id="ct501555472">
          <text:insertion>
            <office:change-info>
              <dc:creator>BJ Hargrave</dc:creator>
              <dc:date>2013-11-11T16:07:00</dc:date>
            </office:change-info>
          </text:insertion>
        </text:changed-region>
        <text:changed-region xml:id="ct501556256" text:id="ct501556256">
          <text:deletion>
            <office:change-info>
              <dc:creator>BJ Hargrave</dc:creator>
              <dc:date>2013-11-11T16:07:00</dc:date>
            </office:change-info>
            <text:p text:style-name="Body"><text:span text:style-name="Default_20_Paragraph_20_Font"><text:span text:style-name="T10"><text:s/>Applying the whiteboard pattern the services are registered with the OSGi service registry instead. </text:span></text:span></text:p>
          </text:deletion>
        </text:changed-region>
        <text:changed-region xml:id="ct501539008" text:id="ct501539008">
          <text:format-change>
            <office:change-info>
              <dc:creator>BJ Hargrave</dc:creator>
              <dc:date>2013-11-11T16:09:00</dc:date>
            </office:change-info>
          </text:format-change>
        </text:changed-region>
        <text:changed-region xml:id="ct501539392" text:id="ct501539392">
          <text:insertion>
            <office:change-info>
              <dc:creator>BJ Hargrave</dc:creator>
              <dc:date>2013-11-11T16:08:00</dc:date>
            </office:change-info>
          </text:insertion>
        </text:changed-region>
        <text:changed-region xml:id="ct501544224" text:id="ct501544224">
          <text:deletion>
            <office:change-info>
              <dc:creator>BJ Hargrave</dc:creator>
              <dc:date>2013-11-11T16:07:00</dc:date>
            </office:change-info>
            <text:p text:style-name="Body"><text:span text:style-name="Default_20_Paragraph_20_Font"><text:span text:style-name="T10">service</text:span></text:span></text:p>
          </text:deletion>
        </text:changed-region>
        <text:changed-region xml:id="ct501529488" text:id="ct501529488">
          <text:insertion>
            <office:change-info>
              <dc:creator>BJ Hargrave</dc:creator>
              <dc:date>2013-11-11T16:07:00</dc:date>
            </office:change-info>
          </text:insertion>
        </text:changed-region>
        <text:changed-region xml:id="ct501555216" text:id="ct501555216">
          <text:deletion>
            <office:change-info>
              <dc:creator>BJ Hargrave</dc:creator>
              <dc:date>2013-11-11T16:07:00</dc:date>
            </office:change-info>
            <text:p text:style-name="Body"><text:span text:style-name="Default_20_Paragraph_20_Font"><text:span text:style-name="T10">uses</text:span></text:span></text:p>
          </text:deletion>
        </text:changed-region>
        <text:changed-region xml:id="ct501549952" text:id="ct501549952">
          <text:insertion>
            <office:change-info>
              <dc:creator>BJ Hargrave</dc:creator>
              <dc:date>2013-11-11T16:07:00</dc:date>
            </office:change-info>
          </text:insertion>
        </text:changed-region>
        <text:changed-region xml:id="ct501551632" text:id="ct501551632">
          <text:deletion>
            <office:change-info>
              <dc:creator>BJ Hargrave</dc:creator>
              <dc:date>2013-11-11T16:07:00</dc:date>
            </office:change-info>
            <text:p text:style-name="Body"><text:span text:style-name="Default_20_Paragraph_20_Font"><text:span text:style-name="T10">from ot</text:span></text:span></text:p>
          </text:deletion>
        </text:changed-region>
        <text:changed-region xml:id="ct501551104" text:id="ct501551104">
          <text:insertion>
            <office:change-info>
              <dc:creator>BJ Hargrave</dc:creator>
              <dc:date>2013-11-11T16:07:00</dc:date>
            </office:change-info>
          </text:insertion>
        </text:changed-region>
        <text:changed-region xml:id="ct501558560" text:id="ct501558560">
          <text:insertion>
            <office:change-info>
              <dc:creator>BJ Hargrave</dc:creator>
              <dc:date>2013-11-11T16:08:00</dc:date>
            </office:change-info>
          </text:insertion>
        </text:changed-region>
        <text:changed-region xml:id="ct501558688" text:id="ct501558688">
          <text:deletion>
            <office:change-info>
              <dc:creator>BJ Hargrave</dc:creator>
              <dc:date>2013-11-11T16:08:00</dc:date>
            </office:change-info>
            <text:p text:style-name="Body"><text:span text:style-name="Default_20_Paragraph_20_Font"><text:span text:style-name="T10">her</text:span></text:span></text:p>
          </text:deletion>
        </text:changed-region>
        <text:changed-region xml:id="ct501560240" text:id="ct501560240">
          <text:insertion>
            <office:change-info>
              <dc:creator>BJ Hargrave</dc:creator>
              <dc:date>2013-11-11T16:08:00</dc:date>
            </office:change-info>
          </text:insertion>
        </text:changed-region>
        <text:changed-region xml:id="ct501561776" text:id="ct501561776">
          <text:insertion>
            <office:change-info>
              <dc:creator>BJ Hargrave</dc:creator>
              <dc:date>2013-11-11T16:08:00</dc:date>
            </office:change-info>
          </text:insertion>
        </text:changed-region>
        <text:changed-region xml:id="ct501562608" text:id="ct501562608">
          <text:deletion>
            <office:change-info>
              <dc:creator>BJ Hargrave</dc:creator>
              <dc:date>2013-11-11T16:08:00</dc:date>
            </office:change-info>
            <text:p text:style-name="Body"><text:span text:style-name="Default_20_Paragraph_20_Font"><text:span text:style-name="T10">is</text:span></text:span></text:p>
          </text:deletion>
        </text:changed-region>
        <text:changed-region xml:id="ct501563456" text:id="ct501563456">
          <text:insertion>
            <office:change-info>
              <dc:creator>BJ Hargrave</dc:creator>
              <dc:date>2013-11-11T16:08:00</dc:date>
            </office:change-info>
          </text:insertion>
        </text:changed-region>
        <text:changed-region xml:id="ct501564288" text:id="ct501564288">
          <text:deletion>
            <office:change-info>
              <dc:creator>BJ Hargrave</dc:creator>
              <dc:date>2013-11-11T16:08:00</dc:date>
            </office:change-info>
            <text:p text:style-name="Body"><text:span text:style-name="Default_20_Paragraph_20_Font"><text:span text:style-name="T10"><text:s/>registration</text:span></text:span></text:p>
          </text:deletion>
        </text:changed-region>
        <text:changed-region xml:id="ct501565840" text:id="ct501565840">
          <text:format-change>
            <office:change-info>
              <dc:creator>BJ Hargrave</dc:creator>
              <dc:date>2013-11-11T16:09:00</dc:date>
            </office:change-info>
          </text:format-change>
        </text:changed-region>
        <text:changed-region xml:id="ct501566672" text:id="ct501566672">
          <text:insertion>
            <office:change-info>
              <dc:creator>BJ Hargrave</dc:creator>
              <dc:date>2013-11-11T16:09:00</dc:date>
            </office:change-info>
          </text:insertion>
        </text:changed-region>
        <text:changed-region xml:id="ct501567504" text:id="ct501567504">
          <text:format-change>
            <office:change-info>
              <dc:creator>BJ Hargrave</dc:creator>
              <dc:date>2013-11-11T16:09:00</dc:date>
            </office:change-info>
          </text:format-change>
        </text:changed-region>
        <text:changed-region xml:id="ct501568336" text:id="ct501568336">
          <text:deletion>
            <office:change-info>
              <dc:creator>BJ Hargrave</dc:creator>
              <dc:date>2013-11-11T16:09:00</dc:date>
            </office:change-info>
            <text:p text:style-name="Body"><text:span text:style-name="Default_20_Paragraph_20_Font"><text:span text:style-name="T10">ing</text:span></text:span></text:p>
          </text:deletion>
        </text:changed-region>
        <text:changed-region xml:id="ct501569888" text:id="ct501569888">
          <text:insertion>
            <office:change-info>
              <dc:creator>BJ Hargrave</dc:creator>
              <dc:date>2013-11-11T16:10:00</dc:date>
            </office:change-info>
          </text:insertion>
        </text:changed-region>
        <text:changed-region xml:id="ct501555680" text:id="ct501555680">
          <text:insertion>
            <office:change-info>
              <dc:creator>BJ Hargrave</dc:creator>
              <dc:date>2013-11-11T16:10:00</dc:date>
            </office:change-info>
          </text:insertion>
        </text:changed-region>
        <text:changed-region xml:id="ct501576368" text:id="ct501576368">
          <text:insertion>
            <office:change-info>
              <dc:creator>BJ Hargrave</dc:creator>
              <dc:date>2013-11-11T16:11:00</dc:date>
            </office:change-info>
          </text:insertion>
        </text:changed-region>
        <text:changed-region xml:id="ct501551872" text:id="ct501551872">
          <text:insertion>
            <office:change-info>
              <dc:creator>BJ Hargrave</dc:creator>
              <dc:date>2013-11-11T16:11:00</dc:date>
            </office:change-info>
          </text:insertion>
        </text:changed-region>
        <text:changed-region xml:id="ct501542336" text:id="ct501542336">
          <text:insertion>
            <office:change-info>
              <dc:creator>BJ Hargrave</dc:creator>
              <dc:date>2013-11-11T16:11:00</dc:date>
            </office:change-info>
          </text:insertion>
        </text:changed-region>
        <text:changed-region xml:id="ct501569984" text:id="ct501569984">
          <text:deletion>
            <office:change-info>
              <dc:creator>BJ Hargrave</dc:creator>
              <dc:date>2013-11-11T16:11:00</dc:date>
            </office:change-info>
            <text:p text:style-name="Body"><text:span text:style-name="Default_20_Paragraph_20_Font"><text:span text:style-name="T10">specification</text:span></text:span></text:p>
          </text:deletion>
        </text:changed-region>
        <text:changed-region xml:id="ct501570752" text:id="ct501570752">
          <text:insertion>
            <office:change-info>
              <dc:creator>BJ Hargrave</dc:creator>
              <dc:date>2013-11-11T16:11:00</dc:date>
            </office:change-info>
          </text:insertion>
        </text:changed-region>
        <text:changed-region xml:id="ct501568624" text:id="ct501568624">
          <text:insertion>
            <office:change-info>
              <dc:creator>BJ Hargrave</dc:creator>
              <dc:date>2013-11-11T16:11:00</dc:date>
            </office:change-info>
          </text:insertion>
        </text:changed-region>
        <text:changed-region xml:id="ct501567792" text:id="ct501567792">
          <text:insertion>
            <office:change-info>
              <dc:creator>BJ Hargrave</dc:creator>
              <dc:date>2013-11-11T16:11:00</dc:date>
            </office:change-info>
          </text:insertion>
        </text:changed-region>
        <text:changed-region xml:id="ct501567088" text:id="ct501567088">
          <text:deletion>
            <office:change-info>
              <dc:creator>BJ Hargrave</dc:creator>
              <dc:date>2013-11-11T16:12:00</dc:date>
            </office:change-info>
            <text:p text:style-name="Body"><text:span text:style-name="Default_20_Paragraph_20_Font"><text:span text:style-name="T10"><text:s/>OSGi</text:span></text:span></text:p>
          </text:deletion>
        </text:changed-region>
        <text:changed-region xml:id="ct501568480" text:id="ct501568480">
          <text:insertion>
            <office:change-info>
              <dc:creator>BJ Hargrave</dc:creator>
              <dc:date>2013-11-11T16:12:00</dc:date>
            </office:change-info>
          </text:insertion>
        </text:changed-region>
        <text:changed-region xml:id="ct501566944" text:id="ct501566944">
          <text:insertion>
            <office:change-info>
              <dc:creator>BJ Hargrave</dc:creator>
              <dc:date>2013-11-11T16:12:00</dc:date>
            </office:change-info>
          </text:insertion>
        </text:changed-region>
        <text:changed-region xml:id="ct501530640" text:id="ct501530640">
          <text:deletion>
            <office:change-info>
              <dc:creator>BJ Hargrave</dc:creator>
              <dc:date>2013-11-11T16:13:00</dc:date>
            </office:change-info>
            <text:p text:style-name="Body">chapter</text:p>
          </text:deletion>
        </text:changed-region>
        <text:changed-region xml:id="ct501542208" text:id="ct501542208">
          <text:insertion>
            <office:change-info>
              <dc:creator>BJ Hargrave</dc:creator>
              <dc:date>2013-11-11T16:13:00</dc:date>
            </office:change-info>
          </text:insertion>
        </text:changed-region>
        <text:changed-region xml:id="ct501551744" text:id="ct501551744">
          <text:insertion>
            <office:change-info>
              <dc:creator>BJ Hargrave</dc:creator>
              <dc:date>2013-11-11T16:13:00</dc:date>
            </office:change-info>
          </text:insertion>
        </text:changed-region>
        <text:changed-region xml:id="ct501529584" text:id="ct501529584">
          <text:insertion>
            <office:change-info>
              <dc:creator>BJ Hargrave</dc:creator>
              <dc:date>2013-11-11T16:13:00</dc:date>
            </office:change-info>
          </text:insertion>
        </text:changed-region>
        <text:changed-region xml:id="ct501551968" text:id="ct501551968">
          <text:insertion>
            <office:change-info>
              <dc:creator>BJ Hargrave</dc:creator>
              <dc:date>2013-11-11T16:14:00</dc:date>
            </office:change-info>
          </text:insertion>
        </text:changed-region>
        <text:changed-region xml:id="ct501550736" text:id="ct501550736">
          <text:deletion>
            <office:change-info>
              <dc:creator>BJ Hargrave</dc:creator>
              <dc:date>2013-11-11T16:14:00</dc:date>
            </office:change-info>
            <text:p text:style-name="Body"><text:s/>The </text:p>
          </text:deletion>
        </text:changed-region>
        <text:changed-region xml:id="ct501566768" text:id="ct501566768">
          <text:deletion>
            <office:change-info>
              <dc:creator>BJ Hargrave</dc:creator>
              <dc:date>2013-11-11T16:14:00</dc:date>
            </office:change-info>
            <text:p text:style-name="Body">are accessed through the Http Service interface:</text:p>
            <text:p text:style-name="P6">ServletDTO[] getServlets();</text:p>
            <text:p text:style-name="P6">Map&lt;String, String&gt; getResources();</text:p>
            <text:p text:style-name="P6">FilterDTO[] getFilters();</text:p>
            <text:p text:style-name="Preformatted_20_Text">Map&lt;String, String&gt; getErrorLocations(); </text:p>
          </text:deletion>
        </text:changed-region>
        <text:changed-region xml:id="ct501551424" text:id="ct501551424">
          <text:insertion>
            <office:change-info>
              <dc:creator>BJ Hargrave</dc:creator>
              <dc:date>2013-11-11T16:14:00</dc:date>
            </office:change-info>
          </text:insertion>
        </text:changed-region>
        <text:changed-region xml:id="ct497360144" text:id="ct497360144">
          <text:insertion>
            <office:change-info>
              <dc:creator>BJ Hargrave</dc:creator>
              <dc:date>2013-11-11T16:18:00</dc:date>
            </office:change-info>
          </text:insertion>
        </text:changed-region>
        <text:changed-region xml:id="ct497884688" text:id="ct497884688">
          <text:insertion>
            <office:change-info>
              <dc:creator>BJ Hargrave</dc:creator>
              <dc:date>2013-11-11T16:19:00</dc:date>
            </office:change-info>
          </text:insertion>
        </text:changed-region>
        <text:changed-region xml:id="ct568939440" text:id="ct568939440">
          <text:insertion>
            <office:change-info>
              <dc:creator>BJ Hargrave</dc:creator>
              <dc:date>2013-11-11T16:20:00</dc:date>
            </office:change-info>
          </text:insertion>
        </text:changed-region>
        <text:changed-region xml:id="ct90535072" text:id="ct90535072">
          <text:insertion>
            <office:change-info>
              <dc:creator>BJ Hargrave</dc:creator>
              <dc:date>2013-11-11T16:21:00</dc:date>
            </office:change-info>
          </text:insertion>
        </text:changed-region>
        <text:changed-region xml:id="ct574023280" text:id="ct574023280">
          <text:insertion>
            <office:change-info>
              <dc:creator>BJ Hargrave</dc:creator>
              <dc:date>2013-11-11T16:22:00</dc:date>
            </office:change-info>
          </text:insertion>
        </text:changed-region>
        <text:changed-region xml:id="ct508274064" text:id="ct508274064">
          <text:insertion>
            <office:change-info>
              <dc:creator>BJ Hargrave</dc:creator>
              <dc:date>2013-11-1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0">Draft<text:line-break/><text:line-break/></text:span><text:span text:style-name="T50"><text:page-count style:num-format="1">56</text:page-count></text:span><text:span text:style-name="T50">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6" text:outline-level="1" text:restart-numbering="true" text:start-value="-1">Document Information</text:h>
      <text:h text:style-name="P95" text:outline-level="2">License</text:h>
      <text:p text:style-name="P19">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95"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5"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5">0 Document Information<text:tab/>2</text:p>
          <text:p text:style-name="P74">0.1 License<text:tab/>2</text:p>
          <text:p text:style-name="P74">0.2 Trademarks<text:tab/>3</text:p>
          <text:p text:style-name="P74">0.3 Feedback<text:tab/>3</text:p>
          <text:p text:style-name="P74">0.4 Table of Contents<text:tab/>3</text:p>
          <text:p text:style-name="P74">0.5 Terminology and Document Conventions<text:tab/>4</text:p>
          <text:p text:style-name="P74">0.6 Revision History<text:tab/>4</text:p>
          <text:p text:style-name="P75">1 Introduction<text:tab/>6</text:p>
          <text:p text:style-name="P75">2 Application Domain<text:tab/>7</text:p>
          <text:p text:style-name="P75">3 Problem Description<text:tab/>7</text:p>
          <text:p text:style-name="P74">3.1 Support for dated Serlvet API 2.1<text:tab/>7</text:p>
          <text:p text:style-name="P74">3.2 Dependency on the HttpService service<text:tab/>8</text:p>
          <text:p text:style-name="P74">3.3 Configuration<text:tab/>8</text:p>
          <text:p text:style-name="P75">4 Requirements<text:tab/>8</text:p>
          <text:p text:style-name="P74">4.1 Update to Http Service API<text:tab/>8</text:p>
          <text:p text:style-name="P75">5 Technical Solution<text:tab/>9</text:p>
          <text:p text:style-name="P74">5.1 Update Http Service API<text:tab/>10</text:p>
          <text:p text:style-name="P73">5.1.1 Servlet API Reference Version<text:tab/>10</text:p>
          <text:p text:style-name="P73">5.1.2 Annotations<text:tab/>10</text:p>
          <text:p text:style-name="P73">5.1.3 Web Application Events<text:tab/>10</text:p>
          <text:p text:style-name="P73"><text:soft-page-break/>5.1.4 Relationship to Servlet Container<text:tab/>11</text:p>
          <text:p text:style-name="P73">5.1.5 Http Service<text:tab/>13</text:p>
          <text:p text:style-name="P73">5.1.6 API Version<text:tab/>14</text:p>
          <text:p text:style-name="P73">5.1.7 Servlet API Exports<text:tab/>14</text:p>
          <text:p text:style-name="P74">5.2 Whiteboard Registration Support<text:tab/>14</text:p>
          <text:p text:style-name="P73">5.2.1 Target HttpService<text:tab/>15</text:p>
          <text:p text:style-name="P73">5.2.2 Http Context for servlets, servlet filters, resources, and listeners<text:tab/>15</text:p>
          <text:p text:style-name="P73">5.2.3 Servlet Registration<text:tab/>16</text:p>
          <text:p text:style-name="P73">5.2.4 Servlet Filter Registration<text:tab/>17</text:p>
          <text:p text:style-name="P73">5.2.5 Resources<text:tab/>18</text:p>
          <text:p text:style-name="P73">5.2.6 Event Listeners<text:tab/>18</text:p>
          <text:p text:style-name="P73">5.2.7 Error Pages<text:tab/>19</text:p>
          <text:p text:style-name="P74">5.3 Provided Capability<text:tab/>20</text:p>
          <text:p text:style-name="P75">6 Data Transfer Objects<text:tab/>21</text:p>
          <text:p text:style-name="P75">7 Javadoc<text:tab/>21</text:p>
          <text:p text:style-name="P75">8 Considered Alternatives<text:tab/>53</text:p>
          <text:p text:style-name="P74">8.1 Servlet API Reference Version<text:tab/>53</text:p>
          <text:p text:style-name="P74">8.2 New methods to register Servlets and Filters<text:tab/>54</text:p>
          <text:p text:style-name="P74">8.3 Web Application Events<text:tab/>54</text:p>
          <text:p text:style-name="P73">8.3.1 Limiting events<text:tab/>54</text:p>
          <text:p text:style-name="P73">8.3.2 Event Admin Service<text:tab/>54</text:p>
          <text:p text:style-name="P74">8.4 HTTP Sessions<text:tab/>54</text:p>
          <text:p text:style-name="P74">8.5 Resources<text:tab/>54</text:p>
          <text:p text:style-name="P74">8.6 Deprecated HttpService<text:tab/>54</text:p>
          <text:p text:style-name="P75">9 Security Considerations<text:tab/>55</text:p>
          <text:p text:style-name="P75">10 Document Support<text:tab/>55</text:p>
          <text:p text:style-name="P74">10.1 References<text:tab/>55</text:p>
          <text:p text:style-name="P74">10.2 Author’s Address<text:tab/>55</text:p>
          <text:p text:style-name="P74">10.3 Acronyms and Abbreviations<text:tab/>56</text:p>
          <text:p text:style-name="P74">10.4 End of Document<text:tab/>5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1">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5874510495727488737" text:style-name="L1">
              <text:list-item>
                <text:p text:style-name="P66">Removal of new registration/unregistration methods</text:p>
              </text:list-item>
              <text:list-item>
                <text:p text:style-name="P66">Clarification of Servlet API 3 registration methods</text:p>
              </text:list-item>
              <text:list-item>
                <text:p text:style-name="P66">Definition of the osgi.whiteboard namespace</text:p>
              </text:list-item>
              <text:list-item>
                <text:p text:style-name="P66">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1013759463" text:continue-numbering="true" text:style-name="L1">
              <text:list-item>
                <text:p text:style-name="P65"><text:span text:style-name="T25">Annotations and </text:span>asynchronous<text:span text:style-name="T25">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8935094114539831196" text:style-name="L2">
              <text:list-item>
                <text:p text:style-name="P67">Updated listener handling</text:p>
              </text:list-item>
              <text:list-item>
                <text:p text:style-name="P67">Clarified service lifecycle handling</text:p>
              </text:list-item>
              <text:list-item>
                <text:p text:style-name="P67">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2712577700873748321" text:style-name="L3">
              <text:list-item>
                <text:p text:style-name="P68">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2826350371853606131" text:style-name="L4">
              <text:list-item>
                <text:p text:style-name="P69">Clean up requirements list</text:p>
              </text:list-item>
              <text:list-item>
                <text:p text:style-name="P69">Several clarifications / rewordings, samples</text:p>
              </text:list-item>
              <text:list-item>
                <text:p text:style-name="P69">Moved DTOs to org.osgi.dto.service.http</text:p>
              </text:list-item>
              <text:list-item>
                <text:p text:style-name="P69">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4511251374049777678" text:style-name="L5">
              <text:list-item>
                <text:p text:style-name="P70">use different registration properties for servlets and servlet filters</text:p>
              </text:list-item>
              <text:list-item>
                <text:p text:style-name="P70">add notes about service life cycle and clarify properties for each service</text:p>
              </text:list-item>
              <text:list-item>
                <text:p text:style-name="P70">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5635082678839588810" text:style-name="L6">
              <text:list-item>
                <text:p text:style-name="P71">Reformat by moving common properties into separate chapter</text:p>
              </text:list-item>
              <text:list-item>
                <text:p text:style-name="P71">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text:change-start text:change-id="ct481953520"/>Update<text:change-end text:change-id="ct481953520"/></text:p>
          </table:table-cell>
          <table:table-cell table:style-name="Tabelle1.A3" office:value-type="string">
            <text:p text:style-name="P34"><text:change-start text:change-id="ct481953680"/>2013-11-<text:change-end text:change-id="ct481953680"/><text:change-start text:change-id="ct568926896"/>11<text:change-end text:change-id="ct568926896"/></text:p>
          </table:table-cell>
          <table:table-cell table:style-name="Tabelle1.C3" office:value-type="string">
            <text:p text:style-name="P34"><text:change-start text:change-id="ct481943824"/>API/Javadoc improvements</text:p>
            <text:p text:style-name="P34">BJ Hargrave, IBM<text:change-end text:change-id="ct481943824"/></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9213967241463099698" text:style-name="L7">
        <text:list-item>
          <text:p text:style-name="P76"><text:soft-page-break/>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7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3">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3">Current support for web applications using the Http Service in traditional OSGi based applications is limited to servlets and resources. From the current Servlet API 3.0 specification the following functionality is missing:</text:p>
      <text:list xml:id="list1538948724987674186" text:style-name="L8">
        <text:list-item>
          <text:p text:style-name="P77">Servlet Filters</text:p>
        </text:list-item>
        <text:list-item>
          <text:p text:style-name="P77">Servlet Event Listeners</text:p>
        </text:list-item>
        <text:list-item>
          <text:p text:style-name="P77">Asynchronous Requests</text:p>
        </text:list-item>
      </text:list>
      <text:p text:style-name="P13">At this moment some of this missing functionality is covered in a proprietary way. Examples are the Apache Felix Http Whiteboard support or the OPS4J Pax Web collection of bundles.</text:p>
      <text:h text:style-name="Heading_20_2" text:outline-level="2"><text:soft-page-break/>Dependency on the HttpService service</text:h>
      <text:p text:style-name="P13">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3">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3">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3">At this moment some of this missing functionality is covered in a proprietary way. Examples are the Apache Felix Http Whiteboard support or the OPS4J Pax Web collection of bundles.</text:p>
      <text:h text:style-name="Heading_20_2" text:outline-level="2">Configuration</text:h>
      <text:p text:style-name="P13">The Http Service specification currently declares a number of framework properties to configure the Http Service. This raises a number of issues:</text:p>
      <text:list xml:id="list4608288069474418755" text:style-name="L9">
        <text:list-item>
          <text:p text:style-name="P80">Unable to dynamically reconfigure the Http Service in an easy way</text:p>
        </text:list-item>
        <text:list-item>
          <text:p text:style-name="P80">Incomplete configuration. For example the local interface to bind to is not an official configuration property</text:p>
        </text:list-item>
        <text:list-item>
          <text:p text:style-name="P80">When the Http Service is implemented as bridge to a Servlet Container in which the OSGi framework is deployed (e.g. as part of a Web Application) these properties have no effect.</text:p>
        </text:list-item>
      </text:list>
      <text:p text:style-name="P13">In addition the actual configuration of an Http Service instance cannot be easily be queried/introspected.</text:p>
      <text:h text:style-name="Heading_20_1" text:outline-level="1">Requirements</text:h>
      <text:h text:style-name="Heading_20_2" text:outline-level="2">Update to Http Service API</text:h>
      <text:list xml:id="list8141688675998403997" text:style-name="L10">
        <text:list-item>
          <text:p text:style-name="P79">The solution MUST update the Http Service specification to refer to the latest Servlet API specification and define to what extend the Http Service provides support.</text:p>
        </text:list-item>
        <text:list-item>
          <text:p text:style-name="P81"><text:span text:style-name="T25">The solution MUST extend the </text:span><text:span text:style-name="T29">Http Service</text:span><text:span text:style-name="T25">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5">web.xml</text:span></text:span><text:span text:style-name="T25">).</text:span></text:p>
        </text:list-item>
        <text:list-item>
          <text:p text:style-name="P81"><text:soft-page-break/><text:span text:style-name="T25">The solution MUST extend the </text:span><text:span text:style-name="T29">Http Service</text:span><text:span text:style-name="T25">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5">web.xml</text:span></text:span><text:span text:style-name="T25">).</text:span></text:p>
        </text:list-item>
        <text:list-item>
          <text:p text:style-name="P79">The solution MUST add support for error page configuration.</text:p>
        </text:list-item>
        <text:list-item>
          <text:p text:style-name="P79">The solution MUST define how registered servlets and servlet filters are named.</text:p>
        </text:list-item>
        <text:list-item>
          <text:p text:style-name="P79">The solution MUST clarify ServletContext implementation in the <text:span text:style-name="T20">Http Service</text:span> for both standalone and bridged Http Service implementations.</text:p>
        </text:list-item>
        <text:list-item>
          <text:p text:style-name="P79">The solution MUST clarify the ServletContext scope of Servlet API listeners registered through the <text:span text:style-name="T20">Http Service</text:span>.</text:p>
        </text:list-item>
      </text:list>
      <text:p text:style-name="P1"/>
      <text:list xml:id="list826040872" text:continue-numbering="true" text:style-name="L10">
        <text:list-item>
          <text:p text:style-name="P79">The solution MUST define <text:change text:change-id="ct481972032"/><text:change-start text:change-id="ct481975104"/>runtime attribute<text:change-end text:change-id="ct481975104"/> <text:change text:change-id="ct481975200"/><text:change-start text:change-id="ct481975296"/>of<text:change-end text:change-id="ct481975296"/> the <text:span text:style-name="T20">Http Service</text:span> to reflect configuration of the service.</text:p>
        </text:list-item>
        <text:list-item>
          <text:p text:style-name="P93">The solution MUST define whiteboard registration of servlet services with the <text:span text:style-name="T20">Http Service</text:span>. </text:p>
        </text:list-item>
        <text:list-item>
          <text:p text:style-name="P79">The solution MUST define whiteboard registration of filter services with the <text:span text:style-name="T20">Http Service</text:span>. </text:p>
        </text:list-item>
        <text:list-item>
          <text:p text:style-name="P79">The solution MUST define whiteboard registration of servlet listener services with the <text:span text:style-name="T20">Http Service</text:span>. </text:p>
        </text:list-item>
        <text:list-item>
          <text:p text:style-name="P79">The solution MUST define registration of OSGi HttpContext services used for Servlet and Filter registration.</text:p>
        </text:list-item>
        <text:list-item>
          <text:p text:style-name="P79">The solution MUST define how servlets, filters, and servlet listener services are matched with <text:span text:style-name="T20">Http Service</text:span> <text:change text:change-id="ct481980496"/><text:change-start text:change-id="ct481980624"/>implementations<text:change-end text:change-id="ct481980624"/>.</text:p>
        </text:list-item>
        <text:list-item>
          <text:p text:style-name="P93">The solution MUST define whiteboard registration of static resources with the <text:span text:style-name="T20">Http Service</text:span>.</text:p>
        </text:list-item>
        <text:list-item>
          <text:p text:style-name="P93">The solution MUST define whiteboard registration of error pages with the <text:span text:style-name="T20">Http Service</text:span>.</text:p>
        </text:list-item>
        <text:list-item>
          <text:p text:style-name="P9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1429636069943216953" text:style-name="L11">
        <text:list-item>
          <text:p text:style-name="P82"><text:soft-page-break/>Updates and clarifications to the the Http Service API and specification itself.</text:p>
        </text:list-item>
        <text:list-item>
          <text:p text:style-name="P82">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5725892425234364427" text:style-name="L12">
        <text:list-item>
          <text:p text:style-name="P83"><text:span text:style-name="Default_20_Paragraph_20_Font">Servlets may be registered with more than one pattern (instead of a single alias)</text:span></text:p>
        </text:list-item>
        <text:list-item>
          <text:p text:style-name="P83"><text:span text:style-name="Default_20_Paragraph_20_Font">Servlet filters (introduced in Servlet API 2.3)</text:span></text:p>
        </text:list-item>
        <text:list-item>
          <text:p text:style-name="P83"><text:span text:style-name="Default_20_Paragraph_20_Font">Error pages (introduced in Servlet API 2.2)</text:span></text:p>
        </text:list-item>
        <text:list-item>
          <text:p text:style-name="P83"><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2">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oft-page-break/><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2527218980635246213" text:style-name="L13">
        <text:list-item>
          <text:p text:style-name="P84"><text:span text:style-name="Source_20_Text">ServletContext</text:span><text:span text:style-name="Default_20_Paragraph_20_Font"> objects used for servlet and servlet filter initialization</text:span></text:p>
        </text:list-item>
        <text:list-item>
          <text:p text:style-name="P84"><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8">Servlet</text:span></text:span><text:span text:style-name="Default_20_Paragraph_20_Font"><text:span text:style-name="T22"> objects require a </text:span></text:span><text:span text:style-name="Source_20_Text"><text:span text:style-name="T48">ServletContext</text:span></text:span><text:span text:style-name="Default_20_Paragraph_20_Font"><text:span text:style-name="T22"> object. This object provides a number of functions to access the Http Service Java Servlet environment. It is created by the implementation of the Http Service for each unique </text:span></text:span><text:span text:style-name="Source_20_Text"><text:span text:style-name="T48">HttpContext</text:span></text:span><text:span text:style-name="Default_20_Paragraph_20_Font"><text:span text:style-name="T22"> object with which a Servlet object is registered. Thus, Servlet objects registered with the same </text:span></text:span><text:span text:style-name="Source_20_Text"><text:span text:style-name="T48">HttpContext</text:span></text:span><text:span text:style-name="Default_20_Paragraph_20_Font"><text:span text:style-name="T22"> object must also share the same </text:span></text:span><text:span text:style-name="Source_20_Text"><text:span text:style-name="T48">ServletContext</text:span></text:span><text:span text:style-name="Default_20_Paragraph_20_Font"><text:span text:style-name="T22">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change-start text:change-id="ct482003520"/><text:span text:style-name="Source_20_Text">getClassLoader</text:span><text:span text:style-name="Default_20_Paragraph_20_Font"> (Servlet API &gt;= 3.0)</text:span><text:change-end text:change-id="ct482003520"/></text:p>
          </table:table-cell>
          <table:table-cell table:style-name="Tabelle2.B2" office:value-type="string">
            <text:p text:style-name="P24"><text:change-start text:change-id="ct482009056"/>### ? There can be a shared HttpContext so the whiteboard servlet can come from a different bundle than the HttpContext.<text:change-end text:change-id="ct482009056"/></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731727245580488168" text:style-name="L14">
        <text:list-item>
          <text:p text:style-name="P85"><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85"><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85"><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85"><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43"/></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oft-page-break/><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2"><text:span text:style-name="Default_20_Paragraph_20_Font">A servlet or filter supporting the asynchronous mode must declare this with </text:span><text:change-start text:change-id="ct482022960"/><text:span text:style-name="Default_20_Paragraph_20_Font">the appropriate</text:span><text:change-end text:change-id="ct482022960"/><text:change text:change-id="ct482021760"/><text:span text:style-name="Default_20_Paragraph_20_Font"> service property </text:span><text:span text:style-name="Source_20_Text"><text:span text:style-name="T2">osgi.http.whiteboard.</text:span></text:span><text:change-start text:change-id="ct482024240"/><text:span text:style-name="Source_20_Text"><text:span text:style-name="T2">servlet.</text:span></text:span><text:change-end text:change-id="ct482024240"/><text:span text:style-name="Source_20_Text"><text:span text:style-name="T2">asyncSupported</text:span></text:span><text:change text:change-id="ct482025024"/><text:change-start text:change-id="ct482026112"/><text:span text:style-name="Default_20_Paragraph_20_Font"> or <text:s/></text:span><text:span text:style-name="Source_20_Text"><text:span text:style-name="T2">osgi.http.whiteboard.filter.asyncSupported.</text:span></text:span><text:change-end text:change-id="ct482026112"/></text:p>
      <text:h text:style-name="Heading_20_3" text:outline-level="3"><text:span text:style-name="Default_20_Paragraph_20_Font">Http Service</text:span><text:change-start text:change-id="ct482019680"/></text:h>
      <text:p text:style-name="Body"><text:span text:style-name="Default_20_Paragraph_20_Font">The HttpService interface is fully deprecated since all the methods have been </text:span><text:change-end text:change-id="ct482019680"/><text:change-start text:change-id="ct482026912"/><text:span text:style-name="Default_20_Paragraph_20_Font">deprecated and replaced by whiteboard services.</text:span><text:change-end text:change-id="ct482026912"/></text:p>
      <text:h text:style-name="Heading_20_4" text:outline-level="4"><text:change text:change-id="ct482024800"/><text:change-start text:change-id="ct482024640"/><text:span text:style-name="Default_20_Paragraph_20_Font">Runtime Attributes</text:span><text:change-end text:change-id="ct482024640"/></text:h>
      <text:p text:style-name="Body"><text:span text:style-name="Default_20_Paragraph_20_Font">The Http Service </text:span><text:change-start text:change-id="ct482021152"/><text:span text:style-name="Default_20_Paragraph_20_Font">implementation must define a set of runtime attribute </text:span><text:change-end text:change-id="ct482021152"/><text:change-start text:change-id="ct482025120"/><text:span text:style-name="Default_20_Paragraph_20_Font">which can be used by whiteboard services </text:span><text:change-end text:change-id="ct482025120"/><text:change-start text:change-id="ct482023424"/><text:span text:style-name="Default_20_Paragraph_20_Font">to associate themselves with a specific implementation. This is done via the </text:span><text:span text:style-name="Default_20_Paragraph_20_Font"><text:span text:style-name="T4">osgi.</text:span></text:span><text:change-end text:change-id="ct482023424"/><text:change-start text:change-id="ct482027520"/><text:span text:style-name="Default_20_Paragraph_20_Font"><text:span text:style-name="T4">http.whiteboard.target</text:span></text:span><text:span text:style-name="Default_20_Paragraph_20_Font"> service property. </text:span><text:change-end text:change-id="ct482027520"/><text:change text:change-id="ct482028032"/><text:change text:change-id="ct482027904"/><text:change text:change-id="ct482027776"/><text:change text:change-id="ct482027648"/><text:change-start text:change-id="ct482028480"/><text:span text:style-name="Default_20_Paragraph_20_Font">The ru</text:span><text:change-end text:change-id="ct482028480"/><text:change-start text:change-id="ct482028928"/><text:span text:style-name="Default_20_Paragraph_20_Font">ntime attributes can be examined via the HttpServiceRuntime.getAttributes</text:span><text:change-end text:change-id="ct482028928"/><text:span text:style-name="Default_20_Paragraph_20_Font"> </text:span><text:change text:change-id="ct482029376"/><text:change-start text:change-id="ct482029824"/><text:span text:style-name="Default_20_Paragraph_20_Font">method. The runtime attributes should include the following attribute.</text:span><text:change-end text:change-id="ct482029824"/></text:p>
      <table:table table:name="Tabelle3" table:style-name="Tabelle3">
        <table:table-column table:style-name="Tabelle3.A"/>
        <table:table-column table:style-name="Tabelle3.B"/>
        <table:table-row>
          <table:table-cell table:style-name="Tabelle3.A1" office:value-type="string">
            <text:p text:style-name="Table_20_Contents"><text:change text:change-id="ct482023184"/><text:change-start text:change-id="ct482027216"/><text:span text:style-name="Source_20_Text">osgi.</text:span><text:change-end text:change-id="ct482027216"/><text:change-start text:change-id="ct482028752"/><text:span text:style-name="Source_20_Text">http.</text:span><text:change-end text:change-id="ct482028752"/><text:span text:style-name="Source_20_Text">endpoint</text:span><text:change text:change-id="ct482021248"/></text:p>
          </table:table-cell>
          <table:table-cell table:style-name="Tabelle3.B1" office:value-type="string">
            <text:p text:style-name="P3">A String+ <text:change text:change-id="ct482029920"/><text:change-start text:change-id="ct482029504"/>vaule<text:change-end text:change-id="ct482029504"/>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text:change text:change-id="ct482029024"/><text:change-start text:change-id="ct482021344"/>information<text:change-end text:change-id="ct482021344"/> may not always be available to the Http Service implementation, particularly in a bridged implementation. In such cases the<text:change text:change-id="ct482028176"/><text:change-start text:change-id="ct482027008"/> osgi.http.endpoint attribute may be<text:change-end text:change-id="ct482027008"/><text:change text:change-id="ct482014128"/><text:change-start text:change-id="ct482029152"/> absent<text:change-end text:change-id="ct482029152"/>.</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text:soft-page-break/>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4">Export-Package: javax.servlet; javax.servlet.http; version=2.6</text:p>
      <text:p text:style-name="P4">Provide-Capability: osgi.contract; osgi.contract=JavaServlet; version:Version=3;</text:p>
      <text:p text:style-name="P4"><text:s/><text:change-start text:change-id="ct482025680"/><text:s/><text:change-end text:change-id="ct482025680"/><text:span text:style-name="T3">uses:="javax.servlet, javax.servlet.http, javax.servlet.annotation,</text:span><text:change-start text:change-id="ct481980928"/></text:p>
      <text:p text:style-name="P4"><text:change-end text:change-id="ct481980928"/><text:change text:change-id="ct482024336"/><text:change-start text:change-id="ct482032688"/><text:span text:style-name="T3"><text:s text:c="9"/></text:span><text:change-end text:change-id="ct482032688"/><text:span text:style-name="T3">javax.servlet.descriptor", </text:span><text:change-start text:change-id="ct482032960"/></text:p>
      <text:p text:style-name="P4"><text:span text:style-name="T3"><text:s/></text:span><text:change-end text:change-id="ct482032960"/><text:span text:style-name="T3">osgi.contract;</text:span><text:change text:change-id="ct482033376"/> <text:span text:style-name="T3">osgi.contract=JavaServlet; version:Version=2.5;</text:span><text:change-start text:change-id="ct482024432"/></text:p>
      <text:p text:style-name="P4"><text:change-end text:change-id="ct482024432"/><text:change text:change-id="ct482032816"/><text:change-start text:change-id="ct482033472"/><text:span text:style-name="T3"><text:s text:c="2"/></text:span><text:change-end text:change-id="ct482033472"/><text:span text:style-name="T3">uses:="javax.servlet,</text:span><text:change text:change-id="ct482033888"/> <text:span text:style-name="T3">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3">osgi.contract;</text:span> <text:span text:style-name="T3">osgi.contract=JavaServlet; </text:span></text:p>
      <text:p text:style-name="P27"><text:s/>version:Version=2.5; uses:="javax.servlet, javax.servlet.http"</text:p>
      <text:h text:style-name="P94" text:outline-level="4" text:is-list-header="true"/>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6">.whiteboard.context.</text:span></text:span><text:span text:style-name="Source_20_Text"><text:span text:style-name="T26">name</text:span></text:span></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text:span><text:change-start text:change-id="ct482037408"/><text:span text:style-name="Default_20_Paragraph_20_Font">service </text:span><text:change-end text:change-id="ct482037408"/><text:span text:style-name="Default_20_Paragraph_20_Font">property refers to a Http Context service. If this property is missing</text:span><text:change text:change-id="ct482037856"/><text:span text:style-name="Default_20_Paragraph_20_Font">, the default context is used. If no context with the name exists or if the context is registered by another bundle and does not have the </text:span><text:span text:style-name="Source_20_Text">osgi.http</text:span><text:span text:style-name="Source_20_Text"><text:span text:style-name="T6">.whiteboard</text:span></text:span><text:span text:style-name="Source_20_Text">.context.shared</text:span><text:span text:style-name="Default_20_Paragraph_20_Font"> property set to </text:span><text:span text:style-name="Source_20_Text">true</text:span><text:span text:style-name="Default_20_Paragraph_20_Font">, the </text:span><text:change text:change-id="ct482040992"/><text:change-start text:change-id="ct482041488"/><text:span text:style-name="Default_20_Paragraph_20_Font">whiteboard service is i</text:span><text:change-end text:change-id="ct482041488"/><text:change-start text:change-id="ct482041968"/><text:span text:style-name="Default_20_Paragraph_20_Font">gnored</text:span><text:change-end text:change-id="ct482041968"/><text:span text:style-name="Default_20_Paragraph_20_Font">. </text:span></text:p>
          </table:table-cell>
        </table:table-row>
        <table:table-row>
          <table:table-cell table:style-name="Tabelle53.A2" office:value-type="string">
            <text:p text:style-name="Table_20_Contents"><text:span text:style-name="Source_20_Text">osgi.http</text:span><text:span text:style-name="Source_20_Text"><text:span text:style-name="T6">.whiteboard</text:span></text:span><text:span text:style-name="Source_20_Text">.</text:span><text:change text:change-id="ct482036512"/><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ext:change text:change-id="ct482042176"/><text:change-start text:change-id="ct482038144"/>The value of this service property is an<text:change-end text:change-id="ct482038144"/> LDAP filter expression<text:change-start text:change-id="ct482023824"/> which selects the Http Service implementation to process the whiteboard service<text:change-end text:change-id="ct482023824"/>.</text:p>
          </table:table-cell>
        </table:table-row>
      </table:table>
      <text:h text:style-name="Heading_20_3" text:outline-level="3" text:is-list-header="true"><text:soft-page-break/></text:h>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6">.whiteboard</text:span></text:span><text:span text:style-name="Source_20_Text">.</text:span><text:change text:change-id="ct482039280"/><text:span text:style-name="Source_20_Text">target</text:span><text:span text:style-name="Default_20_Paragraph_20_Font"> property containing a filter expression. A Http Service about to </text:span><text:change text:change-id="ct482040032"/><text:change-start text:change-id="ct482040528"/><text:span text:style-name="Default_20_Paragraph_20_Font">process</text:span><text:change-end text:change-id="ct482040528"/><text:span text:style-name="Default_20_Paragraph_20_Font"> a servlet, servlet filter, listener, or resource must match that filter against </text:span><text:change text:change-id="ct482044064"/><text:change-start text:change-id="ct482044560"/><text:span text:style-name="Default_20_Paragraph_20_Font">its runtime attributes</text:span><text:change-end text:change-id="ct482044560"/><text:span text:style-name="Default_20_Paragraph_20_Font">.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ext:span><text:change text:change-id="ct482035728"/><text:span text:style-name="Default_20_Paragraph_20_Font">target = "(</text:span><text:change-start text:change-id="ct482044176"/><text:span text:style-name="Default_20_Paragraph_20_Font">osgi.http.implementation.</text:span><text:change-end text:change-id="ct482044176"/><text:span text:style-name="Default_20_Paragraph_20_Font">name=Admin)"</text:span></text:p>
      <text:p text:style-name="Body"><text:span text:style-name="Default_20_Paragraph_20_Font">must only be used by an Http Service </text:span><text:change text:change-id="ct482041584"/><text:change-start text:change-id="ct482040256"/><text:span text:style-name="Default_20_Paragraph_20_Font">with</text:span><text:change-end text:change-id="ct482040256"/><text:span text:style-name="Default_20_Paragraph_20_Font"> the</text:span><text:change-start text:change-id="ct482041312"/><text:span text:style-name="Default_20_Paragraph_20_Font"> runtime attribute</text:span><text:change-end text:change-id="ct482041312"/><text:span text:style-name="Default_20_Paragraph_20_Font"> </text:span><text:change-start text:change-id="ct482039552"/><text:span text:style-name="Default_20_Paragraph_20_Font"><text:span text:style-name="T4">osgi.http.implementation.</text:span></text:span><text:change-end text:change-id="ct482039552"/><text:span text:style-name="Source_20_Text">name</text:span><text:change text:change-id="ct482046288"/><text:span text:style-name="Default_20_Paragraph_20_Font"> </text:span><text:change text:change-id="ct482046736"/><text:change-start text:change-id="ct482047216"/><text:span text:style-name="Default_20_Paragraph_20_Font">having the value</text:span><text:change-end text:change-id="ct482047216"/><text:span text:style-name="Default_20_Paragraph_20_Font">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text:change text:change-id="ct482035824"/><text:change-start text:change-id="ct482036048"/>process<text:change-end text:change-id="ct482036048"/>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osgi.http.whiteboard.</text:span></text:span><text:change text:change-id="ct482041104"/><text:span text:style-name="Default_20_Paragraph_20_Font"><text:span text:style-name="T4">target</text:span></text:span><text:span text:style-name="Default_20_Paragraph_20_Font"> property, any one Http Service may use the service. It is undefined which Http Service this is.</text:span></text:p>
      <text:p text:style-name="Body"><text:span text:style-name="Default_20_Paragraph_20_Font">The </text:span><text:change text:change-id="ct482039648"/><text:change-start text:change-id="ct482037504"/><text:span text:style-name="Default_20_Paragraph_20_Font">runtime attributes</text:span><text:change-end text:change-id="ct482037504"/><text:span text:style-name="Default_20_Paragraph_20_Font"> of the Http Service using the servlet, servlet filter, listener, or resource service are exposed as ServletContext initialization parameters.</text:span></text:p>
      <text:h text:style-name="Heading_20_3" text:outline-level="3"><text:bookmark-start text:name="__RefNumPara__25934_1125154468"/><text:span text:style-name="Default_20_Paragraph_20_Font">Http Context for servlets, servlet filters, resources, and listeners</text:span><text:bookmark-end text:name="__RefNumPara__25934_1125154468"/></text:h>
      <text:p text:style-name="Body">By default the whiteboard support is associating servlets, servlet filters, listeners, and resources with the default HttpContext of the target<text:change text:change-id="ct482045440"/>ed Http Service. Additional HttpContexts can be made available through the whiteboard support. In this case the HttpContext service must specify the <text:span text:style-name="Source_20_Text">osgi.http</text:span><text:span text:style-name="Source_20_Text"><text:span text:style-name="T6">.whiteboard</text:span></text:span><text:span text:style-name="Source_20_Text"><text:span text:style-name="T7">.context.name</text:span></text:span><text:span text:style-name="Default_20_Paragraph_20_Font"> service property. This name can be </text:span><text:change text:change-id="ct482047584"/><text:span text:style-name="Default_20_Paragraph_20_Font">reference</text:span><text:change-start text:change-id="ct482050208"/><text:span text:style-name="Default_20_Paragraph_20_Font">d</text:span><text:change-end text:change-id="ct482050208"/><text:span text:style-name="Default_20_Paragraph_20_Font"> by a servlet, servlet filter, listener, or resource</text:span><text:change-start text:change-id="ct482050992"/><text:span text:style-name="Default_20_Paragraph_20_Font"> services</text:span><text:change-end text:change-id="ct482050992"/><text:span text:style-name="Default_20_Paragraph_20_Font">. If the HttpContext should be used by services from a different bundle than the bundle which registered the HttpContext</text:span><text:change-start text:change-id="ct482051824"/><text:span text:style-name="Default_20_Paragraph_20_Font"> service</text:span><text:change-end text:change-id="ct482051824"/><text:span text:style-name="Default_20_Paragraph_20_Font">, the HttpContext must set the <text:s/></text:span><text:span text:style-name="Source_20_Text">osgi.http</text:span><text:span text:style-name="Source_20_Text"><text:span text:style-name="T6">.whiteboard</text:span></text:span><text:span text:style-name="Source_20_Text">.context.shared</text:span><text:span text:style-name="Default_20_Paragraph_20_Font"> property to the </text:span><text:change text:change-id="ct482054064"/><text:change-start text:change-id="ct482054560"/><text:span text:style-name="Default_20_Paragraph_20_Font">B</text:span><text:change-end text:change-id="ct482054560"/><text:span text:style-name="Default_20_Paragraph_20_Font">oolean value </text:span><text:span text:style-name="Source_20_Text">true.</text:span></text:p>
      <text:p text:style-name="Body"><text:span text:style-name="Source_20_Text"><text:span text:style-name="T5">If there </text:span></text:span><text:change text:change-id="ct482046384"/><text:change-start text:change-id="ct482047680"/><text:span text:style-name="Source_20_Text"><text:span text:style-name="T5">multiple</text:span></text:span><text:change-end text:change-id="ct482047680"/><text:change-start text:change-id="ct482054256"/><text:span text:style-name="Source_20_Text"><text:span text:style-name="T5">, usable</text:span></text:span><text:change-end text:change-id="ct482054256"/><text:span text:style-name="Source_20_Text"><text:span text:style-name="T5"> HttpContext </text:span></text:span><text:change-start text:change-id="ct482052688"/><text:span text:style-name="Source_20_Text"><text:span text:style-name="T5">services </text:span></text:span><text:change-end text:change-id="ct482052688"/><text:span text:style-name="Source_20_Text"><text:span text:style-name="T5">register</text:span></text:span><text:change text:change-id="ct482053472"/><text:change-start text:change-id="ct482051360"/><text:span text:style-name="Source_20_Text"><text:span text:style-name="T5">ed</text:span></text:span><text:change-end text:change-id="ct482051360"/><text:change text:change-id="ct482051488"/><text:span text:style-name="Source_20_Text"><text:span text:style-name="T5"> with the same context name, the </text:span></text:span><text:span text:style-name="Source_20_Text"><text:span text:style-name="T35">Http Service</text:span></text:span><text:span text:style-name="Source_20_Text"><text:span text:style-name="T5"> </text:span></text:span><text:change-start text:change-id="ct482058208"/><text:span text:style-name="Source_20_Text"><text:span text:style-name="T5">implement must</text:span></text:span><text:change-end text:change-id="ct482058208"/><text:change text:change-id="ct482058336"/><text:span text:style-name="Source_20_Text"><text:span text:style-name="T5"> </text:span></text:span><text:change text:change-id="ct482059184"/><text:change-start text:change-id="ct482060032"/><text:span text:style-name="Source_20_Text"><text:span text:style-name="T5">use</text:span></text:span><text:change-end text:change-id="ct482060032"/><text:span text:style-name="Source_20_Text"><text:span text:style-name="T5"> the HttpContext with the highest service ranking. </text:span></text:span><text:change-start text:change-id="ct482061568"/><text:span text:style-name="Source_20_Text"><text:span text:style-name="T5">An HttpContext service is usable by a servlet, servlet filter, listener or resource if it is registered by the same bundle or is shared. </text:span></text:span><text:change-end text:change-id="ct482061568"/><text:span text:style-name="Source_20_Text"><text:span text:style-name="T5">This might lead to re-binding whiteboard services.</text:span></text:span><text:change-start text:change-id="ct482048048"/></text:p>
      <text:p text:style-name="Body"><text:span text:style-name="Source_20_Text"><text:span text:style-name="T66">### BJH Not sure what you mean by rebinding here? Once the servlet, servlet filter, listener or resource</text:span></text:span><text:change-end text:change-id="ct482048048"/><text:change-start text:change-id="ct482056592"/><text:span text:style-name="Source_20_Text"><text:span text:style-name="T66"> is “bound” to a ServletContext backed by an HttpContext, how to you rebind the ServletContext to a newer HttpContext?</text:span></text:span><text:change-end text:change-id="ct482056592"/></text:p>
      <text:p text:style-name="Body"><text:change text:change-id="ct482040704"/><text:soft-page-break/><text:span text:style-name="Default_20_Paragraph_20_Font"><text:span text:style-name="T8">If a servlet or servlet filter is used by an Http Service</text:span></text:span><text:change-start text:change-id="ct482051168"/><text:span text:style-name="Default_20_Paragraph_20_Font"><text:span text:style-name="T8"> implementation</text:span></text:span><text:change-end text:change-id="ct482051168"/><text:span text:style-name="Default_20_Paragraph_20_Font"><text:span text:style-name="T8">, the </text:span></text:span><text:change text:change-id="ct482037040"/><text:change-start text:change-id="ct482061696"/><text:span text:style-name="Default_20_Paragraph_20_Font"><text:span text:style-name="T8">implementation</text:span></text:span><text:change-end text:change-id="ct482061696"/><text:span text:style-name="Default_20_Paragraph_20_Font"><text:span text:style-name="T8">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text:span></text:span><text:change-start text:change-id="ct482060944"/><text:span text:style-name="Default_20_Paragraph_20_Font"><text:span text:style-name="T8">,</text:span></text:span><text:change-end text:change-id="ct482060944"/><text:span text:style-name="Default_20_Paragraph_20_Font"><text:span text:style-name="T8">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6">.whiteboard.context.</text:span></text:span><text:span text:style-name="Source_20_Text"><text:span text:style-name="T26">name</text:span></text:span></text:p>
          </table:table-cell>
          <table:table-cell table:style-name="Tabelle46.A2" office:value-type="string">
            <text:p text:style-name="Table_20_Contents">String+<text:change-start text:change-id="ct482058528"/></text:p>
            <text:p text:style-name="Table_20_Contents">or</text:p>
            <text:p text:style-name="Table_20_Contents">String<text:change-end text:change-id="ct482058528"/></text:p>
          </table:table-cell>
          <table:table-cell table:style-name="Tabelle46.C2" office:value-type="string">
            <text:p text:style-name="Table_20_Contents">For <text:span text:style-name="Source_20_Text">HttpContext</text:span><text:span text:style-name="Default_20_Paragraph_20_Font"> services this property is required and identifies the service when referred to by a servlet or servlet filter service. Http Context services without this property are ignored. For an HttpContext the type of this property is String+, as the context can be associated with more than one name.</text:span><text:change-start text:change-id="ct482053680"/><text:span text:style-name="Default_20_Paragraph_20_Font"> For other </text:span><text:span text:style-name="Default_20_Paragraph_20_Font">whiteboard service referencing a named HttpContext, the type of this property is String.</text:span><text:change-end text:change-id="ct482053680"/></text:p>
          </table:table-cell>
        </table:table-row>
        <table:table-row>
          <table:table-cell table:style-name="Tabelle46.A2" office:value-type="string">
            <text:p text:style-name="Table_20_Contents"><text:span text:style-name="Source_20_Text">osgi.http</text:span><text:span text:style-name="Source_20_Text"><text:span text:style-name="T6">.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
      <text:h text:style-name="Heading_20_3" text:outline-level="3" text:is-list-header="true"><text:span text:style-name="Default_20_Paragraph_20_Font"/></text:h>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35174680428894668" text:style-name="L15">
        <text:list-item>
          <text:p text:style-name="P86"><text:span text:style-name="Default_20_Paragraph_20_Font"><text:span text:style-name="T2">A string beginning with a ‘/’ character and ending with a ‘/*’ suffix is used for path mapping. </text:span></text:span></text:p>
        </text:list-item>
        <text:list-item>
          <text:p text:style-name="P86"><text:span text:style-name="Default_20_Paragraph_20_Font"><text:span text:style-name="T2">A string beginning with a ‘*.’ prefix is used as an extension mapping. </text:span></text:span></text:p>
        </text:list-item>
        <text:list-item>
          <text:p text:style-name="P86"><text:span text:style-name="Default_20_Paragraph_20_Font"><text:span text:style-name="T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86"><text:span text:style-name="Default_20_Paragraph_20_Font"><text:span text:style-name="T2">A string containing only the ’/’ character indicates the "default" servlet of the application. In this case the servlet path is the request URI minus the context path and the path info is null. </text:span></text:span></text:p>
        </text:list-item>
        <text:list-item>
          <text:p text:style-name="P86"><text:span text:style-name="Default_20_Paragraph_20_Font"><text:span text:style-name="T2">All other strings are used for exact matches only. </text:span></text:span></text:p>
        </text:list-item>
      </text:list>
      <text:p text:style-name="Body"><text:span text:style-name="Default_20_Paragraph_20_Font"><text:span text:style-name="T2">A servlet may register itself with the property </text:span></text:span><text:span text:style-name="Source_20_Text"><text:span text:style-name="T2">osgi.http</text:span></text:span><text:span text:style-name="Source_20_Text"><text:span text:style-name="T28">.whiteboard</text:span></text:span><text:span text:style-name="Source_20_Text"><text:span text:style-name="T2">.servlet.name </text:span></text:span><text:span text:style-name="Source_20_Text"><text:span text:style-name="T35">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change text:change-id="ct482057472"/><text:change-start text:change-id="ct482067472"/><text:span text:style-name="Default_20_Paragraph_20_Font"><text:span text:style-name="T8">If</text:span></text:span><text:change-end text:change-id="ct482067472"/><text:span text:style-name="Default_20_Paragraph_20_Font"><text:span text:style-name="T8"> a servlet is used by an HttpService</text:span></text:span><text:change-start text:change-id="ct482065440"/><text:span text:style-name="Default_20_Paragraph_20_Font"><text:span text:style-name="T8"> implementation</text:span></text:span><text:change-end text:change-id="ct482065440"/><text:span text:style-name="Default_20_Paragraph_20_Font"><text:span text:style-name="T8">, the init() method of the servlet will be called. Once the servlet is no longer be used by the HttpService </text:span></text:span><text:change-start text:change-id="ct482066864"/><text:span text:style-name="Default_20_Paragraph_20_Font"><text:span text:style-name="T8">implementation </text:span></text:span><text:change-end text:change-id="ct482066864"/><text:span text:style-name="Default_20_Paragraph_20_Font"><text:span text:style-name="T8">the destroy() method will be called. </text:span></text:span></text:p>
      <text:p text:style-name="Body"><text:soft-page-break/><text:span text:style-name="Default_20_Paragraph_20_Font"><text:span text:style-name="T8">As servlet services might come and go as well as HttpContext</text:span></text:span><text:change-start text:change-id="ct482068400"/><text:span text:style-name="Default_20_Paragraph_20_Font"><text:span text:style-name="T8"> service</text:span></text:span><text:change-end text:change-id="ct482068400"/><text:span text:style-name="Default_20_Paragraph_20_Font"><text:span text:style-name="T8">s might come and go, the whiteboard service registration can be very dynamic. Therefore servlet services might transition between used by a HttpService </text:span></text:span><text:change-start text:change-id="ct482066352"/><text:span text:style-name="Default_20_Paragraph_20_Font"><text:span text:style-name="T8">implementation </text:span></text:span><text:change-end text:change-id="ct482066352"/><text:span text:style-name="Default_20_Paragraph_20_Font"><text:span text:style-name="T8">to not </text:span></text:span><text:change-start text:change-id="ct482069872"/><text:span text:style-name="Default_20_Paragraph_20_Font"><text:span text:style-name="T8">being </text:span></text:span><text:change-end text:change-id="ct482069872"/><text:span text:style-name="Default_20_Paragraph_20_Font"><text:span text:style-name="T8">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text:change-start text:change-id="ct482071104"/>s<text:change-end text:change-id="ct482071104"/> for the servlet. </text:p>
          </table:table-cell>
        </table:table-row>
        <table:table-row>
          <table:table-cell table:style-name="Tabelle43.A2" office:value-type="string">
            <text:p text:style-name="P23">osgi.http.whiteboard.servlet.asyncSupport<text:change-start text:change-id="ct482064352"/>ed<text:change-end text:change-id="ct482064352"/></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6">.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6"/></text:span></text:p>
      <text:h text:style-name="Heading_20_3" text:outline-level="3"><text:span text:style-name="Default_20_Paragraph_20_Font"><text:span text:style-name="T2">Servlet Filter Registratio</text:span></text:span><text:span text:style-name="Default_20_Paragraph_20_Font"><text:span text:style-name="T2">n</text:span></text:span></text:h>
      <text:p text:style-name="Body"><text:span text:style-name="Default_20_Paragraph_20_Font"><text:span text:style-name="T2">Servlet filters have been introduced into the Servlet API specification in Version 2.3 and thus far </text:span></text:span><text:change-start text:change-id="ct482072544"/><text:span text:style-name="Default_20_Paragraph_20_Font"><text:span text:style-name="T2">support for them </text:span></text:span><text:change-end text:change-id="ct482072544"/><text:span text:style-name="Default_20_Paragraph_20_Font"><text:span text:style-name="T2">ha</text:span></text:span><text:change text:change-id="ct482065760"/><text:change-start text:change-id="ct482073440"/><text:span text:style-name="Default_20_Paragraph_20_Font"><text:span text:style-name="T2">s</text:span></text:span><text:change-end text:change-id="ct482073440"/><text:span text:style-name="Default_20_Paragraph_20_Font"><text:span text:style-name="T2"> been </text:span></text:span><text:change text:change-id="ct482074224"/><text:change-start text:change-id="ct482074992"/><text:span text:style-name="Default_20_Paragraph_20_Font"><text:span text:style-name="T2">absent in</text:span></text:span><text:change-end text:change-id="ct482074992"/><text:span text:style-name="Default_20_Paragraph_20_Font"><text:span text:style-name="T2">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8">A servlet filter can set the </text:span></text:span><text:span text:style-name="Default_20_Paragraph_20_Font"><text:span text:style-name="T32">osgi.http.whiteboard.filter.pattern</text:span></text:span><text:span text:style-name="Default_20_Paragraph_20_Font"><text:span text:style-name="T8"> property to path patterns as defined by the Servlet API 3.0 specification </text:span></text:span><text:span text:style-name="Default_20_Paragraph_20_Font"><text:span text:style-name="T8"><text:bookmark-ref text:reference-format="number" text:ref-name="__RefNumPara__562_1655633606">[3].</text:bookmark-ref></text:span></text:span><text:span text:style-name="Default_20_Paragraph_20_Font"><text:span text:style-name="T8"> in section 12.2, Specification of Mappings. A servlet filter can also reference servlets by name using the </text:span></text:span><text:span text:style-name="Default_20_Paragraph_20_Font"><text:span text:style-name="T32">osgi.http.whiteboard.filter.servlet</text:span></text:span><text:span text:style-name="Default_20_Paragraph_20_Font"><text:span text:style-name="T8"> property.</text:span></text:span></text:p>
      <text:p text:style-name="Body"><text:span text:style-name="Default_20_Paragraph_20_Font"><text:span text:style-name="T2">A servlet filter may register itself with the property </text:span></text:span><text:span text:style-name="Source_20_Text"><text:span text:style-name="T2">osgi.http</text:span></text:span><text:span text:style-name="Source_20_Text"><text:span text:style-name="T28">.whiteboard</text:span></text:span><text:span text:style-name="Source_20_Text"><text:span text:style-name="T2">.filter.name</text:span></text:span><text:span text:style-name="Source_20_Text"><text:span text:style-name="T10">.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pan text:style-name="Default_20_Paragraph_20_Font"><text:span text:style-name="T8">If a servlet filter is used by an HttpService</text:span></text:span><text:change-start text:change-id="ct497393168"/><text:span text:style-name="Default_20_Paragraph_20_Font"><text:span text:style-name="T8"> implementation</text:span></text:span><text:change-end text:change-id="ct497393168"/><text:span text:style-name="Default_20_Paragraph_20_Font"><text:span text:style-name="T8">, the init() method of the servlet filter will be called. Once the servlet filter is no longer be used by the HttpService </text:span></text:span><text:change-start text:change-id="ct497394656"/><text:span text:style-name="Default_20_Paragraph_20_Font"><text:span text:style-name="T8">implementation, </text:span></text:span><text:change-end text:change-id="ct497394656"/><text:span text:style-name="Default_20_Paragraph_20_Font"><text:span text:style-name="T8">the destroy() method will be called. </text:span></text:span></text:p>
      <text:p text:style-name="Body"><text:span text:style-name="Default_20_Paragraph_20_Font"><text:span text:style-name="T8">As servlet filter services might come and go as well as HttpContext</text:span></text:span><text:change-start text:change-id="ct497393600"/><text:span text:style-name="Default_20_Paragraph_20_Font"><text:span text:style-name="T8"> service</text:span></text:span><text:change-end text:change-id="ct497393600"/><text:span text:style-name="Default_20_Paragraph_20_Font"><text:span text:style-name="T8">s might come and go, the whiteboard service registration can be very dynamic. Therefore servlet filter services might transition between used by a HttpService </text:span></text:span><text:change-start text:change-id="ct497392336"/><text:span text:style-name="Default_20_Paragraph_20_Font"><text:span text:style-name="T8">implementation </text:span></text:span><text:change-end text:change-id="ct497392336"/><text:span text:style-name="Default_20_Paragraph_20_Font"><text:span text:style-name="T8">to not </text:span></text:span><text:change-start text:change-id="ct497398192"/><text:span text:style-name="Default_20_Paragraph_20_Font"><text:span text:style-name="T8">being </text:span></text:span><text:change-end text:change-id="ct497398192"/><text:span text:style-name="Default_20_Paragraph_20_Font"><text:span text:style-name="T8">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6">.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ext:soft-page-break/>
        <table:table-row>
          <table:table-cell table:style-name="Tabelle45.A2" office:value-type="string">
            <text:p text:style-name="Table_20_Contents"><text:span text:style-name="Source_20_Text">osgi.http</text:span><text:span text:style-name="Source_20_Text"><text:span text:style-name="T6">.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3">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3">osgi.http.whiteboard.filter.asyncSupport<text:change-start text:change-id="ct497393808"/>ed<text:change-end text:change-id="ct497393808"/></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
      <text:p text:style-name="Body"><text:span text:style-name="Default_20_Paragraph_20_Font"><text:span text:style-name="T36"/></text:span></text:p>
      <text:h text:style-name="Heading_20_3" text:outline-level="3"><text:span text:style-name="Default_20_Paragraph_20_Font">Resources</text:span></text:h>
      <text:p text:style-name="P2"><text:span text:style-name="Default_20_Paragraph_20_Font">To register resources through the whiteboard an instance of the </text:span><text:span text:style-name="Source_20_Text">org.osgi.service.http.Resource</text:span><text:change-start text:change-id="ct497392464"/><text:span text:style-name="Source_20_Text">Servlet</text:span><text:change-end text:change-id="ct497392464"/><text:span text:style-name="Default_20_Paragraph_20_Font"> servlet is registered as a regular servlet with the additional </text:span><text:span text:style-name="Source_20_Text">osgi.http</text:span><text:span text:style-name="Source_20_Text"><text:span text:style-name="T6">.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6">.whiteboard</text:span></text:span><text:span text:style-name="Source_20_Text">.</text:span><text:change text:change-id="ct497403456"/><text:change-start text:change-id="ct497403952"/><text:span text:style-name="Source_20_Text">servlet</text:span><text:change-end text:change-id="ct497403952"/><text:span text:style-name="Source_20_Text">.pattern</text:span><text:span text:style-name="Default_20_Paragraph_20_Font"> property must </text:span><text:change text:change-id="ct497404784"/><text:change-start text:change-id="ct497405280"/><text:span text:style-name="Default_20_Paragraph_20_Font">also be specified</text:span><text:change-end text:change-id="ct497405280"/><text:span text:style-name="Default_20_Paragraph_20_Font">.</text:span><text:change text:change-id="ct497405760"/></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6">.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change text:change-id="ct497401008"/><text:change-start text:change-id="ct497405104"/><text:span text:style-name="Default_20_Paragraph_20_Font">This prefix is used to map a requested resource to the bundle's entries. If this service property is not specified, a prefix of the empty string is used.</text:span><text:change-end text:change-id="ct49740510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26">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text:span><text:change text:change-id="ct127527360"/><text:change-start text:change-id="ct127545248"/><text:span text:style-name="Default_20_Paragraph_20_Font">ServiceScope.</text:span><text:change-end text:change-id="ct127545248"/><text:span text:style-name="Default_20_Paragraph_20_Font">PROTOTYPE</text:span><text:change text:change-id="ct127547648"/><text:span text:style-name="Default_20_Paragraph_20_Font">,</text:span></text:p>
      <text:p text:style-name="Preformatted_20_Text"><text:span text:style-name="Default_20_Paragraph_20_Font"><text:s text:c="3"/>property={</text:span></text:p>
      <text:p text:style-name="Preformatted_20_Text"><text:span text:style-name="Default_20_Paragraph_20_Font"><text:s text:c="5"/>"osgi.http.whiteboard.</text:span><text:change text:change-id="ct127546992"/><text:change-start text:change-id="ct127529344"/><text:span text:style-name="Default_20_Paragraph_20_Font">servlet</text:span><text:change-end text:change-id="ct127529344"/><text:span text:style-name="Default_20_Paragraph_20_Fon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26">name=resource-context"</text:span></text:span><text:span text:style-name="Default_20_Paragraph_20_Font">})</text:span></text:p>
      <text:p text:style-name="Preformatted_20_Text"><text:change-start text:change-id="ct127542336"/><text:span text:style-name="Default_20_Paragraph_20_Font"><text:span text:style-name="T65">### BJH This wont work since ResourceServlet is a final class. So how do we register resource servlets in DS? Do we really need a ResourceServlet special (and otherwise unused) class? Can the presence of the resource.prefix service property be </text:span></text:span><text:span text:style-name="Default_20_Paragraph_20_Font"><text:span text:style-name="T67">enough to mark the servlet service as a resource servlet?</text:span></text:span></text:p>
      <text:p text:style-name="Preformatted_20_Text"><text:change-end text:change-id="ct127542336"/><text:span text:style-name="Default_20_Paragraph_20_Font">public class MyResource extends Resource</text:span><text:change-start text:change-id="ct127548032"/><text:span text:style-name="Default_20_Paragraph_20_Font">Servlet</text:span><text:change-end text:change-id="ct127548032"/><text:span text:style-name="Default_20_Paragraph_20_Font"> {</text:span></text:p>
      <text:p text:style-name="Preformatted_20_Text"><text:span text:style-name="Default_20_Paragraph_20_Font"><text:s text:c="3"/>...</text:span></text:p>
      <text:p text:style-name="Preformatted_20_Text"><text:span text:style-name="Default_20_Paragraph_20_Font">}</text:span></text:p>
      <text:p text:style-name="Body"><text:change text:change-id="ct127528928"/><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8">Event listeners register themselves under the interface(s) they are implementing</text:span></text:span><text:change text:change-id="ct127546048"/><text:change-start text:change-id="ct127525184"/><text:span text:style-name="Default_20_Paragraph_20_Font"><text:span text:style-name="T8">. This specification s</text:span></text:span><text:change-end text:change-id="ct127525184"/><text:span text:style-name="Default_20_Paragraph_20_Font"><text:span text:style-name="T8">upport</text:span></text:span><text:change-start text:change-id="ct127548464"/><text:span text:style-name="Default_20_Paragraph_20_Font"><text:span text:style-name="T8">s</text:span></text:span><text:change-end text:change-id="ct127548464"/><text:change text:change-id="ct127548592"/><text:span text:style-name="Default_20_Paragraph_20_Font"><text:span text:style-name="T8">:</text:span></text:span></text:p>
      <text:list xml:id="list2043288747706936993" text:style-name="L16">
        <text:list-item>
          <text:p text:style-name="P87"><text:span text:style-name="Default_20_Paragraph_20_Font"><text:span text:style-name="T8">ServletContextListener</text:span></text:span></text:p>
        </text:list-item>
      </text:list>
      <text:list xml:id="list5228520497174752904" text:style-name="L17">
        <text:list-item>
          <text:p text:style-name="P88"><text:soft-page-break/><text:span text:style-name="Default_20_Paragraph_20_Font"><text:span text:style-name="T8">ServletContextAttributeListener</text:span></text:span></text:p>
        </text:list-item>
        <text:list-item>
          <text:p text:style-name="P88"><text:span text:style-name="Default_20_Paragraph_20_Font"><text:span text:style-name="T8">ServletRequestListener</text:span></text:span></text:p>
        </text:list-item>
        <text:list-item>
          <text:p text:style-name="P88"><text:span text:style-name="Default_20_Paragraph_20_Font"><text:span text:style-name="T8">ServletRequestAttributeListener</text:span></text:span></text:p>
        </text:list-item>
        <text:list-item>
          <text:p text:style-name="P88"><text:span text:style-name="Default_20_Paragraph_20_Font"><text:span text:style-name="T8">HttpSessionListener</text:span></text:span></text:p>
        </text:list-item>
        <text:list-item>
          <text:p text:style-name="P88"><text:span text:style-name="Default_20_Paragraph_20_Font"><text:span text:style-name="T8">HttpSessionAttributeListener</text:span></text:span></text:p>
        </text:list-item>
        <text:list-item>
          <text:p text:style-name="P88"><text:span text:style-name="Default_20_Paragraph_20_Font"><text:span text:style-name="T8">Async</text:span></text:span><text:span text:style-name="Default_20_Paragraph_20_Font"><text:span text:style-name="T8">Listener</text:span></text:span></text:p>
        </text:list-item>
      </text:list>
      <text:p text:style-name="Body"><text:span text:style-name="Default_20_Paragraph_20_Font"><text:span text:style-name="T8">Events are sent to all listeners registered in the OSGi service registry based on their registration properties. Each listener is associated with a</text:span></text:span><text:change-start text:change-id="ct501536064"/><text:span text:style-name="Default_20_Paragraph_20_Font"><text:span text:style-name="T8">n</text:span></text:span><text:change-end text:change-id="ct501536064"/><text:span text:style-name="Default_20_Paragraph_20_Font"><text:span text:style-name="T8"> </text:span></text:span><text:change text:change-id="ct501516784"/><text:change-start text:change-id="ct501530000"/><text:span text:style-name="Default_20_Paragraph_20_Font"><text:span text:style-name="T8">H</text:span></text:span><text:change-end text:change-id="ct501530000"/><text:span text:style-name="Default_20_Paragraph_20_Font"><text:span text:style-name="T8">ttp </text:span></text:span><text:change text:change-id="ct501515472"/><text:change-start text:change-id="ct501529232"/><text:span text:style-name="Default_20_Paragraph_20_Font"><text:span text:style-name="T8">C</text:span></text:span><text:change-end text:change-id="ct501529232"/><text:span text:style-name="Default_20_Paragraph_20_Font"><text:span text:style-name="T8">ontext as described in section </text:span></text:span><text:change-start text:change-id="ct501531632"/><text:span text:style-name="Default_20_Paragraph_20_Font"><text:span text:style-name="T8"><text:bookmark-ref text:reference-format="number" text:ref-name="__RefNumPara__25934_1125154468">5.2.2</text:bookmark-ref></text:span></text:span><text:change-end text:change-id="ct501531632"/><text:change text:change-id="ct501519760"/><text:span text:style-name="Default_20_Paragraph_20_Font"><text:span text:style-name="T8">.</text:span></text:span></text:p>
      <text:p text:style-name="Body"><text:span text:style-name="Default_20_Paragraph_20_Font"><text:span text:style-name="T8">The </text:span></text:span><text:change text:change-id="ct501519856"/><text:change-start text:change-id="ct501534816"/><text:span text:style-name="Default_20_Paragraph_20_Font"><text:span text:style-name="T8">H</text:span></text:span><text:change-end text:change-id="ct501534816"/><text:span text:style-name="Default_20_Paragraph_20_Font"><text:span text:style-name="T8">ttp </text:span></text:span><text:change text:change-id="ct501494576"/><text:change-start text:change-id="ct501512864"/><text:span text:style-name="Default_20_Paragraph_20_Font"><text:span text:style-name="T8">S</text:span></text:span><text:change-end text:change-id="ct501512864"/><text:span text:style-name="Default_20_Paragraph_20_Font"><text:span text:style-name="T8">ervice implementation gets the listeners from the service registry as soon as the associated </text:span></text:span><text:change text:change-id="ct501525136"/><text:change-start text:change-id="ct206526128"/><text:span text:style-name="Default_20_Paragraph_20_Font"><text:span text:style-name="T8">H</text:span></text:span><text:change-end text:change-id="ct206526128"/><text:span text:style-name="Default_20_Paragraph_20_Font"><text:span text:style-name="T8">ttp </text:span></text:span><text:change text:change-id="ct501517040"/><text:change-start text:change-id="ct501519248"/><text:span text:style-name="Default_20_Paragraph_20_Font"><text:span text:style-name="T8">C</text:span></text:span><text:change-end text:change-id="ct501519248"/><text:span text:style-name="Default_20_Paragraph_20_Font"><text:span text:style-name="T8">ontext is established and releases them when the </text:span></text:span><text:change text:change-id="ct501522928"/><text:change-start text:change-id="ct501512448"/><text:span text:style-name="Default_20_Paragraph_20_Font"><text:span text:style-name="T8">Http C</text:span></text:span><text:change-end text:change-id="ct501512448"/><text:span text:style-name="Default_20_Paragraph_20_Font"><text:span text:style-name="T8">ontext is not available any more or the listener is unregistered.</text:span></text:span></text:p>
      <text:h text:style-name="Heading_20_4" text:outline-level="4"><text:span text:style-name="Default_20_Paragraph_20_Font"><text:span text:style-name="T8">ServletContextListener and ServletContextAttributeListener</text:span></text:span></text:h>
      <text:p text:style-name="P5"><text:span text:style-name="Default_20_Paragraph_20_Font">The ServletContextListener receives events after the Http Service </text:span><text:change-start text:change-id="ct501523376"/><text:span text:style-name="Default_20_Paragraph_20_Font">implementation </text:span><text:change-end text:change-id="ct501523376"/><text:span text:style-name="Default_20_Paragraph_20_Font">has started and the corresponding </text:span><text:change-start text:change-id="ct501539760"/><text:span text:style-name="Default_20_Paragraph_20_Font">Http C</text:span><text:change-end text:change-id="ct501539760"/><text:change text:change-id="ct501518784"/><text:span text:style-name="Default_20_Paragraph_20_Font">ontext is available and when either the </text:span><text:change-start text:change-id="ct501497200"/><text:span text:style-name="Default_20_Paragraph_20_Font">Http C</text:span><text:change-end text:change-id="ct501497200"/><text:change text:change-id="ct501496752"/><text:span text:style-name="Default_20_Paragraph_20_Font">ontext </text:span><text:change text:change-id="ct501492464"/><text:change-start text:change-id="ct501522624"/><text:span text:style-name="Default_20_Paragraph_20_Font">becomes</text:span><text:change-end text:change-id="ct501522624"/><text:span text:style-name="Default_20_Paragraph_20_Font"> unavailable or the Http Service </text:span><text:change-start text:change-id="ct501496576"/><text:span text:style-name="Default_20_Paragraph_20_Font">implementation </text:span><text:change-end text:change-id="ct501496576"/><text:span text:style-name="Default_20_Paragraph_20_Font">is about to stop. A newly registered listener will be called with the </text:span><text:change-start text:change-id="ct501532704"/><text:span text:style-name="Default_20_Paragraph_20_Font"><text:span text:style-name="T4">contextInitialized</text:span></text:span><text:change-end text:change-id="ct501532704"/><text:span text:style-name="Default_20_Paragraph_20_Font"> method either if the </text:span><text:change-start text:change-id="ct501540000"/><text:span text:style-name="Default_20_Paragraph_20_Font">Http C</text:span><text:change-end text:change-id="ct501540000"/><text:change text:change-id="ct501524720"/><text:span text:style-name="Default_20_Paragraph_20_Font">ontext is available or when the </text:span><text:change-start text:change-id="ct501525632"/><text:span text:style-name="Default_20_Paragraph_20_Font">Http C</text:span><text:change-end text:change-id="ct501525632"/><text:change text:change-id="ct501537056"/><text:span text:style-name="Default_20_Paragraph_20_Font">ontext becomes available. As soon as the </text:span><text:change-start text:change-id="ct501533472"/><text:span text:style-name="Default_20_Paragraph_20_Font">Http C</text:span><text:change-end text:change-id="ct501533472"/><text:change text:change-id="ct501533600"/><text:span text:style-name="Default_20_Paragraph_20_Font">ontext or the Http Service </text:span><text:change-start text:change-id="ct501533088"/><text:span text:style-name="Default_20_Paragraph_20_Font">implementation becomes</text:span><text:change-end text:change-id="ct501533088"/><text:change text:change-id="ct501533216"/><text:span text:style-name="Default_20_Paragraph_20_Font"> unavailable, the </text:span><text:change-start text:change-id="ct501538912"/><text:span text:style-name="Default_20_Paragraph_20_Font"><text:span text:style-name="T4">contextDestroyed</text:span></text:span><text:change-end text:change-id="ct501538912"/><text:span text:style-name="Default_20_Paragraph_20_Font"> method is called. The </text:span><text:span text:style-name="Default_20_Paragraph_20_Font"><text:span text:style-name="T34">Http Service</text:span></text:span><text:span text:style-name="Default_20_Paragraph_20_Font"> </text:span><text:change text:change-id="ct501541616"/><text:change-start text:change-id="ct501542112"/><text:span text:style-name="Default_20_Paragraph_20_Font">implementation holds</text:span><text:change-end text:change-id="ct501542112"/><text:span text:style-name="Default_20_Paragraph_20_Font"> the listener as long as the</text:span><text:change-start text:change-id="ct501542944"/><text:span text:style-name="Default_20_Paragraph_20_Font"> </text:span><text:change-end text:change-id="ct501542944"/><text:change-start text:change-id="ct501543424"/><text:span text:style-name="Default_20_Paragraph_20_Font">Htt</text:span><text:change-end text:change-id="ct501543424"/><text:change text:change-id="ct501543552"/><text:change-start text:change-id="ct501544048"/><text:span text:style-name="Default_20_Paragraph_20_Font">p C</text:span><text:change-end text:change-id="ct501544048"/><text:span text:style-name="Default_20_Paragraph_20_Font">ontext is available. ServletContextAttributeListeners are </text:span><text:change text:change-id="ct501544528"/><text:change-start text:change-id="ct501545024"/><text:span text:style-name="Default_20_Paragraph_20_Font">held</text:span><text:change-end text:change-id="ct501545024"/><text:span text:style-name="Default_20_Paragraph_20_Fon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text:span><text:change-start text:change-id="ct501532960"/><text:span text:style-name="Default_20_Paragraph_20_Font">programmatically</text:span><text:change-end text:change-id="ct501532960"/><text:change-start text:change-id="ct501525456"/><text:span text:style-name="Default_20_Paragraph_20_Font"> </text:span><text:change-end text:change-id="ct501525456"/><text:span text:style-name="Default_20_Paragraph_20_Font">register Servlets, Filters, or Listeners.</text:span></text:p>
      <text:p text:style-name="Body"><text:span text:style-name="Default_20_Paragraph_20_Font">If implementations of the Http Service decide to support dynamic registration through the servlet context, they </text:span><text:change text:change-id="ct501545152"/><text:span text:style-name="Default_20_Paragraph_20_Font"><text:s/></text:span><text:change-start text:change-id="ct501528320"/><text:span text:style-name="Default_20_Paragraph_20_Font">should </text:span><text:change-end text:change-id="ct501528320"/><text:span text:style-name="Default_20_Paragraph_20_Font">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4"> </text:span></text:span><text:span text:style-name="Source_20_Text"><text:span text:style-name="T44">osgi.http</text:span></text:span><text:span text:style-name="Source_20_Text"><text:span text:style-name="T27">.whiteboard</text:span></text:span><text:span text:style-name="Source_20_Text"><text:span text:style-name="T44">.servlet.errorPage </text:span></text:span><text:span text:style-name="Source_20_Text"><text:span text:style-name="T10">can be </text:span></text:span><text:change text:change-id="ct501492032"/><text:change-start text:change-id="ct501543776"/><text:span text:style-name="Source_20_Text"><text:span text:style-name="T10">specified</text:span></text:span><text:change-end text:change-id="ct501543776"/><text:span text:style-name="Source_20_Text"><text:span text:style-name="T10"> on a servlet</text:span></text:span><text:change-start text:change-id="ct501507456"/><text:span text:style-name="Source_20_Text"><text:span text:style-name="T10"> service.</text:span></text:span><text:change-end text:change-id="ct501507456"/><text:change text:change-id="ct501507584"/><text:change-start text:change-id="ct501527744"/><text:span text:style-name="Source_20_Text"><text:span text:style-name="T10"> T</text:span></text:span><text:change-end text:change-id="ct501527744"/><text:span text:style-name="Source_20_Text"><text:span text:style-name="T10">he </text:span></text:span><text:change-start text:change-id="ct501541200"/><text:span text:style-name="Source_20_Text"><text:span text:style-name="T10">property </text:span></text:span><text:change-end text:change-id="ct501541200"/><text:span text:style-name="Source_20_Text"><text:span text:style-name="T10">values can be a</text:span></text:span><text:change-start text:change-id="ct501548928"/><text:span text:style-name="Source_20_Text"><text:span text:style-name="T10">n</text:span></text:span><text:change-end text:change-id="ct501548928"/><text:span text:style-name="Source_20_Text"><text:span text:style-name="T10"> </text:span></text:span><text:change text:change-id="ct501549760"/><text:change-start text:change-id="ct501550608"/><text:span text:style-name="Source_20_Text"><text:span text:style-name="T10">HTTP</text:span></text:span><text:change-end text:change-id="ct501550608"/><text:span text:style-name="Source_20_Text"><text:span text:style-name="T10"> status code or the fully qualified name of an exception. If such a status code is set via sendError or such an exception is thrown, this servlet is invoked to render an error page. <text:s/>A servlet serving error page requests does not need to set the </text:span></text:span><text:span text:style-name="Source_20_Text"><text:span text:style-name="T15">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4">@Component(service = javax.servlet.Servlet.class, scope=</text:span></text:span><text:change text:change-id="ct501507312"/><text:change-start text:change-id="ct501527232"/><text:span text:style-name="Default_20_Paragraph_20_Font"><text:span text:style-name="T4">ServiceScope.</text:span></text:span><text:change-end text:change-id="ct501527232"/><text:span text:style-name="Default_20_Paragraph_20_Font"><text:span text:style-name="T4">PROTOTYPE</text:span></text:span><text:change text:change-id="ct501543904"/><text:span text:style-name="Default_20_Paragraph_20_Font"><text:span text:style-name="T4">,</text:span></text:span></text:p>
      <text:p text:style-name="Preformatted_20_Text"><text:span text:style-name="Default_20_Paragraph_20_Font"><text:span text:style-name="T4"><text:s text:c="3"/>property={</text:span></text:span></text:p>
      <text:p text:style-name="Preformatted_20_Text"><text:soft-page-break/><text:span text:style-name="Default_20_Paragraph_20_Font"><text:span text:style-name="T4"><text:s text:c="5"/>"</text:span></text:span>osgi.http.whiteboard.servlet.errorPage=java.io.IOException<text:span text:style-name="Default_20_Paragraph_20_Font"><text:span text:style-name="T4">",</text:span></text:span></text:p>
      <text:p text:style-name="Preformatted_20_Text"><text:span text:style-name="Default_20_Paragraph_20_Font"><text:span text:style-name="T4"><text:s text:c="5"/>"osgi.http.whiteboard.</text:span></text:span><text:span text:style-name="Default_20_Paragraph_20_Font"><text:span text:style-name="T4">servlet.</text:span></text:span><text:span text:style-name="Default_20_Paragraph_20_Font"><text:span text:style-name="T4">errorPage=500"})</text:span></text:span></text:p>
      <text:p text:style-name="Preformatted_20_Text"><text:span text:style-name="Default_20_Paragraph_20_Font"><text:span text:style-name="T4">public class MyErrorServlet extends HttpServlet {</text:span></text:span></text:p>
      <text:p text:style-name="Preformatted_20_Text"><text:span text:style-name="Default_20_Paragraph_20_Font"><text:span text:style-name="T4"><text:s text:c="3"/>...</text:span></text:span></text:p>
      <text:p text:style-name="Preformatted_20_Text"><text:span text:style-name="Default_20_Paragraph_20_Font"><text:span text:style-name="T15">}</text:span></text:span></text:p>
      <text:p text:style-name="Body"><text:span text:style-name="Source_20_Text"><text:span text:style-name="T10">The above servlet is invoked if the status code 500 is sent via sendError or if an IOException occurs</text:span></text:span><text:change-start text:change-id="ct501523760"/><text:span text:style-name="Source_20_Text"><text:span text:style-name="T10">.</text:span></text:span><text:change-end text:change-id="ct501523760"/></text:p>
      <text:h text:style-name="Heading_20_3" text:outline-level="3" text:is-list-header="true"><text:span text:style-name="Default_20_Paragraph_20_Font"><text:span text:style-name="T46"/></text:span></text:h>
      <text:h text:style-name="Heading_20_2" text:outline-level="2">Provided Capability</text:h>
      <text:p text:style-name="Body">The <text:change-start text:change-id="ct501518432"/>Http Service implementation <text:change-end text:change-id="ct501518432"/>bundle <text:change text:change-id="ct501554592"/><text:change-start text:change-id="ct501522064"/>must<text:change-end text:change-id="ct501522064"/> provide the<text:change text:change-id="ct501524816"/> <text:span text:style-name="Source_20_Text">osgi.whiteboard</text:span><text:span text:style-name="Default_20_Paragraph_20_Font"> capability</text:span><text:change text:change-id="ct501492128"/><text:change-start text:change-id="ct501533968"/><text:span text:style-name="Default_20_Paragraph_20_Font"> for “osgi.http”. For example:</text:span><text:change-end text:change-id="ct501533968"/></text:p>
      <text:p text:style-name="P6"><text:span text:style-name="Default_20_Paragraph_20_Font"><text:span text:style-name="T49">Provide-Capability: osgi.whiteboard;</text:span></text:span></text:p>
      <text:p text:style-name="P6"><text:span text:style-name="Default_20_Paragraph_20_Font"><text:span text:style-name="T48"><text:s text:c="7"/>osgi.whiteboard="osgi.http";</text:span></text:span></text:p>
      <text:p text:style-name="P6"><text:span text:style-name="Default_20_Paragraph_20_Font"><text:span text:style-name="T48"><text:s text:c="7"/>uses:="</text:span></text:span><text:change text:change-id="ct501527904"/><text:change-start text:change-id="ct501531120"/><text:span text:style-name="Default_20_Paragraph_20_Font"><text:span text:style-name="T3">javax.servlet, javax.servlet.http</text:span></text:span><text:change-end text:change-id="ct501531120"/><text:span text:style-name="Default_20_Paragraph_20_Font"><text:span text:style-name="T48">";</text:span></text:span></text:p>
      <text:p text:style-name="P6"><text:span text:style-name="Default_20_Paragraph_20_Font"><text:span text:style-name="T48"><text:s text:c="7"/>version:Version="1.3"</text:span></text:span></text:p>
      <text:p text:style-name="Body"><text:change text:change-id="ct501543104"/><text:change-start text:change-id="ct501537232"/><text:span text:style-name="Default_20_Paragraph_20_Font"><text:span text:style-name="T48">The Http Service implementation</text:span></text:span><text:change-end text:change-id="ct501537232"/><text:span text:style-name="Default_20_Paragraph_20_Font"><text:span text:style-name="T48"> must provide support for all whiteboard service types as outlined in this specification.</text:span></text:span></text:p>
      <text:h text:style-name="Heading_20_4" text:outline-level="4"><text:span text:style-name="Default_20_Paragraph_20_Font"><text:span text:style-name="T23">osgi.whiteboard Namespace</text:span></text:span></text:h>
      <text:p text:style-name="Body"><text:span text:style-name="Default_20_Paragraph_20_Font"><text:span text:style-name="T10">The whiteboard pattern leverages the OSGi service registry as a registry for objects. In the context of</text:span></text:span><text:change text:change-id="ct501541760"/><text:span text:style-name="Default_20_Paragraph_20_Font"><text:span text:style-name="T10"> Http Service</text:span></text:span><text:change-start text:change-id="ct501540992"/><text:span text:style-name="Default_20_Paragraph_20_Font"><text:span text:style-name="T10">,</text:span></text:span><text:change-end text:change-id="ct501540992"/><text:span text:style-name="Default_20_Paragraph_20_Font"><text:span text:style-name="T10"> servlets can be registered </text:span></text:span><text:change text:change-id="ct501551328"/><text:change-start text:change-id="ct501552112"/><text:span text:style-name="Default_20_Paragraph_20_Font"><text:span text:style-name="T10">as services</text:span></text:span><text:change-end text:change-id="ct501552112"/><text:span text:style-name="Default_20_Paragraph_20_Font"><text:span text:style-name="T10"> and the Http Service </text:span></text:span><text:change-start text:change-id="ct501549504"/><text:span text:style-name="Default_20_Paragraph_20_Font"><text:span text:style-name="T10">implementation </text:span></text:span><text:change-end text:change-id="ct501549504"/><text:change text:change-id="ct501549376"/><text:change-start text:change-id="ct501539152"/><text:span text:style-name="Default_20_Paragraph_20_Font"><text:span text:style-name="T10">uses</text:span></text:span><text:change-end text:change-id="ct501539152"/><text:span text:style-name="Default_20_Paragraph_20_Font"><text:span text:style-name="T10"> these </text:span></text:span><text:change text:change-id="ct501542672"/><text:change-start text:change-id="ct501555472"/><text:span text:style-name="Default_20_Paragraph_20_Font"><text:span text:style-name="T10">services to interact with <text:s/>the servlets</text:span></text:span><text:change-end text:change-id="ct501555472"/><text:span text:style-name="Default_20_Paragraph_20_Font"><text:span text:style-name="T10">.</text:span></text:span><text:change text:change-id="ct501556256"/></text:p>
      <text:p text:style-name="Body"><text:change-start text:change-id="ct501539008"/><text:span text:style-name="Default_20_Paragraph_20_Font"><text:span text:style-name="T21">A </text:span></text:span><text:change-end text:change-id="ct501539008"/><text:span text:style-name="Default_20_Paragraph_20_Font"><text:span text:style-name="T18">Whiteboard </text:span></text:span><text:change-start text:change-id="ct501539392"/><text:span text:style-name="Default_20_Paragraph_20_Font"><text:span text:style-name="T18">Services </text:span></text:span><text:change-end text:change-id="ct501539392"/><text:span text:style-name="Default_20_Paragraph_20_Font"><text:span text:style-name="T18">Consumer </text:span></text:span><text:span text:style-name="Default_20_Paragraph_20_Font"><text:span text:style-name="T10">is a </text:span></text:span><text:change text:change-id="ct501544224"/><text:change-start text:change-id="ct501529488"/><text:span text:style-name="Default_20_Paragraph_20_Font"><text:span text:style-name="T10">bundle</text:span></text:span><text:change-end text:change-id="ct501529488"/><text:span text:style-name="Default_20_Paragraph_20_Font"><text:span text:style-name="T10"> that </text:span></text:span><text:change text:change-id="ct501555216"/><text:change-start text:change-id="ct501549952"/><text:span text:style-name="Default_20_Paragraph_20_Font"><text:span text:style-name="T10">monitors</text:span></text:span><text:change-end text:change-id="ct501549952"/><text:span text:style-name="Default_20_Paragraph_20_Font"><text:span text:style-name="T10"> the life cycle events </text:span></text:span><text:change text:change-id="ct501551632"/><text:change-start text:change-id="ct501551104"/><text:span text:style-name="Default_20_Paragraph_20_Font"><text:span text:style-name="T10">of</text:span></text:span><text:change-end text:change-id="ct501551104"/><text:change-start text:change-id="ct501558560"/><text:span text:style-name="Default_20_Paragraph_20_Font"><text:span text:style-name="T10"> specific</text:span></text:span><text:change-end text:change-id="ct501558560"/><text:change text:change-id="ct501558688"/><text:span text:style-name="Default_20_Paragraph_20_Font"><text:span text:style-name="T10"> services to use their functionality when the </text:span></text:span><text:change-start text:change-id="ct501560240"/><text:span text:style-name="Default_20_Paragraph_20_Font"><text:span text:style-name="T10">specific </text:span></text:span><text:change-end text:change-id="ct501560240"/><text:span text:style-name="Default_20_Paragraph_20_Font"><text:span text:style-name="T10">service</text:span></text:span><text:change-start text:change-id="ct501561776"/><text:span text:style-name="Default_20_Paragraph_20_Font"><text:span text:style-name="T10">s</text:span></text:span><text:change-end text:change-id="ct501561776"/><text:span text:style-name="Default_20_Paragraph_20_Font"><text:span text:style-name="T10"> </text:span></text:span><text:change text:change-id="ct501562608"/><text:change-start text:change-id="ct501563456"/><text:span text:style-name="Default_20_Paragraph_20_Font"><text:span text:style-name="T10">are</text:span></text:span><text:change-end text:change-id="ct501563456"/><text:span text:style-name="Default_20_Paragraph_20_Font"><text:span text:style-name="T10"> active. It can use metadata (service</text:span></text:span><text:change text:change-id="ct501564288"/><text:span text:style-name="Default_20_Paragraph_20_Font"><text:span text:style-name="T10"> properties) to control its functionality. </text:span></text:span><text:change-start text:change-id="ct501565840"/><text:span text:style-name="Default_20_Paragraph_20_Font"><text:span text:style-name="T19">Whiteboard </text:span></text:span><text:change-end text:change-id="ct501565840"/><text:change-start text:change-id="ct501566672"/><text:span text:style-name="Default_20_Paragraph_20_Font"><text:span text:style-name="T19">Services </text:span></text:span><text:change-end text:change-id="ct501566672"/><text:change-start text:change-id="ct501567504"/><text:span text:style-name="Default_20_Paragraph_20_Font"><text:span text:style-name="T19">Providers</text:span></text:span><text:change-end text:change-id="ct501567504"/><text:span text:style-name="Default_20_Paragraph_20_Font"><text:span text:style-name="T10">, register</text:span></text:span><text:change text:change-id="ct501568336"/><text:span text:style-name="Default_20_Paragraph_20_Font"><text:span text:style-name="T10"> such services, therefore have a dependency on the Whiteboard </text:span></text:span><text:change-start text:change-id="ct501569888"/><text:span text:style-name="Default_20_Paragraph_20_Font"><text:span text:style-name="T10">Services </text:span></text:span><text:change-end text:change-id="ct501569888"/><text:span text:style-name="Default_20_Paragraph_20_Font"><text:span text:style-name="T10">Consumer that can be modeled with the osgi.whiteboard namespace. The definition for this namespace can be found in the following table and the </text:span></text:span><text:span text:style-name="Source_20_Text"><text:span text:style-name="T2">Whiteboard</text:span></text:span><text:span text:style-name="Source_20_Text"><text:span text:style-name="T52">Namespace</text:span></text:span><text:span text:style-name="Default_20_Paragraph_20_Font"><text:span text:style-name="T55">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change-start text:change-id="ct501555680"/><text:span text:style-name="Default_20_Paragraph_20_Font"><text:span text:style-name="T10">services </text:span></text:span><text:change-end text:change-id="ct501555680"/><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2">org.acme.foo</text:span></text:span><text:span text:style-name="Default_20_Paragraph_20_Font"><text:span text:style-name="T10">. The OSGi Alliance reserves names that start with </text:span></text:span><text:span text:style-name="Source_20_Text"><text:span text:style-name="T2">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text:change-start text:change-id="ct501576368"/>services <text:change-end text:change-id="ct501576368"/>consumer.</text:p>
          </table:table-cell>
        </table:table-row>
      </table:table>
      <text:p text:style-name="Body"><text:span text:style-name="Default_20_Paragraph_20_Font"><text:span text:style-name="T10">Specifications for whiteboard </text:span></text:span><text:change-start text:change-id="ct501551872"/><text:span text:style-name="Default_20_Paragraph_20_Font"><text:span text:style-name="T10">services </text:span></text:span><text:change-end text:change-id="ct501551872"/><text:span text:style-name="Default_20_Paragraph_20_Font"><text:span text:style-name="T10">consumers (Http Service, Event Admin, etc.) should specify the values for these attributes. Whiteboard </text:span></text:span><text:change-start text:change-id="ct501542336"/><text:span text:style-name="Default_20_Paragraph_20_Font"><text:span text:style-name="T10">services </text:span></text:span><text:change-end text:change-id="ct501542336"/><text:span text:style-name="Default_20_Paragraph_20_Font"><text:span text:style-name="T10">consumers that provide such a capability should list the packages that they use in their </text:span></text:span><text:change text:change-id="ct501569984"/><text:change-start text:change-id="ct501570752"/><text:span text:style-name="Default_20_Paragraph_20_Font"><text:span text:style-name="T10">implementation</text:span></text:span><text:change-end text:change-id="ct501570752"/><text:span text:style-name="Default_20_Paragraph_20_Font"><text:span text:style-name="T10"> in the uses directive of that capability to ensure class space consistency. Whiteboard </text:span></text:span><text:change-start text:change-id="ct501568624"/><text:span text:style-name="Default_20_Paragraph_20_Font"><text:span text:style-name="T10">services </text:span></text:span><text:change-end text:change-id="ct501568624"/><text:span text:style-name="Default_20_Paragraph_20_Font"><text:span text:style-name="T10">consumers can consume a whiteboard </text:span></text:span><text:change-start text:change-id="ct501567792"/><text:span text:style-name="Default_20_Paragraph_20_Font"><text:span text:style-name="T10">services </text:span></text:span><text:change-end text:change-id="ct501567792"/><text:span text:style-name="Default_20_Paragraph_20_Font"><text:span text:style-name="T10">provider even if that bundle does not require the whiteboard consumer unless the specification explicitly forbids this. For example an</text:span></text:span><text:change text:change-id="ct501567088"/><text:span text:style-name="Default_20_Paragraph_20_Font"><text:span text:style-name="T10">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oft-page-break/><text:s text:c="6"/>version:Version="1.3"</text:p>
      <text:p text:style-name="Body"><text:span text:style-name="Default_20_Paragraph_20_Font"><text:span text:style-name="T10">A bundle that depends on a</text:span></text:span><text:change-start text:change-id="ct501568480"/><text:span text:style-name="Default_20_Paragraph_20_Font"><text:span text:style-name="T10">n</text:span></text:span><text:change-end text:change-id="ct501568480"/><text:span text:style-name="Default_20_Paragraph_20_Font"><text:span text:style-name="T10"> Http Service </text:span></text:span><text:change-start text:change-id="ct501566944"/><text:span text:style-name="Default_20_Paragraph_20_Font"><text:span text:style-name="T10">implementation </text:span></text:span><text:change-end text:change-id="ct501566944"/><text:span text:style-name="Default_20_Paragraph_20_Font"><text:span text:style-name="T10">could require such a whiteboard consumer with the following manifest header: </text:span></text:span></text:p>
      <text:p text:style-name="Preformatted_20_Text"><text:span text:style-name="User_20_Entry"><text:span text:style-name="T2"><text:s text:c="3"/>Require-Capability: osgi.whiteboard;</text:span></text:span></text:p>
      <text:p text:style-name="Preformatted_20_Text"><text:span text:style-name="User_20_Entry"><text:span text:style-name="T2"><text:s text:c="5"/>filter:="(&amp;(osgi.whiteboard=osgi.http)(version&gt;=1.3)</text:span></text:span><text:span text:style-name="User_20_Entry"><text:span text:style-name="T2">(</text:span></text:span><text:span text:style-name="User_20_Entry"><text:span text:style-name="T2">!</text:span></text:span><text:span text:style-name="User_20_Entry"><text:span text:style-name="T2">(version&gt;=2.0)</text:span></text:span><text:span text:style-name="User_20_Entry"><text:span text:style-name="T2">)</text:span></text:span><text:span text:style-name="User_20_Entry"><text:span text:style-name="T2">)"</text:span></text:span></text:p>
      <text:p text:style-name="Body"><text:span text:style-name="Default_20_Paragraph_20_Font"><text:span text:style-name="T42"/></text:span></text:p>
      <text:h text:style-name="Heading_20_1" text:outline-level="1"><text:bookmark-start text:name="__RefNumPara__16786_1481569867"/>Data Transfer Objects<text:bookmark-end text:name="__RefNumPara__16786_1481569867"/></text:h>
      <text:p text:style-name="Body">This <text:change text:change-id="ct501530640"/><text:change-start text:change-id="ct501542208"/>RFC<text:change-end text:change-id="ct501542208"/> defines an API to retrieve administrative information from the Http Service<text:change-start text:change-id="ct501551744"/> implementation<text:change-end text:change-id="ct501551744"/>.<text:change-start text:change-id="ct501529584"/> The HttpServiceRun<text:change-end text:change-id="ct501529584"/><text:change-start text:change-id="ct501551968"/>time service is introduced and can be called to obtain various <text:change-end text:change-id="ct501551968"/><text:change text:change-id="ct501550736"/>DTOs<text:change text:change-id="ct501566768"/><text:change-start text:change-id="ct501551424"/>.<text:change-end text:change-id="ct501551424"/></text:p>
      <text:p text:style-name="P11">See the JavaDoc for details.</text:p>
      <text:h text:style-name="Heading_20_1" text:outline-level="1">Javadoc</text:h>
      <text:p text:style-name="P29"><text:span text:style-name="Default_20_Paragraph_20_Font"><text:span text:style-name="T47"/></text:span></text:p>
      <text:section text:style-name="Sect1" text:name="JavaDoc" text:protected="true">
        <text:section-source xlink:href="../javadoc.rtf" text:filter-name="Rich Text Format"/>
        <text:p text:style-name="P60">OSGi Javadoc</text:p>
        <text:p text:style-name="P106">11/11/13 4:16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11"><text:span text:style-name="Summary_20_Heading_20_Font">Package Summary</text:span></text:p>
            </table:table-cell>
            <table:covered-table-cell/>
            <table:table-cell table:style-name="Table2.A1" office:value-type="string">
              <text:p text:style-name="P112"><text:span text:style-name="Page_20_Reference_20_Font"><text:span text:style-name="T63">Page</text:span></text:span></text:p>
            </table:table-cell>
          </table:table-row>
          <table:table-row table:style-name="Table2.1">
            <table:table-cell table:style-name="Table2.A2" office:value-type="string">
              <text:p text:style-name="P113"><text:a xlink:type="simple" xlink:href="#r3"><text:span text:style-name="T53">org.osgi.namespace.whiteboard</text:span></text:a></text:p>
            </table:table-cell>
            <table:table-cell table:style-name="Table2.A2" office:value-type="string">
              <text:p text:style-name="P114">Whiteboard Namespace Package Version 1.0.</text:p>
            </table:table-cell>
            <table:table-cell table:style-name="Table2.A2" office:value-type="string">
              <text:p text:style-name="P112"><text:span text:style-name="Page_20_Reference_20_Font"><text:bookmark-ref text:reference-format="page" text:ref-name="r3">23</text:bookmark-ref></text:span></text:p>
            </table:table-cell>
          </table:table-row>
          <table:table-row table:style-name="Table2.1">
            <table:table-cell table:style-name="Table2.A3" office:value-type="string">
              <text:p text:style-name="P113"><text:a xlink:type="simple" xlink:href="#r8"><text:span text:style-name="T53">org.osgi.service.http</text:span></text:a></text:p>
            </table:table-cell>
            <table:table-cell table:style-name="Table2.A3" office:value-type="string">
              <text:p text:style-name="P114">Http Service Package Version 1.3.</text:p>
            </table:table-cell>
            <table:table-cell table:style-name="Table2.A3" office:value-type="string">
              <text:p text:style-name="P112"><text:span text:style-name="Page_20_Reference_20_Font"><text:bookmark-ref text:reference-format="page" text:ref-name="r8">25</text:bookmark-ref></text:span></text:p>
            </table:table-cell>
          </table:table-row>
          <table:table-row table:style-name="Table2.1">
            <table:table-cell table:style-name="Table2.A3" office:value-type="string">
              <text:p text:style-name="P113"><text:a xlink:type="simple" xlink:href="#r45"><text:span text:style-name="T53">org.osgi.service.http.runtime</text:span></text:a></text:p>
            </table:table-cell>
            <table:table-cell table:style-name="Table2.A3" office:value-type="string">
              <text:p text:style-name="P114">Http Service Runtime Package Version 1.3.</text:p>
            </table:table-cell>
            <table:table-cell table:style-name="Table2.A3" office:value-type="string">
              <text:p text:style-name="P112"><text:span text:style-name="Page_20_Reference_20_Font"><text:bookmark-ref text:reference-format="page" text:ref-name="r45">41</text:bookmark-ref></text:span></text:p>
            </table:table-cell>
          </table:table-row>
        </table:table>
        <text:p text:style-name="P57"><text:bookmark text:name="r3"/>Package org.osgi.namespace.whiteboard</text:p>
        <text:p text:style-name="P126"><text:span text:style-name="Code_20_Small">@org.osgi.annotation.versioning.Version(value="1.0")</text:span></text:p>
        <text:p text:style-name="P127">Whiteboard Namespace Package Version 1.0.</text:p>
        <text:p text:style-name="P128">See:</text:p>
        <text:p text:style-name="P131"><text:a xlink:type="simple" xlink:href="#r2"><text:span text:style-name="T5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1"><text:span text:style-name="Summary_20_Heading_20_Font1">Class Summary</text:span></text:p>
            </table:table-cell>
            <table:covered-table-cell/>
            <table:table-cell table:style-name="Table3.A1" office:value-type="string">
              <text:p text:style-name="P122"><text:span text:style-name="Page_20_Reference_20_Font">Page</text:span></text:p>
            </table:table-cell>
          </table:table-row>
          <table:table-row table:style-name="Table3.1">
            <table:table-cell table:style-name="Table3.A2" office:value-type="string">
              <text:p text:style-name="P113"><text:a xlink:type="simple" xlink:href="#r6"><text:span text:style-name="T53">WhiteboardNamespace</text:span></text:a></text:p>
            </table:table-cell>
            <table:table-cell table:style-name="Table3.A2" office:value-type="string">
              <text:p text:style-name="P115">Whiteboard Capability and Requirement Namespace.</text:p>
            </table:table-cell>
            <table:table-cell table:style-name="Table3.A2" office:value-type="string">
              <text:p text:style-name="P116"><text:span text:style-name="Page_20_Reference_20_Font"><text:span text:style-name="T64"><text:bookmark-ref text:reference-format="page" text:ref-name="r6">24</text:bookmark-ref></text:span></text:span></text:p>
            </table:table-cell>
          </table:table-row>
        </table:table>
        <text:p text:style-name="P139"><text:bookmark text:name="r2"/>Package org.osgi.namespace.whiteboard Description</text:p>
        <text:p text:style-name="P140">Whiteboard Namespace Package Version 1.0.</text:p>
        <text:p text:style-name="P97">Bundles should not need to import this package at runtime since all the types in this package just contain constants for capability and requirement namespaces specified by the OSGi Alliance.</text:p>
        <text:p text:style-name="P45"><text:bookmark text:name="r6"/>Class WhiteboardNamespace</text:p>
        <text:p text:style-name="P142"><text:a xlink:type="simple" xlink:href="#r3"><text:span text:style-name="T56">org.osgi.namespace.whiteboard</text:span></text:a></text:p>
        <text:p text:style-name="P129"><text:span text:style-name="Code2">java.lang.Object</text:span></text:p>
        <text:p text:style-name="P143"><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org.osgi.resource.Namespace</text:span></text:p>
        <text:p text:style-name="P98"><text:span text:style-name="Code2">      </text:span><text:span text:style-name="Code2"><draw:frame draw:style-name="fr3" draw:name="graphics2" text:anchor-type="as-char" svg:width="0.1563in" svg:height="0.1457in" draw:z-index="23"><draw:image xlink:href="Pictures/100002000000000F0000000E443DCD33.png" xlink:type="simple" xlink:show="embed" xlink:actuate="onLoad"/></draw:frame></text:span><text:span text:style-name="Code2"><text:span text:style-name="T63">org.osgi.namespace.whiteboard.WhiteboardNamespace</text:span></text:span></text:p>
        <text:p text:style-name="P130"/>
        <text:p text:style-name="P145"><text:span text:style-name="Code2">final public class </text:span><text:span text:style-name="Code2"><text:span text:style-name="T63">WhiteboardNamespace</text:span></text:span></text:p>
        <text:p text:style-name="P107"><text:span text:style-name="Code2">extends org.osgi.resource.Namespace</text:span></text:p>
        <text:p text:style-name="P140">Whiteboard Capability and Requirement Namespace.</text:p>
        <text:p text:style-name="P108"><text:span text:style-name="T2">This class defines the names for the attributes and directives for this namespace. All unspecified capability attributes are of type </text:span><text:span text:style-name="Code2">String</text:span><text:span text:style-name="Default_20_Paragraph_20_Font"><text:span text:style-name="T2"> and are used as arbitrary matching attributes for the capability. The values associated with the specified directive and attribute keys are of type </text:span></text:span><text:span text:style-name="Code2">String</text:span><text:span text:style-name="Default_20_Paragraph_20_Font"><text:span text:style-name="T2">, unless otherwise indicated.</text:span></text:span></text:p>
        <text:p text:style-name="P144">Version:</text:p>
        <text:p text:style-name="P133">$Id: 0b0f5a16676d6655c772bf6872452c0eb855865f $</text:p>
        <text:p text:style-name="P144">Immutable</text:p>
        <text:p text:style-name="P14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47"><text:span text:style-name="Summary_20_Heading_20_Font2"><text:span text:style-name="T30">Field Summary</text:span></text:span></text:p>
            </table:table-cell>
            <table:covered-table-cell/>
            <table:table-cell table:style-name="Table4.A1" office:value-type="string">
              <text:p text:style-name="P148"><text:span text:style-name="Page_20_Reference_20_Font"><text:span text:style-name="T37">Page</text:span></text:span></text:p>
            </table:table-cell>
          </table:table-row>
          <table:table-row table:style-name="Table4.1">
            <table:table-cell table:style-name="Table4.A2" office:value-type="string">
              <text:p text:style-name="P149"><text:span text:style-name="Code_20_Small1"><text:span text:style-name="T30">static String</text:span></text:span></text:p>
            </table:table-cell>
            <table:table-cell table:style-name="Table4.A2" office:value-type="string">
              <text:p text:style-name="P153"><text:a xlink:type="simple" xlink:href="#r5"><text:span text:style-name="Code2"><text:span text:style-name="T58">CAPABILITY_VERSION_ATTRIBUTE</text:span></text:span></text:a></text:p>
              <text:p text:style-name="P154"><text:span text:style-name="T38">The capability attribute contains the </text:span><text:span text:style-name="Code2"><text:span text:style-name="T30">Version</text:span></text:span><text:span text:style-name="Default_20_Paragraph_20_Font"><text:span text:style-name="T38"> of the specification of the whiteboard services consumer.</text:span></text:span></text:p>
            </table:table-cell>
            <table:table-cell table:style-name="Table4.C2" office:value-type="string">
              <text:p text:style-name="P150"><text:span text:style-name="Page_20_Reference_20_Font"><text:span text:style-name="T30"><text:bookmark-ref text:reference-format="page" text:ref-name="r5">24</text:bookmark-ref></text:span></text:span></text:p>
            </table:table-cell>
          </table:table-row>
          <table:table-row table:style-name="Table4.1">
            <table:table-cell table:style-name="Table4.A3" office:value-type="string">
              <text:p text:style-name="P149"><text:span text:style-name="Code_20_Small1"><text:span text:style-name="T30">static String</text:span></text:span></text:p>
            </table:table-cell>
            <table:table-cell table:style-name="Table4.A3" office:value-type="string">
              <text:p text:style-name="P153"><text:a xlink:type="simple" xlink:href="#r4"><text:span text:style-name="Code2"><text:span text:style-name="T58">WHITEBOARD_NAMESPACE</text:span></text:span></text:a></text:p>
              <text:p text:style-name="P155">Namespace name for whiteboard capabilities and requirements.</text:p>
            </table:table-cell>
            <table:table-cell table:style-name="Table4.C3" office:value-type="string">
              <text:p text:style-name="P150"><text:span text:style-name="Page_20_Reference_20_Font"><text:span text:style-name="T30"><text:bookmark-ref text:reference-format="page" text:ref-name="r4">24</text:bookmark-ref></text:span></text:span></text:p>
            </table:table-cell>
          </table:table-row>
        </table:table>
        <text:p text:style-name="P99"/>
        <table:table table:name="Table5" table:style-name="Table5">
          <table:table-column table:style-name="Table5.A"/>
          <table:table-row table:style-name="Table5.1">
            <table:table-cell table:style-name="Table5.A1" office:value-type="string">
              <text:p text:style-name="P123">Fields inherited from class org.osgi.resource.Namespace</text:p>
            </table:table-cell>
          </table:table-row>
          <table:table-row table:style-name="Table5.2">
            <table:table-cell table:style-name="Table5.A2" office:value-type="string">
              <text:p text:style-name="P118"><text:span text:style-name="Code2"><text:span text:style-name="T30">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40">Field Detail</text:p>
        <text:p text:style-name="P43"><text:bookmark text:name="r4"/>WHITEBOARD_NAMESPACE</text:p>
        <text:p text:style-name="P107"><text:span text:style-name="Code2">public static final String </text:span><text:span text:style-name="Code2"><text:span text:style-name="T63">WHITEBOARD_NAMESPACE</text:span></text:span><text:span text:style-name="Code2"> = "osgi.whiteboard"</text:span></text:p>
        <text:p text:style-name="P135">Namespace name for whiteboard capabilities and requirements.</text:p>
        <text:p text:style-name="P132">Also, the capability attribute used to specify the name of the whiteboard services consumer.</text:p>
        <text:p text:style-name="P157"/>
        <text:p text:style-name="P42"><text:bookmark text:name="r5"/>CAPABILITY_VERSION_ATTRIBUTE</text:p>
        <text:p text:style-name="P107"><text:span text:style-name="Code2">public static final String </text:span><text:span text:style-name="Code2"><text:span text:style-name="T63">CAPABILITY_VERSION_ATTRIBUTE</text:span></text:span><text:span text:style-name="Code2"> = "version"</text:span></text:p>
        <text:p text:style-name="P131"><text:span text:style-name="T2">The capability attribute contains the </text:span><text:span text:style-name="Code2">Version</text:span><text:span text:style-name="Default_20_Paragraph_20_Font"><text:span text:style-name="T2"> of the specification of the whiteboard services consumer. The value of this attribute must be of type </text:span></text:span><text:span text:style-name="Code2">Version</text:span><text:span text:style-name="Default_20_Paragraph_20_Font"><text:span text:style-name="T2">.</text:span></text:span></text:p>
        <text:p text:style-name="P58"><text:bookmark text:name="r8"/>Package org.osgi.service.http</text:p>
        <text:p text:style-name="P126"><text:span text:style-name="Code_20_Small">@org.osgi.annotation.versioning.Version(value="1.3")</text:span></text:p>
        <text:p text:style-name="P127">Http Service Package Version 1.3.</text:p>
        <text:p text:style-name="P128">See:</text:p>
        <text:p text:style-name="P131"><text:a xlink:type="simple" xlink:href="#r7"><text:span text:style-name="T53">Description</text:span></text:a></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1"><text:span text:style-name="Summary_20_Heading_20_Font1">Interface Summary</text:span></text:p>
            </table:table-cell>
            <table:covered-table-cell/>
            <table:table-cell table:style-name="Table7.A1" office:value-type="string">
              <text:p text:style-name="P122"><text:span text:style-name="Page_20_Reference_20_Font">Page</text:span></text:p>
            </table:table-cell>
          </table:table-row>
          <table:table-row table:style-name="Table7.1">
            <table:table-cell table:style-name="Table7.A2" office:value-type="string">
              <text:p text:style-name="P113"><text:a xlink:type="simple" xlink:href="#r29"><text:span text:style-name="T54">HttpContext</text:span></text:a></text:p>
            </table:table-cell>
            <table:table-cell table:style-name="Table7.A2" office:value-type="string">
              <text:p text:style-name="P115">Context for HTTP Requests.</text:p>
            </table:table-cell>
            <table:table-cell table:style-name="Table7.A2" office:value-type="string">
              <text:p text:style-name="P116"><text:span text:style-name="Page_20_Reference_20_Font"><text:span text:style-name="T64"><text:bookmark-ref text:reference-format="page" text:ref-name="r29">31</text:bookmark-ref></text:span></text:span></text:p>
            </table:table-cell>
          </table:table-row>
          <table:table-row table:style-name="Table7.1">
            <table:table-cell table:style-name="Table7.A3" office:value-type="string">
              <text:p text:style-name="P113"><text:a xlink:type="simple" xlink:href="#r34"><text:span text:style-name="T54">HttpService</text:span></text:a></text:p>
            </table:table-cell>
            <table:table-cell table:style-name="Table7.A3" office:value-type="string">
              <text:p text:style-name="P117">Deprecated.<text:span text:style-name="T64"> </text:span><text:span text:style-name="T45">As of 1.3.</text:span></text:p>
            </table:table-cell>
            <table:table-cell table:style-name="Table7.A3" office:value-type="string">
              <text:p text:style-name="P116"><text:span text:style-name="Page_20_Reference_20_Font"><text:span text:style-name="T64"><text:bookmark-ref text:reference-format="page" text:ref-name="r34">34</text:bookmark-ref></text:span></text:span></text:p>
            </table:table-cell>
          </table:table-row>
        </table:table>
        <text:p text:style-name="P10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4"><text:span text:style-name="Summary_20_Heading_20_Font1"><text:span text:style-name="T30">Class Summary</text:span></text:span></text:p>
            </table:table-cell>
            <table:covered-table-cell/>
            <table:table-cell table:style-name="Table9.A1" office:value-type="string">
              <text:p text:style-name="P125"><text:span text:style-name="Page_20_Reference_20_Font"><text:span text:style-name="T37">Page</text:span></text:span></text:p>
            </table:table-cell>
          </table:table-row>
          <table:table-row table:style-name="Table9.1">
            <table:table-cell table:style-name="Table9.A2" office:value-type="string">
              <text:p text:style-name="P113"><text:a xlink:type="simple" xlink:href="#r22"><text:span text:style-name="T53">HttpConstants</text:span></text:a></text:p>
            </table:table-cell>
            <table:table-cell table:style-name="Table9.A2" office:value-type="string">
              <text:p text:style-name="P120">Defines standard names for Http Service constants.</text:p>
            </table:table-cell>
            <table:table-cell table:style-name="Table9.A2" office:value-type="string">
              <text:p text:style-name="P119"><text:span text:style-name="Page_20_Reference_20_Font"><text:span text:style-name="T30"><text:bookmark-ref text:reference-format="page" text:ref-name="r22">26</text:bookmark-ref></text:span></text:span></text:p>
            </table:table-cell>
          </table:table-row>
          <table:table-row table:style-name="Table9.1">
            <table:table-cell table:style-name="Table9.A3" office:value-type="string">
              <text:p text:style-name="P113"><text:a xlink:type="simple" xlink:href="#r43"><text:span text:style-name="T53">ResourceServlet</text:span></text:a></text:p>
            </table:table-cell>
            <table:table-cell table:style-name="Table9.A3" office:value-type="string">
              <text:p text:style-name="P120">Bundle resource servlet.</text:p>
            </table:table-cell>
            <table:table-cell table:style-name="Table9.A3" office:value-type="string">
              <text:p text:style-name="P119"><text:span text:style-name="Page_20_Reference_20_Font"><text:span text:style-name="T30"><text:bookmark-ref text:reference-format="page" text:ref-name="r43">39</text:bookmark-ref></text:span></text:span></text:p>
            </table:table-cell>
          </table:table-row>
        </table:table>
        <text:p text:style-name="P100"/>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24"><text:span text:style-name="Summary_20_Heading_20_Font1"><text:span text:style-name="T30">Exception Summary</text:span></text:span></text:p>
            </table:table-cell>
            <table:covered-table-cell/>
            <table:table-cell table:style-name="Table10.A1" office:value-type="string">
              <text:p text:style-name="P125"><text:span text:style-name="Page_20_Reference_20_Font"><text:span text:style-name="T37">Page</text:span></text:span></text:p>
            </table:table-cell>
          </table:table-row>
          <table:table-row table:style-name="Table10.1">
            <table:table-cell table:style-name="Table10.A2" office:value-type="string">
              <text:p text:style-name="P113"><text:a xlink:type="simple" xlink:href="#r40"><text:span text:style-name="T53">NamespaceException</text:span></text:a></text:p>
            </table:table-cell>
            <table:table-cell table:style-name="Table10.A2" office:value-type="string">
              <text:p text:style-name="P118"><text:span text:style-name="T39">Deprecated.</text:span><text:span text:style-name="T38"> </text:span><text:span text:style-name="T40">As of 1.3.</text:span></text:p>
            </table:table-cell>
            <table:table-cell table:style-name="Table10.A2" office:value-type="string">
              <text:p text:style-name="P119"><text:span text:style-name="Page_20_Reference_20_Font"><text:span text:style-name="T30"><text:bookmark-ref text:reference-format="page" text:ref-name="r40">37</text:bookmark-ref></text:span></text:span></text:p>
            </table:table-cell>
          </table:table-row>
        </table:table>
        <text:p text:style-name="P139"><text:bookmark text:name="r7"/>Package org.osgi.service.http Description</text:p>
        <text:p text:style-name="P140">Http Service Package Version 1.3.</text:p>
        <text:p text:style-name="P140">Bundles wishing to use this package must list the package in the Import-Package header of the bundle's manifest. This package has two types of users: the consumers that use the API in this package and the providers that implement the API in this package.</text:p>
        <text:p text:style-name="P140">Example import for consumers using the API in this package:</text:p>
        <text:p text:style-name="P141"><text:span text:style-name="Code1">Import-Package: org.osgi.service.http; version="[1.3,2.0)"</text:span></text:p>
        <text:p text:style-name="P140">Example import for providers implementing the API in this package:</text:p>
        <text:p text:style-name="P101"><text:span text:style-name="Code1">Import-Package: org.osgi.service.http; version="[1.3,1.4)"</text:span></text:p>
        <text:p text:style-name="P46"><text:bookmark text:name="r22"/>Class HttpConstants</text:p>
        <text:p text:style-name="P142"><text:a xlink:type="simple" xlink:href="#r8"><text:span text:style-name="T56">org.osgi.service.http</text:span></text:a></text:p>
        <text:p text:style-name="P129"><text:span text:style-name="Code2">java.lang.Object</text:span></text:p>
        <text:p text:style-name="P98"><text:span text:style-name="Code2">  </text:span><text:span text:style-name="Code2"><draw:frame draw:style-name="fr3" draw:name="graphics4" text:anchor-type="as-char" svg:width="0.1563in" svg:height="0.1457in" draw:z-index="24"><draw:image xlink:href="Pictures/100002000000000F0000000E443DCD33.png" xlink:type="simple" xlink:show="embed" xlink:actuate="onLoad"/></draw:frame></text:span><text:span text:style-name="Code2"><text:span text:style-name="T63">org.osgi.service.http.HttpConstants</text:span></text:span></text:p>
        <text:p text:style-name="P130"/>
        <text:p text:style-name="P145"><text:span text:style-name="Code2">final public class </text:span><text:span text:style-name="Code2"><text:span text:style-name="T63">HttpConstants</text:span></text:span></text:p>
        <text:p text:style-name="P107"><text:span text:style-name="Code2">extends Object</text:span></text:p>
        <text:p text:style-name="P109">Defines standard names for Http Service constants.</text:p>
        <text:p text:style-name="P144">Since:</text:p>
        <text:p text:style-name="P133">1.3</text:p>
        <text:p text:style-name="P146"/>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47"><text:span text:style-name="Summary_20_Heading_20_Font2"><text:span text:style-name="T30">Field Summary</text:span></text:span></text:p>
            </table:table-cell>
            <table:covered-table-cell/>
            <table:table-cell table:style-name="Table12.A1" office:value-type="string">
              <text:p text:style-name="P148"><text:span text:style-name="Page_20_Reference_20_Font"><text:span text:style-name="T37">Page</text:span></text:span></text:p>
            </table:table-cell>
          </table:table-row>
          <table:table-row table:style-name="Table12.1">
            <table:table-cell table:style-name="Table12.A2" office:value-type="string">
              <text:p text:style-name="P149"><text:span text:style-name="Code_20_Small1"><text:span text:style-name="T30">static String</text:span></text:span></text:p>
            </table:table-cell>
            <table:table-cell table:style-name="Table12.A2" office:value-type="string">
              <text:p text:style-name="P153"><text:a xlink:type="simple" xlink:href="#r21"><text:span text:style-name="Code2"><text:span text:style-name="T58">HTTP_SERVICE_ENDPOINT_ATTRIBUTE</text:span></text:span></text:a></text:p>
              <text:p text:style-name="P155">Http Service runtime attribute specifying the endpoints upon which the Http Service runtime is listening.</text:p>
            </table:table-cell>
            <table:table-cell table:style-name="Table12.C2" office:value-type="string">
              <text:p text:style-name="P150"><text:span text:style-name="Page_20_Reference_20_Font"><text:span text:style-name="T30"><text:bookmark-ref text:reference-format="page" text:ref-name="r21">30</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9"><text:span text:style-name="Code2"><text:span text:style-name="T58">HTTP_WHITEBOARD_CONTEXT_NAME</text:span></text:span></text:a></text:p>
              <text:p text:style-name="P156"><text:span text:style-name="T38">Service property specifying the name of an </text:span><text:a xlink:type="simple" xlink:href="#r29"><text:span text:style-name="Code2"><text:span text:style-name="T57">HttpContext</text:span></text:span></text:a><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9">26</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0"><text:span text:style-name="Code2"><text:span text:style-name="T58">HTTP_WHITEBOARD_CONTEXT_SHARED</text:span></text:span></text:a></text:p>
              <text:p text:style-name="P156"><text:span text:style-name="T38">Service property specifying whether an </text:span><text:a xlink:type="simple" xlink:href="#r29"><text:span text:style-name="Code2"><text:span text:style-name="T57">HttpContext</text:span></text:span></text:a><text:span text:style-name="Default_20_Paragraph_20_Font"><text:span text:style-name="T38"> service can be used by bundles other than the bundle which registered the Http Context service.</text:span></text:span></text:p>
            </table:table-cell>
            <table:table-cell table:style-name="Table12.C3" office:value-type="string">
              <text:p text:style-name="P150"><text:span text:style-name="Page_20_Reference_20_Font"><text:span text:style-name="T30"><text:bookmark-ref text:reference-format="page" text:ref-name="r10">27</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8"><text:span text:style-name="Code2"><text:span text:style-name="T58">HTTP_WHITEBOARD_FILTER_ASYNC_SUPPORTED</text:span></text:span></text:a></text:p>
              <text:p text:style-name="P154"><text:span text:style-name="T38">Service property specifying whether a </text:span><text:span text:style-name="Code2"><text:span text:style-name="T30">Filter</text:span></text:span><text:span text:style-name="Default_20_Paragraph_20_Font"><text:span text:style-name="T38"> service supports asynchronous processing.</text:span></text:span></text:p>
            </table:table-cell>
            <table:table-cell table:style-name="Table12.C3" office:value-type="string">
              <text:p text:style-name="P150"><text:span text:style-name="Page_20_Reference_20_Font"><text:span text:style-name="T30"><text:bookmark-ref text:reference-format="page" text:ref-name="r18">29</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5"><text:span text:style-name="Code2"><text:span text:style-name="T58">HTTP_WHITEBOARD_FILTER_NAME</text:span></text:span></text:a></text:p>
              <text:p text:style-name="P154"><text:span text:style-name="T38">Service property specifying the servlet filter name of a </text:span><text:span text:style-name="Code2"><text:span text:style-name="T30">Filter</text:span></text:span><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15">28</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6"><text:span text:style-name="Code2"><text:span text:style-name="T58">HTTP_WHITEBOARD_FILTER_PATTERN</text:span></text:span></text:a></text:p>
              <text:p text:style-name="P154"><text:span text:style-name="T38">Service property specifying the request mappings for a </text:span><text:span text:style-name="Code2"><text:span text:style-name="T30">Filter</text:span></text:span><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16">28</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7"><text:span text:style-name="Code2"><text:span text:style-name="T58">HTTP_WHITEBOARD_FILTER_SERVLET</text:span></text:span></text:a></text:p>
              <text:p text:style-name="P156"><text:span text:style-name="T38">Service property specifying the </text:span><text:a xlink:type="simple" xlink:href="#r11"><text:span text:style-name="Code2"><text:span text:style-name="T57">servlet names</text:span></text:span></text:a><text:span text:style-name="Default_20_Paragraph_20_Font"><text:span text:style-name="T38"> for a </text:span></text:span><text:span text:style-name="Code2"><text:span text:style-name="T30">Filter</text:span></text:span><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17">29</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9"><text:span text:style-name="Code2"><text:span text:style-name="T58">HTTP_WHITEBOARD_RESOURCE_PREFIX</text:span></text:span></text:a></text:p>
              <text:p text:style-name="P156"><text:span text:style-name="T38">Service property specifying the resource entry prefix for a </text:span><text:a xlink:type="simple" xlink:href="#r43"><text:span text:style-name="Code2"><text:span text:style-name="T57">ResourceServlet</text:span></text:span></text:a><text:span text:style-name="Default_20_Paragraph_20_Font"><text:span text:style-name="T38"> servlet service.</text:span></text:span></text:p>
            </table:table-cell>
            <table:table-cell table:style-name="Table12.C3" office:value-type="string">
              <text:p text:style-name="P150"><text:span text:style-name="Page_20_Reference_20_Font"><text:span text:style-name="T30"><text:bookmark-ref text:reference-format="page" text:ref-name="r19">29</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4"><text:span text:style-name="Code2"><text:span text:style-name="T58">HTTP_WHITEBOARD_SERVLET_ASYNC_SUPPORTED</text:span></text:span></text:a></text:p>
              <text:p text:style-name="P154"><text:span text:style-name="T38">Service property specifying whether a </text:span><text:span text:style-name="Code2"><text:span text:style-name="T30">Servlet</text:span></text:span><text:span text:style-name="Default_20_Paragraph_20_Font"><text:span text:style-name="T38"> service supports asynchronous processing.</text:span></text:span></text:p>
            </table:table-cell>
            <table:table-cell table:style-name="Table12.C3" office:value-type="string">
              <text:p text:style-name="P150"><text:span text:style-name="Page_20_Reference_20_Font"><text:span text:style-name="T30"><text:bookmark-ref text:reference-format="page" text:ref-name="r14">28</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3"><text:span text:style-name="Code2"><text:span text:style-name="T58">HTTP_WHITEBOARD_SERVLET_ERROR_PAGE</text:span></text:span></text:a></text:p>
              <text:p text:style-name="P154"><text:span text:style-name="T38">Service property specifying whether a </text:span><text:span text:style-name="Code2"><text:span text:style-name="T30">Servlet</text:span></text:span><text:span text:style-name="Default_20_Paragraph_20_Font"><text:span text:style-name="T38"> service acts as an error page.</text:span></text:span></text:p>
            </table:table-cell>
            <table:table-cell table:style-name="Table12.C3" office:value-type="string">
              <text:p text:style-name="P150"><text:span text:style-name="Page_20_Reference_20_Font"><text:span text:style-name="T30"><text:bookmark-ref text:reference-format="page" text:ref-name="r13">28</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1"><text:span text:style-name="Code2"><text:span text:style-name="T58">HTTP_WHITEBOARD_SERVLET_NAME</text:span></text:span></text:a></text:p>
              <text:p text:style-name="P154"><text:span text:style-name="T38">Service property specifying the servlet name of a </text:span><text:span text:style-name="Code2"><text:span text:style-name="T30">Servlet</text:span></text:span><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11">27</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12"><text:span text:style-name="Code2"><text:span text:style-name="T58">HTTP_WHITEBOARD_SERVLET_PATTERN</text:span></text:span></text:a></text:p>
              <text:p text:style-name="P154"><text:span text:style-name="T38">Service property specifying the request mappings for a </text:span><text:span text:style-name="Code2"><text:span text:style-name="T30">Servlet</text:span></text:span><text:span text:style-name="Default_20_Paragraph_20_Font"><text:span text:style-name="T38"> service.</text:span></text:span></text:p>
            </table:table-cell>
            <table:table-cell table:style-name="Table12.C3" office:value-type="string">
              <text:p text:style-name="P150"><text:span text:style-name="Page_20_Reference_20_Font"><text:span text:style-name="T30"><text:bookmark-ref text:reference-format="page" text:ref-name="r12">27</text:bookmark-ref></text:span></text:span></text:p>
            </table:table-cell>
          </table:table-row>
          <table:table-row table:style-name="Table12.1">
            <table:table-cell table:style-name="Table12.A3" office:value-type="string">
              <text:p text:style-name="P149"><text:span text:style-name="Code_20_Small1"><text:span text:style-name="T30">static String</text:span></text:span></text:p>
            </table:table-cell>
            <table:table-cell table:style-name="Table12.A3" office:value-type="string">
              <text:p text:style-name="P153"><text:a xlink:type="simple" xlink:href="#r20"><text:span text:style-name="Code2"><text:span text:style-name="T58">HTTP_WHITEBOARD_TARGET</text:span></text:span></text:a></text:p>
              <text:p text:style-name="P155">Service property specifying the target filter to select the Http Service runtime to process the service.</text:p>
            </table:table-cell>
            <table:table-cell table:style-name="Table12.C3" office:value-type="string">
              <text:p text:style-name="P150"><text:span text:style-name="Page_20_Reference_20_Font"><text:span text:style-name="T30"><text:bookmark-ref text:reference-format="page" text:ref-name="r20">29</text:bookmark-ref></text:span></text:span></text:p>
            </table:table-cell>
          </table:table-row>
        </table:table>
        <text:p text:style-name="P40">Field Detail</text:p>
        <text:p text:style-name="P43"><text:bookmark text:name="r9"/>HTTP_WHITEBOARD_CONTEXT_NAME</text:p>
        <text:p text:style-name="P107"><text:span text:style-name="Code2">public static final String </text:span><text:span text:style-name="Code2"><text:span text:style-name="T63">HTTP_WHITEBOARD_CONTEXT_NAME</text:span></text:span><text:span text:style-name="Code2"> = "osgi.http.whiteboard.context.name"</text:span></text:p>
        <text:p text:style-name="P136"><text:soft-page-break/><text:span text:style-name="T2">Service property specifying the name of an </text:span><text:a xlink:type="simple" xlink:href="#r29"><text:span text:style-name="Code2"><text:span text:style-name="T57">HttpContext</text:span></text:span></text:a><text:span text:style-name="Default_20_Paragraph_20_Font"><text:span text:style-name="T2"> service.</text:span></text:span></text:p>
        <text:p text:style-name="P136"><text:span text:style-name="T2">For </text:span><text:a xlink:type="simple" xlink:href="#r29"><text:span text:style-name="Code2"><text:span text:style-name="T57">HttpContext</text:span></text:span></text:a><text:span text:style-name="Default_20_Paragraph_20_Font"><text:span text:style-name="T2"> services, this service property must be specified. Http Context services without this service property must be ignored.</text:span></text:span></text:p>
        <text:p text:style-name="P136"><text:span text:style-name="T2">For servlet, listener, servlet filter, or resource servlet services, this service property refers to the name of the associated Http Context service. If this service property is not specified, then the default Http Conext must be used. If there is no Http Context service matching the specified name or the matching Http Context service is registered by another bundle but does not have the </text:span><text:a xlink:type="simple" xlink:href="#r10"><text:span text:style-name="Code2"><text:span text:style-name="T57">HTTP_WHITEBOARD_CONTEXT_SHARED</text:span></text:span></text:a><text:span text:style-name="Default_20_Paragraph_20_Font"><text:span text:style-name="T2"> service property set to true, the servlet, listener, servlet filter, or resource servlet service must be ignored.</text:span></text:span></text:p>
        <text:p text:style-name="P131"><text:span text:style-name="T2">For </text:span><text:a xlink:type="simple" xlink:href="#r29"><text:span text:style-name="Code2"><text:span text:style-name="T57">HttpContext</text:span></text:span></text:a><text:span text:style-name="Default_20_Paragraph_20_Font"><text:span text:style-name="T2"> services, the value of this service property must be of type </text:span></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 For servlet, listener, servlet filter, or resource servlet services, the value of this service property must be of type </text:span></text:span><text:span text:style-name="Code2">String</text:span></text:p>
        <text:p text:style-name="P138">See Also:</text:p>
        <text:p text:style-name="P158"><text:a xlink:type="simple" xlink:href="#r10"><text:span text:style-name="Code2"><text:span text:style-name="T57">HTTP_WHITEBOARD_CONTEXT_SHARED</text:span></text:span></text:a></text:p>
        <text:p text:style-name="P160"/>
        <text:p text:style-name="P42"><text:bookmark text:name="r10"/>HTTP_WHITEBOARD_CONTEXT_SHARED</text:p>
        <text:p text:style-name="P107"><text:span text:style-name="Code2">public static final String </text:span><text:span text:style-name="Code2"><text:span text:style-name="T63">HTTP_WHITEBOARD_CONTEXT_SHARED</text:span></text:span><text:span text:style-name="Code2"> = "osgi.http.whiteboard.context.shared"</text:span></text:p>
        <text:p text:style-name="P136"><text:span text:style-name="T2">Service property specifying whether an </text:span><text:a xlink:type="simple" xlink:href="#r29"><text:span text:style-name="Code2"><text:span text:style-name="T57">HttpContext</text:span></text:span></text:a><text:span text:style-name="Default_20_Paragraph_20_Font"><text:span text:style-name="T2"> service can be used by bundles other than the bundle which registered the Http Context service.</text:span></text:span></text:p>
        <text:p text:style-name="P135">By default Http Context services can only be used by the bundle which registered the Http Context service.</text:p>
        <text:p text:style-name="P131"><text:span text:style-name="T2">The value of this service property must be of type </text:span><text:span text:style-name="Code2">Boolean</text:span><text:span text:style-name="Default_20_Paragraph_20_Font"><text:span text:style-name="T2">.</text:span></text:span></text:p>
        <text:p text:style-name="P138">See Also:</text:p>
        <text:p text:style-name="P158"><text:a xlink:type="simple" xlink:href="#r9"><text:span text:style-name="Code2"><text:span text:style-name="T57">HTTP_WHITEBOARD_CONTEXT_NAME</text:span></text:span></text:a></text:p>
        <text:p text:style-name="P160"/>
        <text:p text:style-name="P42"><text:bookmark text:name="r11"/>HTTP_WHITEBOARD_SERVLET_NAME</text:p>
        <text:p text:style-name="P107"><text:span text:style-name="Code2">public static final String </text:span><text:span text:style-name="Code2"><text:span text:style-name="T63">HTTP_WHITEBOARD_SERVLET_NAME</text:span></text:span><text:span text:style-name="Code2"> = "osgi.http.whiteboard.servlet.name"</text:span></text:p>
        <text:p text:style-name="P136"><text:span text:style-name="T2">Service property specifying the servlet name of a </text:span><text:span text:style-name="Code2">Servlet</text:span><text:span text:style-name="Default_20_Paragraph_20_Font"><text:span text:style-name="T2"> service.</text:span></text:span></text:p>
        <text:p text:style-name="P136"><text:span text:style-name="T2">This name is used as the value for the </text:span><text:span text:style-name="Code2">ServletConfig.getServletName()</text:span><text:span text:style-name="Default_20_Paragraph_20_Font"><text:span text:style-name="T2"> method. If this service property is not specified, the fully qualified name of the service object's class is used as the servlet name. Filter services may refer to servlets by this name in their </text:span></text:span><text:a xlink:type="simple" xlink:href="#r17"><text:span text:style-name="Code2"><text:span text:style-name="T57">HTTP_WHITEBOARD_FILTER_SERVLET</text:span></text:span></text:a><text:span text:style-name="Default_20_Paragraph_20_Font"><text:span text:style-name="T2"> service property to apply the filter to the servlet.</text:span></text:span></text:p>
        <text:p text:style-name="P136"><text:span text:style-name="T2">Servlet names must be unique among all servlet services associated with an </text:span><text:a xlink:type="simple" xlink:href="#r29"><text:span text:style-name="Code2"><text:span text:style-name="T57">HttpContext</text:span></text:span></text:a><text:span text:style-name="Default_20_Paragraph_20_Font"><text:span text:style-name="T2">. If multiple servlet services associated with the same HttpContext have the same servlet name, then all but the highest ranked servlet service must be ignored.</text:span></text:span></text:p>
        <text:p text:style-name="P131"><text:span text:style-name="T2">The value of this service property must be of type </text:span><text:span text:style-name="Code2">String</text:span><text:span text:style-name="Default_20_Paragraph_20_Font"><text:span text:style-name="T2">.</text:span></text:span></text:p>
        <text:p text:style-name="P157"/>
        <text:p text:style-name="P42"><text:bookmark text:name="r12"/>HTTP_WHITEBOARD_SERVLET_PATTERN</text:p>
        <text:p text:style-name="P107"><text:span text:style-name="Code2">public static final String </text:span><text:span text:style-name="Code2"><text:span text:style-name="T63">HTTP_WHITEBOARD_SERVLET_PATTERN</text:span></text:span><text:span text:style-name="Code2"> = "osgi.http.whiteboard.servlet.pattern"</text:span></text:p>
        <text:p text:style-name="P136"><text:span text:style-name="T2">Service property specifying the request mappings for a </text:span><text:span text:style-name="Code2">Servlet</text:span><text:span text:style-name="Default_20_Paragraph_20_Font"><text:span text:style-name="T2"> service.</text:span></text:span></text:p>
        <text:p text:style-name="P136"><text:span text:style-name="T2">The specified patterns are used to determine whether a request should be mapped to the servlet. Servlet services without this service property or </text:span><text:a xlink:type="simple" xlink:href="#r13"><text:span text:style-name="Code2"><text:span text:style-name="T57">HTTP_WHITEBOARD_SERVLET_ERROR_PAGE</text:span></text:span></text:a><text:span text:style-name="Default_20_Paragraph_20_Font"><text:span text:style-name="T2"> must be ignored.</text:span></text:span></text:p>
        <text:p text:style-name="P131"><text:soft-page-break/><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38">See Also:</text:p>
        <text:p text:style-name="P159">"Java Servlet Specification Version 3.0, Section 12.2 Specification of Mappings"</text:p>
        <text:p text:style-name="P160"/>
        <text:p text:style-name="P42"><text:bookmark text:name="r13"/>HTTP_WHITEBOARD_SERVLET_ERROR_PAGE</text:p>
        <text:p text:style-name="P107"><text:span text:style-name="Code2">public static final String </text:span><text:span text:style-name="Code2"><text:span text:style-name="T63">HTTP_WHITEBOARD_SERVLET_ERROR_PAGE</text:span></text:span><text:span text:style-name="Code2"> = "osgi.http.whiteboard.servlet.errorPage"</text:span></text:p>
        <text:p text:style-name="P136"><text:span text:style-name="T2">Service property specifying whether a </text:span><text:span text:style-name="Code2">Servlet</text:span><text:span text:style-name="Default_20_Paragraph_20_Font"><text:span text:style-name="T2"> service acts as an error page.</text:span></text:span></text:p>
        <text:p text:style-name="P135">The service property values may be the name of a fully qualified exception class or a three digit HTTP status code. Any value that is not a three digit number is considered to be the name of a fully qualified exception class.</text:p>
        <text:p text:style-name="P131"><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57"/>
        <text:p text:style-name="P42"><text:bookmark text:name="r14"/>HTTP_WHITEBOARD_SERVLET_ASYNC_SUPPORTED</text:p>
        <text:p text:style-name="P107"><text:span text:style-name="Code2">public static final String </text:span><text:span text:style-name="Code2"><text:span text:style-name="T63">HTTP_WHITEBOARD_SERVLET_ASYNC_SUPPORTED</text:span></text:span><text:span text:style-name="Code2"> = "osgi.http.whiteboard.servlet.asyncSupported"</text:span></text:p>
        <text:p text:style-name="P136"><text:span text:style-name="T2">Service property specifying whether a </text:span><text:span text:style-name="Code2">Servlet</text:span><text:span text:style-name="Default_20_Paragraph_20_Font"><text:span text:style-name="T2"> service supports asynchronous processing.</text:span></text:span></text:p>
        <text:p text:style-name="P135">By default Servlet services do not support asynchronous processing.</text:p>
        <text:p text:style-name="P131"><text:span text:style-name="T2">The value of this service property must be of type </text:span><text:span text:style-name="Code2">Boolean</text:span><text:span text:style-name="Default_20_Paragraph_20_Font"><text:span text:style-name="T2">.</text:span></text:span></text:p>
        <text:p text:style-name="P138">See Also:</text:p>
        <text:p text:style-name="P159">"Java Servlet Specification Version 3.0, Section 2.3.3.3 Asynchronous Processing"</text:p>
        <text:p text:style-name="P160"/>
        <text:p text:style-name="P42"><text:bookmark text:name="r15"/>HTTP_WHITEBOARD_FILTER_NAME</text:p>
        <text:p text:style-name="P107"><text:span text:style-name="Code2">public static final String </text:span><text:span text:style-name="Code2"><text:span text:style-name="T63">HTTP_WHITEBOARD_FILTER_NAME</text:span></text:span><text:span text:style-name="Code2"> = "osgi.http.whiteboard.filter.name"</text:span></text:p>
        <text:p text:style-name="P136"><text:span text:style-name="T2">Service property specifying the servlet filter name of a </text:span><text:span text:style-name="Code2">Filter</text:span><text:span text:style-name="Default_20_Paragraph_20_Font"><text:span text:style-name="T2"> service.</text:span></text:span></text:p>
        <text:p text:style-name="P136"><text:span text:style-name="T2">This name is used as the value for the </text:span><text:span text:style-name="Code2">FilterConfig.getFilterName()</text:span><text:span text:style-name="Default_20_Paragraph_20_Font"><text:span text:style-name="T2"> method. If this service property is not specified, the fully qualified name of the service object's class is used as the servlet filter name.</text:span></text:span></text:p>
        <text:p text:style-name="P136"><text:span text:style-name="T2">Servlet filter names must be unique among all servlet filter services associated with an </text:span><text:a xlink:type="simple" xlink:href="#r29"><text:span text:style-name="Code2"><text:span text:style-name="T57">HttpContext</text:span></text:span></text:a><text:span text:style-name="Default_20_Paragraph_20_Font"><text:span text:style-name="T2">. If multiple servlet filter services associated with the same HttpContext have the same servlet filter name, then all but the highest ranked servlet filter service must be ignored.</text:span></text:span></text:p>
        <text:p text:style-name="P131"><text:span text:style-name="T2">The value of this service property must be of type </text:span><text:span text:style-name="Code2">String</text:span><text:span text:style-name="Default_20_Paragraph_20_Font"><text:span text:style-name="T2">.</text:span></text:span></text:p>
        <text:p text:style-name="P157"/>
        <text:p text:style-name="P42"><text:bookmark text:name="r16"/>HTTP_WHITEBOARD_FILTER_PATTERN</text:p>
        <text:p text:style-name="P107"><text:span text:style-name="Code2">public static final String </text:span><text:span text:style-name="Code2"><text:span text:style-name="T63">HTTP_WHITEBOARD_FILTER_PATTERN</text:span></text:span><text:span text:style-name="Code2"> = "osgi.http.whiteboard.filter.pattern"</text:span></text:p>
        <text:p text:style-name="P136"><text:span text:style-name="T2">Service property specifying the request mappings for a </text:span><text:span text:style-name="Code2">Filter</text:span><text:span text:style-name="Default_20_Paragraph_20_Font"><text:span text:style-name="T2"> service.</text:span></text:span></text:p>
        <text:p text:style-name="P136"><text:span text:style-name="T2">The specified patterns are used to determine whether a request should be mapped to the servlet filter. Filter services without this service property or the </text:span><text:a xlink:type="simple" xlink:href="#r17"><text:span text:style-name="Code2"><text:span text:style-name="T57">HTTP_WHITEBOARD_FILTER_SERVLET</text:span></text:span></text:a><text:span text:style-name="Default_20_Paragraph_20_Font"><text:span text:style-name="T2"> service property must be ignored.</text:span></text:span></text:p>
        <text:p text:style-name="P131"><text:soft-page-break/><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38">See Also:</text:p>
        <text:p text:style-name="P159">"Java Servlet Specification Version 3.0, Section 12.2 Specification of Mappings"</text:p>
        <text:p text:style-name="P160"/>
        <text:p text:style-name="P42"><text:bookmark text:name="r17"/>HTTP_WHITEBOARD_FILTER_SERVLET</text:p>
        <text:p text:style-name="P107"><text:span text:style-name="Code2">public static final String </text:span><text:span text:style-name="Code2"><text:span text:style-name="T63">HTTP_WHITEBOARD_FILTER_SERVLET</text:span></text:span><text:span text:style-name="Code2"> = "osgi.http.whiteboard.filter.servlet"</text:span></text:p>
        <text:p text:style-name="P136"><text:span text:style-name="T2">Service property specifying the </text:span><text:a xlink:type="simple" xlink:href="#r11"><text:span text:style-name="Code2"><text:span text:style-name="T57">servlet names</text:span></text:span></text:a><text:span text:style-name="Default_20_Paragraph_20_Font"><text:span text:style-name="T2"> for a </text:span></text:span><text:span text:style-name="Code2">Filter</text:span><text:span text:style-name="Default_20_Paragraph_20_Font"><text:span text:style-name="T2"> service.</text:span></text:span></text:p>
        <text:p text:style-name="P136"><text:span text:style-name="T2">The specified names are used to determine the servlets whose requests should be mapped to the servlet filter. Filter services without this service property or the </text:span><text:a xlink:type="simple" xlink:href="#r16"><text:span text:style-name="Code2"><text:span text:style-name="T57">HTTP_WHITEBOARD_FILTER_PATTERN</text:span></text:span></text:a><text:span text:style-name="Default_20_Paragraph_20_Font"><text:span text:style-name="T2"> service property must be ignored.</text:span></text:span></text:p>
        <text:p text:style-name="P131"><text:span text:style-name="T2">The value of this service property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157"/>
        <text:p text:style-name="P42"><text:bookmark text:name="r18"/>HTTP_WHITEBOARD_FILTER_ASYNC_SUPPORTED</text:p>
        <text:p text:style-name="P107"><text:span text:style-name="Code2">public static final String </text:span><text:span text:style-name="Code2"><text:span text:style-name="T63">HTTP_WHITEBOARD_FILTER_ASYNC_SUPPORTED</text:span></text:span><text:span text:style-name="Code2"> = "osgi.http.whiteboard.filter.asyncSupported"</text:span></text:p>
        <text:p text:style-name="P136"><text:span text:style-name="T2">Service property specifying whether a </text:span><text:span text:style-name="Code2">Filter</text:span><text:span text:style-name="Default_20_Paragraph_20_Font"><text:span text:style-name="T2"> service supports asynchronous processing.</text:span></text:span></text:p>
        <text:p text:style-name="P135">By default Filters services do not support asynchronous processing.</text:p>
        <text:p text:style-name="P131"><text:span text:style-name="T2">The value of this service property must be of type </text:span><text:span text:style-name="Code2">Boolean</text:span><text:span text:style-name="Default_20_Paragraph_20_Font"><text:span text:style-name="T2">.</text:span></text:span></text:p>
        <text:p text:style-name="P138">See Also:</text:p>
        <text:p text:style-name="P159">"Java Servlet Specification Version 3.0, Section 2.3.3.3 Asynchronous Processing"</text:p>
        <text:p text:style-name="P160"/>
        <text:p text:style-name="P42"><text:bookmark text:name="r19"/>HTTP_WHITEBOARD_RESOURCE_PREFIX</text:p>
        <text:p text:style-name="P107"><text:span text:style-name="Code2">public static final String </text:span><text:span text:style-name="Code2"><text:span text:style-name="T63">HTTP_WHITEBOARD_RESOURCE_PREFIX</text:span></text:span><text:span text:style-name="Code2"> = "osgi.http.whiteboard.resource.prefix"</text:span></text:p>
        <text:p text:style-name="P136"><text:span text:style-name="T2">Service property specifying the resource entry prefix for a </text:span><text:a xlink:type="simple" xlink:href="#r43"><text:span text:style-name="Code2"><text:span text:style-name="T57">ResourceServlet</text:span></text:span></text:a><text:span text:style-name="Default_20_Paragraph_20_Font"><text:span text:style-name="T2"> servlet service.</text:span></text:span></text:p>
        <text:p text:style-name="P135">This prefix is used to map a requested resource to the bundle's entries. If this service property is not specified, a prefix of the empty string is used.</text:p>
        <text:p text:style-name="P131"><text:span text:style-name="T2">The value of this service property must be of type </text:span><text:span text:style-name="Code2">String</text:span><text:span text:style-name="Default_20_Paragraph_20_Font"><text:span text:style-name="T2">.</text:span></text:span></text:p>
        <text:p text:style-name="P157"/>
        <text:p text:style-name="P42"><text:bookmark text:name="r20"/>HTTP_WHITEBOARD_TARGET</text:p>
        <text:p text:style-name="P107"><text:span text:style-name="Code2">public static final String </text:span><text:span text:style-name="Code2"><text:span text:style-name="T63">HTTP_WHITEBOARD_TARGET</text:span></text:span><text:span text:style-name="Code2"> = "osgi.http.whiteboard.target"</text:span></text:p>
        <text:p text:style-name="P135">Service property specifying the target filter to select the Http Service runtime to process the service.</text:p>
        <text:p text:style-name="P136"><text:span text:style-name="T2">An Http Service implementation can define any number of </text:span><text:a xlink:type="simple" xlink:href="#r53"><text:span text:style-name="Code2"><text:span text:style-name="T57">attributes</text:span></text:span></text:a><text:span text:style-name="Default_20_Paragraph_20_Font"><text:span text:style-name="T2"> which can be referenced by the target filter. The attributes should always include the </text:span></text:span><text:a xlink:type="simple" xlink:href="#r21"><text:span text:style-name="Code2"><text:span text:style-name="T57">osgi.http.endpoint</text:span></text:span></text:a><text:span text:style-name="Default_20_Paragraph_20_Font"><text:span text:style-name="T2"> attribute if the endpoint information is known.</text:span></text:span></text:p>
        <text:p text:style-name="P135">If this service property is not specified, then all Http Service runtimes can process the service.</text:p>
        <text:p text:style-name="P131"><text:span text:style-name="T2">The value of this service property must be of type </text:span><text:span text:style-name="Code2">String</text:span><text:span text:style-name="Default_20_Paragraph_20_Font"><text:span text:style-name="T2"> and be a valid </text:span></text:span><text:span text:style-name="Code2">filter string</text:span><text:span text:style-name="Default_20_Paragraph_20_Font"><text:span text:style-name="T2">.</text:span></text:span></text:p>
        <text:p text:style-name="P157"><text:soft-page-break/></text:p>
        <text:p text:style-name="P42"><text:bookmark text:name="r21"/>HTTP_SERVICE_ENDPOINT_ATTRIBUTE</text:p>
        <text:p text:style-name="P107"><text:span text:style-name="Code2">public static final String </text:span><text:span text:style-name="Code2"><text:span text:style-name="T63">HTTP_SERVICE_ENDPOINT_ATTRIBUTE</text:span></text:span><text:span text:style-name="Code2"> = "osgi.http.endpoint"</text:span></text:p>
        <text:p text:style-name="P135">Http Service runtime attribute specifying the endpoints upon which the Http Service runtime is listening.</text:p>
        <text:p text:style-name="P136"><text:span text:style-name="T2">An endpoint value is a URL to which the Http Service runtime is listening. For example, </text:span><text:span text:style-name="Code2">http://192.168.1.10:8080/</text:span><text:span text:style-name="Default_20_Paragraph_20_Font"><text:span text:style-name="T2">.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131"><text:span text:style-name="T2">The value of this attribute must be of type </text:span><text:span text:style-name="Code2">String</text:span><text:span text:style-name="Default_20_Paragraph_20_Font"><text:span text:style-name="T2">, </text:span></text:span><text:span text:style-name="Code2">String[]</text:span><text:span text:style-name="Default_20_Paragraph_20_Font"><text:span text:style-name="T2">, or </text:span></text:span><text:span text:style-name="Code2">Collection&lt;String&gt;</text:span><text:span text:style-name="Default_20_Paragraph_20_Font"><text:span text:style-name="T2">.</text:span></text:span></text:p>
        <text:p text:style-name="P47"><text:bookmark text:name="r29"/>Interface HttpContext</text:p>
        <text:p text:style-name="P142"><text:a xlink:type="simple" xlink:href="#r8"><text:span text:style-name="T56">org.osgi.service.http</text:span></text:a></text:p>
        <text:p text:style-name="P130"/>
        <text:p text:style-name="P161"><text:span text:style-name="Code_20_Small1">@org.osgi.annotation.versioning.ConsumerType<text:line-break/></text:span><text:span text:style-name="Code2">public interface </text:span><text:span text:style-name="Code2"><text:span text:style-name="T63">HttpContext</text:span></text:span></text:p>
        <text:p text:style-name="P140">Context for HTTP Requests.</text:p>
        <text:p text:style-name="P140">This service defines methods that the Http Service may call to get information for a request.</text:p>
        <text:p text:style-name="P141"><text:span text:style-name="T2">Servlets may be </text:span><text:a xlink:type="simple" xlink:href="#r9"><text:span text:style-name="Code2"><text:span text:style-name="T57">associated</text:span></text:span></text:a><text:span text:style-name="Default_20_Paragraph_20_Font"><text:span text:style-name="T2"> with an </text:span></text:span><text:span text:style-name="Code2">HttpContext</text:span><text:span text:style-name="Default_20_Paragraph_20_Font"><text:span text:style-name="T2"> service. Servlets that are associated using the same </text:span></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object.</text:span></text:span></text:p>
        <text:p text:style-name="P141"><text:span text:style-name="T2">If no </text:span><text:span text:style-name="Code2">HttpContext</text:span><text:span text:style-name="Default_20_Paragraph_20_Font"><text:span text:style-name="T2"> service is associated, a default </text:span></text:span><text:span text:style-name="Code2">HttpContext</text:span><text:span text:style-name="Default_20_Paragraph_20_Font"><text:span text:style-name="T2"> is used. The behavior of the methods on the default </text:span></text:span><text:span text:style-name="Code2">HttpContext</text:span><text:span text:style-name="Default_20_Paragraph_20_Font"><text:span text:style-name="T2"> is defined as follows:</text:span></text:span></text:p>
        <text:list xml:id="list4105492196996489272" text:style-name="RTF_5f_Num_20_2">
          <text:list-item>
            <text:p text:style-name="P102"><text:span text:style-name="Code2"><text:span text:style-name="T30">getMimeType</text:span></text:span><text:span text:style-name="Default_20_Paragraph_20_Font"><text:span text:style-name="T38"> - Does not define any customized MIME types for the </text:span></text:span><text:span text:style-name="Code2"><text:span text:style-name="T30">Content-Type</text:span></text:span><text:span text:style-name="Default_20_Paragraph_20_Font"><text:span text:style-name="T38"> header in the response, and always returns </text:span></text:span><text:span text:style-name="Code2"><text:span text:style-name="T30">null</text:span></text:span><text:span text:style-name="Default_20_Paragraph_20_Font"><text:span text:style-name="T38">.</text:span></text:span></text:p>
          </text:list-item>
          <text:list-item>
            <text:p text:style-name="P102"><text:span text:style-name="Code2"><text:span text:style-name="T30">handleSecurity</text:span></text:span><text:span text:style-name="Default_20_Paragraph_20_Font"><text:span text:style-name="T38"> - Performs implementation-defined authentication on the request.</text:span></text:span></text:p>
          </text:list-item>
          <text:list-item>
            <text:p text:style-name="P104"><text:span text:style-name="Code2"><text:span text:style-name="T30">getResource</text:span></text:span><text:span text:style-name="Default_20_Paragraph_20_Font"><text:span text:style-name="T38"> - Assumes the named resource is in the bundle of the servlet service. This method calls the servlet bundle's </text:span></text:span><text:span text:style-name="Code2"><text:span text:style-name="T30">Bundle.getResource</text:span></text:span><text:span text:style-name="Default_20_Paragraph_20_Font"><text:span text:style-name="T38">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8">.</text:span></text:span></text:p>
          </text:list-item>
        </text:list>
        <text:p text:style-name="P144">See Also:</text:p>
        <text:p text:style-name="P134"><text:a xlink:type="simple" xlink:href="#r9"><text:span text:style-name="Code2"><text:span text:style-name="T57">HttpConstants.HTTP_WHITEBOARD_CONTEXT_NAME</text:span></text:span></text:a><text:span text:style-name="Default_20_Paragraph_20_Font"><text:span text:style-name="T2">, </text:span></text:span><text:a xlink:type="simple" xlink:href="#r10"><text:span text:style-name="Code2"><text:span text:style-name="T57">HttpConstants.HTTP_WHITEBOARD_CONTEXT_SHARED</text:span></text:span></text:a></text:p>
        <text:p text:style-name="P144">ThreadSafe</text:p>
        <text:p text:style-name="P14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147"><text:span text:style-name="Summary_20_Heading_20_Font2"><text:span text:style-name="T30">Field Summary</text:span></text:span></text:p>
            </table:table-cell>
            <table:covered-table-cell/>
            <table:table-cell table:style-name="Table14.A1" office:value-type="string">
              <text:p text:style-name="P148"><text:span text:style-name="Page_20_Reference_20_Font"><text:span text:style-name="T37">Page</text:span></text:span></text:p>
            </table:table-cell>
          </table:table-row>
          <table:table-row table:style-name="Table14.1">
            <table:table-cell table:style-name="Table14.A2" office:value-type="string">
              <text:p text:style-name="P149"><text:span text:style-name="Code_20_Small1"><text:span text:style-name="T30">String</text:span></text:span></text:p>
            </table:table-cell>
            <table:table-cell table:style-name="Table14.A2" office:value-type="string">
              <text:p text:style-name="P153"><text:a xlink:type="simple" xlink:href="#r24"><text:span text:style-name="Code2"><text:span text:style-name="T58">AUTHENTICATION_TYPE</text:span></text:span></text:a></text:p>
              <text:p text:style-name="P154"><text:span text:style-name="Code2"><text:span text:style-name="T30">HttpServletRequest</text:span></text:span><text:span text:style-name="Default_20_Paragraph_20_Font"><text:span text:style-name="T38"> attribute specifying the scheme used in authentication.</text:span></text:span></text:p>
            </table:table-cell>
            <table:table-cell table:style-name="Table14.C2" office:value-type="string">
              <text:p text:style-name="P150"><text:span text:style-name="Page_20_Reference_20_Font"><text:span text:style-name="T30"><text:bookmark-ref text:reference-format="page" text:ref-name="r24">32</text:bookmark-ref></text:span></text:span></text:p>
            </table:table-cell>
          </table:table-row>
          <table:table-row table:style-name="Table14.1">
            <table:table-cell table:style-name="Table14.A3" office:value-type="string">
              <text:p text:style-name="P149"><text:span text:style-name="Code_20_Small1"><text:span text:style-name="T30">String</text:span></text:span></text:p>
            </table:table-cell>
            <table:table-cell table:style-name="Table14.A3" office:value-type="string">
              <text:p text:style-name="P153"><text:a xlink:type="simple" xlink:href="#r25"><text:span text:style-name="Code2"><text:span text:style-name="T58">AUTHORIZATION</text:span></text:span></text:a></text:p>
              <text:p text:style-name="P154"><text:span text:style-name="Code2"><text:span text:style-name="T30">HttpServletRequest</text:span></text:span><text:span text:style-name="Default_20_Paragraph_20_Font"><text:span text:style-name="T38"> attribute specifying the </text:span></text:span><text:span text:style-name="Code2"><text:span text:style-name="T30">Authorization</text:span></text:span><text:span text:style-name="Default_20_Paragraph_20_Font"><text:span text:style-name="T38"> object obtained from the </text:span></text:span><text:span text:style-name="Code2"><text:span text:style-name="T30">org.osgi.service.useradmin.UserAdmin</text:span></text:span><text:span text:style-name="Default_20_Paragraph_20_Font"><text:span text:style-name="T38"> service.</text:span></text:span></text:p>
            </table:table-cell>
            <table:table-cell table:style-name="Table14.C3" office:value-type="string">
              <text:p text:style-name="P150"><text:span text:style-name="Page_20_Reference_20_Font"><text:span text:style-name="T30"><text:bookmark-ref text:reference-format="page" text:ref-name="r25">32</text:bookmark-ref></text:span></text:span></text:p>
            </table:table-cell>
          </table:table-row>
          <table:table-row table:style-name="Table14.1">
            <table:table-cell table:style-name="Table14.A3" office:value-type="string">
              <text:p text:style-name="P149"><text:span text:style-name="Code_20_Small1"><text:span text:style-name="T30">String</text:span></text:span></text:p>
            </table:table-cell>
            <table:table-cell table:style-name="Table14.A3" office:value-type="string">
              <text:p text:style-name="P153"><text:a xlink:type="simple" xlink:href="#r23"><text:span text:style-name="Code2"><text:span text:style-name="T58">REMOTE_USER</text:span></text:span></text:a></text:p>
              <text:p text:style-name="P154"><text:span text:style-name="Code2"><text:span text:style-name="T30">HttpServletRequest</text:span></text:span><text:span text:style-name="Default_20_Paragraph_20_Font"><text:span text:style-name="T38"> attribute specifying the name of the authenticated user.</text:span></text:span></text:p>
            </table:table-cell>
            <table:table-cell table:style-name="Table14.C3" office:value-type="string">
              <text:p text:style-name="P150"><text:span text:style-name="Page_20_Reference_20_Font"><text:span text:style-name="T30"><text:bookmark-ref text:reference-format="page" text:ref-name="r23">31</text:bookmark-ref></text:span></text:span></text:p>
            </table:table-cell>
          </table:table-row>
        </table:table>
        <text:p text:style-name="P9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7"><text:span text:style-name="Summary_20_Heading_20_Font2"><text:span text:style-name="T30">Method Summary</text:span></text:span></text:p>
            </table:table-cell>
            <table:covered-table-cell/>
            <table:table-cell table:style-name="Table15.A1" office:value-type="string">
              <text:p text:style-name="P148"><text:span text:style-name="Page_20_Reference_20_Font"><text:span text:style-name="T37">Page</text:span></text:span></text:p>
            </table:table-cell>
          </table:table-row>
          <table:table-row table:style-name="Table15.1">
            <table:table-cell table:style-name="Table15.A2" office:value-type="string">
              <text:p text:style-name="P149"><text:span text:style-name="Code_20_Small1"><text:span text:style-name="T30">String</text:span></text:span></text:p>
            </table:table-cell>
            <table:table-cell table:style-name="Table15.A2" office:value-type="string">
              <text:p text:style-name="P153"><text:a xlink:type="simple" xlink:href="#r28"><text:span text:style-name="Code2"><text:span text:style-name="T58">getMimeType</text:span></text:span></text:a><text:span text:style-name="Code2"><text:span text:style-name="T30">(String name)</text:span></text:span></text:p>
              <text:p text:style-name="P155">Maps a name to a MIME type.</text:p>
            </table:table-cell>
            <table:table-cell table:style-name="Table15.C2" office:value-type="string">
              <text:p text:style-name="P150"><text:span text:style-name="Page_20_Reference_20_Font"><text:span text:style-name="T30"><text:bookmark-ref text:reference-format="page" text:ref-name="r28">33</text:bookmark-ref></text:span></text:span></text:p>
            </table:table-cell>
          </table:table-row>
          <table:table-row table:style-name="Table15.1">
            <table:table-cell table:style-name="Table15.A3" office:value-type="string">
              <text:p text:style-name="P149"><text:span text:style-name="Code_20_Small1"><text:span text:style-name="T30">URL</text:span></text:span></text:p>
            </table:table-cell>
            <table:table-cell table:style-name="Table15.A3" office:value-type="string">
              <text:p text:style-name="P153"><text:a xlink:type="simple" xlink:href="#r27"><text:span text:style-name="Code2"><text:span text:style-name="T58">getResource</text:span></text:span></text:a><text:span text:style-name="Code2"><text:span text:style-name="T30">(String name)</text:span></text:span></text:p>
              <text:p text:style-name="P155">Maps a resource name to a URL.</text:p>
            </table:table-cell>
            <table:table-cell table:style-name="Table15.C3" office:value-type="string">
              <text:p text:style-name="P150"><text:span text:style-name="Page_20_Reference_20_Font"><text:span text:style-name="T30"><text:bookmark-ref text:reference-format="page" text:ref-name="r27">33</text:bookmark-ref></text:span></text:span></text:p>
            </table:table-cell>
          </table:table-row>
          <table:table-row table:style-name="Table15.1">
            <table:table-cell table:style-name="Table15.A3" office:value-type="string">
              <text:p text:style-name="P149"><text:span text:style-name="Code_20_Small1"><text:span text:style-name="T30">boolean</text:span></text:span></text:p>
            </table:table-cell>
            <table:table-cell table:style-name="Table15.A3" office:value-type="string">
              <text:p text:style-name="P153"><text:a xlink:type="simple" xlink:href="#r26"><text:span text:style-name="Code2"><text:span text:style-name="T58">handleSecurity</text:span></text:span></text:a><text:span text:style-name="Code2"><text:span text:style-name="T30">(HttpServletRequest request, HttpServletResponse response)</text:span></text:span></text:p>
              <text:p text:style-name="P155">Handles security for the specified request.</text:p>
            </table:table-cell>
            <table:table-cell table:style-name="Table15.C3" office:value-type="string">
              <text:p text:style-name="P150"><text:span text:style-name="Page_20_Reference_20_Font"><text:span text:style-name="T30"><text:bookmark-ref text:reference-format="page" text:ref-name="r26">32</text:bookmark-ref></text:span></text:span></text:p>
            </table:table-cell>
          </table:table-row>
        </table:table>
        <text:p text:style-name="P40">Field Detail</text:p>
        <text:p text:style-name="P43"><text:bookmark text:name="r23"/>REMOTE_USER</text:p>
        <text:p text:style-name="P107"><text:span text:style-name="Code2">public static final String </text:span><text:span text:style-name="Code2"><text:span text:style-name="T63">REMOTE_USER</text:span></text:span><text:span text:style-name="Code2"> = "org.osgi.service.http.authentication.remote.user"</text:span></text:p>
        <text:p text:style-name="P131"><text:span text:style-name="Code2">HttpServletRequest</text:span><text:span text:style-name="Default_20_Paragraph_20_Font"><text:span text:style-name="T2"> attribute specifying the name of the authenticated user. The value of the attribute can be retrieved by </text:span></text:span><text:span text:style-name="Code2">HttpServletRequest.getRemoteUser</text:span><text:span text:style-name="Default_20_Paragraph_20_Font"><text:span text:style-name="T2">. This attribute name is </text:span></text:span><text:span text:style-name="Code2">org.osgi.service.http.authentication.remote.user</text:span><text:span text:style-name="Default_20_Paragraph_20_Font"><text:span text:style-name="T2">.</text:span></text:span></text:p>
        <text:p text:style-name="P138"><text:soft-page-break/>Since:</text:p>
        <text:p text:style-name="P159">1.1</text:p>
        <text:p text:style-name="P160"/>
        <text:p text:style-name="P42"><text:bookmark text:name="r24"/>AUTHENTICATION_TYPE</text:p>
        <text:p text:style-name="P107"><text:span text:style-name="Code2">public static final String </text:span><text:span text:style-name="Code2"><text:span text:style-name="T63">AUTHENTICATION_TYPE</text:span></text:span><text:span text:style-name="Code2"> = "org.osgi.service.http.authentication.type"</text:span></text:p>
        <text:p text:style-name="P131"><text:span text:style-name="Code2">HttpServletRequest</text:span><text:span text:style-name="Default_20_Paragraph_20_Font"><text:span text:style-name="T2"> attribute specifying the scheme used in authentication. The value of the attribute can be retrieved by </text:span></text:span><text:span text:style-name="Code2">HttpServletRequest.getAuthType</text:span><text:span text:style-name="Default_20_Paragraph_20_Font"><text:span text:style-name="T2">. This attribute name is </text:span></text:span><text:span text:style-name="Code2">org.osgi.service.http.authentication.type</text:span><text:span text:style-name="Default_20_Paragraph_20_Font"><text:span text:style-name="T2">.</text:span></text:span></text:p>
        <text:p text:style-name="P138">Since:</text:p>
        <text:p text:style-name="P159">1.1</text:p>
        <text:p text:style-name="P160"/>
        <text:p text:style-name="P42"><text:bookmark text:name="r25"/>AUTHORIZATION</text:p>
        <text:p text:style-name="P107"><text:span text:style-name="Code2">public static final String </text:span><text:span text:style-name="Code2"><text:span text:style-name="T63">AUTHORIZATION</text:span></text:span><text:span text:style-name="Code2"> = "org.osgi.service.useradmin.authorization"</text:span></text:p>
        <text:p text:style-name="P131"><text:span text:style-name="Code2">HttpServletRequest</text:span><text:span text:style-name="Default_20_Paragraph_20_Font"><text:span text:style-name="T2"> attribute specifying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 The value of the attribute can be retrieved by </text:span></text:span><text:span text:style-name="Code2">HttpServletRequest.getAttribute(HttpContext.AUTHORIZATION)</text:span><text:span text:style-name="Default_20_Paragraph_20_Font"><text:span text:style-name="T2">. This attribute name is </text:span></text:span><text:span text:style-name="Code2">org.osgi.service.useradmin.authorization</text:span><text:span text:style-name="Default_20_Paragraph_20_Font"><text:span text:style-name="T2">.</text:span></text:span></text:p>
        <text:p text:style-name="P138">Since:</text:p>
        <text:p text:style-name="P159">1.1</text:p>
        <text:p text:style-name="P40">Method Detail</text:p>
        <text:p text:style-name="P43"><text:bookmark text:name="r26"/>handleSecurity</text:p>
        <text:p text:style-name="P107"><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135">Handles security for the specified request.</text:p>
        <text:p text:style-name="P135">The Http Service calls this method prior to servicing the specified request. This method controls whether the request is processed in the normal manner or an error is returned.</text:p>
        <text:p text:style-name="P136"><text:span text:style-name="T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 See also RFC 2617: </text:span></text:span><text:span text:style-name="Default_20_Paragraph_20_Font"><text:span text:style-name="T12">HTTP Authentication: Basic and Digest Access Authentication </text:span></text:span><text:span text:style-name="Default_20_Paragraph_20_Font"><text:span text:style-name="T2">(available at http://www.ietf.org/rfc/rfc2617.txt).</text:span></text:span></text:p>
        <text:p text:style-name="P136"><text:span text:style-name="T2">If the request requires a secure connection and the </text:span><text:span text:style-name="Code2">getScheme</text:span><text:span text:style-name="Default_20_Paragraph_20_Font"><text:span text:style-name="T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text:span></text:span></text:p>
        <text:p text:style-name="P136"><text:span text:style-name="T2">When this method returns </text:span><text:span text:style-name="Code2">false</text:span><text:span text:style-name="Default_20_Paragraph_20_Font"><text:span text:style-name="T2">, the Http Service will send the response back to the client, thereby completing the request. When this method returns </text:span></text:span><text:span text:style-name="Code2">true</text:span><text:span text:style-name="Default_20_Paragraph_20_Font"><text:span text:style-name="T2">, the Http Service will proceed with servicing the request.</text:span></text:span></text:p>
        <text:p text:style-name="P136"><text:span text:style-name="T2">If the specified request has been authenticated, this method must set the </text:span><text:a xlink:type="simple" xlink:href="#r24"><text:span text:style-name="Code2"><text:span text:style-name="T57">AUTHENTICATION_TYPE</text:span></text:span></text:a><text:span text:style-name="Default_20_Paragraph_20_Font"><text:span text:style-name="T2"> request attribute to the type of authentication used, and the </text:span></text:span><text:a xlink:type="simple" xlink:href="#r23"><text:span text:style-name="Code2"><text:span text:style-name="T57">REMOTE_USER</text:span></text:span></text:a><text:span text:style-name="Default_20_Paragraph_20_Font"><text:span text:style-name="T2"> request attribute to the remote user (request attributes are set using the </text:span></text:span><text:span text:style-name="Code2">setAttribute</text:span><text:span text:style-name="Default_20_Paragraph_20_Font"><text:span text:style-name="T2"> method on the request). If this method does not perform any authentication, it must not set these attributes.</text:span></text:span></text:p>
        <text:p text:style-name="P136"><text:span text:style-name="T2">If the authenticated user is also authorized to access certain resources, this method must set the </text:span><text:a xlink:type="simple" xlink:href="#r25"><text:span text:style-name="Code2"><text:span text:style-name="T57">AUTHORIZATION</text:span></text:span></text:a><text:span text:style-name="Default_20_Paragraph_20_Font"><text:span text:style-name="T2"> request attribute to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text:span></text:span></text:p>
        <text:p text:style-name="P131"><text:soft-page-break/><text:span text:style-name="T2">The servlet responsible for servicing the specified request determines the authentication type and remote user by calling the </text:span><text:span text:style-name="Code2">getAuthType</text:span><text:span text:style-name="Default_20_Paragraph_20_Font"><text:span text:style-name="T2"> and </text:span></text:span><text:span text:style-name="Code2">getRemoteUser</text:span><text:span text:style-name="Default_20_Paragraph_20_Font"><text:span text:style-name="T2"> methods, respectively, on the request.</text:span></text:span></text:p>
        <text:p text:style-name="P138">Parameters:</text:p>
        <text:p text:style-name="P158"><text:span text:style-name="Code2">request</text:span><text:span text:style-name="Default_20_Paragraph_20_Font"><text:span text:style-name="T2"> - The HTTP request.</text:span></text:span></text:p>
        <text:p text:style-name="P158"><text:span text:style-name="Code2">response</text:span><text:span text:style-name="Default_20_Paragraph_20_Font"><text:span text:style-name="T2"> - The HTTP response.</text:span></text:span></text:p>
        <text:p text:style-name="P138">Returns:</text:p>
        <text:p text:style-name="P158"><text:span text:style-name="Code2">true</text:span><text:span text:style-name="Default_20_Paragraph_20_Font"><text:span text:style-name="T2"> if the request should be serviced, </text:span></text:span><text:span text:style-name="Code2">false</text:span><text:span text:style-name="Default_20_Paragraph_20_Font"><text:span text:style-name="T2"> if the request should not be serviced and Http Service will send the response back to the client.</text:span></text:span></text:p>
        <text:p text:style-name="P138">Throws:</text:p>
        <text:p text:style-name="P158"><text:span text:style-name="Code2">IOException</text:span><text:span text:style-name="Default_20_Paragraph_20_Font"><text:span text:style-name="T2"> - may be thrown by this method. If this occurs, the Http Service will terminate the request and close the socket.</text:span></text:span></text:p>
        <text:p text:style-name="P160"/>
        <text:p text:style-name="P42"><text:bookmark text:name="r27"/>getResource</text:p>
        <text:p text:style-name="P107"><text:span text:style-name="Code2">URL </text:span><text:span text:style-name="Code2"><text:span text:style-name="T63">getResource</text:span></text:span><text:span text:style-name="Code2">(String name)</text:span></text:p>
        <text:p text:style-name="P135">Maps a resource name to a URL.</text:p>
        <text:p text:style-name="P136"><text:span text:style-name="T2">Called by the Http Service to map the specified resource name to a URL. For servlets, Http Service will call this method to support the </text:span><text:span text:style-name="Code2">ServletContext</text:span><text:span text:style-name="Default_20_Paragraph_20_Font"><text:span text:style-name="T2"> methods </text:span></text:span><text:span text:style-name="Code2">getResource</text:span><text:span text:style-name="Default_20_Paragraph_20_Font"><text:span text:style-name="T2"> and </text:span></text:span><text:span text:style-name="Code2">getResourceAsStream</text:span><text:span text:style-name="Default_20_Paragraph_20_Font"><text:span text:style-name="T2">. For </text:span></text:span><text:a xlink:type="simple" xlink:href="#r43"><text:span text:style-name="Code2"><text:span text:style-name="T57">ResourceServlet</text:span></text:span></text:a><text:span text:style-name="Default_20_Paragraph_20_Font"><text:span text:style-name="T2"> servlets, Http Service will call this method to locate the named resource.</text:span></text:span></text:p>
        <text:p text:style-name="P131"><text:span text:style-name="T2">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2"> or to a resource in the context's bundle via </text:span></text:span><text:span text:style-name="Code2">getClass().getResource(name)</text:span></text:p>
        <text:p text:style-name="P138">Parameters:</text:p>
        <text:p text:style-name="P158"><text:span text:style-name="Code2">name</text:span><text:span text:style-name="Default_20_Paragraph_20_Font"><text:span text:style-name="T2"> - The name of the requested resource.</text:span></text:span></text:p>
        <text:p text:style-name="P138">Returns:</text:p>
        <text:p text:style-name="P158"><text:span text:style-name="T2">A URL that Http Service can use to read the resource or </text:span><text:span text:style-name="Code2">null</text:span><text:span text:style-name="Default_20_Paragraph_20_Font"><text:span text:style-name="T2"> if the resource does not exist.</text:span></text:span></text:p>
        <text:p text:style-name="P160"/>
        <text:p text:style-name="P42"><text:bookmark text:name="r28"/>getMimeType</text:p>
        <text:p text:style-name="P107"><text:span text:style-name="Code2">String </text:span><text:span text:style-name="Code2"><text:span text:style-name="T63">getMimeType</text:span></text:span><text:span text:style-name="Code2">(String name)</text:span></text:p>
        <text:p text:style-name="P135">Maps a name to a MIME type.</text:p>
        <text:p text:style-name="P131"><text:span text:style-name="T2">Called by the Http Service to determine the MIME type for the specified name. For servlets, the Http Service will call this method to support the </text:span><text:span text:style-name="Code2">ServletContext</text:span><text:span text:style-name="Default_20_Paragraph_20_Font"><text:span text:style-name="T2"> method </text:span></text:span><text:span text:style-name="Code2">getMimeType</text:span><text:span text:style-name="Default_20_Paragraph_20_Font"><text:span text:style-name="T2">. For </text:span></text:span><text:a xlink:type="simple" xlink:href="#r43"><text:span text:style-name="Code2"><text:span text:style-name="T57">ResourceServlet</text:span></text:span></text:a><text:span text:style-name="Default_20_Paragraph_20_Font"><text:span text:style-name="T2"> servlets, the Http Service will call this method to determine the MIME type for the </text:span></text:span><text:span text:style-name="Code2">Content-Type</text:span><text:span text:style-name="Default_20_Paragraph_20_Font"><text:span text:style-name="T2"> header in the response.</text:span></text:span></text:p>
        <text:p text:style-name="P138">Parameters:</text:p>
        <text:p text:style-name="P158"><text:span text:style-name="Code2">name</text:span><text:span text:style-name="Default_20_Paragraph_20_Font"><text:span text:style-name="T2"> - The name for which to determine the MIME type.</text:span></text:span></text:p>
        <text:p text:style-name="P138">Returns:</text:p>
        <text:p text:style-name="P158"><text:span text:style-name="T2">The MIME type (e.g. text/html) of the specified name or </text:span><text:span text:style-name="Code2">null</text:span><text:span text:style-name="Default_20_Paragraph_20_Font"><text:span text:style-name="T2"> to indicate that the Http Service should determine the MIME type itself.</text:span></text:span></text:p>
        <text:p text:style-name="P48"><text:bookmark text:name="r34"/>Interface HttpService</text:p>
        <text:p text:style-name="P142"><text:a xlink:type="simple" xlink:href="#r8"><text:span text:style-name="T56">org.osgi.service.http</text:span></text:a></text:p>
        <text:p text:style-name="P130"/>
        <text:p text:style-name="P161"><text:span text:style-name="Code_20_Small1">@org.osgi.annotation.versioning.ProviderType<text:line-break/></text:span><text:span text:style-name="Code2">public interface </text:span><text:span text:style-name="Code2"><text:span text:style-name="T63">HttpService</text:span></text:span></text:p>
        <text:p text:style-name="P110">Deprecated.</text:p>
        <text:p text:style-name="P109">The Http Service allows other bundles in the OSGi environment to dynamically register resources and servlets into the URI namespace of Http Service. A bundle may later unregister its resources or servlets.</text:p>
        <text:p text:style-name="P144">See Also:</text:p>
        <text:p text:style-name="P134"><text:a xlink:type="simple" xlink:href="#r29"><text:span text:style-name="Code2"><text:span text:style-name="T57">HttpContext</text:span></text:span></text:a></text:p>
        <text:p text:style-name="P144">ThreadSafe</text:p>
        <text:p text:style-name="P146"/>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47"><text:span text:style-name="Summary_20_Heading_20_Font2"><text:span text:style-name="T30">Method Summary</text:span></text:span></text:p>
            </table:table-cell>
            <table:covered-table-cell/>
            <table:table-cell table:style-name="Table17.A1" office:value-type="string">
              <text:p text:style-name="P148"><text:span text:style-name="Page_20_Reference_20_Font"><text:span text:style-name="T37">Page</text:span></text:span></text:p>
            </table:table-cell>
          </table:table-row>
          <table:table-row table:style-name="Table17.1">
            <table:table-cell table:style-name="Table17.A2" office:value-type="string">
              <text:p text:style-name="P151"><text:a xlink:type="simple" xlink:href="#r29"><text:span text:style-name="Code_20_Small1"><text:span text:style-name="T57">HttpContext</text:span></text:span></text:a></text:p>
            </table:table-cell>
            <table:table-cell table:style-name="Table17.A2" office:value-type="string">
              <text:p text:style-name="P153"><text:a xlink:type="simple" xlink:href="#r33"><text:span text:style-name="Code2"><text:span text:style-name="T58">createDefaultHttpContext</text:span></text:span></text:a><text:span text:style-name="Code2"><text:span text:style-name="T30">()</text:span></text:span></text:p>
              <text:p text:style-name="P154"><text:span text:style-name="T38">Creates a default </text:span><text:span text:style-name="Code2"><text:span text:style-name="T30">HttpContext</text:span></text:span><text:span text:style-name="Default_20_Paragraph_20_Font"><text:span text:style-name="T38"> for registering servlets or resources with the HttpService, a new </text:span></text:span><text:span text:style-name="Code2"><text:span text:style-name="T30">HttpContext</text:span></text:span><text:span text:style-name="Default_20_Paragraph_20_Font"><text:span text:style-name="T38"> object is created each time this method is called.</text:span></text:span></text:p>
            </table:table-cell>
            <table:table-cell table:style-name="Table17.C2" office:value-type="string">
              <text:p text:style-name="P150"><text:span text:style-name="Page_20_Reference_20_Font"><text:span text:style-name="T30"><text:bookmark-ref text:reference-format="page" text:ref-name="r33">36</text:bookmark-ref></text:span></text:span></text:p>
            </table:table-cell>
          </table:table-row>
          <table:table-row table:style-name="Table17.1">
            <table:table-cell table:style-name="Table17.A3" office:value-type="string">
              <text:p text:style-name="P149"><text:span text:style-name="Code_20_Small1"><text:span text:style-name="T30">void</text:span></text:span></text:p>
            </table:table-cell>
            <table:table-cell table:style-name="Table17.A3" office:value-type="string">
              <text:p text:style-name="P153"><text:a xlink:type="simple" xlink:href="#r31"><text:span text:style-name="Code2"><text:span text:style-name="T58">registerResources</text:span></text:span></text:a><text:span text:style-name="Code2"><text:span text:style-name="T30">(String alias, String name, </text:span></text:span><text:a xlink:type="simple" xlink:href="#r29"><text:span text:style-name="Code2"><text:span text:style-name="T57">HttpContext</text:span></text:span></text:a><text:span text:style-name="Code2"><text:span text:style-name="T30"> context)</text:span></text:span></text:p>
              <text:p text:style-name="P155">Registers resources into the URI namespace.</text:p>
            </table:table-cell>
            <table:table-cell table:style-name="Table17.C3" office:value-type="string">
              <text:p text:style-name="P150"><text:span text:style-name="Page_20_Reference_20_Font"><text:span text:style-name="T30"><text:bookmark-ref text:reference-format="page" text:ref-name="r31">35</text:bookmark-ref></text:span></text:span></text:p>
            </table:table-cell>
          </table:table-row>
          <table:table-row table:style-name="Table17.1">
            <table:table-cell table:style-name="Table17.A3" office:value-type="string">
              <text:p text:style-name="P149"><text:span text:style-name="Code_20_Small1"><text:span text:style-name="T30">void</text:span></text:span></text:p>
            </table:table-cell>
            <table:table-cell table:style-name="Table17.A3" office:value-type="string">
              <text:p text:style-name="P153"><text:a xlink:type="simple" xlink:href="#r30"><text:span text:style-name="Code2"><text:span text:style-name="T58">registerServlet</text:span></text:span></text:a><text:span text:style-name="Code2"><text:span text:style-name="T30">(String alias, Servlet servlet, Dictionary&lt;String,String&gt; initparams, </text:span></text:span><text:a xlink:type="simple" xlink:href="#r29"><text:span text:style-name="Code2"><text:span text:style-name="T57">HttpContext</text:span></text:span></text:a><text:span text:style-name="Code2"><text:span text:style-name="T30"> context)</text:span></text:span></text:p>
              <text:p text:style-name="P155">Registers a servlet into the URI namespace.</text:p>
            </table:table-cell>
            <table:table-cell table:style-name="Table17.C3" office:value-type="string">
              <text:p text:style-name="P150"><text:span text:style-name="Page_20_Reference_20_Font"><text:span text:style-name="T30"><text:bookmark-ref text:reference-format="page" text:ref-name="r30">34</text:bookmark-ref></text:span></text:span></text:p>
            </table:table-cell>
          </table:table-row>
          <table:table-row table:style-name="Table17.1">
            <table:table-cell table:style-name="Table17.A3" office:value-type="string">
              <text:p text:style-name="P149"><text:span text:style-name="Code_20_Small1"><text:span text:style-name="T30">void</text:span></text:span></text:p>
            </table:table-cell>
            <table:table-cell table:style-name="Table17.A3" office:value-type="string">
              <text:p text:style-name="P153"><text:a xlink:type="simple" xlink:href="#r32"><text:span text:style-name="Code2"><text:span text:style-name="T58">unregister</text:span></text:span></text:a><text:span text:style-name="Code2"><text:span text:style-name="T30">(String alias)</text:span></text:span></text:p>
              <text:p text:style-name="P154"><text:span text:style-name="T38">Unregisters a previous registration done by </text:span><text:span text:style-name="Code2"><text:span text:style-name="T30">registerServlet</text:span></text:span><text:span text:style-name="Default_20_Paragraph_20_Font"><text:span text:style-name="T38"> or </text:span></text:span><text:span text:style-name="Code2"><text:span text:style-name="T30">registerResources</text:span></text:span><text:span text:style-name="Default_20_Paragraph_20_Font"><text:span text:style-name="T38"> methods.</text:span></text:span></text:p>
            </table:table-cell>
            <table:table-cell table:style-name="Table17.C3" office:value-type="string">
              <text:p text:style-name="P150"><text:span text:style-name="Page_20_Reference_20_Font"><text:span text:style-name="T30"><text:bookmark-ref text:reference-format="page" text:ref-name="r32">35</text:bookmark-ref></text:span></text:span></text:p>
            </table:table-cell>
          </table:table-row>
        </table:table>
        <text:p text:style-name="P40">Method Detail</text:p>
        <text:p text:style-name="P43"><text:bookmark text:name="r30"/>registerServlet</text:p>
        <text:p text:style-name="P107"><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29"><text:span text:style-name="Code2"><text:span text:style-name="T57">HttpContext</text:span></text:span></text:a><text:span text:style-name="Code2"> context)<text:line-break/>              throws ServletException,<text:line-break/>                     </text:span><text:a xlink:type="simple" xlink:href="#r40"><text:span text:style-name="Code2"><text:span text:style-name="T57">NamespaceException</text:span></text:span></text:a></text:p>
        <text:p text:style-name="P135">Registers a servlet into the URI namespace.</text:p>
        <text:p text:style-name="P135">The alias is the name in the URI namespace of the Http Service at which the registration will be mapped.</text:p>
        <text:p text:style-name="P135">An alias must begin with slash ('/') and must not end with slash ('/'), with the exception that an alias of the form "/" is used to denote the root alias. See the specification text for details on how HTTP requests are mapped to servlet and resource registrations.</text:p>
        <text:p text:style-name="P136"><text:span text:style-name="T2">The Http Service will call the servlet's </text:span><text:span text:style-name="Code2">init</text:span><text:span text:style-name="Default_20_Paragraph_20_Font"><text:span text:style-name="T2"> method before returning.</text:span></text:span></text:p>
        <text:p text:style-name="P137"> httpService.registerServlet("/myservlet", servlet, initparams, context);</text:p>
        <text:p text:style-name="P131"><text:span text:style-name="T2">Servlets registered with the same </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The Http Service will call the </text:span></text:span><text:span text:style-name="Code2">context</text:span><text:span text:style-name="Default_20_Paragraph_20_Font"><text:span text:style-name="T2"> argument to support the </text:span></text:span><text:span text:style-name="Code2">ServletContext</text:span><text:span text:style-name="Default_20_Paragraph_20_Font"><text:span text:style-name="T2"> methods </text:span></text:span><text:span text:style-name="Code2">getResource</text:span><text:span text:style-name="Default_20_Paragraph_20_Font"><text:span text:style-name="T2">,</text:span></text:span><text:span text:style-name="Code2">getResourceAsStream</text:span><text:span text:style-name="Default_20_Paragraph_20_Font"><text:span text:style-name="T2"> and </text:span></text:span><text:span text:style-name="Code2">getMimeType</text:span><text:span text:style-name="Default_20_Paragraph_20_Font"><text:span text:style-name="T2">, and to handle security for requests. If the </text:span></text:span><text:span text:style-name="Code2">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object is used (see </text:span></text:span><text:a xlink:type="simple" xlink:href="#r33"><text:span text:style-name="Code2"><text:span text:style-name="T57">createDefaultHttpContext()</text:span></text:span></text:a><text:span text:style-name="Default_20_Paragraph_20_Font"><text:span text:style-name="T2">).</text:span></text:span></text:p>
        <text:p text:style-name="P138">Parameters:</text:p>
        <text:p text:style-name="P158"><text:span text:style-name="Code2">alias</text:span><text:span text:style-name="Default_20_Paragraph_20_Font"><text:span text:style-name="T2"> - name in the URI namespace at which the servlet is registered</text:span></text:span></text:p>
        <text:p text:style-name="P158"><text:soft-page-break/><text:span text:style-name="Code2">servlet</text:span><text:span text:style-name="Default_20_Paragraph_20_Font"><text:span text:style-name="T2"> - the servlet object to register</text:span></text:span></text:p>
        <text:p text:style-name="P158"><text:span text:style-name="Code2">initparams</text:span><text:span text:style-name="Default_20_Paragraph_20_Font"><text:span text:style-name="T2"> - initialization arguments for the servlet or </text:span></text:span><text:span text:style-name="Code2">null</text:span><text:span text:style-name="Default_20_Paragraph_20_Font"><text:span text:style-name="T2"> if there are none. This argument is used by the servlet's </text:span></text:span><text:span text:style-name="Code2">ServletConfig</text:span><text:span text:style-name="Default_20_Paragraph_20_Font"><text:span text:style-name="T2"> object.</text:span></text:span></text:p>
        <text:p text:style-name="P158"><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servlet,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138">Throws:</text:p>
        <text:p text:style-name="P158"><text:span text:style-name="Code2">ServletException</text:span><text:span text:style-name="Default_20_Paragraph_20_Font"><text:span text:style-name="T2"> - if the servlet's </text:span></text:span><text:span text:style-name="Code2">init</text:span><text:span text:style-name="Default_20_Paragraph_20_Font"><text:span text:style-name="T2"> method throws an exception, or the given servlet object has already been registered at a different alias.</text:span></text:span></text:p>
        <text:p text:style-name="P158"><text:a xlink:type="simple" xlink:href="#r40"><text:span text:style-name="Code2"><text:span text:style-name="T57">NamespaceException</text:span></text:span></text:a><text:span text:style-name="Default_20_Paragraph_20_Font"><text:span text:style-name="T2"> - if the registration fails because the alias is already in use.</text:span></text:span></text:p>
        <text:p text:style-name="P158"><text:span text:style-name="Code2">IllegalArgumentException</text:span><text:span text:style-name="Default_20_Paragraph_20_Font"><text:span text:style-name="T2"> - if any of the arguments are invalid</text:span></text:span></text:p>
        <text:p text:style-name="P160"/>
        <text:p text:style-name="P42"><text:bookmark text:name="r31"/>registerResources</text:p>
        <text:p text:style-name="P107"><text:span text:style-name="Code2">void </text:span><text:span text:style-name="Code2"><text:span text:style-name="T63">registerResources</text:span></text:span><text:span text:style-name="Code2">(String alias,<text:line-break/>                       String name,<text:line-break/>                       </text:span><text:a xlink:type="simple" xlink:href="#r29"><text:span text:style-name="Code2"><text:span text:style-name="T57">HttpContext</text:span></text:span></text:a><text:span text:style-name="Code2"> context)<text:line-break/>                throws </text:span><text:a xlink:type="simple" xlink:href="#r40"><text:span text:style-name="Code2"><text:span text:style-name="T57">NamespaceException</text:span></text:span></text:a></text:p>
        <text:p text:style-name="P135">Registers resources into the URI namespace.</text:p>
        <text:p text:style-name="P135">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35">For example, suppose the resource name /tmp is registered to the alias /files. A request for /files/foo.txt will map to the resource name /tmp/foo.txt.</text:p>
        <text:p text:style-name="P137"> httpservice.registerResources("/files", "/tmp", context);</text:p>
        <text:p text:style-name="P131"><text:span text:style-name="T2">The Http Service will call the </text:span><text:span text:style-name="Code2">HttpContext</text:span><text:span text:style-name="Default_20_Paragraph_20_Font"><text:span text:style-name="T2"> argument to map resource names to URLs and MIME types and to handle security for requests. If the </text:span></text:span><text:span text:style-name="Code2">Http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is used (see </text:span></text:span><text:a xlink:type="simple" xlink:href="#r33"><text:span text:style-name="Code2"><text:span text:style-name="T57">createDefaultHttpContext()</text:span></text:span></text:a><text:span text:style-name="Default_20_Paragraph_20_Font"><text:span text:style-name="T2">).</text:span></text:span></text:p>
        <text:p text:style-name="P138">Parameters:</text:p>
        <text:p text:style-name="P158"><text:span text:style-name="Code2">alias</text:span><text:span text:style-name="Default_20_Paragraph_20_Font"><text:span text:style-name="T2"> - name in the URI namespace at which the resources are registered</text:span></text:span></text:p>
        <text:p text:style-name="P158"><text:span text:style-name="Code2">name</text:span><text:span text:style-name="Default_20_Paragraph_20_Font"><text:span text:style-name="T2"> - the base name of the resources that will be registered</text:span></text:span></text:p>
        <text:p text:style-name="P158"><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resources,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138">Throws:</text:p>
        <text:p text:style-name="P158"><text:a xlink:type="simple" xlink:href="#r40"><text:span text:style-name="Code2"><text:span text:style-name="T57">NamespaceException</text:span></text:span></text:a><text:span text:style-name="Default_20_Paragraph_20_Font"><text:span text:style-name="T2"> - if the registration fails because the alias is already in use.</text:span></text:span></text:p>
        <text:p text:style-name="P158"><text:span text:style-name="Code2">IllegalArgumentException</text:span><text:span text:style-name="Default_20_Paragraph_20_Font"><text:span text:style-name="T2"> - if any of the parameters are invalid</text:span></text:span></text:p>
        <text:p text:style-name="P160"/>
        <text:p text:style-name="P42"><text:bookmark text:name="r32"/>unregister</text:p>
        <text:p text:style-name="P107"><text:span text:style-name="Code2">void </text:span><text:span text:style-name="Code2"><text:span text:style-name="T63">unregister</text:span></text:span><text:span text:style-name="Code2">(String alias)</text:span></text:p>
        <text:p text:style-name="P136"><text:span text:style-name="T2">Unregisters a previous registration done by </text:span><text:span text:style-name="Code2">registerServlet</text:span><text:span text:style-name="Default_20_Paragraph_20_Font"><text:span text:style-name="T2"> or </text:span></text:span><text:span text:style-name="Code2">registerResources</text:span><text:span text:style-name="Default_20_Paragraph_20_Font"><text:span text:style-name="T2"> methods.</text:span></text:span></text:p>
        <text:p text:style-name="P136"><text:span text:style-name="T2">After this call, the registered alias in the URI name-space will no longer be available. If the registration was for a servlet, the Http Service must call the </text:span><text:span text:style-name="Code2">destroy</text:span><text:span text:style-name="Default_20_Paragraph_20_Font"><text:span text:style-name="T2"> method of the servlet before returning.</text:span></text:span></text:p>
        <text:p text:style-name="P131"><text:span text:style-name="T2">If the bundle which performed the registration is stopped or otherwise "unget"s the Http Service without calling </text:span><text:a xlink:type="simple" xlink:href="#r32"><text:span text:style-name="Code2"><text:span text:style-name="T57">unregister(String)</text:span></text:span></text:a><text:span text:style-name="Default_20_Paragraph_20_Font"><text:span text:style-name="T2"> then Http Service must automatically unregister the registration. However, if the registration was for a servlet, the </text:span></text:span><text:span text:style-name="Code2">destroy</text:span><text:span text:style-name="Default_20_Paragraph_20_Font"><text:span text:style-name="T2"> method of the servlet will not be called in this case since the bundle may be stopped. </text:span></text:span><text:a xlink:type="simple" xlink:href="#r32"><text:span text:style-name="Code2"><text:span text:style-name="T57">unregister(String)</text:span></text:span></text:a><text:span text:style-name="Default_20_Paragraph_20_Font"><text:span text:style-name="T2"> must be explicitly called to cause the </text:span></text:span><text:span text:style-name="Code2">destroy</text:span><text:span text:style-name="Default_20_Paragraph_20_Font"><text:span text:style-name="T2"> method of the servlet to be called. This can be done in the </text:span></text:span><text:span text:style-name="Code2">BundleActivator.stop</text:span><text:span text:style-name="Default_20_Paragraph_20_Font"><text:span text:style-name="T2"> method of the bundle registering the servlet.</text:span></text:span></text:p>
        <text:p text:style-name="P138">Parameters:</text:p>
        <text:p text:style-name="P158"><text:span text:style-name="Code2">alias</text:span><text:span text:style-name="Default_20_Paragraph_20_Font"><text:span text:style-name="T2"> - name in the URI name-space of the registration to unregister</text:span></text:span></text:p>
        <text:p text:style-name="P138"><text:soft-page-break/>Throws:</text:p>
        <text:p text:style-name="P158"><text:span text:style-name="Code2">IllegalArgumentException</text:span><text:span text:style-name="Default_20_Paragraph_20_Font"><text:span text:style-name="T2"> - if there is no registration for the alias or the calling bundle was not the bundle which registered the alias.</text:span></text:span></text:p>
        <text:p text:style-name="P160"/>
        <text:p text:style-name="P42"><text:bookmark text:name="r33"/>createDefaultHttpContext</text:p>
        <text:p text:style-name="P107"><text:a xlink:type="simple" xlink:href="#r29"><text:span text:style-name="Code2"><text:span text:style-name="T57">HttpContext</text:span></text:span></text:a><text:span text:style-name="Code2"> </text:span><text:span text:style-name="Code2"><text:span text:style-name="T63">createDefaultHttpContext</text:span></text:span><text:span text:style-name="Code2">()</text:span></text:p>
        <text:p text:style-name="P136"><text:span text:style-name="T2">Creates a default </text:span><text:span text:style-name="Code2">HttpContext</text:span><text:span text:style-name="Default_20_Paragraph_20_Font"><text:span text:style-name="T2"> for registering servlets or resources with the HttpService, a new </text:span></text:span><text:span text:style-name="Code2">HttpContext</text:span><text:span text:style-name="Default_20_Paragraph_20_Font"><text:span text:style-name="T2"> object is created each time this method is called.</text:span></text:span></text:p>
        <text:p text:style-name="P136"><text:span text:style-name="T2">The behavior of the methods on the default </text:span><text:span text:style-name="Code2">HttpContext</text:span><text:span text:style-name="Default_20_Paragraph_20_Font"><text:span text:style-name="T2"> is defined as follows:</text:span></text:span></text:p>
        <text:list xml:id="list2967190503061363764" text:style-name="RTF_5f_Num_20_3">
          <text:list-item>
            <text:p text:style-name="P103"><text:span text:style-name="Code2"><text:span text:style-name="T30">getMimeType</text:span></text:span><text:span text:style-name="Default_20_Paragraph_20_Font"><text:span text:style-name="T38"> - Does not define any customized MIME types for the Content-Type header in the response, and always returns </text:span></text:span><text:span text:style-name="Code2"><text:span text:style-name="T30">null</text:span></text:span><text:span text:style-name="Default_20_Paragraph_20_Font"><text:span text:style-name="T38">.</text:span></text:span></text:p>
          </text:list-item>
          <text:list-item>
            <text:p text:style-name="P103"><text:span text:style-name="Code2"><text:span text:style-name="T30">handleSecurity</text:span></text:span><text:span text:style-name="Default_20_Paragraph_20_Font"><text:span text:style-name="T38"> - Performs implementation-defined authentication on the request.</text:span></text:span></text:p>
          </text:list-item>
          <text:list-item>
            <text:p text:style-name="P105"><text:span text:style-name="Code2"><text:span text:style-name="T30">getResource</text:span></text:span><text:span text:style-name="Default_20_Paragraph_20_Font"><text:span text:style-name="T38"> - Assumes the named resource is in the context bundle; this method calls the context bundle's </text:span></text:span><text:span text:style-name="Code2"><text:span text:style-name="T30">Bundle.getResource</text:span></text:span><text:span text:style-name="Default_20_Paragraph_20_Font"><text:span text:style-name="T38">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8">.</text:span></text:span></text:p>
          </text:list-item>
        </text:list>
        <text:p text:style-name="P138">Returns:</text:p>
        <text:p text:style-name="P158"><text:span text:style-name="T2">a default </text:span><text:span text:style-name="Code2">HttpContext</text:span><text:span text:style-name="Default_20_Paragraph_20_Font"><text:span text:style-name="T2"> object.</text:span></text:span></text:p>
        <text:p text:style-name="P138">Since:</text:p>
        <text:p text:style-name="P159">1.1</text:p>
        <text:p text:style-name="P49"><text:bookmark text:name="r40"/>Class NamespaceException</text:p>
        <text:p text:style-name="P142"><text:a xlink:type="simple" xlink:href="#r8"><text:span text:style-name="T56">org.osgi.service.http</text:span></text:a></text:p>
        <text:p text:style-name="P129"><text:span text:style-name="Code2">java.lang.Object</text:span></text:p>
        <text:p text:style-name="P143"><text:span text:style-name="Code2">  </text:span><text:span text:style-name="Code2"><draw:frame draw:style-name="fr3" draw:name="graphics5" text:anchor-type="as-char" svg:width="0.1563in" svg:height="0.1457in" draw:z-index="25"><draw:image xlink:href="Pictures/100002000000000F0000000E443DCD33.png" xlink:type="simple" xlink:show="embed" xlink:actuate="onLoad"/></draw:frame></text:span><text:span text:style-name="Code2">java.lang.Throwable</text:span></text:p>
        <text:p text:style-name="P143"><text:span text:style-name="Code2">      </text:span><text:span text:style-name="Code2"><draw:frame draw:style-name="fr3" draw:name="graphics6" text:anchor-type="as-char" svg:width="0.1563in" svg:height="0.1457in" draw:z-index="26"><draw:image xlink:href="Pictures/100002000000000F0000000E443DCD33.png" xlink:type="simple" xlink:show="embed" xlink:actuate="onLoad"/></draw:frame></text:span><text:span text:style-name="Code2">java.lang.Exception</text:span></text:p>
        <text:p text:style-name="P98"><text:span text:style-name="Code2">          </text:span><text:span text:style-name="Code2"><draw:frame draw:style-name="fr3" draw:name="graphics7" text:anchor-type="as-char" svg:width="0.1563in" svg:height="0.1457in" draw:z-index="27"><draw:image xlink:href="Pictures/100002000000000F0000000E443DCD33.png" xlink:type="simple" xlink:show="embed" xlink:actuate="onLoad"/></draw:frame></text:span><text:span text:style-name="Code2"><text:span text:style-name="T63">org.osgi.service.http.NamespaceException</text:span></text:span></text:p>
        <text:p text:style-name="P44">All Implemented Interfaces:</text:p>
        <text:p text:style-name="P133">Serializable</text:p>
        <text:p text:style-name="P130"/>
        <text:p text:style-name="P145"><text:span text:style-name="Code2">public class </text:span><text:span text:style-name="Code2"><text:span text:style-name="T63">NamespaceException</text:span></text:span></text:p>
        <text:p text:style-name="P107"><text:span text:style-name="Code2">extends Exception</text:span></text:p>
        <text:p text:style-name="P110">Deprecated.</text:p>
        <text:p text:style-name="P97">A NamespaceException is thrown to indicate an error with the caller's request to register a servlet or resources into the URI namespace of the Http Service. This exception indicates that the requested alias already is in use.</text:p>
        <text:p text:style-name="P146"/>
        <table:table table:name="Table18" table:style-name="Table18">
          <table:table-column table:style-name="Table18.A"/>
          <table:table-column table:style-name="Table18.B"/>
          <table:table-row table:style-name="Table18.1">
            <table:table-cell table:style-name="Table18.A1" office:value-type="string">
              <text:p text:style-name="P147"><text:span text:style-name="Summary_20_Heading_20_Font2"><text:span text:style-name="T30">Constructor Summary</text:span></text:span></text:p>
            </table:table-cell>
            <table:table-cell table:style-name="Table18.A1" office:value-type="string">
              <text:p text:style-name="P148"><text:span text:style-name="Page_20_Reference_20_Font"><text:span text:style-name="T37">Page</text:span></text:span></text:p>
            </table:table-cell>
          </table:table-row>
          <table:table-row table:style-name="Table18.1">
            <table:table-cell table:style-name="Table18.A2" office:value-type="string">
              <text:p text:style-name="P153"><text:a xlink:type="simple" xlink:href="#r35"><text:span text:style-name="Code2"><text:span text:style-name="T58">NamespaceException</text:span></text:span></text:a><text:span text:style-name="Code2"><text:span text:style-name="T30">(String message)</text:span></text:span></text:p>
              <text:p text:style-name="P154"><text:span text:style-name="T38">Construct a </text:span><text:span text:style-name="Code2"><text:span text:style-name="T30">NamespaceException</text:span></text:span><text:span text:style-name="Default_20_Paragraph_20_Font"><text:span text:style-name="T38"> object with a detail message.</text:span></text:span></text:p>
            </table:table-cell>
            <table:table-cell table:style-name="Table18.B2" office:value-type="string">
              <text:p text:style-name="P150"><text:span text:style-name="Page_20_Reference_20_Font"><text:span text:style-name="T30"><text:bookmark-ref text:reference-format="page" text:ref-name="r35">37</text:bookmark-ref></text:span></text:span></text:p>
            </table:table-cell>
          </table:table-row>
          <table:table-row table:style-name="Table18.1">
            <table:table-cell table:style-name="Table18.A3" office:value-type="string">
              <text:p text:style-name="P153"><text:a xlink:type="simple" xlink:href="#r36"><text:span text:style-name="Code2"><text:span text:style-name="T58">NamespaceException</text:span></text:span></text:a><text:span text:style-name="Code2"><text:span text:style-name="T30">(String message, Throwable cause)</text:span></text:span></text:p>
              <text:p text:style-name="P154"><text:span text:style-name="T38">Construct a </text:span><text:span text:style-name="Code2"><text:span text:style-name="T30">NamespaceException</text:span></text:span><text:span text:style-name="Default_20_Paragraph_20_Font"><text:span text:style-name="T38"> object with a detail message and a nested exception.</text:span></text:span></text:p>
            </table:table-cell>
            <table:table-cell table:style-name="Table18.B3" office:value-type="string">
              <text:p text:style-name="P150"><text:span text:style-name="Page_20_Reference_20_Font"><text:span text:style-name="T30"><text:bookmark-ref text:reference-format="page" text:ref-name="r36">37</text:bookmark-ref></text:span></text:span></text:p>
            </table:table-cell>
          </table:table-row>
        </table:table>
        <text:p text:style-name="P9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47"><text:span text:style-name="Summary_20_Heading_20_Font2"><text:span text:style-name="T30">Method Summary</text:span></text:span></text:p>
            </table:table-cell>
            <table:covered-table-cell/>
            <table:table-cell table:style-name="Table20.A1" office:value-type="string">
              <text:p text:style-name="P148"><text:span text:style-name="Page_20_Reference_20_Font"><text:span text:style-name="T37">Page</text:span></text:span></text:p>
            </table:table-cell>
          </table:table-row>
          <table:table-row table:style-name="Table20.1">
            <table:table-cell table:style-name="Table20.A2" office:value-type="string">
              <text:p text:style-name="P149"><text:span text:style-name="Code_20_Small1"><text:span text:style-name="T30">Throwable</text:span></text:span></text:p>
            </table:table-cell>
            <table:table-cell table:style-name="Table20.A2" office:value-type="string">
              <text:p text:style-name="P153"><text:a xlink:type="simple" xlink:href="#r38"><text:span text:style-name="Code2"><text:span text:style-name="T58">getCause</text:span></text:span></text:a><text:span text:style-name="Code2"><text:span text:style-name="T30">()</text:span></text:span></text:p>
              <text:p text:style-name="P154"><text:span text:style-name="T38">Returns the cause of this exception or </text:span><text:span text:style-name="Code2"><text:span text:style-name="T30">null</text:span></text:span><text:span text:style-name="Default_20_Paragraph_20_Font"><text:span text:style-name="T38"> if no cause was set.</text:span></text:span></text:p>
            </table:table-cell>
            <table:table-cell table:style-name="Table20.C2" office:value-type="string">
              <text:p text:style-name="P150"><text:span text:style-name="Page_20_Reference_20_Font"><text:span text:style-name="T30"><text:bookmark-ref text:reference-format="page" text:ref-name="r38">38</text:bookmark-ref></text:span></text:span></text:p>
            </table:table-cell>
          </table:table-row>
          <table:table-row table:style-name="Table20.1">
            <table:table-cell table:style-name="Table20.A3" office:value-type="string">
              <text:p text:style-name="P149"><text:span text:style-name="Code_20_Small1"><text:span text:style-name="T30">Throwable</text:span></text:span></text:p>
            </table:table-cell>
            <table:table-cell table:style-name="Table20.A3" office:value-type="string">
              <text:p text:style-name="P153"><text:a xlink:type="simple" xlink:href="#r37"><text:span text:style-name="Code2"><text:span text:style-name="T58">getException</text:span></text:span></text:a><text:span text:style-name="Code2"><text:span text:style-name="T30">()</text:span></text:span></text:p>
              <text:p text:style-name="P155">Returns the nested exception.</text:p>
            </table:table-cell>
            <table:table-cell table:style-name="Table20.C3" office:value-type="string">
              <text:p text:style-name="P150"><text:span text:style-name="Page_20_Reference_20_Font"><text:span text:style-name="T30"><text:bookmark-ref text:reference-format="page" text:ref-name="r37">38</text:bookmark-ref></text:span></text:span></text:p>
            </table:table-cell>
          </table:table-row>
          <table:table-row table:style-name="Table20.1">
            <table:table-cell table:style-name="Table20.A3" office:value-type="string">
              <text:p text:style-name="P149"><text:span text:style-name="Code_20_Small1"><text:span text:style-name="T30">Throwable</text:span></text:span></text:p>
            </table:table-cell>
            <table:table-cell table:style-name="Table20.A3" office:value-type="string">
              <text:p text:style-name="P153"><text:a xlink:type="simple" xlink:href="#r39"><text:span text:style-name="Code2"><text:span text:style-name="T58">initCause</text:span></text:span></text:a><text:span text:style-name="Code2"><text:span text:style-name="T30">(Throwable cause)</text:span></text:span></text:p>
              <text:p text:style-name="P155">Initializes the cause of this exception to the specified value.</text:p>
            </table:table-cell>
            <table:table-cell table:style-name="Table20.C3" office:value-type="string">
              <text:p text:style-name="P150"><text:span text:style-name="Page_20_Reference_20_Font"><text:span text:style-name="T30"><text:bookmark-ref text:reference-format="page" text:ref-name="r39">38</text:bookmark-ref></text:span></text:span></text:p>
            </table:table-cell>
          </table:table-row>
        </table:table>
        <text:p text:style-name="P40">Constructor Detail</text:p>
        <text:p text:style-name="P43"><text:bookmark text:name="r35"/>NamespaceException</text:p>
        <text:p text:style-name="P107"><text:span text:style-name="Code2">public </text:span><text:span text:style-name="Code2"><text:span text:style-name="T63">NamespaceException</text:span></text:span><text:span text:style-name="Code2">(String message)</text:span></text:p>
        <text:p text:style-name="P131"><text:span text:style-name="T2">Construct a </text:span><text:span text:style-name="Code2">NamespaceException</text:span><text:span text:style-name="Default_20_Paragraph_20_Font"><text:span text:style-name="T2"> object with a detail message.</text:span></text:span></text:p>
        <text:p text:style-name="P138">Parameters:</text:p>
        <text:p text:style-name="P158"><text:span text:style-name="Code2">message</text:span><text:span text:style-name="Default_20_Paragraph_20_Font"><text:span text:style-name="T2"> - the detail message</text:span></text:span></text:p>
        <text:p text:style-name="P160"/>
        <text:p text:style-name="P42"><text:bookmark text:name="r36"/>NamespaceException</text:p>
        <text:p text:style-name="P107"><text:span text:style-name="Code2">public </text:span><text:span text:style-name="Code2"><text:span text:style-name="T63">NamespaceException</text:span></text:span><text:span text:style-name="Code2">(String message,<text:line-break/>                          Throwable cause)</text:span></text:p>
        <text:p text:style-name="P131"><text:span text:style-name="T2">Construct a </text:span><text:span text:style-name="Code2">NamespaceException</text:span><text:span text:style-name="Default_20_Paragraph_20_Font"><text:span text:style-name="T2"> object with a detail message and a nested exception.</text:span></text:span></text:p>
        <text:p text:style-name="P138"><text:soft-page-break/>Parameters:</text:p>
        <text:p text:style-name="P158"><text:span text:style-name="Code2">message</text:span><text:span text:style-name="Default_20_Paragraph_20_Font"><text:span text:style-name="T2"> - The detail message.</text:span></text:span></text:p>
        <text:p text:style-name="P158"><text:span text:style-name="Code2">cause</text:span><text:span text:style-name="Default_20_Paragraph_20_Font"><text:span text:style-name="T2"> - The nested exception.</text:span></text:span></text:p>
        <text:p text:style-name="P40">Method Detail</text:p>
        <text:p text:style-name="P43"><text:bookmark text:name="r37"/>getException</text:p>
        <text:p text:style-name="P107"><text:span text:style-name="Code2">public Throwable </text:span><text:span text:style-name="Code2"><text:span text:style-name="T63">getException</text:span></text:span><text:span text:style-name="Code2">()</text:span></text:p>
        <text:p text:style-name="P135">Returns the nested exception.</text:p>
        <text:p text:style-name="P131"><text:span text:style-name="T2">This method predates the general purpose exception chaining mechanism. The </text:span><text:span text:style-name="Code2">getCause()</text:span><text:span text:style-name="Default_20_Paragraph_20_Font"><text:span text:style-name="T2"> method is now the preferred means of obtaining this information.</text:span></text:span></text:p>
        <text:p text:style-name="P138">Returns:</text:p>
        <text:p text:style-name="P158"><text:span text:style-name="T2">The result of calling </text:span><text:span text:style-name="Code2">getCause()</text:span><text:span text:style-name="Default_20_Paragraph_20_Font"><text:span text:style-name="T2">.</text:span></text:span></text:p>
        <text:p text:style-name="P160"/>
        <text:p text:style-name="P42"><text:bookmark text:name="r38"/>getCause</text:p>
        <text:p text:style-name="P107"><text:span text:style-name="Code2">public Throwable </text:span><text:span text:style-name="Code2"><text:span text:style-name="T63">getCause</text:span></text:span><text:span text:style-name="Code2">()</text:span></text:p>
        <text:p text:style-name="P131"><text:span text:style-name="T2">Returns the cause of this exception or </text:span><text:span text:style-name="Code2">null</text:span><text:span text:style-name="Default_20_Paragraph_20_Font"><text:span text:style-name="T2"> if no cause was set.</text:span></text:span></text:p>
        <text:p text:style-name="P138">Overrides:</text:p>
        <text:p text:style-name="P158"><text:span text:style-name="Code2">getCause</text:span><text:span text:style-name="Default_20_Paragraph_20_Font"><text:span text:style-name="T2"> in class </text:span></text:span><text:span text:style-name="Code2">Throwable</text:span></text:p>
        <text:p text:style-name="P138">Returns:</text:p>
        <text:p text:style-name="P158"><text:span text:style-name="T2">The cause of this exception or </text:span><text:span text:style-name="Code2">null</text:span><text:span text:style-name="Default_20_Paragraph_20_Font"><text:span text:style-name="T2"> if no cause was set.</text:span></text:span></text:p>
        <text:p text:style-name="P138">Since:</text:p>
        <text:p text:style-name="P159">1.2</text:p>
        <text:p text:style-name="P160"/>
        <text:p text:style-name="P42"><text:bookmark text:name="r39"/>initCause</text:p>
        <text:p text:style-name="P107"><text:span text:style-name="Code2">public Throwable </text:span><text:span text:style-name="Code2"><text:span text:style-name="T63">initCause</text:span></text:span><text:span text:style-name="Code2">(Throwable cause)</text:span></text:p>
        <text:p text:style-name="P132">Initializes the cause of this exception to the specified value.</text:p>
        <text:p text:style-name="P138">Overrides:</text:p>
        <text:p text:style-name="P158"><text:span text:style-name="Code2">initCause</text:span><text:span text:style-name="Default_20_Paragraph_20_Font"><text:span text:style-name="T2"> in class </text:span></text:span><text:span text:style-name="Code2">Throwable</text:span></text:p>
        <text:p text:style-name="P138">Parameters:</text:p>
        <text:p text:style-name="P158"><text:span text:style-name="Code2">cause</text:span><text:span text:style-name="Default_20_Paragraph_20_Font"><text:span text:style-name="T2"> - The cause of this exception.</text:span></text:span></text:p>
        <text:p text:style-name="P138">Returns:</text:p>
        <text:p text:style-name="P159">This exception.</text:p>
        <text:p text:style-name="P138">Throws:</text:p>
        <text:p text:style-name="P158"><text:span text:style-name="Code2">IllegalArgumentException</text:span><text:span text:style-name="Default_20_Paragraph_20_Font"><text:span text:style-name="T2"> - If the specified cause is this exception.</text:span></text:span></text:p>
        <text:p text:style-name="P158"><text:span text:style-name="Code2">IllegalStateException</text:span><text:span text:style-name="Default_20_Paragraph_20_Font"><text:span text:style-name="T2"> - If the cause of this exception has already been set.</text:span></text:span></text:p>
        <text:p text:style-name="P138">Since:</text:p>
        <text:p text:style-name="P159">1.2</text:p>
        <text:p text:style-name="P50"><text:bookmark text:name="r43"/>Class ResourceServlet</text:p>
        <text:p text:style-name="P142"><text:a xlink:type="simple" xlink:href="#r8"><text:span text:style-name="T56">org.osgi.service.http</text:span></text:a></text:p>
        <text:p text:style-name="P129"><text:span text:style-name="Code2">java.lang.Object</text:span></text:p>
        <text:p text:style-name="P143"><text:span text:style-name="Code2">  </text:span><text:span text:style-name="Code2"><draw:frame draw:style-name="fr3" draw:name="graphics8" text:anchor-type="as-char" svg:width="0.1563in" svg:height="0.1457in" draw:z-index="28"><draw:image xlink:href="Pictures/100002000000000F0000000E443DCD33.png" xlink:type="simple" xlink:show="embed" xlink:actuate="onLoad"/></draw:frame></text:span><text:span text:style-name="Code2">javax.servlet.GenericServlet</text:span></text:p>
        <text:p text:style-name="P98"><text:span text:style-name="Code2">      </text:span><text:span text:style-name="Code2"><draw:frame draw:style-name="fr3" draw:name="graphics9" text:anchor-type="as-char" svg:width="0.1563in" svg:height="0.1457in" draw:z-index="29"><draw:image xlink:href="Pictures/100002000000000F0000000E443DCD33.png" xlink:type="simple" xlink:show="embed" xlink:actuate="onLoad"/></draw:frame></text:span><text:span text:style-name="Code2"><text:span text:style-name="T63">org.osgi.service.http.ResourceServlet</text:span></text:span></text:p>
        <text:p text:style-name="P44">All Implemented Interfaces:</text:p>
        <text:p text:style-name="P133">Serializable, Servlet, ServletConfig</text:p>
        <text:p text:style-name="P130"/>
        <text:p text:style-name="P145"><text:span text:style-name="Code2">final public class </text:span><text:span text:style-name="Code2"><text:span text:style-name="T63">ResourceServlet</text:span></text:span></text:p>
        <text:p text:style-name="P107"><text:span text:style-name="Code2">extends GenericServlet</text:span></text:p>
        <text:p text:style-name="P140">Bundle resource servlet.</text:p>
        <text:p text:style-name="P108"><text:span text:style-name="T2">The </text:span><text:span text:style-name="Code2">ResourceServlet</text:span><text:span text:style-name="Default_20_Paragraph_20_Font"><text:span text:style-name="T2"> is a marker servlet which can be used to serve bundle resources. A </text:span></text:span><text:span text:style-name="Code2">ResourceServlet</text:span><text:span text:style-name="Default_20_Paragraph_20_Font"><text:span text:style-name="T2"> object is registered as a </text:span></text:span><text:span text:style-name="Code2">javax.servlet.Servlet</text:span><text:span text:style-name="Default_20_Paragraph_20_Font"><text:span text:style-name="T2"> service along with the </text:span></text:span><text:a xlink:type="simple" xlink:href="#r11"><text:span text:style-name="Code2"><text:span text:style-name="T57">HttpConstants.HTTP_WHITEBOARD_SERVLET_NAME</text:span></text:span></text:a><text:span text:style-name="Default_20_Paragraph_20_Font"><text:span text:style-name="T2">, </text:span></text:span><text:a xlink:type="simple" xlink:href="#r12"><text:span text:style-name="Code2"><text:span text:style-name="T57">HttpConstants.HTTP_WHITEBOARD_SERVLET_PATTERN</text:span></text:span></text:a><text:span text:style-name="Default_20_Paragraph_20_Font"><text:span text:style-name="T2">, </text:span></text:span><text:a xlink:type="simple" xlink:href="#r19"><text:span text:style-name="Code2"><text:span text:style-name="T57">HttpConstants.HTTP_WHITEBOARD_RESOURCE_PREFIX</text:span></text:span></text:a><text:span text:style-name="Default_20_Paragraph_20_Font"><text:span text:style-name="T2">, and </text:span></text:span><text:a xlink:type="simple" xlink:href="#r9"><text:span text:style-name="Code2"><text:span text:style-name="T57">HttpConstants.HTTP_WHITEBOARD_CONTEXT_NAME</text:span></text:span></text:a><text:span text:style-name="Default_20_Paragraph_20_Font"><text:span text:style-name="T2"> service properties.</text:span></text:span></text:p>
        <text:p text:style-name="P144">Since:</text:p>
        <text:p text:style-name="P133">1.3</text:p>
        <text:p text:style-name="P144">ThreadSafe</text:p>
        <text:p text:style-name="P146"/>
        <table:table table:name="Table22" table:style-name="Table22">
          <table:table-column table:style-name="Table22.A"/>
          <table:table-column table:style-name="Table22.B"/>
          <table:table-row table:style-name="Table22.1">
            <table:table-cell table:style-name="Table22.A1" office:value-type="string">
              <text:p text:style-name="P147"><text:span text:style-name="Summary_20_Heading_20_Font2"><text:span text:style-name="T30">Constructor Summary</text:span></text:span></text:p>
            </table:table-cell>
            <table:table-cell table:style-name="Table22.A1" office:value-type="string">
              <text:p text:style-name="P148"><text:span text:style-name="Page_20_Reference_20_Font"><text:span text:style-name="T37">Page</text:span></text:span></text:p>
            </table:table-cell>
          </table:table-row>
          <table:table-row table:style-name="Table22.1">
            <table:table-cell table:style-name="Table22.A2" office:value-type="string">
              <text:p text:style-name="P153"><text:a xlink:type="simple" xlink:href="#r41"><text:span text:style-name="Code2"><text:span text:style-name="T58">ResourceServlet</text:span></text:span></text:a><text:span text:style-name="Code2"><text:span text:style-name="T30">()</text:span></text:span></text:p>
              <text:p text:style-name="P155">ResourceServlet constructor.</text:p>
            </table:table-cell>
            <table:table-cell table:style-name="Table22.B2" office:value-type="string">
              <text:p text:style-name="P150"><text:span text:style-name="Page_20_Reference_20_Font"><text:span text:style-name="T30"><text:bookmark-ref text:reference-format="page" text:ref-name="r41">39</text:bookmark-ref></text:span></text:span></text:p>
            </table:table-cell>
          </table:table-row>
        </table:table>
        <text:p text:style-name="P9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47"><text:span text:style-name="Summary_20_Heading_20_Font2"><text:span text:style-name="T30">Method Summary</text:span></text:span></text:p>
            </table:table-cell>
            <table:covered-table-cell/>
            <table:table-cell table:style-name="Table23.A1" office:value-type="string">
              <text:p text:style-name="P148"><text:span text:style-name="Page_20_Reference_20_Font"><text:span text:style-name="T37">Page</text:span></text:span></text:p>
            </table:table-cell>
          </table:table-row>
          <table:table-row table:style-name="Table23.1">
            <table:table-cell table:style-name="Table23.A2" office:value-type="string">
              <text:p text:style-name="P149"><text:span text:style-name="Code_20_Small1"><text:span text:style-name="T30">void</text:span></text:span></text:p>
            </table:table-cell>
            <table:table-cell table:style-name="Table23.A2" office:value-type="string">
              <text:p text:style-name="P153"><text:a xlink:type="simple" xlink:href="#r42"><text:span text:style-name="Code2"><text:span text:style-name="T58">service</text:span></text:span></text:a><text:span text:style-name="Code2"><text:span text:style-name="T30">(ServletRequest request, ServletResponse response)</text:span></text:span></text:p>
              <text:p text:style-name="P155">ResourceServlet service method.</text:p>
            </table:table-cell>
            <table:table-cell table:style-name="Table23.C2" office:value-type="string">
              <text:p text:style-name="P150"><text:span text:style-name="Page_20_Reference_20_Font"><text:span text:style-name="T30"><text:bookmark-ref text:reference-format="page" text:ref-name="r42">39</text:bookmark-ref></text:span></text:span></text:p>
            </table:table-cell>
          </table:table-row>
        </table:table>
        <text:p text:style-name="P40">Constructor Detail</text:p>
        <text:p text:style-name="P43"><text:bookmark text:name="r41"/>ResourceServlet</text:p>
        <text:p text:style-name="P107"><text:span text:style-name="Code2">public </text:span><text:span text:style-name="Code2"><text:span text:style-name="T63">ResourceServlet</text:span></text:span><text:span text:style-name="Code2">()</text:span></text:p>
        <text:p text:style-name="P135">ResourceServlet constructor.</text:p>
        <text:p text:style-name="P132">This method implementation is empty.</text:p>
        <text:p text:style-name="P41">Method Detail</text:p>
        <text:p text:style-name="P43"><text:bookmark text:name="r42"/>service</text:p>
        <text:p text:style-name="P107"><text:span text:style-name="Code2">public void </text:span><text:span text:style-name="Code2"><text:span text:style-name="T63">service</text:span></text:span><text:span text:style-name="Code2">(ServletRequest request,<text:line-break/>                    ServletResponse response)</text:span></text:p>
        <text:p text:style-name="P135">ResourceServlet service method.</text:p>
        <text:p text:style-name="P132">This method implementation is empty. This method is not called or used by Http Service.</text:p>
        <text:p text:style-name="P138"><text:soft-page-break/>Specified by:</text:p>
        <text:p text:style-name="P158"><text:span text:style-name="Code2">service</text:span><text:span text:style-name="Default_20_Paragraph_20_Font"><text:span text:style-name="T2"> in interface </text:span></text:span><text:span text:style-name="Code2">Servlet</text:span></text:p>
        <text:p text:style-name="P138">Overrides:</text:p>
        <text:p text:style-name="P158"><text:span text:style-name="Code2">service</text:span><text:span text:style-name="Default_20_Paragraph_20_Font"><text:span text:style-name="T2"> in class </text:span></text:span><text:span text:style-name="Code2">GenericServlet</text:span></text:p>
        <text:p text:style-name="P138">Parameters:</text:p>
        <text:p text:style-name="P158"><text:span text:style-name="Code2">request</text:span><text:span text:style-name="Default_20_Paragraph_20_Font"><text:span text:style-name="T2"> - The HTTP request.</text:span></text:span></text:p>
        <text:p text:style-name="P158"><text:span text:style-name="Code2">response</text:span><text:span text:style-name="Default_20_Paragraph_20_Font"><text:span text:style-name="T2"> - The HTTP response.</text:span></text:span></text:p>
        <text:p text:style-name="P59"><text:bookmark text:name="r45"/>Package org.osgi.service.http.runtime</text:p>
        <text:p text:style-name="P126"><text:span text:style-name="Code_20_Small">@org.osgi.annotation.versioning.Version(value="1.3")</text:span></text:p>
        <text:p text:style-name="P127">Http Service Runtime Package Version 1.3.</text:p>
        <text:p text:style-name="P128">See:</text:p>
        <text:p text:style-name="P131"><text:a xlink:type="simple" xlink:href="#r44"><text:span text:style-name="T53">Description</text:span></text:a></text:p>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1"><text:span text:style-name="Summary_20_Heading_20_Font1">Interface Summary</text:span></text:p>
            </table:table-cell>
            <table:covered-table-cell/>
            <table:table-cell table:style-name="Table24.A1" office:value-type="string">
              <text:p text:style-name="P122"><text:span text:style-name="Page_20_Reference_20_Font">Page</text:span></text:p>
            </table:table-cell>
          </table:table-row>
          <table:table-row table:style-name="Table24.1">
            <table:table-cell table:style-name="Table24.A2" office:value-type="string">
              <text:p text:style-name="P113"><text:a xlink:type="simple" xlink:href="#r60"><text:span text:style-name="T54">HttpServiceRuntime</text:span></text:a></text:p>
            </table:table-cell>
            <table:table-cell table:style-name="Table24.A2" office:value-type="string">
              <text:p text:style-name="P117"><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le24.A2" office:value-type="string">
              <text:p text:style-name="P116"><text:span text:style-name="Page_20_Reference_20_Font"><text:span text:style-name="T64"><text:bookmark-ref text:reference-format="page" text:ref-name="r60">44</text:bookmark-ref></text:span></text:span></text:p>
            </table:table-cell>
          </table:table-row>
        </table:table>
        <text:p text:style-name="P100"/>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4"><text:span text:style-name="Summary_20_Heading_20_Font1"><text:span text:style-name="T30">Class Summary</text:span></text:span></text:p>
            </table:table-cell>
            <table:covered-table-cell/>
            <table:table-cell table:style-name="Table26.A1" office:value-type="string">
              <text:p text:style-name="P125"><text:span text:style-name="Page_20_Reference_20_Font"><text:span text:style-name="T37">Page</text:span></text:span></text:p>
            </table:table-cell>
          </table:table-row>
          <table:table-row table:style-name="Table26.1">
            <table:table-cell table:style-name="Table26.A2" office:value-type="string">
              <text:p text:style-name="P113"><text:a xlink:type="simple" xlink:href="#r52"><text:span text:style-name="T53">FilterDTO</text:span></text:a></text:p>
            </table:table-cell>
            <table:table-cell table:style-name="Table26.A2" office:value-type="string">
              <text:p text:style-name="P118"><text:span text:style-name="T38">Represents a servlet </text:span><text:span text:style-name="Code1"><text:span text:style-name="T30">Filter</text:span></text:span><text:span text:style-name="Default_20_Paragraph_20_Font"><text:span text:style-name="T38"> service used by the Http Service runtime.</text:span></text:span></text:p>
            </table:table-cell>
            <table:table-cell table:style-name="Table26.A2" office:value-type="string">
              <text:p text:style-name="P119"><text:span text:style-name="Page_20_Reference_20_Font"><text:span text:style-name="T30"><text:bookmark-ref text:reference-format="page" text:ref-name="r52">42</text:bookmark-ref></text:span></text:span></text:p>
            </table:table-cell>
          </table:table-row>
          <table:table-row table:style-name="Table26.1">
            <table:table-cell table:style-name="Table26.A3" office:value-type="string">
              <text:p text:style-name="P113"><text:a xlink:type="simple" xlink:href="#r64"><text:span text:style-name="T53">ListenerDTO</text:span></text:a></text:p>
            </table:table-cell>
            <table:table-cell table:style-name="Table26.A3" office:value-type="string">
              <text:p text:style-name="P120">Represents a listener service used by the Http Service runtime.</text:p>
            </table:table-cell>
            <table:table-cell table:style-name="Table26.A3" office:value-type="string">
              <text:p text:style-name="P119"><text:span text:style-name="Page_20_Reference_20_Font"><text:span text:style-name="T30"><text:bookmark-ref text:reference-format="page" text:ref-name="r64">47</text:bookmark-ref></text:span></text:span></text:p>
            </table:table-cell>
          </table:table-row>
          <table:table-row table:style-name="Table26.1">
            <table:table-cell table:style-name="Table26.A3" office:value-type="string">
              <text:p text:style-name="P113"><text:a xlink:type="simple" xlink:href="#r70"><text:span text:style-name="T53">ResourceServletDTO</text:span></text:a></text:p>
            </table:table-cell>
            <table:table-cell table:style-name="Table26.A3" office:value-type="string">
              <text:p text:style-name="P113"><text:span text:style-name="T38">Represents a </text:span><text:a xlink:type="simple" xlink:href="#r43"><text:span text:style-name="Code1"><text:span text:style-name="T57">ResourceServlet</text:span></text:span></text:a><text:span text:style-name="Default_20_Paragraph_20_Font"><text:span text:style-name="T38"> servlet service used by the Http Service runtime.</text:span></text:span></text:p>
            </table:table-cell>
            <table:table-cell table:style-name="Table26.A3" office:value-type="string">
              <text:p text:style-name="P119"><text:span text:style-name="Page_20_Reference_20_Font"><text:span text:style-name="T30"><text:bookmark-ref text:reference-format="page" text:ref-name="r70">48</text:bookmark-ref></text:span></text:span></text:p>
            </table:table-cell>
          </table:table-row>
          <table:table-row table:style-name="Table26.1">
            <table:table-cell table:style-name="Table26.A3" office:value-type="string">
              <text:p text:style-name="P113"><text:a xlink:type="simple" xlink:href="#r76"><text:span text:style-name="T53">ServletContextDTO</text:span></text:a></text:p>
            </table:table-cell>
            <table:table-cell table:style-name="Table26.A3" office:value-type="string">
              <text:p text:style-name="P113"><text:span text:style-name="T38">Represents a </text:span><text:span text:style-name="Code1"><text:span text:style-name="T30">ServletContext</text:span></text:span><text:span text:style-name="Default_20_Paragraph_20_Font"><text:span text:style-name="T38"> created for registered servlets and servlet filters backed by a </text:span></text:span><text:a xlink:type="simple" xlink:href="#r29"><text:span text:style-name="Code1"><text:span text:style-name="T57">HttpContext</text:span></text:span></text:a><text:span text:style-name="Default_20_Paragraph_20_Font"><text:span text:style-name="T38"> service.</text:span></text:span></text:p>
            </table:table-cell>
            <table:table-cell table:style-name="Table26.A3" office:value-type="string">
              <text:p text:style-name="P119"><text:span text:style-name="Page_20_Reference_20_Font"><text:span text:style-name="T30"><text:bookmark-ref text:reference-format="page" text:ref-name="r76">50</text:bookmark-ref></text:span></text:span></text:p>
            </table:table-cell>
          </table:table-row>
          <table:table-row table:style-name="Table26.1">
            <table:table-cell table:style-name="Table26.A3" office:value-type="string">
              <text:p text:style-name="P113"><text:a xlink:type="simple" xlink:href="#r83"><text:span text:style-name="T53">ServletDTO</text:span></text:a></text:p>
            </table:table-cell>
            <table:table-cell table:style-name="Table26.A3" office:value-type="string">
              <text:p text:style-name="P118"><text:span text:style-name="T38">Represents a </text:span><text:span text:style-name="Code1"><text:span text:style-name="T30">Servlet</text:span></text:span><text:span text:style-name="Default_20_Paragraph_20_Font"><text:span text:style-name="T38"> service used by the Http Service runtime.</text:span></text:span></text:p>
            </table:table-cell>
            <table:table-cell table:style-name="Table26.A3" office:value-type="string">
              <text:p text:style-name="P119"><text:span text:style-name="Page_20_Reference_20_Font"><text:span text:style-name="T30"><text:bookmark-ref text:reference-format="page" text:ref-name="r83">52</text:bookmark-ref></text:span></text:span></text:p>
            </table:table-cell>
          </table:table-row>
        </table:table>
        <text:p text:style-name="P139"><text:bookmark text:name="r44"/>Package org.osgi.service.http.runtime Description</text:p>
        <text:p text:style-name="P140">Http Service Runtime Package Version 1.3.</text:p>
        <text:p text:style-name="P140">Bundles wishing to use this package must list the package in the Import-Package header of the bundle's manifest. This package has two types of users: the consumers that use the API in this package and the providers that implement the API in this package.</text:p>
        <text:p text:style-name="P140">Example import for consumers using the API in this package:</text:p>
        <text:p text:style-name="P141"><text:span text:style-name="Code1">Import-Package: org.osgi.service.http.runtime; version="[1.3,2.0)"</text:span></text:p>
        <text:p text:style-name="P140">Example import for providers implementing the API in this package:</text:p>
        <text:p text:style-name="P101"><text:span text:style-name="Code1">Import-Package: org.osgi.service.http.runtime; version="[1.3,1.4)"</text:span></text:p>
        <text:p text:style-name="P51"><text:bookmark text:name="r52"/>Class FilterDTO</text:p>
        <text:p text:style-name="P142"><text:a xlink:type="simple" xlink:href="#r45"><text:span text:style-name="T56">org.osgi.service.http.runtime</text:span></text:a></text:p>
        <text:p text:style-name="P129"><text:span text:style-name="Code2">java.lang.Object</text:span></text:p>
        <text:p text:style-name="P143"><text:span text:style-name="Code2">  </text:span><text:span text:style-name="Code2"><draw:frame draw:style-name="fr3" draw:name="graphics10" text:anchor-type="as-char" svg:width="0.1563in" svg:height="0.1457in" draw:z-index="30"><draw:image xlink:href="Pictures/100002000000000F0000000E443DCD33.png" xlink:type="simple" xlink:show="embed" xlink:actuate="onLoad"/></draw:frame></text:span><text:span text:style-name="Code2">org.osgi.dto.DTO</text:span></text:p>
        <text:p text:style-name="P98"><text:span text:style-name="Code2">      </text:span><text:span text:style-name="Code2"><draw:frame draw:style-name="fr3" draw:name="graphics11" text:anchor-type="as-char" svg:width="0.1563in" svg:height="0.1457in" draw:z-index="31"><draw:image xlink:href="Pictures/100002000000000F0000000E443DCD33.png" xlink:type="simple" xlink:show="embed" xlink:actuate="onLoad"/></draw:frame></text:span><text:span text:style-name="Code2"><text:span text:style-name="T63">org.osgi.service.http.runtime.FilterDTO</text:span></text:span></text:p>
        <text:p text:style-name="P130"/>
        <text:p text:style-name="P145"><text:span text:style-name="Code2">public class </text:span><text:span text:style-name="Code2"><text:span text:style-name="T63">FilterDTO</text:span></text:span></text:p>
        <text:p text:style-name="P107"><text:span text:style-name="Code2">extends org.osgi.dto.DTO</text:span></text:p>
        <text:p text:style-name="P108"><text:span text:style-name="T2">Represents a servlet </text:span><text:span text:style-name="Code2">Filter</text:span><text:span text:style-name="Default_20_Paragraph_20_Font"><text:span text:style-name="T2"> service used by the Http Service runtime.</text:span></text:span></text:p>
        <text:p text:style-name="P144">Since:</text:p>
        <text:p text:style-name="P133">1.3</text:p>
        <text:p text:style-name="P144">NotThreadSafe</text:p>
        <text:p text:style-name="P146"/>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47"><text:span text:style-name="Summary_20_Heading_20_Font2"><text:span text:style-name="T30">Field Summary</text:span></text:span></text:p>
            </table:table-cell>
            <table:covered-table-cell/>
            <table:table-cell table:style-name="Table27.A1" office:value-type="string">
              <text:p text:style-name="P148"><text:span text:style-name="Page_20_Reference_20_Font"><text:span text:style-name="T37">Page</text:span></text:span></text:p>
            </table:table-cell>
          </table:table-row>
          <table:table-row table:style-name="Table27.1">
            <table:table-cell table:style-name="Table27.A2" office:value-type="string">
              <text:p text:style-name="P149"><text:span text:style-name="Code_20_Small1"><text:span text:style-name="T30">boolean</text:span></text:span></text:p>
            </table:table-cell>
            <table:table-cell table:style-name="Table27.A2" office:value-type="string">
              <text:p text:style-name="P153"><text:a xlink:type="simple" xlink:href="#r49"><text:span text:style-name="Code2"><text:span text:style-name="T58">asyncSupported</text:span></text:span></text:a></text:p>
              <text:p text:style-name="P155">Specifies whether the servlet filter supports asynchronous processing.</text:p>
            </table:table-cell>
            <table:table-cell table:style-name="Table27.C2" office:value-type="string">
              <text:p text:style-name="P150"><text:span text:style-name="Page_20_Reference_20_Font"><text:span text:style-name="T30"><text:bookmark-ref text:reference-format="page" text:ref-name="r49">43</text:bookmark-ref></text:span></text:span></text:p>
            </table:table-cell>
          </table:table-row>
          <table:table-row table:style-name="Table27.1">
            <table:table-cell table:style-name="Table27.A3" office:value-type="string">
              <text:p text:style-name="P149"><text:span text:style-name="Code_20_Small1"><text:span text:style-name="T30">String</text:span></text:span></text:p>
            </table:table-cell>
            <table:table-cell table:style-name="Table27.A3" office:value-type="string">
              <text:p text:style-name="P153"><text:a xlink:type="simple" xlink:href="#r46"><text:span text:style-name="Code2"><text:span text:style-name="T58">name</text:span></text:span></text:a></text:p>
              <text:p text:style-name="P155">The name of the servlet filter.</text:p>
            </table:table-cell>
            <table:table-cell table:style-name="Table27.C3" office:value-type="string">
              <text:p text:style-name="P150"><text:span text:style-name="Page_20_Reference_20_Font"><text:span text:style-name="T30"><text:bookmark-ref text:reference-format="page" text:ref-name="r46">42</text:bookmark-ref></text:span></text:span></text:p>
            </table:table-cell>
          </table:table-row>
          <table:table-row table:style-name="Table27.1">
            <table:table-cell table:style-name="Table27.A3" office:value-type="string">
              <text:p text:style-name="P149"><text:span text:style-name="Code_20_Small1"><text:span text:style-name="T30">String[]</text:span></text:span></text:p>
            </table:table-cell>
            <table:table-cell table:style-name="Table27.A3" office:value-type="string">
              <text:p text:style-name="P153"><text:a xlink:type="simple" xlink:href="#r47"><text:span text:style-name="Code2"><text:span text:style-name="T58">patterns</text:span></text:span></text:a></text:p>
              <text:p text:style-name="P155">The request mappings for the servlet filter.</text:p>
            </table:table-cell>
            <table:table-cell table:style-name="Table27.C3" office:value-type="string">
              <text:p text:style-name="P150"><text:span text:style-name="Page_20_Reference_20_Font"><text:span text:style-name="T30"><text:bookmark-ref text:reference-format="page" text:ref-name="r47">42</text:bookmark-ref></text:span></text:span></text:p>
            </table:table-cell>
          </table:table-row>
          <table:table-row table:style-name="Table27.1">
            <table:table-cell table:style-name="Table27.A3" office:value-type="string">
              <text:p text:style-name="P151"><text:a xlink:type="simple" xlink:href="#r76"><text:span text:style-name="Code_20_Small1"><text:span text:style-name="T57">ServletContextDTO</text:span></text:span></text:a></text:p>
            </table:table-cell>
            <table:table-cell table:style-name="Table27.A3" office:value-type="string">
              <text:p text:style-name="P153"><text:a xlink:type="simple" xlink:href="#r50"><text:span text:style-name="Code2"><text:span text:style-name="T58">servletContext</text:span></text:span></text:a></text:p>
              <text:p text:style-name="P156"><text:span text:style-name="T38">The </text:span><text:a xlink:type="simple" xlink:href="#r76"><text:span text:style-name="Code2"><text:span text:style-name="T57">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servlet filter.</text:span></text:span></text:p>
            </table:table-cell>
            <table:table-cell table:style-name="Table27.C3" office:value-type="string">
              <text:p text:style-name="P150"><text:span text:style-name="Page_20_Reference_20_Font"><text:span text:style-name="T30"><text:bookmark-ref text:reference-format="page" text:ref-name="r50">43</text:bookmark-ref></text:span></text:span></text:p>
            </table:table-cell>
          </table:table-row>
          <table:table-row table:style-name="Table27.1">
            <table:table-cell table:style-name="Table27.A3" office:value-type="string">
              <text:p text:style-name="P149"><text:span text:style-name="Code_20_Small1"><text:span text:style-name="T30">String[]</text:span></text:span></text:p>
            </table:table-cell>
            <table:table-cell table:style-name="Table27.A3" office:value-type="string">
              <text:p text:style-name="P153"><text:a xlink:type="simple" xlink:href="#r48"><text:span text:style-name="Code2"><text:span text:style-name="T58">servletNames</text:span></text:span></text:a></text:p>
              <text:p text:style-name="P155">The servlet names for the servlet filter.</text:p>
            </table:table-cell>
            <table:table-cell table:style-name="Table27.C3" office:value-type="string">
              <text:p text:style-name="P150"><text:span text:style-name="Page_20_Reference_20_Font"><text:span text:style-name="T30"><text:bookmark-ref text:reference-format="page" text:ref-name="r48">43</text:bookmark-ref></text:span></text:span></text:p>
            </table:table-cell>
          </table:table-row>
        </table:table>
        <text:p text:style-name="P99"/>
        <table:table table:name="Table28" table:style-name="Table28">
          <table:table-column table:style-name="Table28.A"/>
          <table:table-column table:style-name="Table28.B"/>
          <table:table-row table:style-name="Table28.1">
            <table:table-cell table:style-name="Table28.A1" office:value-type="string">
              <text:p text:style-name="P147"><text:span text:style-name="Summary_20_Heading_20_Font2"><text:span text:style-name="T30">Constructor Summary</text:span></text:span></text:p>
            </table:table-cell>
            <table:table-cell table:style-name="Table28.A1" office:value-type="string">
              <text:p text:style-name="P148"><text:span text:style-name="Page_20_Reference_20_Font"><text:span text:style-name="T37">Page</text:span></text:span></text:p>
            </table:table-cell>
          </table:table-row>
          <table:table-row table:style-name="Table28.1">
            <table:table-cell table:style-name="Table28.A2" office:value-type="string">
              <text:p text:style-name="P152"><text:a xlink:type="simple" xlink:href="#r51"><text:span text:style-name="Code2"><text:span text:style-name="T58">FilterDTO</text:span></text:span></text:a><text:span text:style-name="Code2"><text:span text:style-name="T30">()</text:span></text:span></text:p>
            </table:table-cell>
            <table:table-cell table:style-name="Table28.B2" office:value-type="string">
              <text:p text:style-name="P150"><text:span text:style-name="Page_20_Reference_20_Font"><text:span text:style-name="T30"><text:bookmark-ref text:reference-format="page" text:ref-name="r51">43</text:bookmark-ref></text:span></text:span></text:p>
            </table:table-cell>
          </table:table-row>
        </table:table>
        <text:p text:style-name="P99"/>
        <table:table table:name="Table30" table:style-name="Table30">
          <table:table-column table:style-name="Table30.A"/>
          <table:table-row table:style-name="Table30.1">
            <table:table-cell table:style-name="Table30.A1" office:value-type="string">
              <text:p text:style-name="P123">Methods inherited from class org.osgi.dto.DTO</text:p>
            </table:table-cell>
          </table:table-row>
          <table:table-row table:style-name="Table30.2">
            <table:table-cell table:style-name="Table30.A2" office:value-type="string">
              <text:p text:style-name="P118"><text:span text:style-name="Code2"><text:span text:style-name="T30">toString</text:span></text:span></text:p>
            </table:table-cell>
          </table:table-row>
        </table:table>
        <text:p text:style-name="P40">Field Detail</text:p>
        <text:p text:style-name="P43"><text:bookmark text:name="r46"/>name</text:p>
        <text:p text:style-name="P107"><text:span text:style-name="Code2">public String </text:span><text:span text:style-name="Code2"><text:span text:style-name="T63">name</text:span></text:span></text:p>
        <text:p text:style-name="P132">The name of the servlet filter.</text:p>
        <text:p text:style-name="P138">See Also:</text:p>
        <text:p text:style-name="P158"><text:a xlink:type="simple" xlink:href="#r15"><text:span text:style-name="Code2"><text:span text:style-name="T57">HttpConstants.HTTP_WHITEBOARD_FILTER_NAME</text:span></text:span></text:a></text:p>
        <text:p text:style-name="P160"/>
        <text:p text:style-name="P42"><text:bookmark text:name="r47"/>patterns</text:p>
        <text:p text:style-name="P107"><text:span text:style-name="Code2">public String[] </text:span><text:span text:style-name="Code2"><text:span text:style-name="T63">patterns</text:span></text:span></text:p>
        <text:p text:style-name="P135">The request mappings for the servlet filter.</text:p>
        <text:p text:style-name="P132"><text:soft-page-break/>The specified patterns are used to determine whether a request should be mapped to the servlet filter.</text:p>
        <text:p text:style-name="P138">See Also:</text:p>
        <text:p text:style-name="P158"><text:a xlink:type="simple" xlink:href="#r16"><text:span text:style-name="Code2"><text:span text:style-name="T57">HttpConstants.HTTP_WHITEBOARD_FILTER_PATTERN</text:span></text:span></text:a></text:p>
        <text:p text:style-name="P160"/>
        <text:p text:style-name="P42"><text:bookmark text:name="r48"/>servletNames</text:p>
        <text:p text:style-name="P107"><text:span text:style-name="Code2">public String[] </text:span><text:span text:style-name="Code2"><text:span text:style-name="T63">servletNames</text:span></text:span></text:p>
        <text:p text:style-name="P135">The servlet names for the servlet filter.</text:p>
        <text:p text:style-name="P132">The specified names are used to determine the servlets whose requests should be mapped to the servlet filter.</text:p>
        <text:p text:style-name="P138">See Also:</text:p>
        <text:p text:style-name="P158"><text:a xlink:type="simple" xlink:href="#r16"><text:span text:style-name="Code2"><text:span text:style-name="T57">HttpConstants.HTTP_WHITEBOARD_FILTER_PATTERN</text:span></text:span></text:a></text:p>
        <text:p text:style-name="P160"/>
        <text:p text:style-name="P42"><text:bookmark text:name="r49"/>asyncSupported</text:p>
        <text:p text:style-name="P107"><text:span text:style-name="Code2">public boolean </text:span><text:span text:style-name="Code2"><text:span text:style-name="T63">asyncSupported</text:span></text:span></text:p>
        <text:p text:style-name="P132">Specifies whether the servlet filter supports asynchronous processing.</text:p>
        <text:p text:style-name="P138">See Also:</text:p>
        <text:p text:style-name="P158"><text:a xlink:type="simple" xlink:href="#r18"><text:span text:style-name="Code2"><text:span text:style-name="T57">HttpConstants.HTTP_WHITEBOARD_FILTER_ASYNC_SUPPORTED</text:span></text:span></text:a></text:p>
        <text:p text:style-name="P160"/>
        <text:p text:style-name="P42"><text:bookmark text:name="r50"/>servletContext</text:p>
        <text:p text:style-name="P107"><text:span text:style-name="Code2">public </text:span><text:a xlink:type="simple" xlink:href="#r76"><text:span text:style-name="Code2"><text:span text:style-name="T57">ServletContextDTO</text:span></text:span></text:a><text:span text:style-name="Code2"> </text:span><text:span text:style-name="Code2"><text:span text:style-name="T63">servletContext</text:span></text:span></text:p>
        <text:p text:style-name="P131"><text:span text:style-name="T2">The </text:span><text:a xlink:type="simple" xlink:href="#r76"><text:span text:style-name="Code2"><text:span text:style-name="T57">ServletContextDTO</text:span></text:span></text:a><text:span text:style-name="Default_20_Paragraph_20_Font"><text:span text:style-name="T2"> representing the </text:span></text:span><text:span text:style-name="Code2">ServletContext</text:span><text:span text:style-name="Default_20_Paragraph_20_Font"><text:span text:style-name="T2"> for the servlet filter.</text:span></text:span></text:p>
        <text:p text:style-name="P41">Constructor Detail</text:p>
        <text:p text:style-name="P43"><text:bookmark text:name="r51"/>FilterDTO</text:p>
        <text:p text:style-name="P107"><text:span text:style-name="Code2">public </text:span><text:span text:style-name="Code2"><text:span text:style-name="T63">FilterDTO</text:span></text:span><text:span text:style-name="Code2">()</text:span></text:p>
        <text:p text:style-name="P52"><text:bookmark text:name="r60"/>Interface HttpServiceRuntime</text:p>
        <text:p text:style-name="P142"><text:a xlink:type="simple" xlink:href="#r45"><text:span text:style-name="T56">org.osgi.service.http.runtime</text:span></text:a></text:p>
        <text:p text:style-name="P130"/>
        <text:p text:style-name="P161"><text:span text:style-name="Code_20_Small1">@org.osgi.annotation.versioning.ProviderType<text:line-break/></text:span><text:span text:style-name="Code2">public interface </text:span><text:span text:style-name="Code2"><text:span text:style-name="T63">HttpServiceRuntime</text:span></text:span></text:p>
        <text:p text:style-name="P141"><text:span text:style-name="T2">The </text:span><text:span text:style-name="Code2">HttpServiceRuntime</text:span><text:span text:style-name="Default_20_Paragraph_20_Font"><text:span text:style-name="T2"> service represents the runtime information of an Http Service implementation.</text:span></text:span></text:p>
        <text:p text:style-name="P109">It provides access to the servlet, listener, servlet filter, or resource servlet services used by the Http Service runtime.</text:p>
        <text:p text:style-name="P144">Since:</text:p>
        <text:p text:style-name="P133">1.3</text:p>
        <text:p text:style-name="P144">ThreadSafe</text:p>
        <text:p text:style-name="P146"/>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47"><text:span text:style-name="Summary_20_Heading_20_Font2"><text:span text:style-name="T30">Method Summary</text:span></text:span></text:p>
            </table:table-cell>
            <table:covered-table-cell/>
            <table:table-cell table:style-name="Table32.A1" office:value-type="string">
              <text:p text:style-name="P148"><text:span text:style-name="Page_20_Reference_20_Font"><text:span text:style-name="T37">Page</text:span></text:span></text:p>
            </table:table-cell>
          </table:table-row>
          <table:table-row table:style-name="Table32.1">
            <table:table-cell table:style-name="Table32.A2" office:value-type="string">
              <text:p text:style-name="P149"><text:span text:style-name="Code_20_Small1"><text:span text:style-name="T30">Map&lt;String,Object&gt;</text:span></text:span></text:p>
            </table:table-cell>
            <table:table-cell table:style-name="Table32.A2" office:value-type="string">
              <text:p text:style-name="P153"><text:a xlink:type="simple" xlink:href="#r53"><text:span text:style-name="Code2"><text:span text:style-name="T58">getAttributes</text:span></text:span></text:a><text:span text:style-name="Code2"><text:span text:style-name="T30">()</text:span></text:span></text:p>
              <text:p text:style-name="P155">Returns the attributes of this Http Service runtime.</text:p>
            </table:table-cell>
            <table:table-cell table:style-name="Table32.C2" office:value-type="string">
              <text:p text:style-name="P150"><text:span text:style-name="Page_20_Reference_20_Font"><text:span text:style-name="T30"><text:bookmark-ref text:reference-format="page" text:ref-name="r53">44</text:bookmark-ref></text:span></text:span></text:p>
            </table:table-cell>
          </table:table-row>
          <table:table-row table:style-name="Table32.1">
            <table:table-cell table:style-name="Table32.A3" office:value-type="string">
              <text:p text:style-name="P149"><text:span text:style-name="Code_20_Small1"><text:span text:style-name="T30">Map&lt;String,String&gt;</text:span></text:span></text:p>
            </table:table-cell>
            <table:table-cell table:style-name="Table32.A3" office:value-type="string">
              <text:p text:style-name="P153"><text:a xlink:type="simple" xlink:href="#r57"><text:span text:style-name="Code2"><text:span text:style-name="T58">getErrorLocations</text:span></text:span></text:a><text:span text:style-name="Code2"><text:span text:style-name="T30">()</text:span></text:span></text:p>
              <text:p text:style-name="P155">TODO ### BJH I don't understand the mapping here and how it can be used by anyone.</text:p>
            </table:table-cell>
            <table:table-cell table:style-name="Table32.C3" office:value-type="string">
              <text:p text:style-name="P150"><text:span text:style-name="Page_20_Reference_20_Font"><text:span text:style-name="T30"><text:bookmark-ref text:reference-format="page" text:ref-name="r57">45</text:bookmark-ref></text:span></text:span></text:p>
            </table:table-cell>
          </table:table-row>
          <table:table-row table:style-name="Table32.1">
            <table:table-cell table:style-name="Table32.A3" office:value-type="string">
              <text:p text:style-name="P151"><text:a xlink:type="simple" xlink:href="#r52"><text:span text:style-name="Code_20_Small1"><text:span text:style-name="T57">FilterDTO</text:span></text:span></text:a><text:span text:style-name="Code_20_Small1"><text:span text:style-name="T30">[]</text:span></text:span></text:p>
            </table:table-cell>
            <table:table-cell table:style-name="Table32.A3" office:value-type="string">
              <text:p text:style-name="P153"><text:a xlink:type="simple" xlink:href="#r56"><text:span text:style-name="Code2"><text:span text:style-name="T58">getFilterDTOs</text:span></text:span></text:a><text:span text:style-name="Code2"><text:span text:style-name="T30">()</text:span></text:span></text:p>
              <text:p text:style-name="P154"><text:span text:style-name="T38">Returns the representations of the servlet </text:span><text:span text:style-name="Code2"><text:span text:style-name="T30">Filter</text:span></text:span><text:span text:style-name="Default_20_Paragraph_20_Font"><text:span text:style-name="T38"> services used by this Http Service runtime.</text:span></text:span></text:p>
            </table:table-cell>
            <table:table-cell table:style-name="Table32.C3" office:value-type="string">
              <text:p text:style-name="P150"><text:span text:style-name="Page_20_Reference_20_Font"><text:span text:style-name="T30"><text:bookmark-ref text:reference-format="page" text:ref-name="r56">45</text:bookmark-ref></text:span></text:span></text:p>
            </table:table-cell>
          </table:table-row>
          <table:table-row table:style-name="Table32.1">
            <table:table-cell table:style-name="Table32.A3" office:value-type="string">
              <text:p text:style-name="P151"><text:a xlink:type="simple" xlink:href="#r64"><text:span text:style-name="Code_20_Small1"><text:span text:style-name="T57">ListenerDTO</text:span></text:span></text:a></text:p>
            </table:table-cell>
            <table:table-cell table:style-name="Table32.A3" office:value-type="string">
              <text:p text:style-name="P153"><text:a xlink:type="simple" xlink:href="#r59"><text:span text:style-name="Code2"><text:span text:style-name="T58">getListenerDTOs</text:span></text:span></text:a><text:span text:style-name="Code2"><text:span text:style-name="T30">()</text:span></text:span></text:p>
              <text:p text:style-name="P155">Returns the representations of the listener services used by this Http Service runtime.</text:p>
            </table:table-cell>
            <table:table-cell table:style-name="Table32.C3" office:value-type="string">
              <text:p text:style-name="P150"><text:span text:style-name="Page_20_Reference_20_Font"><text:span text:style-name="T30"><text:bookmark-ref text:reference-format="page" text:ref-name="r59">45</text:bookmark-ref></text:span></text:span></text:p>
            </table:table-cell>
          </table:table-row>
          <table:table-row table:style-name="Table32.1">
            <table:table-cell table:style-name="Table32.A3" office:value-type="string">
              <text:p text:style-name="P151"><text:a xlink:type="simple" xlink:href="#r70"><text:span text:style-name="Code_20_Small1"><text:span text:style-name="T57">ResourceServletDTO</text:span></text:span></text:a><text:span text:style-name="Code_20_Small1"><text:span text:style-name="T30">[]</text:span></text:span></text:p>
            </table:table-cell>
            <table:table-cell table:style-name="Table32.A3" office:value-type="string">
              <text:p text:style-name="P153"><text:a xlink:type="simple" xlink:href="#r55"><text:span text:style-name="Code2"><text:span text:style-name="T58">getResourceServletDTOs</text:span></text:span></text:a><text:span text:style-name="Code2"><text:span text:style-name="T30">()</text:span></text:span></text:p>
              <text:p text:style-name="P156"><text:span text:style-name="T38">Returns the representations of the </text:span><text:a xlink:type="simple" xlink:href="#r43"><text:span text:style-name="Code2"><text:span text:style-name="T57">ResourceServlet</text:span></text:span></text:a><text:span text:style-name="Default_20_Paragraph_20_Font"><text:span text:style-name="T38"> servlet services used by this Http Service runtime.</text:span></text:span></text:p>
            </table:table-cell>
            <table:table-cell table:style-name="Table32.C3" office:value-type="string">
              <text:p text:style-name="P150"><text:span text:style-name="Page_20_Reference_20_Font"><text:span text:style-name="T30"><text:bookmark-ref text:reference-format="page" text:ref-name="r55">45</text:bookmark-ref></text:span></text:span></text:p>
            </table:table-cell>
          </table:table-row>
          <table:table-row table:style-name="Table32.1">
            <table:table-cell table:style-name="Table32.A3" office:value-type="string">
              <text:p text:style-name="P151"><text:a xlink:type="simple" xlink:href="#r76"><text:span text:style-name="Code_20_Small1"><text:span text:style-name="T57">ServletContextDTO</text:span></text:span></text:a></text:p>
            </table:table-cell>
            <table:table-cell table:style-name="Table32.A3" office:value-type="string">
              <text:p text:style-name="P153"><text:a xlink:type="simple" xlink:href="#r58"><text:span text:style-name="Code2"><text:span text:style-name="T58">getServletContextDTOs</text:span></text:span></text:a><text:span text:style-name="Code2"><text:span text:style-name="T30">()</text:span></text:span></text:p>
              <text:p text:style-name="P154"><text:span text:style-name="T38">Returns the representations of the </text:span><text:span text:style-name="Code2"><text:span text:style-name="T30">ServletContext</text:span></text:span><text:span text:style-name="Default_20_Paragraph_20_Font"><text:span text:style-name="T38"> objects used by this Http Service runtime.</text:span></text:span></text:p>
            </table:table-cell>
            <table:table-cell table:style-name="Table32.C3" office:value-type="string">
              <text:p text:style-name="P150"><text:span text:style-name="Page_20_Reference_20_Font"><text:span text:style-name="T30"><text:bookmark-ref text:reference-format="page" text:ref-name="r58">45</text:bookmark-ref></text:span></text:span></text:p>
            </table:table-cell>
          </table:table-row>
          <table:table-row table:style-name="Table32.1">
            <table:table-cell table:style-name="Table32.A3" office:value-type="string">
              <text:p text:style-name="P151"><text:a xlink:type="simple" xlink:href="#r83"><text:span text:style-name="Code_20_Small1"><text:span text:style-name="T57">ServletDTO</text:span></text:span></text:a><text:span text:style-name="Code_20_Small1"><text:span text:style-name="T30">[]</text:span></text:span></text:p>
            </table:table-cell>
            <table:table-cell table:style-name="Table32.A3" office:value-type="string">
              <text:p text:style-name="P153"><text:a xlink:type="simple" xlink:href="#r54"><text:span text:style-name="Code2"><text:span text:style-name="T58">getServletDTOs</text:span></text:span></text:a><text:span text:style-name="Code2"><text:span text:style-name="T30">()</text:span></text:span></text:p>
              <text:p text:style-name="P154"><text:span text:style-name="T38">Returns the representations of the </text:span><text:span text:style-name="Code2"><text:span text:style-name="T30">Servlet</text:span></text:span><text:span text:style-name="Default_20_Paragraph_20_Font"><text:span text:style-name="T38"> services used by this Http Service runtime.</text:span></text:span></text:p>
            </table:table-cell>
            <table:table-cell table:style-name="Table32.C3" office:value-type="string">
              <text:p text:style-name="P150"><text:span text:style-name="Page_20_Reference_20_Font"><text:span text:style-name="T30"><text:bookmark-ref text:reference-format="page" text:ref-name="r54">44</text:bookmark-ref></text:span></text:span></text:p>
            </table:table-cell>
          </table:table-row>
        </table:table>
        <text:p text:style-name="P40">Method Detail</text:p>
        <text:p text:style-name="P43"><text:bookmark text:name="r53"/>getAttributes</text:p>
        <text:p text:style-name="P107"><text:span text:style-name="Code2">Map&lt;String,Object&gt; </text:span><text:span text:style-name="Code2"><text:span text:style-name="T63">getAttributes</text:span></text:span><text:span text:style-name="Code2">()</text:span></text:p>
        <text:p text:style-name="P135">Returns the attributes of this Http Service runtime.</text:p>
        <text:p text:style-name="P131"><text:span text:style-name="T2">The attributes must always include the </text:span><text:a xlink:type="simple" xlink:href="#r21"><text:span text:style-name="Code2"><text:span text:style-name="T57">osgi.http.endpoint</text:span></text:span></text:a><text:span text:style-name="Default_20_Paragraph_20_Font"><text:span text:style-name="T2"> attribute.</text:span></text:span></text:p>
        <text:p text:style-name="P138">Returns:</text:p>
        <text:p text:style-name="P159">The attributes of this Http Service runtime.</text:p>
        <text:p text:style-name="P160"/>
        <text:p text:style-name="P42"><text:bookmark text:name="r54"/>getServletDTOs</text:p>
        <text:p text:style-name="P107"><text:a xlink:type="simple" xlink:href="#r83"><text:span text:style-name="Code2"><text:span text:style-name="T57">ServletDTO</text:span></text:span></text:a><text:span text:style-name="Code2">[] </text:span><text:span text:style-name="Code2"><text:span text:style-name="T63">getServletDTOs</text:span></text:span><text:span text:style-name="Code2">()</text:span></text:p>
        <text:p text:style-name="P131"><text:span text:style-name="T2">Returns the representations of the </text:span><text:span text:style-name="Code2">Servlet</text:span><text:span text:style-name="Default_20_Paragraph_20_Font"><text:span text:style-name="T2"> services used by this Http Service runtime.</text:span></text:span></text:p>
        <text:p text:style-name="P138"><text:soft-page-break/>Returns:</text:p>
        <text:p text:style-name="P158"><text:span text:style-name="T2">The representations of the </text:span><text:span text:style-name="Code2">Servlet</text:span><text:span text:style-name="Default_20_Paragraph_20_Font"><text:span text:style-name="T2"> services used by this Http Service runtime. The returned array may be empty if this Http Service runtime is currently not using any </text:span></text:span><text:span text:style-name="Code2">Servlet</text:span><text:span text:style-name="Default_20_Paragraph_20_Font"><text:span text:style-name="T2"> services.</text:span></text:span></text:p>
        <text:p text:style-name="P160"/>
        <text:p text:style-name="P42"><text:bookmark text:name="r55"/>getResourceServletDTOs</text:p>
        <text:p text:style-name="P107"><text:a xlink:type="simple" xlink:href="#r70"><text:span text:style-name="Code2"><text:span text:style-name="T57">ResourceServletDTO</text:span></text:span></text:a><text:span text:style-name="Code2">[] </text:span><text:span text:style-name="Code2"><text:span text:style-name="T63">getResourceServletDTOs</text:span></text:span><text:span text:style-name="Code2">()</text:span></text:p>
        <text:p text:style-name="P131"><text:span text:style-name="T2">Returns the representations of the </text:span><text:a xlink:type="simple" xlink:href="#r43"><text:span text:style-name="Code2"><text:span text:style-name="T57">ResourceServlet</text:span></text:span></text:a><text:span text:style-name="Default_20_Paragraph_20_Font"><text:span text:style-name="T2"> servlet services used by this Http Service runtime.</text:span></text:span></text:p>
        <text:p text:style-name="P138">Returns:</text:p>
        <text:p text:style-name="P158"><text:span text:style-name="T2">The representations of the </text:span><text:a xlink:type="simple" xlink:href="#r43"><text:span text:style-name="Code2"><text:span text:style-name="T57">ResourceServlet</text:span></text:span></text:a><text:span text:style-name="Default_20_Paragraph_20_Font"><text:span text:style-name="T2"> servlet services used by this Http Service runtime. The returned array may be empty if this Http Service runtime is currently not using any </text:span></text:span><text:a xlink:type="simple" xlink:href="#r43"><text:span text:style-name="Code2"><text:span text:style-name="T57">ResourceServlet</text:span></text:span></text:a><text:span text:style-name="Default_20_Paragraph_20_Font"><text:span text:style-name="T2"> servlet services.</text:span></text:span></text:p>
        <text:p text:style-name="P160"/>
        <text:p text:style-name="P42"><text:bookmark text:name="r56"/>getFilterDTOs</text:p>
        <text:p text:style-name="P107"><text:a xlink:type="simple" xlink:href="#r52"><text:span text:style-name="Code2"><text:span text:style-name="T57">FilterDTO</text:span></text:span></text:a><text:span text:style-name="Code2">[] </text:span><text:span text:style-name="Code2"><text:span text:style-name="T63">getFilterDTOs</text:span></text:span><text:span text:style-name="Code2">()</text:span></text:p>
        <text:p text:style-name="P131"><text:span text:style-name="T2">Returns the representations of the servlet </text:span><text:span text:style-name="Code2">Filter</text:span><text:span text:style-name="Default_20_Paragraph_20_Font"><text:span text:style-name="T2"> services used by this Http Service runtime.</text:span></text:span></text:p>
        <text:p text:style-name="P138">Returns:</text:p>
        <text:p text:style-name="P158"><text:span text:style-name="T2">The representations of the servlet </text:span><text:span text:style-name="Code2">Filter</text:span><text:span text:style-name="Default_20_Paragraph_20_Font"><text:span text:style-name="T2"> services used by this Http Service runtime. The returned array may be empty if this Http Service runtime is currently not using any servlet </text:span></text:span><text:span text:style-name="Code2">Filter</text:span><text:span text:style-name="Default_20_Paragraph_20_Font"><text:span text:style-name="T2"> services.</text:span></text:span></text:p>
        <text:p text:style-name="P160"/>
        <text:p text:style-name="P42"><text:bookmark text:name="r57"/>getErrorLocations</text:p>
        <text:p text:style-name="P107"><text:span text:style-name="Code2">Map&lt;String,String&gt; </text:span><text:span text:style-name="Code2"><text:span text:style-name="T63">getErrorLocations</text:span></text:span><text:span text:style-name="Code2">()</text:span></text:p>
        <text:p text:style-name="P131"><text:span text:style-name="T2">TODO ### BJH I don't understand the mapping here and how it can be used by anyone. It seems what you want is an array of ErrorPageDTOs which contain the info in the </text:span><text:a xlink:type="simple" xlink:href="#r13"><text:span text:style-name="Code2"><text:span text:style-name="T57">HttpConstants.HTTP_WHITEBOARD_SERVLET_ERROR_PAGE</text:span></text:span></text:a><text:span text:style-name="Default_20_Paragraph_20_Font"><text:span text:style-name="T2"> service property and a pointer to a ServletDTO.</text:span></text:span></text:p>
        <text:p text:style-name="P138">Returns:</text:p>
        <text:p text:style-name="P158"><text:span text:style-name="T2">defined error location mappings or </text:span><text:span text:style-name="Code2">null</text:span><text:span text:style-name="Default_20_Paragraph_20_Font"><text:span text:style-name="T2"> if no error location mappings have been registered.</text:span></text:span></text:p>
        <text:p text:style-name="P160"/>
        <text:p text:style-name="P42"><text:bookmark text:name="r58"/>getServletContextDTOs</text:p>
        <text:p text:style-name="P107"><text:a xlink:type="simple" xlink:href="#r76"><text:span text:style-name="Code2"><text:span text:style-name="T57">ServletContextDTO</text:span></text:span></text:a><text:span text:style-name="Code2"> </text:span><text:span text:style-name="Code2"><text:span text:style-name="T63">getServletContextDTOs</text:span></text:span><text:span text:style-name="Code2">()</text:span></text:p>
        <text:p text:style-name="P131"><text:span text:style-name="T2">Returns the representations of the </text:span><text:span text:style-name="Code2">ServletContext</text:span><text:span text:style-name="Default_20_Paragraph_20_Font"><text:span text:style-name="T2"> objects used by this Http Service runtime.</text:span></text:span></text:p>
        <text:p text:style-name="P138">Returns:</text:p>
        <text:p text:style-name="P158"><text:span text:style-name="T2">The representations of the </text:span><text:span text:style-name="Code2">ServletContext</text:span><text:span text:style-name="Default_20_Paragraph_20_Font"><text:span text:style-name="T2"> objects used by this Http Service runtime. The returned array may be empty if this Http Service runtime is currently not using any </text:span></text:span><text:span text:style-name="Code2">ServletContext</text:span><text:span text:style-name="Default_20_Paragraph_20_Font"><text:span text:style-name="T2"> objects.</text:span></text:span></text:p>
        <text:p text:style-name="P160"/>
        <text:p text:style-name="P42"><text:bookmark text:name="r59"/>getListenerDTOs</text:p>
        <text:p text:style-name="P107"><text:a xlink:type="simple" xlink:href="#r64"><text:span text:style-name="Code2"><text:span text:style-name="T57">ListenerDTO</text:span></text:span></text:a><text:span text:style-name="Code2"> </text:span><text:span text:style-name="Code2"><text:span text:style-name="T63">getListenerDTOs</text:span></text:span><text:span text:style-name="Code2">()</text:span></text:p>
        <text:p text:style-name="P132">Returns the representations of the listener services used by this Http Service runtime.</text:p>
        <text:p text:style-name="P138"><text:soft-page-break/>Returns:</text:p>
        <text:p text:style-name="P159">The representations of the listener services used by this Http Service runtime. The returned array may be empty if this Http Service runtime is currently not using any listener services.</text:p>
        <text:p text:style-name="P53"><text:bookmark text:name="r64"/>Class ListenerDTO</text:p>
        <text:p text:style-name="P142"><text:a xlink:type="simple" xlink:href="#r45"><text:span text:style-name="T56">org.osgi.service.http.runtime</text:span></text:a></text:p>
        <text:p text:style-name="P129"><text:span text:style-name="Code2">java.lang.Object</text:span></text:p>
        <text:p text:style-name="P143"><text:span text:style-name="Code2">  </text:span><text:span text:style-name="Code2"><draw:frame draw:style-name="fr3" draw:name="graphics12" text:anchor-type="as-char" svg:width="0.1563in" svg:height="0.1457in" draw:z-index="32"><draw:image xlink:href="Pictures/100002000000000F0000000E443DCD33.png" xlink:type="simple" xlink:show="embed" xlink:actuate="onLoad"/></draw:frame></text:span><text:span text:style-name="Code2">org.osgi.dto.DTO</text:span></text:p>
        <text:p text:style-name="P98"><text:span text:style-name="Code2">      </text:span><text:span text:style-name="Code2"><draw:frame draw:style-name="fr3" draw:name="graphics13" text:anchor-type="as-char" svg:width="0.1563in" svg:height="0.1457in" draw:z-index="33"><draw:image xlink:href="Pictures/100002000000000F0000000E443DCD33.png" xlink:type="simple" xlink:show="embed" xlink:actuate="onLoad"/></draw:frame></text:span><text:span text:style-name="Code2"><text:span text:style-name="T63">org.osgi.service.http.runtime.ListenerDTO</text:span></text:span></text:p>
        <text:p text:style-name="P130"/>
        <text:p text:style-name="P145"><text:span text:style-name="Code2">public class </text:span><text:span text:style-name="Code2"><text:span text:style-name="T63">ListenerDTO</text:span></text:span></text:p>
        <text:p text:style-name="P107"><text:span text:style-name="Code2">extends org.osgi.dto.DTO</text:span></text:p>
        <text:p text:style-name="P109">Represents a listener service used by the Http Service runtime.</text:p>
        <text:p text:style-name="P144">Since:</text:p>
        <text:p text:style-name="P133">1.3</text:p>
        <text:p text:style-name="P144">NotThreadSafe</text:p>
        <text:p text:style-name="P146"/>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47"><text:span text:style-name="Summary_20_Heading_20_Font2"><text:span text:style-name="T30">Field Summary</text:span></text:span></text:p>
            </table:table-cell>
            <table:covered-table-cell/>
            <table:table-cell table:style-name="Table34.A1" office:value-type="string">
              <text:p text:style-name="P148"><text:span text:style-name="Page_20_Reference_20_Font"><text:span text:style-name="T37">Page</text:span></text:span></text:p>
            </table:table-cell>
          </table:table-row>
          <table:table-row table:style-name="Table34.1">
            <table:table-cell table:style-name="Table34.A2" office:value-type="string">
              <text:p text:style-name="P151"><text:a xlink:type="simple" xlink:href="#r76"><text:span text:style-name="Code_20_Small1"><text:span text:style-name="T57">ServletContextDTO</text:span></text:span></text:a></text:p>
            </table:table-cell>
            <table:table-cell table:style-name="Table34.A2" office:value-type="string">
              <text:p text:style-name="P153"><text:a xlink:type="simple" xlink:href="#r62"><text:span text:style-name="Code2"><text:span text:style-name="T58">servletContext</text:span></text:span></text:a></text:p>
              <text:p text:style-name="P156"><text:span text:style-name="T38">The </text:span><text:a xlink:type="simple" xlink:href="#r76"><text:span text:style-name="Code2"><text:span text:style-name="T57">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listener.</text:span></text:span></text:p>
            </table:table-cell>
            <table:table-cell table:style-name="Table34.C2" office:value-type="string">
              <text:p text:style-name="P150"><text:span text:style-name="Page_20_Reference_20_Font"><text:span text:style-name="T30"><text:bookmark-ref text:reference-format="page" text:ref-name="r62">47</text:bookmark-ref></text:span></text:span></text:p>
            </table:table-cell>
          </table:table-row>
          <table:table-row table:style-name="Table34.1">
            <table:table-cell table:style-name="Table34.A3" office:value-type="string">
              <text:p text:style-name="P149"><text:span text:style-name="Code_20_Small1"><text:span text:style-name="T30">String</text:span></text:span></text:p>
            </table:table-cell>
            <table:table-cell table:style-name="Table34.A3" office:value-type="string">
              <text:p text:style-name="P153"><text:a xlink:type="simple" xlink:href="#r61"><text:span text:style-name="Code2"><text:span text:style-name="T58">type</text:span></text:span></text:a></text:p>
              <text:p text:style-name="P155">The fully qualified type name the listener.</text:p>
            </table:table-cell>
            <table:table-cell table:style-name="Table34.C3" office:value-type="string">
              <text:p text:style-name="P150"><text:span text:style-name="Page_20_Reference_20_Font"><text:span text:style-name="T30"><text:bookmark-ref text:reference-format="page" text:ref-name="r61">47</text:bookmark-ref></text:span></text:span></text:p>
            </table:table-cell>
          </table:table-row>
        </table:table>
        <text:p text:style-name="P99"/>
        <table:table table:name="Table35" table:style-name="Table35">
          <table:table-column table:style-name="Table35.A"/>
          <table:table-column table:style-name="Table35.B"/>
          <table:table-row table:style-name="Table35.1">
            <table:table-cell table:style-name="Table35.A1" office:value-type="string">
              <text:p text:style-name="P147"><text:span text:style-name="Summary_20_Heading_20_Font2"><text:span text:style-name="T30">Constructor Summary</text:span></text:span></text:p>
            </table:table-cell>
            <table:table-cell table:style-name="Table35.A1" office:value-type="string">
              <text:p text:style-name="P148"><text:span text:style-name="Page_20_Reference_20_Font"><text:span text:style-name="T37">Page</text:span></text:span></text:p>
            </table:table-cell>
          </table:table-row>
          <table:table-row table:style-name="Table35.1">
            <table:table-cell table:style-name="Table35.A2" office:value-type="string">
              <text:p text:style-name="P152"><text:a xlink:type="simple" xlink:href="#r63"><text:span text:style-name="Code2"><text:span text:style-name="T58">ListenerDTO</text:span></text:span></text:a><text:span text:style-name="Code2"><text:span text:style-name="T30">()</text:span></text:span></text:p>
            </table:table-cell>
            <table:table-cell table:style-name="Table35.B2" office:value-type="string">
              <text:p text:style-name="P150"><text:span text:style-name="Page_20_Reference_20_Font"><text:span text:style-name="T30"><text:bookmark-ref text:reference-format="page" text:ref-name="r63">47</text:bookmark-ref></text:span></text:span></text:p>
            </table:table-cell>
          </table:table-row>
        </table:table>
        <text:p text:style-name="P99"/>
        <table:table table:name="Table36" table:style-name="Table36">
          <table:table-column table:style-name="Table36.A"/>
          <table:table-row table:style-name="Table36.1">
            <table:table-cell table:style-name="Table36.A1" office:value-type="string">
              <text:p text:style-name="P123">Methods inherited from class org.osgi.dto.DTO</text:p>
            </table:table-cell>
          </table:table-row>
          <table:table-row table:style-name="Table36.2">
            <table:table-cell table:style-name="Table36.A2" office:value-type="string">
              <text:p text:style-name="P118"><text:span text:style-name="Code2"><text:span text:style-name="T30">toString</text:span></text:span></text:p>
            </table:table-cell>
          </table:table-row>
        </table:table>
        <text:p text:style-name="P40">Field Detail</text:p>
        <text:p text:style-name="P43"><text:bookmark text:name="r61"/>type</text:p>
        <text:p text:style-name="P107"><text:span text:style-name="Code2">public String </text:span><text:span text:style-name="Code2"><text:span text:style-name="T63">type</text:span></text:span></text:p>
        <text:p text:style-name="P132">The fully qualified type name the listener.</text:p>
        <text:p text:style-name="P157"/>
        <text:p text:style-name="P42"><text:bookmark text:name="r62"/>servletContext</text:p>
        <text:p text:style-name="P107"><text:span text:style-name="Code2">public </text:span><text:a xlink:type="simple" xlink:href="#r76"><text:span text:style-name="Code2"><text:span text:style-name="T57">ServletContextDTO</text:span></text:span></text:a><text:span text:style-name="Code2"> </text:span><text:span text:style-name="Code2"><text:span text:style-name="T63">servletContext</text:span></text:span></text:p>
        <text:p text:style-name="P131"><text:span text:style-name="T2">The </text:span><text:a xlink:type="simple" xlink:href="#r76"><text:span text:style-name="Code2"><text:span text:style-name="T57">ServletContextDTO</text:span></text:span></text:a><text:span text:style-name="Default_20_Paragraph_20_Font"><text:span text:style-name="T2"> representing the </text:span></text:span><text:span text:style-name="Code2">ServletContext</text:span><text:span text:style-name="Default_20_Paragraph_20_Font"><text:span text:style-name="T2"> for the listener.</text:span></text:span></text:p>
        <text:p text:style-name="P41">Constructor Detail</text:p>
        <text:p text:style-name="P43"><text:bookmark text:name="r63"/>ListenerDTO</text:p>
        <text:p text:style-name="P107"><text:span text:style-name="Code2">public </text:span><text:span text:style-name="Code2"><text:span text:style-name="T63">ListenerDTO</text:span></text:span><text:span text:style-name="Code2">()</text:span></text:p>
        <text:p text:style-name="P54"><text:bookmark text:name="r70"/>Class ResourceServletDTO</text:p>
        <text:p text:style-name="P142"><text:a xlink:type="simple" xlink:href="#r45"><text:span text:style-name="T56">org.osgi.service.http.runtime</text:span></text:a></text:p>
        <text:p text:style-name="P129"><text:span text:style-name="Code2">java.lang.Object</text:span></text:p>
        <text:p text:style-name="P143"><text:span text:style-name="Code2">  </text:span><text:span text:style-name="Code2"><draw:frame draw:style-name="fr3" draw:name="graphics14" text:anchor-type="as-char" svg:width="0.1563in" svg:height="0.1457in" draw:z-index="34"><draw:image xlink:href="Pictures/100002000000000F0000000E443DCD33.png" xlink:type="simple" xlink:show="embed" xlink:actuate="onLoad"/></draw:frame></text:span><text:span text:style-name="Code2">org.osgi.dto.DTO</text:span></text:p>
        <text:p text:style-name="P98"><text:span text:style-name="Code2">      </text:span><text:span text:style-name="Code2"><draw:frame draw:style-name="fr3" draw:name="graphics15" text:anchor-type="as-char" svg:width="0.1563in" svg:height="0.1457in" draw:z-index="35"><draw:image xlink:href="Pictures/100002000000000F0000000E443DCD33.png" xlink:type="simple" xlink:show="embed" xlink:actuate="onLoad"/></draw:frame></text:span><text:span text:style-name="Code2"><text:span text:style-name="T63">org.osgi.service.http.runtime.ResourceServletDTO</text:span></text:span></text:p>
        <text:p text:style-name="P130"/>
        <text:p text:style-name="P145"><text:span text:style-name="Code2">public class </text:span><text:span text:style-name="Code2"><text:span text:style-name="T63">ResourceServletDTO</text:span></text:span></text:p>
        <text:p text:style-name="P107"><text:span text:style-name="Code2">extends org.osgi.dto.DTO</text:span></text:p>
        <text:p text:style-name="P108"><text:span text:style-name="T2">Represents a </text:span><text:a xlink:type="simple" xlink:href="#r43"><text:span text:style-name="Code2"><text:span text:style-name="T57">ResourceServlet</text:span></text:span></text:a><text:span text:style-name="Default_20_Paragraph_20_Font"><text:span text:style-name="T2"> servlet service used by the Http Service runtime.</text:span></text:span></text:p>
        <text:p text:style-name="P144">Since:</text:p>
        <text:p text:style-name="P133">1.3</text:p>
        <text:p text:style-name="P144">NotThreadSafe</text:p>
        <text:p text:style-name="P146"/>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47"><text:span text:style-name="Summary_20_Heading_20_Font2"><text:span text:style-name="T30">Field Summary</text:span></text:span></text:p>
            </table:table-cell>
            <table:covered-table-cell/>
            <table:table-cell table:style-name="Table38.A1" office:value-type="string">
              <text:p text:style-name="P148"><text:span text:style-name="Page_20_Reference_20_Font"><text:span text:style-name="T37">Page</text:span></text:span></text:p>
            </table:table-cell>
          </table:table-row>
          <table:table-row table:style-name="Table38.1">
            <table:table-cell table:style-name="Table38.A2" office:value-type="string">
              <text:p text:style-name="P149"><text:span text:style-name="Code_20_Small1"><text:span text:style-name="T30">String</text:span></text:span></text:p>
            </table:table-cell>
            <table:table-cell table:style-name="Table38.A2" office:value-type="string">
              <text:p text:style-name="P153"><text:a xlink:type="simple" xlink:href="#r65"><text:span text:style-name="Code2"><text:span text:style-name="T58">name</text:span></text:span></text:a></text:p>
              <text:p text:style-name="P155">The name of the resource servlet.</text:p>
            </table:table-cell>
            <table:table-cell table:style-name="Table38.C2" office:value-type="string">
              <text:p text:style-name="P150"><text:span text:style-name="Page_20_Reference_20_Font"><text:span text:style-name="T30"><text:bookmark-ref text:reference-format="page" text:ref-name="r65">48</text:bookmark-ref></text:span></text:span></text:p>
            </table:table-cell>
          </table:table-row>
          <table:table-row table:style-name="Table38.1">
            <table:table-cell table:style-name="Table38.A3" office:value-type="string">
              <text:p text:style-name="P149"><text:span text:style-name="Code_20_Small1"><text:span text:style-name="T30">String[]</text:span></text:span></text:p>
            </table:table-cell>
            <table:table-cell table:style-name="Table38.A3" office:value-type="string">
              <text:p text:style-name="P153"><text:a xlink:type="simple" xlink:href="#r66"><text:span text:style-name="Code2"><text:span text:style-name="T58">patterns</text:span></text:span></text:a></text:p>
              <text:p text:style-name="P155">The request mappings for the resource servlet.</text:p>
            </table:table-cell>
            <table:table-cell table:style-name="Table38.C3" office:value-type="string">
              <text:p text:style-name="P150"><text:span text:style-name="Page_20_Reference_20_Font"><text:span text:style-name="T30"><text:bookmark-ref text:reference-format="page" text:ref-name="r66">48</text:bookmark-ref></text:span></text:span></text:p>
            </table:table-cell>
          </table:table-row>
          <table:table-row table:style-name="Table38.1">
            <table:table-cell table:style-name="Table38.A3" office:value-type="string">
              <text:p text:style-name="P149"><text:span text:style-name="Code_20_Small1"><text:span text:style-name="T30">String</text:span></text:span></text:p>
            </table:table-cell>
            <table:table-cell table:style-name="Table38.A3" office:value-type="string">
              <text:p text:style-name="P153"><text:a xlink:type="simple" xlink:href="#r67"><text:span text:style-name="Code2"><text:span text:style-name="T58">prefix</text:span></text:span></text:a></text:p>
              <text:p text:style-name="P155">The prefix of the resource servlet.</text:p>
            </table:table-cell>
            <table:table-cell table:style-name="Table38.C3" office:value-type="string">
              <text:p text:style-name="P150"><text:span text:style-name="Page_20_Reference_20_Font"><text:span text:style-name="T30"><text:bookmark-ref text:reference-format="page" text:ref-name="r67">49</text:bookmark-ref></text:span></text:span></text:p>
            </table:table-cell>
          </table:table-row>
          <table:table-row table:style-name="Table38.1">
            <table:table-cell table:style-name="Table38.A3" office:value-type="string">
              <text:p text:style-name="P151"><text:a xlink:type="simple" xlink:href="#r76"><text:span text:style-name="Code_20_Small1"><text:span text:style-name="T57">ServletContextDTO</text:span></text:span></text:a></text:p>
            </table:table-cell>
            <table:table-cell table:style-name="Table38.A3" office:value-type="string">
              <text:p text:style-name="P153"><text:a xlink:type="simple" xlink:href="#r68"><text:span text:style-name="Code2"><text:span text:style-name="T58">servletContext</text:span></text:span></text:a></text:p>
              <text:p text:style-name="P156"><text:span text:style-name="T38">The </text:span><text:a xlink:type="simple" xlink:href="#r76"><text:span text:style-name="Code2"><text:span text:style-name="T57">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resource servlet.</text:span></text:span></text:p>
            </table:table-cell>
            <table:table-cell table:style-name="Table38.C3" office:value-type="string">
              <text:p text:style-name="P150"><text:span text:style-name="Page_20_Reference_20_Font"><text:span text:style-name="T30"><text:bookmark-ref text:reference-format="page" text:ref-name="r68">49</text:bookmark-ref></text:span></text:span></text:p>
            </table:table-cell>
          </table:table-row>
        </table:table>
        <text:p text:style-name="P99"/>
        <table:table table:name="Table39" table:style-name="Table39">
          <table:table-column table:style-name="Table39.A"/>
          <table:table-column table:style-name="Table39.B"/>
          <table:table-row table:style-name="Table39.1">
            <table:table-cell table:style-name="Table39.A1" office:value-type="string">
              <text:p text:style-name="P147"><text:span text:style-name="Summary_20_Heading_20_Font2"><text:span text:style-name="T30">Constructor Summary</text:span></text:span></text:p>
            </table:table-cell>
            <table:table-cell table:style-name="Table39.A1" office:value-type="string">
              <text:p text:style-name="P148"><text:span text:style-name="Page_20_Reference_20_Font"><text:span text:style-name="T37">Page</text:span></text:span></text:p>
            </table:table-cell>
          </table:table-row>
          <table:table-row table:style-name="Table39.1">
            <table:table-cell table:style-name="Table39.A2" office:value-type="string">
              <text:p text:style-name="P152"><text:a xlink:type="simple" xlink:href="#r69"><text:span text:style-name="Code2"><text:span text:style-name="T58">ResourceServletDTO</text:span></text:span></text:a><text:span text:style-name="Code2"><text:span text:style-name="T30">()</text:span></text:span></text:p>
            </table:table-cell>
            <table:table-cell table:style-name="Table39.B2" office:value-type="string">
              <text:p text:style-name="P150"><text:span text:style-name="Page_20_Reference_20_Font"><text:span text:style-name="T30"><text:bookmark-ref text:reference-format="page" text:ref-name="r69">49</text:bookmark-ref></text:span></text:span></text:p>
            </table:table-cell>
          </table:table-row>
        </table:table>
        <text:p text:style-name="P99"/>
        <table:table table:name="Table40" table:style-name="Table40">
          <table:table-column table:style-name="Table40.A"/>
          <table:table-row table:style-name="Table40.1">
            <table:table-cell table:style-name="Table40.A1" office:value-type="string">
              <text:p text:style-name="P123">Methods inherited from class org.osgi.dto.DTO</text:p>
            </table:table-cell>
          </table:table-row>
          <table:table-row table:style-name="Table40.2">
            <table:table-cell table:style-name="Table40.A2" office:value-type="string">
              <text:p text:style-name="P118"><text:span text:style-name="Code2"><text:span text:style-name="T30">toString</text:span></text:span></text:p>
            </table:table-cell>
          </table:table-row>
        </table:table>
        <text:p text:style-name="P40">Field Detail</text:p>
        <text:p text:style-name="P43"><text:bookmark text:name="r65"/>name</text:p>
        <text:p text:style-name="P107"><text:span text:style-name="Code2">public String </text:span><text:span text:style-name="Code2"><text:span text:style-name="T63">name</text:span></text:span></text:p>
        <text:p text:style-name="P132">The name of the resource servlet.</text:p>
        <text:p text:style-name="P138">See Also:</text:p>
        <text:p text:style-name="P158"><text:a xlink:type="simple" xlink:href="#r11"><text:span text:style-name="Code2"><text:span text:style-name="T57">HttpConstants.HTTP_WHITEBOARD_SERVLET_NAME</text:span></text:span></text:a></text:p>
        <text:p text:style-name="P160"/>
        <text:p text:style-name="P42"><text:bookmark text:name="r66"/>patterns</text:p>
        <text:p text:style-name="P107"><text:span text:style-name="Code2">public String[] </text:span><text:span text:style-name="Code2"><text:span text:style-name="T63">patterns</text:span></text:span></text:p>
        <text:p text:style-name="P135">The request mappings for the resource servlet.</text:p>
        <text:p text:style-name="P132">The specified patterns are used to determine whether a request should be mapped to the resource servlet.</text:p>
        <text:p text:style-name="P138"><text:soft-page-break/>See Also:</text:p>
        <text:p text:style-name="P158"><text:a xlink:type="simple" xlink:href="#r12"><text:span text:style-name="Code2"><text:span text:style-name="T57">HttpConstants.HTTP_WHITEBOARD_SERVLET_PATTERN</text:span></text:span></text:a></text:p>
        <text:p text:style-name="P160"/>
        <text:p text:style-name="P42"><text:bookmark text:name="r67"/>prefix</text:p>
        <text:p text:style-name="P107"><text:span text:style-name="Code2">public String </text:span><text:span text:style-name="Code2"><text:span text:style-name="T63">prefix</text:span></text:span></text:p>
        <text:p text:style-name="P132">The prefix of the resource servlet.</text:p>
        <text:p text:style-name="P138">See Also:</text:p>
        <text:p text:style-name="P158"><text:a xlink:type="simple" xlink:href="#r19"><text:span text:style-name="Code2"><text:span text:style-name="T57">HttpConstants.HTTP_WHITEBOARD_RESOURCE_PREFIX</text:span></text:span></text:a></text:p>
        <text:p text:style-name="P160"/>
        <text:p text:style-name="P42"><text:bookmark text:name="r68"/>servletContext</text:p>
        <text:p text:style-name="P107"><text:span text:style-name="Code2">public </text:span><text:a xlink:type="simple" xlink:href="#r76"><text:span text:style-name="Code2"><text:span text:style-name="T57">ServletContextDTO</text:span></text:span></text:a><text:span text:style-name="Code2"> </text:span><text:span text:style-name="Code2"><text:span text:style-name="T63">servletContext</text:span></text:span></text:p>
        <text:p text:style-name="P131"><text:span text:style-name="T2">The </text:span><text:a xlink:type="simple" xlink:href="#r76"><text:span text:style-name="Code2"><text:span text:style-name="T57">ServletContextDTO</text:span></text:span></text:a><text:span text:style-name="Default_20_Paragraph_20_Font"><text:span text:style-name="T2"> representing the </text:span></text:span><text:span text:style-name="Code2">ServletContext</text:span><text:span text:style-name="Default_20_Paragraph_20_Font"><text:span text:style-name="T2"> for the resource servlet.</text:span></text:span></text:p>
        <text:p text:style-name="P41">Constructor Detail</text:p>
        <text:p text:style-name="P43"><text:bookmark text:name="r69"/>ResourceServletDTO</text:p>
        <text:p text:style-name="P107"><text:span text:style-name="Code2">public </text:span><text:span text:style-name="Code2"><text:span text:style-name="T63">ResourceServletDTO</text:span></text:span><text:span text:style-name="Code2">()</text:span></text:p>
        <text:p text:style-name="P55"><text:bookmark text:name="r76"/>Class ServletContextDTO</text:p>
        <text:p text:style-name="P142"><text:a xlink:type="simple" xlink:href="#r45"><text:span text:style-name="T56">org.osgi.service.http.runtime</text:span></text:a></text:p>
        <text:p text:style-name="P129"><text:span text:style-name="Code2">java.lang.Object</text:span></text:p>
        <text:p text:style-name="P143"><text:span text:style-name="Code2">  </text:span><text:span text:style-name="Code2"><draw:frame draw:style-name="fr3" draw:name="graphics16" text:anchor-type="as-char" svg:width="0.1563in" svg:height="0.1457in" draw:z-index="36"><draw:image xlink:href="Pictures/100002000000000F0000000E443DCD33.png" xlink:type="simple" xlink:show="embed" xlink:actuate="onLoad"/></draw:frame></text:span><text:span text:style-name="Code2">org.osgi.dto.DTO</text:span></text:p>
        <text:p text:style-name="P98"><text:span text:style-name="Code2">      </text:span><text:span text:style-name="Code2"><draw:frame draw:style-name="fr3" draw:name="graphics17" text:anchor-type="as-char" svg:width="0.1563in" svg:height="0.1457in" draw:z-index="37"><draw:image xlink:href="Pictures/100002000000000F0000000E443DCD33.png" xlink:type="simple" xlink:show="embed" xlink:actuate="onLoad"/></draw:frame></text:span><text:span text:style-name="Code2"><text:span text:style-name="T63">org.osgi.service.http.runtime.ServletContextDTO</text:span></text:span></text:p>
        <text:p text:style-name="P130"/>
        <text:p text:style-name="P145"><text:span text:style-name="Code2">public class </text:span><text:span text:style-name="Code2"><text:span text:style-name="T63">ServletContextDTO</text:span></text:span></text:p>
        <text:p text:style-name="P107"><text:span text:style-name="Code2">extends org.osgi.dto.DTO</text:span></text:p>
        <text:p text:style-name="P108"><text:span text:style-name="T2">Represents a </text:span><text:span text:style-name="Code2">ServletContext</text:span><text:span text:style-name="Default_20_Paragraph_20_Font"><text:span text:style-name="T2"> created for registered servlets and servlet filters backed by a </text:span></text:span><text:a xlink:type="simple" xlink:href="#r29"><text:span text:style-name="Code2"><text:span text:style-name="T57">HttpContext</text:span></text:span></text:a><text:span text:style-name="Default_20_Paragraph_20_Font"><text:span text:style-name="T2"> service.</text:span></text:span></text:p>
        <text:p text:style-name="P144">Since:</text:p>
        <text:p text:style-name="P133">1.3</text:p>
        <text:p text:style-name="P144">NotThreadSafe</text:p>
        <text:p text:style-name="P146"/>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47"><text:span text:style-name="Summary_20_Heading_20_Font2"><text:span text:style-name="T30">Field Summary</text:span></text:span></text:p>
            </table:table-cell>
            <table:covered-table-cell/>
            <table:table-cell table:style-name="Table42.A1" office:value-type="string">
              <text:p text:style-name="P148"><text:span text:style-name="Page_20_Reference_20_Font"><text:span text:style-name="T37">Page</text:span></text:span></text:p>
            </table:table-cell>
          </table:table-row>
          <table:table-row table:style-name="Table42.1">
            <table:table-cell table:style-name="Table42.A2" office:value-type="string">
              <text:p text:style-name="P149"><text:span text:style-name="Code_20_Small1"><text:span text:style-name="T30">Map&lt;String,Object&gt;</text:span></text:span></text:p>
            </table:table-cell>
            <table:table-cell table:style-name="Table42.A2" office:value-type="string">
              <text:p text:style-name="P153"><text:a xlink:type="simple" xlink:href="#r74"><text:span text:style-name="Code2"><text:span text:style-name="T58">attributes</text:span></text:span></text:a></text:p>
              <text:p text:style-name="P155">The servlet context attributes.</text:p>
            </table:table-cell>
            <table:table-cell table:style-name="Table42.C2" office:value-type="string">
              <text:p text:style-name="P150"><text:span text:style-name="Page_20_Reference_20_Font"><text:span text:style-name="T30"><text:bookmark-ref text:reference-format="page" text:ref-name="r74">51</text:bookmark-ref></text:span></text:span></text:p>
            </table:table-cell>
          </table:table-row>
          <table:table-row table:style-name="Table42.1">
            <table:table-cell table:style-name="Table42.A3" office:value-type="string">
              <text:p text:style-name="P149"><text:span text:style-name="Code_20_Small1"><text:span text:style-name="T30">String</text:span></text:span></text:p>
            </table:table-cell>
            <table:table-cell table:style-name="Table42.A3" office:value-type="string">
              <text:p text:style-name="P153"><text:a xlink:type="simple" xlink:href="#r72"><text:span text:style-name="Code2"><text:span text:style-name="T58">contextPath</text:span></text:span></text:a></text:p>
              <text:p text:style-name="P155">The servlet context path.</text:p>
            </table:table-cell>
            <table:table-cell table:style-name="Table42.C3" office:value-type="string">
              <text:p text:style-name="P150"><text:span text:style-name="Page_20_Reference_20_Font"><text:span text:style-name="T30"><text:bookmark-ref text:reference-format="page" text:ref-name="r72">50</text:bookmark-ref></text:span></text:span></text:p>
            </table:table-cell>
          </table:table-row>
          <table:table-row table:style-name="Table42.1">
            <table:table-cell table:style-name="Table42.A3" office:value-type="string">
              <text:p text:style-name="P149"><text:span text:style-name="Code_20_Small1"><text:span text:style-name="T30">Map&lt;String,String&gt;</text:span></text:span></text:p>
            </table:table-cell>
            <table:table-cell table:style-name="Table42.A3" office:value-type="string">
              <text:p text:style-name="P153"><text:a xlink:type="simple" xlink:href="#r73"><text:span text:style-name="Code2"><text:span text:style-name="T58">initParams</text:span></text:span></text:a></text:p>
              <text:p text:style-name="P155">The servlet context initialization parameters.</text:p>
            </table:table-cell>
            <table:table-cell table:style-name="Table42.C3" office:value-type="string">
              <text:p text:style-name="P150"><text:span text:style-name="Page_20_Reference_20_Font"><text:span text:style-name="T30"><text:bookmark-ref text:reference-format="page" text:ref-name="r73">51</text:bookmark-ref></text:span></text:span></text:p>
            </table:table-cell>
          </table:table-row>
          <table:table-row table:style-name="Table42.1">
            <table:table-cell table:style-name="Table42.A3" office:value-type="string">
              <text:p text:style-name="P149"><text:span text:style-name="Code_20_Small1"><text:span text:style-name="T30">String</text:span></text:span></text:p>
            </table:table-cell>
            <table:table-cell table:style-name="Table42.A3" office:value-type="string">
              <text:p text:style-name="P153"><text:a xlink:type="simple" xlink:href="#r71"><text:span text:style-name="Code2"><text:span text:style-name="T58">name</text:span></text:span></text:a></text:p>
              <text:p text:style-name="P155">The name of the servlet context.</text:p>
            </table:table-cell>
            <table:table-cell table:style-name="Table42.C3" office:value-type="string">
              <text:p text:style-name="P150"><text:span text:style-name="Page_20_Reference_20_Font"><text:span text:style-name="T30"><text:bookmark-ref text:reference-format="page" text:ref-name="r71">50</text:bookmark-ref></text:span></text:span></text:p>
            </table:table-cell>
          </table:table-row>
        </table:table>
        <text:p text:style-name="P99"/>
        <table:table table:name="Table43" table:style-name="Table43">
          <table:table-column table:style-name="Table43.A"/>
          <table:table-column table:style-name="Table43.B"/>
          <table:table-row table:style-name="Table43.1">
            <table:table-cell table:style-name="Table43.A1" office:value-type="string">
              <text:p text:style-name="P147"><text:span text:style-name="Summary_20_Heading_20_Font2"><text:span text:style-name="T30">Constructor Summary</text:span></text:span></text:p>
            </table:table-cell>
            <table:table-cell table:style-name="Table43.A1" office:value-type="string">
              <text:p text:style-name="P148"><text:span text:style-name="Page_20_Reference_20_Font"><text:span text:style-name="T37">Page</text:span></text:span></text:p>
            </table:table-cell>
          </table:table-row>
          <table:table-row table:style-name="Table43.1">
            <table:table-cell table:style-name="Table43.A2" office:value-type="string">
              <text:p text:style-name="P152"><text:a xlink:type="simple" xlink:href="#r75"><text:span text:style-name="Code2"><text:span text:style-name="T58">ServletContextDTO</text:span></text:span></text:a><text:span text:style-name="Code2"><text:span text:style-name="T30">()</text:span></text:span></text:p>
            </table:table-cell>
            <table:table-cell table:style-name="Table43.B2" office:value-type="string">
              <text:p text:style-name="P150"><text:span text:style-name="Page_20_Reference_20_Font"><text:span text:style-name="T30"><text:bookmark-ref text:reference-format="page" text:ref-name="r75">51</text:bookmark-ref></text:span></text:span></text:p>
            </table:table-cell>
          </table:table-row>
        </table:table>
        <text:p text:style-name="P99"/>
        <table:table table:name="Table44" table:style-name="Table44">
          <table:table-column table:style-name="Table44.A"/>
          <table:table-row table:style-name="Table44.1">
            <table:table-cell table:style-name="Table44.A1" office:value-type="string">
              <text:p text:style-name="P123">Methods inherited from class org.osgi.dto.DTO</text:p>
            </table:table-cell>
          </table:table-row>
          <table:table-row table:style-name="Table44.2">
            <table:table-cell table:style-name="Table44.A2" office:value-type="string">
              <text:p text:style-name="P118"><text:span text:style-name="Code2"><text:span text:style-name="T30">toString</text:span></text:span></text:p>
            </table:table-cell>
          </table:table-row>
        </table:table>
        <text:p text:style-name="P40">Field Detail</text:p>
        <text:p text:style-name="P43"><text:bookmark text:name="r71"/>name</text:p>
        <text:p text:style-name="P107"><text:span text:style-name="Code2">public String </text:span><text:span text:style-name="Code2"><text:span text:style-name="T63">name</text:span></text:span></text:p>
        <text:p text:style-name="P135">The name of the servlet context.</text:p>
        <text:p text:style-name="P131"><text:span text:style-name="T2">This is the value returned by the </text:span><text:span text:style-name="Code2">ServletContext.getServletContextName()</text:span><text:span text:style-name="Default_20_Paragraph_20_Font"><text:span text:style-name="T2"> method.</text:span></text:span></text:p>
        <text:p text:style-name="P157"/>
        <text:p text:style-name="P42"><text:bookmark text:name="r72"/>contextPath</text:p>
        <text:p text:style-name="P107"><text:span text:style-name="Code2">public String </text:span><text:span text:style-name="Code2"><text:span text:style-name="T63">contextPath</text:span></text:span></text:p>
        <text:p text:style-name="P131"><text:span text:style-name="T2">The servlet context path. This is the value returned by the </text:span><text:span text:style-name="Code2">ServletContext.getContextPath()</text:span><text:span text:style-name="Default_20_Paragraph_20_Font"><text:span text:style-name="T2"> method.</text:span></text:span></text:p>
        <text:p text:style-name="P157"/>
        <text:p text:style-name="P42"><text:bookmark text:name="r73"/><text:soft-page-break/>initParams</text:p>
        <text:p text:style-name="P107"><text:span text:style-name="Code2">public Map&lt;String,String&gt; </text:span><text:span text:style-name="Code2"><text:span text:style-name="T63">initParams</text:span></text:span></text:p>
        <text:p text:style-name="P132">The servlet context initialization parameters.</text:p>
        <text:p text:style-name="P157"/>
        <text:p text:style-name="P42"><text:bookmark text:name="r74"/>attributes</text:p>
        <text:p text:style-name="P107"><text:span text:style-name="Code2">public Map&lt;String,Object&gt; </text:span><text:span text:style-name="Code2"><text:span text:style-name="T63">attributes</text:span></text:span></text:p>
        <text:p text:style-name="P135">The servlet context attributes.</text:p>
        <text:p text:style-name="P132">The value type must be a numerical type, Boolean, String, DTO or an array of any of the former. Therefore this method will only return the attributes of the servlet context conforming to this constraint.</text:p>
        <text:p text:style-name="P41">Constructor Detail</text:p>
        <text:p text:style-name="P43"><text:bookmark text:name="r75"/>ServletContextDTO</text:p>
        <text:p text:style-name="P107"><text:span text:style-name="Code2">public </text:span><text:span text:style-name="Code2"><text:span text:style-name="T63">ServletContextDTO</text:span></text:span><text:span text:style-name="Code2">()</text:span></text:p>
        <text:p text:style-name="P56"><text:bookmark text:name="r83"/>Class ServletDTO</text:p>
        <text:p text:style-name="P142"><text:a xlink:type="simple" xlink:href="#r45"><text:span text:style-name="T56">org.osgi.service.http.runtime</text:span></text:a></text:p>
        <text:p text:style-name="P129"><text:span text:style-name="Code2">java.lang.Object</text:span></text:p>
        <text:p text:style-name="P143"><text:span text:style-name="Code2">  </text:span><text:span text:style-name="Code2"><draw:frame draw:style-name="fr3"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98"><text:span text:style-name="Code2">      </text:span><text:span text:style-name="Code2"><draw:frame draw:style-name="fr3" draw:name="graphics19" text:anchor-type="as-char" svg:width="0.1563in" svg:height="0.1457in" draw:z-index="39"><draw:image xlink:href="Pictures/100002000000000F0000000E443DCD33.png" xlink:type="simple" xlink:show="embed" xlink:actuate="onLoad"/></draw:frame></text:span><text:span text:style-name="Code2"><text:span text:style-name="T63">org.osgi.service.http.runtime.ServletDTO</text:span></text:span></text:p>
        <text:p text:style-name="P130"/>
        <text:p text:style-name="P145"><text:span text:style-name="Code2">public class </text:span><text:span text:style-name="Code2"><text:span text:style-name="T63">ServletDTO</text:span></text:span></text:p>
        <text:p text:style-name="P107"><text:span text:style-name="Code2">extends org.osgi.dto.DTO</text:span></text:p>
        <text:p text:style-name="P108"><text:span text:style-name="T2">Represents a </text:span><text:span text:style-name="Code2">Servlet</text:span><text:span text:style-name="Default_20_Paragraph_20_Font"><text:span text:style-name="T2"> service used by the Http Service runtime.</text:span></text:span></text:p>
        <text:p text:style-name="P144">Since:</text:p>
        <text:p text:style-name="P133">1.3</text:p>
        <text:p text:style-name="P144">NotThreadSafe</text:p>
        <text:p text:style-name="P146"/>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47"><text:span text:style-name="Summary_20_Heading_20_Font2"><text:span text:style-name="T30">Field Summary</text:span></text:span></text:p>
            </table:table-cell>
            <table:covered-table-cell/>
            <table:table-cell table:style-name="Table46.A1" office:value-type="string">
              <text:p text:style-name="P148"><text:span text:style-name="Page_20_Reference_20_Font"><text:span text:style-name="T37">Page</text:span></text:span></text:p>
            </table:table-cell>
          </table:table-row>
          <table:table-row table:style-name="Table46.1">
            <table:table-cell table:style-name="Table46.A2" office:value-type="string">
              <text:p text:style-name="P149"><text:span text:style-name="Code_20_Small1"><text:span text:style-name="T30">boolean</text:span></text:span></text:p>
            </table:table-cell>
            <table:table-cell table:style-name="Table46.A2" office:value-type="string">
              <text:p text:style-name="P153"><text:a xlink:type="simple" xlink:href="#r80"><text:span text:style-name="Code2"><text:span text:style-name="T58">asyncSupported</text:span></text:span></text:a></text:p>
              <text:p text:style-name="P155">Specifies whether the servlet supports asynchronous processing.</text:p>
            </table:table-cell>
            <table:table-cell table:style-name="Table46.C2" office:value-type="string">
              <text:p text:style-name="P150"><text:span text:style-name="Page_20_Reference_20_Font"><text:span text:style-name="T30"><text:bookmark-ref text:reference-format="page" text:ref-name="r80">53</text:bookmark-ref></text:span></text:span></text:p>
            </table:table-cell>
          </table:table-row>
          <table:table-row table:style-name="Table46.1">
            <table:table-cell table:style-name="Table46.A3" office:value-type="string">
              <text:p text:style-name="P149"><text:span text:style-name="Code_20_Small1"><text:span text:style-name="T30">String</text:span></text:span></text:p>
            </table:table-cell>
            <table:table-cell table:style-name="Table46.A3" office:value-type="string">
              <text:p text:style-name="P153"><text:a xlink:type="simple" xlink:href="#r77"><text:span text:style-name="Code2"><text:span text:style-name="T58">name</text:span></text:span></text:a></text:p>
              <text:p text:style-name="P155">The name of the servlet.</text:p>
            </table:table-cell>
            <table:table-cell table:style-name="Table46.C3" office:value-type="string">
              <text:p text:style-name="P150"><text:span text:style-name="Page_20_Reference_20_Font"><text:span text:style-name="T30"><text:bookmark-ref text:reference-format="page" text:ref-name="r77">52</text:bookmark-ref></text:span></text:span></text:p>
            </table:table-cell>
          </table:table-row>
          <table:table-row table:style-name="Table46.1">
            <table:table-cell table:style-name="Table46.A3" office:value-type="string">
              <text:p text:style-name="P149"><text:span text:style-name="Code_20_Small1"><text:span text:style-name="T30">String[]</text:span></text:span></text:p>
            </table:table-cell>
            <table:table-cell table:style-name="Table46.A3" office:value-type="string">
              <text:p text:style-name="P153"><text:a xlink:type="simple" xlink:href="#r78"><text:span text:style-name="Code2"><text:span text:style-name="T58">patterns</text:span></text:span></text:a></text:p>
              <text:p text:style-name="P155">The request mappings for the servlet.</text:p>
            </table:table-cell>
            <table:table-cell table:style-name="Table46.C3" office:value-type="string">
              <text:p text:style-name="P150"><text:span text:style-name="Page_20_Reference_20_Font"><text:span text:style-name="T30"><text:bookmark-ref text:reference-format="page" text:ref-name="r78">52</text:bookmark-ref></text:span></text:span></text:p>
            </table:table-cell>
          </table:table-row>
          <table:table-row table:style-name="Table46.1">
            <table:table-cell table:style-name="Table46.A3" office:value-type="string">
              <text:p text:style-name="P151"><text:a xlink:type="simple" xlink:href="#r76"><text:span text:style-name="Code_20_Small1"><text:span text:style-name="T57">ServletContextDTO</text:span></text:span></text:a></text:p>
            </table:table-cell>
            <table:table-cell table:style-name="Table46.A3" office:value-type="string">
              <text:p text:style-name="P153"><text:a xlink:type="simple" xlink:href="#r81"><text:span text:style-name="Code2"><text:span text:style-name="T58">servletContext</text:span></text:span></text:a></text:p>
              <text:p text:style-name="P156"><text:span text:style-name="T38">The </text:span><text:a xlink:type="simple" xlink:href="#r76"><text:span text:style-name="Code2"><text:span text:style-name="T57">ServletContextDTO</text:span></text:span></text:a><text:span text:style-name="Default_20_Paragraph_20_Font"><text:span text:style-name="T38"> representing the </text:span></text:span><text:span text:style-name="Code2"><text:span text:style-name="T30">ServletContext</text:span></text:span><text:span text:style-name="Default_20_Paragraph_20_Font"><text:span text:style-name="T38"> for the servlet.</text:span></text:span></text:p>
            </table:table-cell>
            <table:table-cell table:style-name="Table46.C3" office:value-type="string">
              <text:p text:style-name="P150"><text:span text:style-name="Page_20_Reference_20_Font"><text:span text:style-name="T30"><text:bookmark-ref text:reference-format="page" text:ref-name="r81">53</text:bookmark-ref></text:span></text:span></text:p>
            </table:table-cell>
          </table:table-row>
          <table:table-row table:style-name="Table46.1">
            <table:table-cell table:style-name="Table46.A3" office:value-type="string">
              <text:p text:style-name="P149"><text:span text:style-name="Code_20_Small1"><text:span text:style-name="T30">String</text:span></text:span></text:p>
            </table:table-cell>
            <table:table-cell table:style-name="Table46.A3" office:value-type="string">
              <text:p text:style-name="P153"><text:a xlink:type="simple" xlink:href="#r79"><text:span text:style-name="Code2"><text:span text:style-name="T58">servletInfo</text:span></text:span></text:a></text:p>
              <text:p text:style-name="P155">The information string from the servlet.</text:p>
            </table:table-cell>
            <table:table-cell table:style-name="Table46.C3" office:value-type="string">
              <text:p text:style-name="P150"><text:span text:style-name="Page_20_Reference_20_Font"><text:span text:style-name="T30"><text:bookmark-ref text:reference-format="page" text:ref-name="r79">53</text:bookmark-ref></text:span></text:span></text:p>
            </table:table-cell>
          </table:table-row>
        </table:table>
        <text:p text:style-name="P99"/>
        <table:table table:name="Table47" table:style-name="Table47">
          <table:table-column table:style-name="Table47.A"/>
          <table:table-column table:style-name="Table47.B"/>
          <table:table-row table:style-name="Table47.1">
            <table:table-cell table:style-name="Table47.A1" office:value-type="string">
              <text:p text:style-name="P147"><text:span text:style-name="Summary_20_Heading_20_Font2"><text:span text:style-name="T30">Constructor Summary</text:span></text:span></text:p>
            </table:table-cell>
            <table:table-cell table:style-name="Table47.A1" office:value-type="string">
              <text:p text:style-name="P148"><text:span text:style-name="Page_20_Reference_20_Font"><text:span text:style-name="T37">Page</text:span></text:span></text:p>
            </table:table-cell>
          </table:table-row>
          <table:table-row table:style-name="Table47.1">
            <table:table-cell table:style-name="Table47.A2" office:value-type="string">
              <text:p text:style-name="P152"><text:a xlink:type="simple" xlink:href="#r82"><text:span text:style-name="Code2"><text:span text:style-name="T58">ServletDTO</text:span></text:span></text:a><text:span text:style-name="Code2"><text:span text:style-name="T30">()</text:span></text:span></text:p>
            </table:table-cell>
            <table:table-cell table:style-name="Table47.B2" office:value-type="string">
              <text:p text:style-name="P150"><text:span text:style-name="Page_20_Reference_20_Font"><text:span text:style-name="T30"><text:bookmark-ref text:reference-format="page" text:ref-name="r82">53</text:bookmark-ref></text:span></text:span></text:p>
            </table:table-cell>
          </table:table-row>
        </table:table>
        <text:p text:style-name="P99"/>
        <table:table table:name="Table48" table:style-name="Table48">
          <table:table-column table:style-name="Table48.A"/>
          <table:table-row table:style-name="Table48.1">
            <table:table-cell table:style-name="Table48.A1" office:value-type="string">
              <text:p text:style-name="P123">Methods inherited from class org.osgi.dto.DTO</text:p>
            </table:table-cell>
          </table:table-row>
          <table:table-row table:style-name="Table48.2">
            <table:table-cell table:style-name="Table48.A2" office:value-type="string">
              <text:p text:style-name="P118"><text:span text:style-name="Code2"><text:span text:style-name="T30">toString</text:span></text:span></text:p>
            </table:table-cell>
          </table:table-row>
        </table:table>
        <text:p text:style-name="P40">Field Detail</text:p>
        <text:p text:style-name="P43"><text:bookmark text:name="r77"/>name</text:p>
        <text:p text:style-name="P107"><text:span text:style-name="Code2">public String </text:span><text:span text:style-name="Code2"><text:span text:style-name="T63">name</text:span></text:span></text:p>
        <text:p text:style-name="P132">The name of the servlet.</text:p>
        <text:p text:style-name="P138">See Also:</text:p>
        <text:p text:style-name="P158"><text:a xlink:type="simple" xlink:href="#r11"><text:span text:style-name="Code2"><text:span text:style-name="T57">HttpConstants.HTTP_WHITEBOARD_SERVLET_NAME</text:span></text:span></text:a></text:p>
        <text:p text:style-name="P160"/>
        <text:p text:style-name="P42"><text:bookmark text:name="r78"/>patterns</text:p>
        <text:p text:style-name="P107"><text:span text:style-name="Code2">public String[] </text:span><text:span text:style-name="Code2"><text:span text:style-name="T63">patterns</text:span></text:span></text:p>
        <text:p text:style-name="P135">The request mappings for the servlet.</text:p>
        <text:p text:style-name="P132"><text:soft-page-break/>The specified patterns are used to determine whether a request should be mapped to the servlet.</text:p>
        <text:p text:style-name="P138">See Also:</text:p>
        <text:p text:style-name="P158"><text:a xlink:type="simple" xlink:href="#r12"><text:span text:style-name="Code2"><text:span text:style-name="T57">HttpConstants.HTTP_WHITEBOARD_SERVLET_PATTERN</text:span></text:span></text:a></text:p>
        <text:p text:style-name="P160"/>
        <text:p text:style-name="P42"><text:bookmark text:name="r79"/>servletInfo</text:p>
        <text:p text:style-name="P107"><text:span text:style-name="Code2">public String </text:span><text:span text:style-name="Code2"><text:span text:style-name="T63">servletInfo</text:span></text:span></text:p>
        <text:p text:style-name="P135">The information string from the servlet.</text:p>
        <text:p text:style-name="P131"><text:span text:style-name="T2">This is the value returned by the </text:span><text:span text:style-name="Code2">Servlet.getServletInfo()</text:span><text:span text:style-name="Default_20_Paragraph_20_Font"><text:span text:style-name="T2"> method.</text:span></text:span></text:p>
        <text:p text:style-name="P157"/>
        <text:p text:style-name="P42"><text:bookmark text:name="r80"/>asyncSupported</text:p>
        <text:p text:style-name="P107"><text:span text:style-name="Code2">public boolean </text:span><text:span text:style-name="Code2"><text:span text:style-name="T63">asyncSupported</text:span></text:span></text:p>
        <text:p text:style-name="P132">Specifies whether the servlet supports asynchronous processing.</text:p>
        <text:p text:style-name="P138">See Also:</text:p>
        <text:p text:style-name="P158"><text:a xlink:type="simple" xlink:href="#r14"><text:span text:style-name="Code2"><text:span text:style-name="T57">HttpConstants.HTTP_WHITEBOARD_SERVLET_ASYNC_SUPPORTED</text:span></text:span></text:a></text:p>
        <text:p text:style-name="P160"/>
        <text:p text:style-name="P42"><text:bookmark text:name="r81"/>servletContext</text:p>
        <text:p text:style-name="P107"><text:span text:style-name="Code2">public </text:span><text:a xlink:type="simple" xlink:href="#r76"><text:span text:style-name="Code2"><text:span text:style-name="T57">ServletContextDTO</text:span></text:span></text:a><text:span text:style-name="Code2"> </text:span><text:span text:style-name="Code2"><text:span text:style-name="T63">servletContext</text:span></text:span></text:p>
        <text:p text:style-name="P131"><text:span text:style-name="T2">The </text:span><text:a xlink:type="simple" xlink:href="#r76"><text:span text:style-name="Code2"><text:span text:style-name="T57">ServletContextDTO</text:span></text:span></text:a><text:span text:style-name="Default_20_Paragraph_20_Font"><text:span text:style-name="T2"> representing the </text:span></text:span><text:span text:style-name="Code2">ServletContext</text:span><text:span text:style-name="Default_20_Paragraph_20_Font"><text:span text:style-name="T2"> for the servlet.</text:span></text:span></text:p>
        <text:p text:style-name="P41">Constructor Detail</text:p>
        <text:p text:style-name="P43"><text:bookmark text:name="r82"/>ServletDTO</text:p>
        <text:p text:style-name="P107"><text:span text:style-name="Code2">public </text:span><text:span text:style-name="Code2"><text:span text:style-name="T63">ServletDTO</text:span></text:span><text:span text:style-name="Code2">()</text:span></text:p>
        <text:section text:style-name="Sect2" text:name="Section1">
          <text:p text:style-name="P16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101"><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ext:soft-page-break/>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change-start text:change-id="ct497360144"/></text:p>
      <text:h text:style-name="Heading_20_2" text:outline-level="2"><text:span text:style-name="Default_20_Paragraph_20_Font">D</text:span><text:change-end text:change-id="ct497360144"/><text:change-start text:change-id="ct497884688"/><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change-end text:change-id="ct497884688"/><text:change-start text:change-id="ct568939440"/><text:span text:style-name="Default_20_Paragraph_20_Font">btain runtime information about the Http Service implementation in the form of DTOs.</text:span><text:change-end text:change-id="ct568939440"/><text:change-start text:change-id="ct90535072"/></text:p>
      <text:p text:style-name="Body"><text:span text:style-name="Default_20_Paragraph_20_Font">New service properties that were defined by this RFC for the now deprecated HttpService are now available as runtime attributes from the HttpServiceRuntime service.</text:span><text:change-end text:change-id="ct90535072"/></text:p>
      <text:h text:style-name="Heading_20_1" text:outline-level="1"><text:soft-page-break/>Security Considerations</text:h>
      <text:p text:style-name="P21">Bundles that need to register a servlet, listener, resource filter, or http context must be granted ServicePermission[Interface Name, REGISTER] where interface name is the whiteboard interface the service is registered for.</text:p>
      <text:p text:style-name="P21">Bundles that need to iterate the servlets, listeners, resources, filters, or http contexts registered with the system must be granted ServicePermission[interface name, GET] to retrieve the services from the service registry.</text:p>
      <text:p text:style-name="P21">In addition if a whiteboard service wants to be associated with a shared http context registered by another bundle, the bundle registering the whiteboard service must be granted ServicePermission[org.osgi.service.http.HttpContext, GET].<text:change-start text:change-id="ct574023280"/></text:p>
      <text:p text:style-name="P92">Bundles that need to introspect the state of the Http Service runtime will need PackagePermission[org.osgi.service.http.runtime, IMPORT<text:change-end text:change-id="ct574023280"/><text:change-start text:change-id="ct508274064"/>] and ServicePermission[org.osgi.service.http.runtime.HttpServiceRuntime, GET] to obtain the HttpServiceRuntime service and access the DTO types.<text:change-end text:change-id="ct508274064"/></text:p>
      <text:h text:style-name="Heading_20_1" text:outline-level="1">Document Support</text:h>
      <text:h text:style-name="Heading_20_2" text:outline-level="2">References</text:h>
      <text:list xml:id="list119559518908213565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5</text:page-number> of <text:page-count style:num-format="1">56</text:page-count></text:p>
        <text:p text:style-name="Header"/>
        <text:p text:style-name="Header"><text:tab/>Draft<text:tab/> <text:modification-date style:data-style-name="N76">November 1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5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5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5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5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5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5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56</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56</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56</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56</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56</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23</text:page-number> of <text:page-count style:num-format="1">56</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24</text:page-number> of <text:page-count style:num-format="1">56</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25</text:page-number> of <text:page-count style:num-format="1">56</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30</text:page-number> of <text:page-count style:num-format="1">56</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33</text:page-number> of <text:page-count style:num-format="1">56</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36</text:page-number> of <text:page-count style:num-format="1">56</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38</text:page-number> of <text:page-count style:num-format="1">56</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40</text:page-number> of <text:page-count style:num-format="1">56</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41</text:page-number> of <text:page-count style:num-format="1">56</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43</text:page-number> of <text:page-count style:num-format="1">56</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46</text:page-number> of <text:page-count style:num-format="1">56</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47</text:page-number> of <text:page-count style:num-format="1">56</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49</text:page-number> of <text:page-count style:num-format="1">56</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51</text:page-number> of <text:page-count style:num-format="1">56</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56</text:page-number> of <text:page-count style:num-format="1">5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09</meta:editing-cycles>
    <meta:editing-duration>P9DT11H31M59S</meta:editing-duration>
    <meta:initial-creator>Felix Meschberger</meta:initial-creator>
    <dc:date>2013-11-11T16:24:44</dc:date>
    <dc:creator>BJ Hargrave</dc:creator>
    <meta:document-statistic meta:table-count="70" meta:image-count="20" meta:object-count="0" meta:page-count="56" meta:paragraph-count="1660" meta:word-count="13522" meta:character-count="97804"/>
    <meta:user-defined meta:name="Company">Adobe Systems Incorporated</meta:user-defined>
    <meta:user-defined meta:name="Info 3"/>
    <meta:user-defined meta:name="Info 4"/>
    <meta:user-defined meta:name="RFC Title">RFC 189 Http Service Updates</meta:user-defined>
  </office:meta>
</office:document-meta>
</file>